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1" svg:font-family="Arial, sans-serif"/>
    <style:font-face style:name="Calibri" svg:font-family="Calibri, sans-serif"/>
    <style:font-face style:name="Helvetica" svg:font-family="Helvetica, sans-serif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3493in" table:align="left"/>
    </style:style>
    <style:style style:name="Table1.A" style:family="table-column">
      <style:table-column-properties style:column-width="2.7632in"/>
    </style:style>
    <style:style style:name="Table1.B" style:family="table-column">
      <style:table-column-properties style:column-width="4.5854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.A2" style:family="table-cell">
      <style:table-cell-properties style:vertical-align="middle" fo:padding="0in" fo:border="none"/>
    </style:style>
    <style:style style:name="Table2" style:family="table">
      <style:table-properties style:width="0.7181in" table:align="left"/>
    </style:style>
    <style:style style:name="Table2.A" style:family="table-column">
      <style:table-column-properties style:column-width="0.7181in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1.1917in" table:align="left"/>
    </style:style>
    <style:style style:name="Table3.A" style:family="table-column">
      <style:table-column-properties style:column-width="0.5417in"/>
    </style:style>
    <style:style style:name="Table3.B" style:family="table-column">
      <style:table-column-properties style:column-width="0.65in"/>
    </style:style>
    <style:style style:name="Table3.A1" style:family="table-cell">
      <style:table-cell-properties style:vertical-align="middle" fo:padding="0in" fo:border="none"/>
    </style:style>
    <style:style style:name="Table3.A2" style:family="table-cell">
      <style:table-cell-properties fo:padding="0in" fo:border="none"/>
    </style:style>
    <style:style style:name="Table3.B2" style:family="table-cell">
      <style:table-cell-properties fo:padding="0in" fo:border="none"/>
    </style:style>
    <style:style style:name="Table4" style:family="table">
      <style:table-properties style:width="7.3493in" table:align="left"/>
    </style:style>
    <style:style style:name="Table4.A" style:family="table-column">
      <style:table-column-properties style:column-width="2.6042in"/>
    </style:style>
    <style:style style:name="Table4.B" style:family="table-column">
      <style:table-column-properties style:column-width="4.7444in"/>
    </style:style>
    <style:style style:name="Table4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4.A2" style:family="table-cell">
      <style:table-cell-properties style:vertical-align="middle" fo:padding="0in" fo:border="none"/>
    </style:style>
    <style:style style:name="Table5" style:family="table">
      <style:table-properties style:width="0.7799in" table:align="left"/>
    </style:style>
    <style:style style:name="Table5.A" style:family="table-column">
      <style:table-column-properties style:column-width="0.1667in"/>
    </style:style>
    <style:style style:name="Table5.B" style:family="table-column">
      <style:table-column-properties style:column-width="0.6132in"/>
    </style:style>
    <style:style style:name="Table5.A1" style:family="table-cell">
      <style:table-cell-properties style:vertical-align="middle" fo:padding="0in" fo:border="none"/>
    </style:style>
    <style:style style:name="Table5.B1" style:family="table-cell">
      <style:table-cell-properties fo:padding="0in" fo:border="none"/>
    </style:style>
    <style:style style:name="Table6" style:family="table">
      <style:table-properties style:width="1.291in" table:align="right"/>
    </style:style>
    <style:style style:name="Table6.A" style:family="table-column">
      <style:table-column-properties style:column-width="0.1667in"/>
    </style:style>
    <style:style style:name="Table6.B" style:family="table-column">
      <style:table-column-properties style:column-width="1.1243in"/>
    </style:style>
    <style:style style:name="Table6.A1" style:family="table-cell">
      <style:table-cell-properties style:vertical-align="middle" fo:padding="0in" fo:border="none"/>
    </style:style>
    <style:style style:name="Table6.B1" style:family="table-cell">
      <style:table-cell-properties fo:padding="0in" fo:border="none"/>
    </style:style>
    <style:style style:name="Table7" style:family="table">
      <style:table-properties style:width="1.4208in" table:align="right"/>
    </style:style>
    <style:style style:name="Table7.A" style:family="table-column">
      <style:table-column-properties style:column-width="0.1667in"/>
    </style:style>
    <style:style style:name="Table7.B" style:family="table-column">
      <style:table-column-properties style:column-width="1.2542in"/>
    </style:style>
    <style:style style:name="Table7.A1" style:family="table-cell">
      <style:table-cell-properties style:vertical-align="middle" fo:padding="0in" fo:border="none"/>
    </style:style>
    <style:style style:name="Table7.B1" style:family="table-cell">
      <style:table-cell-properties fo:padding="0in" fo:border="none"/>
    </style:style>
    <style:style style:name="Table8" style:family="table">
      <style:table-properties style:width="1.2542in" style:rel-width="100%" table:align="left"/>
    </style:style>
    <style:style style:name="Table8.A" style:family="table-column">
      <style:table-column-properties style:column-width="1.2382in" style:rel-column-width="64700*"/>
    </style:style>
    <style:style style:name="Table8.B" style:family="table-column">
      <style:table-column-properties style:column-width="0.016in" style:rel-column-width="834*"/>
    </style:style>
    <style:style style:name="Table8.A1" style:family="table-cell">
      <style:table-cell-properties style:vertical-align="middle" fo:padding="0in" fo:border="none"/>
    </style:style>
    <style:style style:name="Table9" style:family="table">
      <style:table-properties style:width="1.2375in" table:align="left"/>
    </style:style>
    <style:style style:name="Table9.A" style:family="table-column">
      <style:table-column-properties style:column-width="0.5521in"/>
    </style:style>
    <style:style style:name="Table9.B" style:family="table-column">
      <style:table-column-properties style:column-width="0.4049in"/>
    </style:style>
    <style:style style:name="Table9.C" style:family="table-column">
      <style:table-column-properties style:column-width="0.016in"/>
    </style:style>
    <style:style style:name="Table9.D" style:family="table-column">
      <style:table-column-properties style:column-width="0.2646in"/>
    </style:style>
    <style:style style:name="Table9.A1" style:family="table-cell">
      <style:table-cell-properties style:vertical-align="middle" fo:padding="0in" fo:border="none"/>
    </style:style>
    <style:style style:name="Table10" style:family="table">
      <style:table-properties style:width="0.016in" table:align="right"/>
    </style:style>
    <style:style style:name="Table10.A" style:family="table-column">
      <style:table-column-properties style:column-width="0.016in"/>
    </style:style>
    <style:style style:name="Table10.A1" style:family="table-cell">
      <style:table-cell-properties style:vertical-align="middle" fo:padding="0in" fo:border="none"/>
    </style:style>
    <style:style style:name="Table11" style:family="table">
      <style:table-properties style:width="7.3354in" table:align="left" fo:background-color="#e4e4e4">
        <style:background-image/>
      </style:table-properties>
    </style:style>
    <style:style style:name="Table11.A" style:family="table-column">
      <style:table-column-properties style:column-width="1.1847in"/>
    </style:style>
    <style:style style:name="Table11.B" style:family="table-column">
      <style:table-column-properties style:column-width="0.8451in"/>
    </style:style>
    <style:style style:name="Table11.D" style:family="table-column">
      <style:table-column-properties style:column-width="1.0701in"/>
    </style:style>
    <style:style style:name="Table11.H" style:family="table-column">
      <style:table-column-properties style:column-width="0.8535in"/>
    </style:style>
    <style:style style:name="Table11.A1" style:family="table-cell">
      <style:table-cell-properties style:vertical-align="middle" fo:padding="0in" fo:border="none"/>
    </style:style>
    <style:style style:name="Table11.A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1.B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C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D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E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F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G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H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1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1.A23" style:family="table-cell">
      <style:table-cell-properties style:vertical-align="middle" fo:background-color="#ffffce" fo:padding="0in" fo:border="none">
        <style:background-image/>
      </style:table-cell-properties>
    </style:style>
    <style:style style:name="Table12" style:family="table">
      <style:table-properties style:width="0.6556in" table:align="left"/>
    </style:style>
    <style:style style:name="Table12.A" style:family="table-column">
      <style:table-column-properties style:column-width="0.3354in"/>
    </style:style>
    <style:style style:name="Table12.B" style:family="table-column">
      <style:table-column-properties style:column-width="0.3201in"/>
    </style:style>
    <style:style style:name="Table12.A1" style:family="table-cell">
      <style:table-cell-properties style:vertical-align="middle" fo:padding="0in" fo:border="none"/>
    </style:style>
    <style:style style:name="Table13" style:family="table">
      <style:table-properties style:width="0.6556in" table:align="left"/>
    </style:style>
    <style:style style:name="Table13.A" style:family="table-column">
      <style:table-column-properties style:column-width="0.3354in"/>
    </style:style>
    <style:style style:name="Table13.B" style:family="table-column">
      <style:table-column-properties style:column-width="0.3201in"/>
    </style:style>
    <style:style style:name="Table13.A1" style:family="table-cell">
      <style:table-cell-properties style:vertical-align="middle" fo:padding="0in" fo:border="none"/>
    </style:style>
    <style:style style:name="Table14" style:family="table">
      <style:table-properties style:width="0.6556in" table:align="left"/>
    </style:style>
    <style:style style:name="Table14.A" style:family="table-column">
      <style:table-column-properties style:column-width="0.3354in"/>
    </style:style>
    <style:style style:name="Table14.B" style:family="table-column">
      <style:table-column-properties style:column-width="0.3201in"/>
    </style:style>
    <style:style style:name="Table14.A1" style:family="table-cell">
      <style:table-cell-properties style:vertical-align="middle" fo:padding="0in" fo:border="none"/>
    </style:style>
    <style:style style:name="Table15" style:family="table">
      <style:table-properties style:width="0.6556in" table:align="left"/>
    </style:style>
    <style:style style:name="Table15.A" style:family="table-column">
      <style:table-column-properties style:column-width="0.3354in"/>
    </style:style>
    <style:style style:name="Table15.B" style:family="table-column">
      <style:table-column-properties style:column-width="0.3201in"/>
    </style:style>
    <style:style style:name="Table15.A1" style:family="table-cell">
      <style:table-cell-properties style:vertical-align="middle" fo:padding="0in" fo:border="none"/>
    </style:style>
    <style:style style:name="Table16" style:family="table">
      <style:table-properties style:width="0.5896in" table:align="left"/>
    </style:style>
    <style:style style:name="Table16.A" style:family="table-column">
      <style:table-column-properties style:column-width="0.3354in"/>
    </style:style>
    <style:style style:name="Table16.B" style:family="table-column">
      <style:table-column-properties style:column-width="0.2542in"/>
    </style:style>
    <style:style style:name="Table16.A1" style:family="table-cell">
      <style:table-cell-properties style:vertical-align="middle" fo:padding="0in" fo:border="none"/>
    </style:style>
    <style:style style:name="Table17" style:family="table">
      <style:table-properties style:width="0.6556in" table:align="left"/>
    </style:style>
    <style:style style:name="Table17.A" style:family="table-column">
      <style:table-column-properties style:column-width="0.3354in"/>
    </style:style>
    <style:style style:name="Table17.B" style:family="table-column">
      <style:table-column-properties style:column-width="0.3201in"/>
    </style:style>
    <style:style style:name="Table17.A1" style:family="table-cell">
      <style:table-cell-properties style:vertical-align="middle" fo:padding="0in" fo:border="none"/>
    </style:style>
    <style:style style:name="Table18" style:family="table">
      <style:table-properties style:width="0.6556in" table:align="left"/>
    </style:style>
    <style:style style:name="Table18.A" style:family="table-column">
      <style:table-column-properties style:column-width="0.3354in"/>
    </style:style>
    <style:style style:name="Table18.B" style:family="table-column">
      <style:table-column-properties style:column-width="0.3201in"/>
    </style:style>
    <style:style style:name="Table18.A1" style:family="table-cell">
      <style:table-cell-properties style:vertical-align="middle" fo:padding="0in" fo:border="none"/>
    </style:style>
    <style:style style:name="Table19" style:family="table">
      <style:table-properties style:width="0.6556in" table:align="left"/>
    </style:style>
    <style:style style:name="Table19.A" style:family="table-column">
      <style:table-column-properties style:column-width="0.3354in"/>
    </style:style>
    <style:style style:name="Table19.B" style:family="table-column">
      <style:table-column-properties style:column-width="0.3201in"/>
    </style:style>
    <style:style style:name="Table19.A1" style:family="table-cell">
      <style:table-cell-properties style:vertical-align="middle" fo:padding="0in" fo:border="none"/>
    </style:style>
    <style:style style:name="Table20" style:family="table">
      <style:table-properties style:width="0.6556in" table:align="left"/>
    </style:style>
    <style:style style:name="Table20.A" style:family="table-column">
      <style:table-column-properties style:column-width="0.3354in"/>
    </style:style>
    <style:style style:name="Table20.B" style:family="table-column">
      <style:table-column-properties style:column-width="0.3201in"/>
    </style:style>
    <style:style style:name="Table20.A1" style:family="table-cell">
      <style:table-cell-properties style:vertical-align="middle" fo:padding="0in" fo:border="none"/>
    </style:style>
    <style:style style:name="Table21" style:family="table">
      <style:table-properties style:width="0.6556in" table:align="left"/>
    </style:style>
    <style:style style:name="Table21.A" style:family="table-column">
      <style:table-column-properties style:column-width="0.3354in"/>
    </style:style>
    <style:style style:name="Table21.B" style:family="table-column">
      <style:table-column-properties style:column-width="0.3201in"/>
    </style:style>
    <style:style style:name="Table21.A1" style:family="table-cell">
      <style:table-cell-properties style:vertical-align="middle" fo:padding="0in" fo:border="none"/>
    </style:style>
    <style:style style:name="Table22" style:family="table">
      <style:table-properties style:width="0.5896in" table:align="left"/>
    </style:style>
    <style:style style:name="Table22.A" style:family="table-column">
      <style:table-column-properties style:column-width="0.3354in"/>
    </style:style>
    <style:style style:name="Table22.B" style:family="table-column">
      <style:table-column-properties style:column-width="0.2542in"/>
    </style:style>
    <style:style style:name="Table22.A1" style:family="table-cell">
      <style:table-cell-properties style:vertical-align="middle" fo:padding="0in" fo:border="none"/>
    </style:style>
    <style:style style:name="Table23" style:family="table">
      <style:table-properties style:width="0.6556in" table:align="left"/>
    </style:style>
    <style:style style:name="Table23.A" style:family="table-column">
      <style:table-column-properties style:column-width="0.3354in"/>
    </style:style>
    <style:style style:name="Table23.B" style:family="table-column">
      <style:table-column-properties style:column-width="0.3201in"/>
    </style:style>
    <style:style style:name="Table23.A1" style:family="table-cell">
      <style:table-cell-properties style:vertical-align="middle" fo:padding="0in" fo:border="none"/>
    </style:style>
    <style:style style:name="Table24" style:family="table">
      <style:table-properties style:width="0.6556in" table:align="left"/>
    </style:style>
    <style:style style:name="Table24.A" style:family="table-column">
      <style:table-column-properties style:column-width="0.3354in"/>
    </style:style>
    <style:style style:name="Table24.B" style:family="table-column">
      <style:table-column-properties style:column-width="0.3201in"/>
    </style:style>
    <style:style style:name="Table24.A1" style:family="table-cell">
      <style:table-cell-properties style:vertical-align="middle" fo:padding="0in" fo:border="none"/>
    </style:style>
    <style:style style:name="Table25" style:family="table">
      <style:table-properties style:width="0.6556in" table:align="left"/>
    </style:style>
    <style:style style:name="Table25.A" style:family="table-column">
      <style:table-column-properties style:column-width="0.3354in"/>
    </style:style>
    <style:style style:name="Table25.B" style:family="table-column">
      <style:table-column-properties style:column-width="0.3201in"/>
    </style:style>
    <style:style style:name="Table25.A1" style:family="table-cell">
      <style:table-cell-properties style:vertical-align="middle" fo:padding="0in" fo:border="none"/>
    </style:style>
    <style:style style:name="Table26" style:family="table">
      <style:table-properties style:width="0.5896in" table:align="left"/>
    </style:style>
    <style:style style:name="Table26.A" style:family="table-column">
      <style:table-column-properties style:column-width="0.3354in"/>
    </style:style>
    <style:style style:name="Table26.B" style:family="table-column">
      <style:table-column-properties style:column-width="0.2542in"/>
    </style:style>
    <style:style style:name="Table26.A1" style:family="table-cell">
      <style:table-cell-properties style:vertical-align="middle" fo:padding="0in" fo:border="none"/>
    </style:style>
    <style:style style:name="Table27" style:family="table">
      <style:table-properties style:width="0.6556in" table:align="left"/>
    </style:style>
    <style:style style:name="Table27.A" style:family="table-column">
      <style:table-column-properties style:column-width="0.3354in"/>
    </style:style>
    <style:style style:name="Table27.B" style:family="table-column">
      <style:table-column-properties style:column-width="0.3201in"/>
    </style:style>
    <style:style style:name="Table27.A1" style:family="table-cell">
      <style:table-cell-properties style:vertical-align="middle" fo:padding="0in" fo:border="none"/>
    </style:style>
    <style:style style:name="Table28" style:family="table">
      <style:table-properties style:width="0.5896in" table:align="left"/>
    </style:style>
    <style:style style:name="Table28.A" style:family="table-column">
      <style:table-column-properties style:column-width="0.3354in"/>
    </style:style>
    <style:style style:name="Table28.B" style:family="table-column">
      <style:table-column-properties style:column-width="0.2542in"/>
    </style:style>
    <style:style style:name="Table28.A1" style:family="table-cell">
      <style:table-cell-properties style:vertical-align="middle" fo:padding="0in" fo:border="none"/>
    </style:style>
    <style:style style:name="Table29" style:family="table">
      <style:table-properties style:width="0.6556in" table:align="left"/>
    </style:style>
    <style:style style:name="Table29.A" style:family="table-column">
      <style:table-column-properties style:column-width="0.3354in"/>
    </style:style>
    <style:style style:name="Table29.B" style:family="table-column">
      <style:table-column-properties style:column-width="0.3201in"/>
    </style:style>
    <style:style style:name="Table29.A1" style:family="table-cell">
      <style:table-cell-properties style:vertical-align="middle" fo:padding="0in" fo:border="none"/>
    </style:style>
    <style:style style:name="Table30" style:family="table">
      <style:table-properties style:width="0.6556in" table:align="left"/>
    </style:style>
    <style:style style:name="Table30.A" style:family="table-column">
      <style:table-column-properties style:column-width="0.3354in"/>
    </style:style>
    <style:style style:name="Table30.B" style:family="table-column">
      <style:table-column-properties style:column-width="0.3201in"/>
    </style:style>
    <style:style style:name="Table30.A1" style:family="table-cell">
      <style:table-cell-properties style:vertical-align="middle" fo:padding="0in" fo:border="none"/>
    </style:style>
    <style:style style:name="Table31" style:family="table">
      <style:table-properties style:width="0.6556in" table:align="left"/>
    </style:style>
    <style:style style:name="Table31.A" style:family="table-column">
      <style:table-column-properties style:column-width="0.3354in"/>
    </style:style>
    <style:style style:name="Table31.B" style:family="table-column">
      <style:table-column-properties style:column-width="0.3201in"/>
    </style:style>
    <style:style style:name="Table31.A1" style:family="table-cell">
      <style:table-cell-properties style:vertical-align="middle" fo:padding="0in" fo:border="none"/>
    </style:style>
    <style:style style:name="Table32" style:family="table">
      <style:table-properties style:width="0.6556in" table:align="left"/>
    </style:style>
    <style:style style:name="Table32.A" style:family="table-column">
      <style:table-column-properties style:column-width="0.3354in"/>
    </style:style>
    <style:style style:name="Table32.B" style:family="table-column">
      <style:table-column-properties style:column-width="0.3201in"/>
    </style:style>
    <style:style style:name="Table32.A1" style:family="table-cell">
      <style:table-cell-properties style:vertical-align="middle" fo:padding="0in" fo:border="none"/>
    </style:style>
    <style:style style:name="Table33" style:family="table">
      <style:table-properties style:width="0.6556in" table:align="left"/>
    </style:style>
    <style:style style:name="Table33.A" style:family="table-column">
      <style:table-column-properties style:column-width="0.3354in"/>
    </style:style>
    <style:style style:name="Table33.B" style:family="table-column">
      <style:table-column-properties style:column-width="0.3201in"/>
    </style:style>
    <style:style style:name="Table33.A1" style:family="table-cell">
      <style:table-cell-properties style:vertical-align="middle" fo:padding="0in" fo:border="none"/>
    </style:style>
    <style:style style:name="Table34" style:family="table">
      <style:table-properties style:width="0.6556in" table:align="left"/>
    </style:style>
    <style:style style:name="Table34.A" style:family="table-column">
      <style:table-column-properties style:column-width="0.3354in"/>
    </style:style>
    <style:style style:name="Table34.B" style:family="table-column">
      <style:table-column-properties style:column-width="0.3201in"/>
    </style:style>
    <style:style style:name="Table34.A1" style:family="table-cell">
      <style:table-cell-properties style:vertical-align="middle" fo:padding="0in" fo:border="none"/>
    </style:style>
    <style:style style:name="Table35" style:family="table">
      <style:table-properties style:width="0.6556in" table:align="left"/>
    </style:style>
    <style:style style:name="Table35.A" style:family="table-column">
      <style:table-column-properties style:column-width="0.3354in"/>
    </style:style>
    <style:style style:name="Table35.B" style:family="table-column">
      <style:table-column-properties style:column-width="0.3201in"/>
    </style:style>
    <style:style style:name="Table35.A1" style:family="table-cell">
      <style:table-cell-properties style:vertical-align="middle" fo:padding="0in" fo:border="none"/>
    </style:style>
    <style:style style:name="Table36" style:family="table">
      <style:table-properties style:width="0.6556in" table:align="left"/>
    </style:style>
    <style:style style:name="Table36.A" style:family="table-column">
      <style:table-column-properties style:column-width="0.3354in"/>
    </style:style>
    <style:style style:name="Table36.B" style:family="table-column">
      <style:table-column-properties style:column-width="0.3201in"/>
    </style:style>
    <style:style style:name="Table36.A1" style:family="table-cell">
      <style:table-cell-properties style:vertical-align="middle" fo:padding="0in" fo:border="none"/>
    </style:style>
    <style:style style:name="Table37" style:family="table">
      <style:table-properties style:width="0.6556in" table:align="left"/>
    </style:style>
    <style:style style:name="Table37.A" style:family="table-column">
      <style:table-column-properties style:column-width="0.3354in"/>
    </style:style>
    <style:style style:name="Table37.B" style:family="table-column">
      <style:table-column-properties style:column-width="0.3201in"/>
    </style:style>
    <style:style style:name="Table37.A1" style:family="table-cell">
      <style:table-cell-properties style:vertical-align="middle" fo:padding="0in" fo:border="none"/>
    </style:style>
    <style:style style:name="Table38" style:family="table">
      <style:table-properties style:width="0.6556in" table:align="left"/>
    </style:style>
    <style:style style:name="Table38.A" style:family="table-column">
      <style:table-column-properties style:column-width="0.3354in"/>
    </style:style>
    <style:style style:name="Table38.B" style:family="table-column">
      <style:table-column-properties style:column-width="0.3201in"/>
    </style:style>
    <style:style style:name="Table38.A1" style:family="table-cell">
      <style:table-cell-properties style:vertical-align="middle" fo:padding="0in" fo:border="none"/>
    </style:style>
    <style:style style:name="Table39" style:family="table">
      <style:table-properties style:width="0.6556in" table:align="left"/>
    </style:style>
    <style:style style:name="Table39.A" style:family="table-column">
      <style:table-column-properties style:column-width="0.3354in"/>
    </style:style>
    <style:style style:name="Table39.B" style:family="table-column">
      <style:table-column-properties style:column-width="0.3201in"/>
    </style:style>
    <style:style style:name="Table39.A1" style:family="table-cell">
      <style:table-cell-properties style:vertical-align="middle" fo:padding="0in" fo:border="none"/>
    </style:style>
    <style:style style:name="Table40" style:family="table">
      <style:table-properties style:width="0.6556in" table:align="left"/>
    </style:style>
    <style:style style:name="Table40.A" style:family="table-column">
      <style:table-column-properties style:column-width="0.3354in"/>
    </style:style>
    <style:style style:name="Table40.B" style:family="table-column">
      <style:table-column-properties style:column-width="0.3201in"/>
    </style:style>
    <style:style style:name="Table40.A1" style:family="table-cell">
      <style:table-cell-properties style:vertical-align="middle" fo:padding="0in" fo:border="none"/>
    </style:style>
    <style:style style:name="Table41" style:family="table">
      <style:table-properties style:width="0.6556in" table:align="left"/>
    </style:style>
    <style:style style:name="Table41.A" style:family="table-column">
      <style:table-column-properties style:column-width="0.3354in"/>
    </style:style>
    <style:style style:name="Table41.B" style:family="table-column">
      <style:table-column-properties style:column-width="0.3201in"/>
    </style:style>
    <style:style style:name="Table41.A1" style:family="table-cell">
      <style:table-cell-properties style:vertical-align="middle" fo:padding="0in" fo:border="none"/>
    </style:style>
    <style:style style:name="Table42" style:family="table">
      <style:table-properties style:width="0.6556in" table:align="left"/>
    </style:style>
    <style:style style:name="Table42.A" style:family="table-column">
      <style:table-column-properties style:column-width="0.3354in"/>
    </style:style>
    <style:style style:name="Table42.B" style:family="table-column">
      <style:table-column-properties style:column-width="0.3201in"/>
    </style:style>
    <style:style style:name="Table42.A1" style:family="table-cell">
      <style:table-cell-properties style:vertical-align="middle" fo:padding="0in" fo:border="none"/>
    </style:style>
    <style:style style:name="Table43" style:family="table">
      <style:table-properties style:width="0.6556in" table:align="left"/>
    </style:style>
    <style:style style:name="Table43.A" style:family="table-column">
      <style:table-column-properties style:column-width="0.3354in"/>
    </style:style>
    <style:style style:name="Table43.B" style:family="table-column">
      <style:table-column-properties style:column-width="0.3201in"/>
    </style:style>
    <style:style style:name="Table43.A1" style:family="table-cell">
      <style:table-cell-properties style:vertical-align="middle" fo:padding="0in" fo:border="none"/>
    </style:style>
    <style:style style:name="Table44" style:family="table">
      <style:table-properties style:width="0.5896in" table:align="left"/>
    </style:style>
    <style:style style:name="Table44.A" style:family="table-column">
      <style:table-column-properties style:column-width="0.3354in"/>
    </style:style>
    <style:style style:name="Table44.B" style:family="table-column">
      <style:table-column-properties style:column-width="0.2542in"/>
    </style:style>
    <style:style style:name="Table44.A1" style:family="table-cell">
      <style:table-cell-properties style:vertical-align="middle" fo:padding="0in" fo:border="none"/>
    </style:style>
    <style:style style:name="Table45" style:family="table">
      <style:table-properties style:width="0.6556in" table:align="left"/>
    </style:style>
    <style:style style:name="Table45.A" style:family="table-column">
      <style:table-column-properties style:column-width="0.3354in"/>
    </style:style>
    <style:style style:name="Table45.B" style:family="table-column">
      <style:table-column-properties style:column-width="0.3201in"/>
    </style:style>
    <style:style style:name="Table45.A1" style:family="table-cell">
      <style:table-cell-properties style:vertical-align="middle" fo:padding="0in" fo:border="none"/>
    </style:style>
    <style:style style:name="Table46" style:family="table">
      <style:table-properties style:width="0.5896in" table:align="left"/>
    </style:style>
    <style:style style:name="Table46.A" style:family="table-column">
      <style:table-column-properties style:column-width="0.3354in"/>
    </style:style>
    <style:style style:name="Table46.B" style:family="table-column">
      <style:table-column-properties style:column-width="0.2542in"/>
    </style:style>
    <style:style style:name="Table46.A1" style:family="table-cell">
      <style:table-cell-properties style:vertical-align="middle" fo:padding="0in" fo:border="none"/>
    </style:style>
    <style:style style:name="Table47" style:family="table">
      <style:table-properties style:width="0.6556in" table:align="left"/>
    </style:style>
    <style:style style:name="Table47.A" style:family="table-column">
      <style:table-column-properties style:column-width="0.3354in"/>
    </style:style>
    <style:style style:name="Table47.B" style:family="table-column">
      <style:table-column-properties style:column-width="0.3201in"/>
    </style:style>
    <style:style style:name="Table47.A1" style:family="table-cell">
      <style:table-cell-properties style:vertical-align="middle" fo:padding="0in" fo:border="none"/>
    </style:style>
    <style:style style:name="Table48" style:family="table">
      <style:table-properties style:width="0.5896in" table:align="left"/>
    </style:style>
    <style:style style:name="Table48.A" style:family="table-column">
      <style:table-column-properties style:column-width="0.3354in"/>
    </style:style>
    <style:style style:name="Table48.B" style:family="table-column">
      <style:table-column-properties style:column-width="0.2542in"/>
    </style:style>
    <style:style style:name="Table48.A1" style:family="table-cell">
      <style:table-cell-properties style:vertical-align="middle" fo:padding="0in" fo:border="none"/>
    </style:style>
    <style:style style:name="Table49" style:family="table">
      <style:table-properties style:width="0.6556in" table:align="left"/>
    </style:style>
    <style:style style:name="Table49.A" style:family="table-column">
      <style:table-column-properties style:column-width="0.3354in"/>
    </style:style>
    <style:style style:name="Table49.B" style:family="table-column">
      <style:table-column-properties style:column-width="0.3201in"/>
    </style:style>
    <style:style style:name="Table49.A1" style:family="table-cell">
      <style:table-cell-properties style:vertical-align="middle" fo:padding="0in" fo:border="none"/>
    </style:style>
    <style:style style:name="Table50" style:family="table">
      <style:table-properties style:width="0.6556in" table:align="left"/>
    </style:style>
    <style:style style:name="Table50.A" style:family="table-column">
      <style:table-column-properties style:column-width="0.3354in"/>
    </style:style>
    <style:style style:name="Table50.B" style:family="table-column">
      <style:table-column-properties style:column-width="0.3201in"/>
    </style:style>
    <style:style style:name="Table50.A1" style:family="table-cell">
      <style:table-cell-properties style:vertical-align="middle" fo:padding="0in" fo:border="none"/>
    </style:style>
    <style:style style:name="Table51" style:family="table">
      <style:table-properties style:width="7.5021in" style:rel-width="100%" table:align="left"/>
    </style:style>
    <style:style style:name="Table51.A" style:family="table-column">
      <style:table-column-properties style:column-width="1.9597in" style:rel-column-width="17119*"/>
    </style:style>
    <style:style style:name="Table51.B" style:family="table-column">
      <style:table-column-properties style:column-width="1.9472in" style:rel-column-width="17012*"/>
    </style:style>
    <style:style style:name="Table51.C" style:family="table-column">
      <style:table-column-properties style:column-width="3.4833in" style:rel-column-width="30430*"/>
    </style:style>
    <style:style style:name="Table51.D" style:family="table-column">
      <style:table-column-properties style:column-width="0.0431in" style:rel-column-width="374*"/>
    </style:style>
    <style:style style:name="Table51.E" style:family="table-column">
      <style:table-column-properties style:column-width="0.0681in" style:rel-column-width="597*"/>
    </style:style>
    <style:style style:name="Table51.A1" style:family="table-cell">
      <style:table-cell-properties style:vertical-align="middle" fo:padding="0in" fo:border="none"/>
    </style:style>
    <style:style style:name="Table51.A4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52" style:family="table">
      <style:table-properties style:width="2.6444in" table:align="center"/>
    </style:style>
    <style:style style:name="Table52.A" style:family="table-column">
      <style:table-column-properties style:column-width="2.6444in"/>
    </style:style>
    <style:style style:name="Table52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52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53" style:family="table">
      <style:table-properties style:width="2.6444in" table:align="center"/>
    </style:style>
    <style:style style:name="Table53.A" style:family="table-column">
      <style:table-column-properties style:column-width="2.6444in"/>
    </style:style>
    <style:style style:name="Table53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53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54" style:family="table">
      <style:table-properties style:width="2.6444in" table:align="center"/>
    </style:style>
    <style:style style:name="Table54.A" style:family="table-column">
      <style:table-column-properties style:column-width="2.6444in"/>
    </style:style>
    <style:style style:name="Table54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54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55" style:family="table">
      <style:table-properties style:width="2.6444in" table:align="center"/>
    </style:style>
    <style:style style:name="Table55.A" style:family="table-column">
      <style:table-column-properties style:column-width="2.6444in"/>
    </style:style>
    <style:style style:name="Table55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55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56" style:family="table">
      <style:table-properties style:width="2.6444in" table:align="center"/>
    </style:style>
    <style:style style:name="Table56.A" style:family="table-column">
      <style:table-column-properties style:column-width="2.6444in"/>
    </style:style>
    <style:style style:name="Table56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56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57" style:family="table">
      <style:table-properties style:width="2.6444in" table:align="center"/>
    </style:style>
    <style:style style:name="Table57.A" style:family="table-column">
      <style:table-column-properties style:column-width="2.6444in"/>
    </style:style>
    <style:style style:name="Table57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57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58" style:family="table">
      <style:table-properties style:width="0.8333in" table:align="left"/>
    </style:style>
    <style:style style:name="Table58.A" style:family="table-column">
      <style:table-column-properties style:column-width="0.1667in"/>
    </style:style>
    <style:style style:name="Table58.B" style:family="table-column">
      <style:table-column-properties style:column-width="0.6667in"/>
    </style:style>
    <style:style style:name="Table58.A1" style:family="table-cell">
      <style:table-cell-properties style:vertical-align="middle" fo:padding="0in" fo:border="none"/>
    </style:style>
    <style:style style:name="Table58.B1" style:family="table-cell">
      <style:table-cell-properties fo:padding="0in" fo:border="none"/>
    </style:style>
    <style:style style:name="Table59" style:family="table">
      <style:table-properties style:width="7.0604in" table:align="left"/>
    </style:style>
    <style:style style:name="Table59.A" style:family="table-column">
      <style:table-column-properties style:column-width="0.8333in"/>
    </style:style>
    <style:style style:name="Table59.B" style:family="table-column">
      <style:table-column-properties style:column-width="6.2271in"/>
    </style:style>
    <style:style style:name="Table59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59.A2" style:family="table-cell">
      <style:table-cell-properties style:vertical-align="middle" fo:padding="0in" fo:border="none"/>
    </style:style>
    <style:style style:name="Table60" style:family="table">
      <style:table-properties style:width="0.8333in" table:align="left"/>
    </style:style>
    <style:style style:name="Table60.A" style:family="table-column">
      <style:table-column-properties style:column-width="0.1667in"/>
    </style:style>
    <style:style style:name="Table60.B" style:family="table-column">
      <style:table-column-properties style:column-width="0.6667in"/>
    </style:style>
    <style:style style:name="Table60.A1" style:family="table-cell">
      <style:table-cell-properties style:vertical-align="middle" fo:padding="0in" fo:border="none"/>
    </style:style>
    <style:style style:name="Table60.B1" style:family="table-cell">
      <style:table-cell-properties fo:padding="0in" fo:border="none"/>
    </style:style>
    <style:style style:name="Table61" style:family="table">
      <style:table-properties style:width="6.2271in" style:rel-width="100%" table:align="left"/>
    </style:style>
    <style:style style:name="Table61.A" style:family="table-column">
      <style:table-column-properties style:column-width="6.2271in" style:rel-column-width="65535*"/>
    </style:style>
    <style:style style:name="Table61.A1" style:family="table-cell">
      <style:table-cell-properties style:vertical-align="middle" fo:padding="0in" fo:border="none"/>
    </style:style>
    <style:style style:name="Table62" style:family="table">
      <style:table-properties style:width="6.2271in" table:align="left"/>
    </style:style>
    <style:style style:name="Table62.A" style:family="table-column">
      <style:table-column-properties style:column-width="0.5299in"/>
    </style:style>
    <style:style style:name="Table62.B" style:family="table-column">
      <style:table-column-properties style:column-width="5.6972in"/>
    </style:style>
    <style:style style:name="Table62.A1" style:family="table-cell">
      <style:table-cell-properties style:vertical-align="middle" fo:padding="0in" fo:border="none"/>
    </style:style>
    <style:style style:name="Table63" style:family="table">
      <style:table-properties style:width="7.0604in" table:align="left"/>
    </style:style>
    <style:style style:name="Table63.A" style:family="table-column">
      <style:table-column-properties style:column-width="3.3819in"/>
    </style:style>
    <style:style style:name="Table63.B" style:family="table-column">
      <style:table-column-properties style:column-width="3.6778in"/>
    </style:style>
    <style:style style:name="Table63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63.A2" style:family="table-cell">
      <style:table-cell-properties style:vertical-align="middle" fo:padding="0in" fo:border="none"/>
    </style:style>
    <style:style style:name="Table64" style:family="table">
      <style:table-properties style:width="0.7799in" table:align="left"/>
    </style:style>
    <style:style style:name="Table64.A" style:family="table-column">
      <style:table-column-properties style:column-width="0.1667in"/>
    </style:style>
    <style:style style:name="Table64.B" style:family="table-column">
      <style:table-column-properties style:column-width="0.6132in"/>
    </style:style>
    <style:style style:name="Table64.A1" style:family="table-cell">
      <style:table-cell-properties style:vertical-align="middle" fo:padding="0in" fo:border="none"/>
    </style:style>
    <style:style style:name="Table64.B1" style:family="table-cell">
      <style:table-cell-properties fo:padding="0in" fo:border="none"/>
    </style:style>
    <style:style style:name="Table65" style:family="table">
      <style:table-properties style:width="3.6785in" style:rel-width="100%" table:align="left"/>
    </style:style>
    <style:style style:name="Table65.A" style:family="table-column">
      <style:table-column-properties style:column-width="3.6319in" style:rel-column-width="64700*"/>
    </style:style>
    <style:style style:name="Table65.B" style:family="table-column">
      <style:table-column-properties style:column-width="0.0465in" style:rel-column-width="834*"/>
    </style:style>
    <style:style style:name="Table65.A1" style:family="table-cell">
      <style:table-cell-properties style:vertical-align="middle" fo:padding="0in" fo:border="none"/>
    </style:style>
    <style:style style:name="Table66" style:family="table">
      <style:table-properties style:width="1.2382in" table:align="left"/>
    </style:style>
    <style:style style:name="Table66.A" style:family="table-column">
      <style:table-column-properties style:column-width="0.5528in"/>
    </style:style>
    <style:style style:name="Table66.B" style:family="table-column">
      <style:table-column-properties style:column-width="0.4049in"/>
    </style:style>
    <style:style style:name="Table66.C" style:family="table-column">
      <style:table-column-properties style:column-width="0.016in"/>
    </style:style>
    <style:style style:name="Table66.D" style:family="table-column">
      <style:table-column-properties style:column-width="0.2646in"/>
    </style:style>
    <style:style style:name="Table66.A1" style:family="table-cell">
      <style:table-cell-properties style:vertical-align="middle" fo:padding="0in" fo:border="none"/>
    </style:style>
    <style:style style:name="Table67" style:family="table">
      <style:table-properties style:width="0.016in" table:align="right"/>
    </style:style>
    <style:style style:name="Table67.A" style:family="table-column">
      <style:table-column-properties style:column-width="0.016in"/>
    </style:style>
    <style:style style:name="Table67.A1" style:family="table-cell">
      <style:table-cell-properties style:vertical-align="middle" fo:padding="0in" fo:border="none"/>
    </style:style>
    <style:style style:name="Table68" style:family="table">
      <style:table-properties style:width="7.0472in" table:align="left" fo:background-color="#e4e4e4">
        <style:background-image/>
      </style:table-properties>
    </style:style>
    <style:style style:name="Table68.A" style:family="table-column">
      <style:table-column-properties style:column-width="1.7396in"/>
    </style:style>
    <style:style style:name="Table68.B" style:family="table-column">
      <style:table-column-properties style:column-width="1.241in"/>
    </style:style>
    <style:style style:name="Table68.C" style:family="table-column">
      <style:table-column-properties style:column-width="1.5708in"/>
    </style:style>
    <style:style style:name="Table68.E" style:family="table-column">
      <style:table-column-properties style:column-width="1.2535in"/>
    </style:style>
    <style:style style:name="Table68.A1" style:family="table-cell">
      <style:table-cell-properties style:vertical-align="middle" fo:padding="0in" fo:border="none"/>
    </style:style>
    <style:style style:name="Table68.A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68.B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68.C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68.D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68.E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68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68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69" style:family="table">
      <style:table-properties style:width="0.6556in" table:align="left"/>
    </style:style>
    <style:style style:name="Table69.A" style:family="table-column">
      <style:table-column-properties style:column-width="0.3354in"/>
    </style:style>
    <style:style style:name="Table69.B" style:family="table-column">
      <style:table-column-properties style:column-width="0.3201in"/>
    </style:style>
    <style:style style:name="Table69.A1" style:family="table-cell">
      <style:table-cell-properties style:vertical-align="middle" fo:padding="0in" fo:border="none"/>
    </style:style>
    <style:style style:name="Table70" style:family="table">
      <style:table-properties style:width="0.6556in" table:align="left"/>
    </style:style>
    <style:style style:name="Table70.A" style:family="table-column">
      <style:table-column-properties style:column-width="0.3354in"/>
    </style:style>
    <style:style style:name="Table70.B" style:family="table-column">
      <style:table-column-properties style:column-width="0.3201in"/>
    </style:style>
    <style:style style:name="Table70.A1" style:family="table-cell">
      <style:table-cell-properties style:vertical-align="middle" fo:padding="0in" fo:border="none"/>
    </style:style>
    <style:style style:name="Table71" style:family="table">
      <style:table-properties style:width="0.6556in" table:align="left"/>
    </style:style>
    <style:style style:name="Table71.A" style:family="table-column">
      <style:table-column-properties style:column-width="0.3354in"/>
    </style:style>
    <style:style style:name="Table71.B" style:family="table-column">
      <style:table-column-properties style:column-width="0.3201in"/>
    </style:style>
    <style:style style:name="Table71.A1" style:family="table-cell">
      <style:table-cell-properties style:vertical-align="middle" fo:padding="0in" fo:border="none"/>
    </style:style>
    <style:style style:name="Table72" style:family="table">
      <style:table-properties style:width="0.6556in" table:align="left"/>
    </style:style>
    <style:style style:name="Table72.A" style:family="table-column">
      <style:table-column-properties style:column-width="0.3354in"/>
    </style:style>
    <style:style style:name="Table72.B" style:family="table-column">
      <style:table-column-properties style:column-width="0.3201in"/>
    </style:style>
    <style:style style:name="Table72.A1" style:family="table-cell">
      <style:table-cell-properties style:vertical-align="middle" fo:padding="0in" fo:border="none"/>
    </style:style>
    <style:style style:name="Table73" style:family="table">
      <style:table-properties style:width="0.5896in" table:align="left"/>
    </style:style>
    <style:style style:name="Table73.A" style:family="table-column">
      <style:table-column-properties style:column-width="0.3354in"/>
    </style:style>
    <style:style style:name="Table73.B" style:family="table-column">
      <style:table-column-properties style:column-width="0.2542in"/>
    </style:style>
    <style:style style:name="Table73.A1" style:family="table-cell">
      <style:table-cell-properties style:vertical-align="middle" fo:padding="0in" fo:border="none"/>
    </style:style>
    <style:style style:name="Table74" style:family="table">
      <style:table-properties style:width="0.6556in" table:align="left"/>
    </style:style>
    <style:style style:name="Table74.A" style:family="table-column">
      <style:table-column-properties style:column-width="0.3354in"/>
    </style:style>
    <style:style style:name="Table74.B" style:family="table-column">
      <style:table-column-properties style:column-width="0.3201in"/>
    </style:style>
    <style:style style:name="Table74.A1" style:family="table-cell">
      <style:table-cell-properties style:vertical-align="middle" fo:padding="0in" fo:border="none"/>
    </style:style>
    <style:style style:name="Table75" style:family="table">
      <style:table-properties style:width="0.6556in" table:align="left"/>
    </style:style>
    <style:style style:name="Table75.A" style:family="table-column">
      <style:table-column-properties style:column-width="0.3354in"/>
    </style:style>
    <style:style style:name="Table75.B" style:family="table-column">
      <style:table-column-properties style:column-width="0.3201in"/>
    </style:style>
    <style:style style:name="Table75.A1" style:family="table-cell">
      <style:table-cell-properties style:vertical-align="middle" fo:padding="0in" fo:border="none"/>
    </style:style>
    <style:style style:name="Table76" style:family="table">
      <style:table-properties style:width="0.6556in" table:align="left"/>
    </style:style>
    <style:style style:name="Table76.A" style:family="table-column">
      <style:table-column-properties style:column-width="0.3354in"/>
    </style:style>
    <style:style style:name="Table76.B" style:family="table-column">
      <style:table-column-properties style:column-width="0.3201in"/>
    </style:style>
    <style:style style:name="Table76.A1" style:family="table-cell">
      <style:table-cell-properties style:vertical-align="middle" fo:padding="0in" fo:border="none"/>
    </style:style>
    <style:style style:name="Table77" style:family="table">
      <style:table-properties style:width="0.6556in" table:align="left"/>
    </style:style>
    <style:style style:name="Table77.A" style:family="table-column">
      <style:table-column-properties style:column-width="0.3354in"/>
    </style:style>
    <style:style style:name="Table77.B" style:family="table-column">
      <style:table-column-properties style:column-width="0.3201in"/>
    </style:style>
    <style:style style:name="Table77.A1" style:family="table-cell">
      <style:table-cell-properties style:vertical-align="middle" fo:padding="0in" fo:border="none"/>
    </style:style>
    <style:style style:name="Table78" style:family="table">
      <style:table-properties style:width="0.6556in" table:align="left"/>
    </style:style>
    <style:style style:name="Table78.A" style:family="table-column">
      <style:table-column-properties style:column-width="0.3354in"/>
    </style:style>
    <style:style style:name="Table78.B" style:family="table-column">
      <style:table-column-properties style:column-width="0.3201in"/>
    </style:style>
    <style:style style:name="Table78.A1" style:family="table-cell">
      <style:table-cell-properties style:vertical-align="middle" fo:padding="0in" fo:border="none"/>
    </style:style>
    <style:style style:name="Table79" style:family="table">
      <style:table-properties style:width="0.5896in" table:align="left"/>
    </style:style>
    <style:style style:name="Table79.A" style:family="table-column">
      <style:table-column-properties style:column-width="0.3354in"/>
    </style:style>
    <style:style style:name="Table79.B" style:family="table-column">
      <style:table-column-properties style:column-width="0.2542in"/>
    </style:style>
    <style:style style:name="Table79.A1" style:family="table-cell">
      <style:table-cell-properties style:vertical-align="middle" fo:padding="0in" fo:border="none"/>
    </style:style>
    <style:style style:name="Table80" style:family="table">
      <style:table-properties style:width="0.6556in" table:align="left"/>
    </style:style>
    <style:style style:name="Table80.A" style:family="table-column">
      <style:table-column-properties style:column-width="0.3354in"/>
    </style:style>
    <style:style style:name="Table80.B" style:family="table-column">
      <style:table-column-properties style:column-width="0.3201in"/>
    </style:style>
    <style:style style:name="Table80.A1" style:family="table-cell">
      <style:table-cell-properties style:vertical-align="middle" fo:padding="0in" fo:border="none"/>
    </style:style>
    <style:style style:name="Table81" style:family="table">
      <style:table-properties style:width="0.6556in" table:align="left"/>
    </style:style>
    <style:style style:name="Table81.A" style:family="table-column">
      <style:table-column-properties style:column-width="0.3354in"/>
    </style:style>
    <style:style style:name="Table81.B" style:family="table-column">
      <style:table-column-properties style:column-width="0.3201in"/>
    </style:style>
    <style:style style:name="Table81.A1" style:family="table-cell">
      <style:table-cell-properties style:vertical-align="middle" fo:padding="0in" fo:border="none"/>
    </style:style>
    <style:style style:name="Table82" style:family="table">
      <style:table-properties style:width="0.6556in" table:align="left"/>
    </style:style>
    <style:style style:name="Table82.A" style:family="table-column">
      <style:table-column-properties style:column-width="0.3354in"/>
    </style:style>
    <style:style style:name="Table82.B" style:family="table-column">
      <style:table-column-properties style:column-width="0.3201in"/>
    </style:style>
    <style:style style:name="Table82.A1" style:family="table-cell">
      <style:table-cell-properties style:vertical-align="middle" fo:padding="0in" fo:border="none"/>
    </style:style>
    <style:style style:name="Table83" style:family="table">
      <style:table-properties style:width="0.5896in" table:align="left"/>
    </style:style>
    <style:style style:name="Table83.A" style:family="table-column">
      <style:table-column-properties style:column-width="0.3354in"/>
    </style:style>
    <style:style style:name="Table83.B" style:family="table-column">
      <style:table-column-properties style:column-width="0.2542in"/>
    </style:style>
    <style:style style:name="Table83.A1" style:family="table-cell">
      <style:table-cell-properties style:vertical-align="middle" fo:padding="0in" fo:border="none"/>
    </style:style>
    <style:style style:name="Table84" style:family="table">
      <style:table-properties style:width="0.6556in" table:align="left"/>
    </style:style>
    <style:style style:name="Table84.A" style:family="table-column">
      <style:table-column-properties style:column-width="0.3354in"/>
    </style:style>
    <style:style style:name="Table84.B" style:family="table-column">
      <style:table-column-properties style:column-width="0.3201in"/>
    </style:style>
    <style:style style:name="Table84.A1" style:family="table-cell">
      <style:table-cell-properties style:vertical-align="middle" fo:padding="0in" fo:border="none"/>
    </style:style>
    <style:style style:name="Table85" style:family="table">
      <style:table-properties style:width="0.5896in" table:align="left"/>
    </style:style>
    <style:style style:name="Table85.A" style:family="table-column">
      <style:table-column-properties style:column-width="0.3354in"/>
    </style:style>
    <style:style style:name="Table85.B" style:family="table-column">
      <style:table-column-properties style:column-width="0.2542in"/>
    </style:style>
    <style:style style:name="Table85.A1" style:family="table-cell">
      <style:table-cell-properties style:vertical-align="middle" fo:padding="0in" fo:border="none"/>
    </style:style>
    <style:style style:name="Table86" style:family="table">
      <style:table-properties style:width="0.6556in" table:align="left"/>
    </style:style>
    <style:style style:name="Table86.A" style:family="table-column">
      <style:table-column-properties style:column-width="0.3354in"/>
    </style:style>
    <style:style style:name="Table86.B" style:family="table-column">
      <style:table-column-properties style:column-width="0.3201in"/>
    </style:style>
    <style:style style:name="Table86.A1" style:family="table-cell">
      <style:table-cell-properties style:vertical-align="middle" fo:padding="0in" fo:border="none"/>
    </style:style>
    <style:style style:name="Table87" style:family="table">
      <style:table-properties style:width="0.6556in" table:align="left"/>
    </style:style>
    <style:style style:name="Table87.A" style:family="table-column">
      <style:table-column-properties style:column-width="0.3354in"/>
    </style:style>
    <style:style style:name="Table87.B" style:family="table-column">
      <style:table-column-properties style:column-width="0.3201in"/>
    </style:style>
    <style:style style:name="Table87.A1" style:family="table-cell">
      <style:table-cell-properties style:vertical-align="middle" fo:padding="0in" fo:border="none"/>
    </style:style>
    <style:style style:name="Table88" style:family="table">
      <style:table-properties style:width="0.6556in" table:align="left"/>
    </style:style>
    <style:style style:name="Table88.A" style:family="table-column">
      <style:table-column-properties style:column-width="0.3354in"/>
    </style:style>
    <style:style style:name="Table88.B" style:family="table-column">
      <style:table-column-properties style:column-width="0.3201in"/>
    </style:style>
    <style:style style:name="Table88.A1" style:family="table-cell">
      <style:table-cell-properties style:vertical-align="middle" fo:padding="0in" fo:border="none"/>
    </style:style>
    <style:style style:name="Table89" style:family="table">
      <style:table-properties style:width="0.6556in" table:align="left"/>
    </style:style>
    <style:style style:name="Table89.A" style:family="table-column">
      <style:table-column-properties style:column-width="0.3354in"/>
    </style:style>
    <style:style style:name="Table89.B" style:family="table-column">
      <style:table-column-properties style:column-width="0.3201in"/>
    </style:style>
    <style:style style:name="Table89.A1" style:family="table-cell">
      <style:table-cell-properties style:vertical-align="middle" fo:padding="0in" fo:border="none"/>
    </style:style>
    <style:style style:name="Table90" style:family="table">
      <style:table-properties style:width="0.6556in" table:align="left"/>
    </style:style>
    <style:style style:name="Table90.A" style:family="table-column">
      <style:table-column-properties style:column-width="0.3354in"/>
    </style:style>
    <style:style style:name="Table90.B" style:family="table-column">
      <style:table-column-properties style:column-width="0.3201in"/>
    </style:style>
    <style:style style:name="Table90.A1" style:family="table-cell">
      <style:table-cell-properties style:vertical-align="middle" fo:padding="0in" fo:border="none"/>
    </style:style>
    <style:style style:name="Table91" style:family="table">
      <style:table-properties style:width="0.6556in" table:align="left"/>
    </style:style>
    <style:style style:name="Table91.A" style:family="table-column">
      <style:table-column-properties style:column-width="0.3354in"/>
    </style:style>
    <style:style style:name="Table91.B" style:family="table-column">
      <style:table-column-properties style:column-width="0.3201in"/>
    </style:style>
    <style:style style:name="Table91.A1" style:family="table-cell">
      <style:table-cell-properties style:vertical-align="middle" fo:padding="0in" fo:border="none"/>
    </style:style>
    <style:style style:name="Table92" style:family="table">
      <style:table-properties style:width="0.6556in" table:align="left"/>
    </style:style>
    <style:style style:name="Table92.A" style:family="table-column">
      <style:table-column-properties style:column-width="0.3354in"/>
    </style:style>
    <style:style style:name="Table92.B" style:family="table-column">
      <style:table-column-properties style:column-width="0.3201in"/>
    </style:style>
    <style:style style:name="Table92.A1" style:family="table-cell">
      <style:table-cell-properties style:vertical-align="middle" fo:padding="0in" fo:border="none"/>
    </style:style>
    <style:style style:name="Table93" style:family="table">
      <style:table-properties style:width="0.6556in" table:align="left"/>
    </style:style>
    <style:style style:name="Table93.A" style:family="table-column">
      <style:table-column-properties style:column-width="0.3354in"/>
    </style:style>
    <style:style style:name="Table93.B" style:family="table-column">
      <style:table-column-properties style:column-width="0.3201in"/>
    </style:style>
    <style:style style:name="Table93.A1" style:family="table-cell">
      <style:table-cell-properties style:vertical-align="middle" fo:padding="0in" fo:border="none"/>
    </style:style>
    <style:style style:name="Table94" style:family="table">
      <style:table-properties style:width="0.6556in" table:align="left"/>
    </style:style>
    <style:style style:name="Table94.A" style:family="table-column">
      <style:table-column-properties style:column-width="0.3354in"/>
    </style:style>
    <style:style style:name="Table94.B" style:family="table-column">
      <style:table-column-properties style:column-width="0.3201in"/>
    </style:style>
    <style:style style:name="Table94.A1" style:family="table-cell">
      <style:table-cell-properties style:vertical-align="middle" fo:padding="0in" fo:border="none"/>
    </style:style>
    <style:style style:name="Table95" style:family="table">
      <style:table-properties style:width="0.6556in" table:align="left"/>
    </style:style>
    <style:style style:name="Table95.A" style:family="table-column">
      <style:table-column-properties style:column-width="0.3354in"/>
    </style:style>
    <style:style style:name="Table95.B" style:family="table-column">
      <style:table-column-properties style:column-width="0.3201in"/>
    </style:style>
    <style:style style:name="Table95.A1" style:family="table-cell">
      <style:table-cell-properties style:vertical-align="middle" fo:padding="0in" fo:border="none"/>
    </style:style>
    <style:style style:name="Table96" style:family="table">
      <style:table-properties style:width="0.6556in" table:align="left"/>
    </style:style>
    <style:style style:name="Table96.A" style:family="table-column">
      <style:table-column-properties style:column-width="0.3354in"/>
    </style:style>
    <style:style style:name="Table96.B" style:family="table-column">
      <style:table-column-properties style:column-width="0.3201in"/>
    </style:style>
    <style:style style:name="Table96.A1" style:family="table-cell">
      <style:table-cell-properties style:vertical-align="middle" fo:padding="0in" fo:border="none"/>
    </style:style>
    <style:style style:name="Table97" style:family="table">
      <style:table-properties style:width="0.6556in" table:align="left"/>
    </style:style>
    <style:style style:name="Table97.A" style:family="table-column">
      <style:table-column-properties style:column-width="0.3354in"/>
    </style:style>
    <style:style style:name="Table97.B" style:family="table-column">
      <style:table-column-properties style:column-width="0.3201in"/>
    </style:style>
    <style:style style:name="Table97.A1" style:family="table-cell">
      <style:table-cell-properties style:vertical-align="middle" fo:padding="0in" fo:border="none"/>
    </style:style>
    <style:style style:name="Table98" style:family="table">
      <style:table-properties style:width="0.6556in" table:align="left"/>
    </style:style>
    <style:style style:name="Table98.A" style:family="table-column">
      <style:table-column-properties style:column-width="0.3354in"/>
    </style:style>
    <style:style style:name="Table98.B" style:family="table-column">
      <style:table-column-properties style:column-width="0.3201in"/>
    </style:style>
    <style:style style:name="Table98.A1" style:family="table-cell">
      <style:table-cell-properties style:vertical-align="middle" fo:padding="0in" fo:border="none"/>
    </style:style>
    <style:style style:name="Table99" style:family="table">
      <style:table-properties style:width="0.6556in" table:align="left"/>
    </style:style>
    <style:style style:name="Table99.A" style:family="table-column">
      <style:table-column-properties style:column-width="0.3354in"/>
    </style:style>
    <style:style style:name="Table99.B" style:family="table-column">
      <style:table-column-properties style:column-width="0.3201in"/>
    </style:style>
    <style:style style:name="Table99.A1" style:family="table-cell">
      <style:table-cell-properties style:vertical-align="middle" fo:padding="0in" fo:border="none"/>
    </style:style>
    <style:style style:name="Table100" style:family="table">
      <style:table-properties style:width="0.6556in" table:align="left"/>
    </style:style>
    <style:style style:name="Table100.A" style:family="table-column">
      <style:table-column-properties style:column-width="0.3354in"/>
    </style:style>
    <style:style style:name="Table100.B" style:family="table-column">
      <style:table-column-properties style:column-width="0.3201in"/>
    </style:style>
    <style:style style:name="Table100.A1" style:family="table-cell">
      <style:table-cell-properties style:vertical-align="middle" fo:padding="0in" fo:border="none"/>
    </style:style>
    <style:style style:name="Table101" style:family="table">
      <style:table-properties style:width="0.5896in" table:align="left"/>
    </style:style>
    <style:style style:name="Table101.A" style:family="table-column">
      <style:table-column-properties style:column-width="0.3354in"/>
    </style:style>
    <style:style style:name="Table101.B" style:family="table-column">
      <style:table-column-properties style:column-width="0.2542in"/>
    </style:style>
    <style:style style:name="Table101.A1" style:family="table-cell">
      <style:table-cell-properties style:vertical-align="middle" fo:padding="0in" fo:border="none"/>
    </style:style>
    <style:style style:name="Table102" style:family="table">
      <style:table-properties style:width="0.6556in" table:align="left"/>
    </style:style>
    <style:style style:name="Table102.A" style:family="table-column">
      <style:table-column-properties style:column-width="0.3354in"/>
    </style:style>
    <style:style style:name="Table102.B" style:family="table-column">
      <style:table-column-properties style:column-width="0.3201in"/>
    </style:style>
    <style:style style:name="Table102.A1" style:family="table-cell">
      <style:table-cell-properties style:vertical-align="middle" fo:padding="0in" fo:border="none"/>
    </style:style>
    <style:style style:name="Table103" style:family="table">
      <style:table-properties style:width="0.5896in" table:align="left"/>
    </style:style>
    <style:style style:name="Table103.A" style:family="table-column">
      <style:table-column-properties style:column-width="0.3354in"/>
    </style:style>
    <style:style style:name="Table103.B" style:family="table-column">
      <style:table-column-properties style:column-width="0.2542in"/>
    </style:style>
    <style:style style:name="Table103.A1" style:family="table-cell">
      <style:table-cell-properties style:vertical-align="middle" fo:padding="0in" fo:border="none"/>
    </style:style>
    <style:style style:name="Table104" style:family="table">
      <style:table-properties style:width="0.6556in" table:align="left"/>
    </style:style>
    <style:style style:name="Table104.A" style:family="table-column">
      <style:table-column-properties style:column-width="0.3354in"/>
    </style:style>
    <style:style style:name="Table104.B" style:family="table-column">
      <style:table-column-properties style:column-width="0.3201in"/>
    </style:style>
    <style:style style:name="Table104.A1" style:family="table-cell">
      <style:table-cell-properties style:vertical-align="middle" fo:padding="0in" fo:border="none"/>
    </style:style>
    <style:style style:name="Table105" style:family="table">
      <style:table-properties style:width="0.5896in" table:align="left"/>
    </style:style>
    <style:style style:name="Table105.A" style:family="table-column">
      <style:table-column-properties style:column-width="0.3354in"/>
    </style:style>
    <style:style style:name="Table105.B" style:family="table-column">
      <style:table-column-properties style:column-width="0.2542in"/>
    </style:style>
    <style:style style:name="Table105.A1" style:family="table-cell">
      <style:table-cell-properties style:vertical-align="middle" fo:padding="0in" fo:border="none"/>
    </style:style>
    <style:style style:name="Table106" style:family="table">
      <style:table-properties style:width="0.6556in" table:align="left"/>
    </style:style>
    <style:style style:name="Table106.A" style:family="table-column">
      <style:table-column-properties style:column-width="0.3354in"/>
    </style:style>
    <style:style style:name="Table106.B" style:family="table-column">
      <style:table-column-properties style:column-width="0.3201in"/>
    </style:style>
    <style:style style:name="Table106.A1" style:family="table-cell">
      <style:table-cell-properties style:vertical-align="middle" fo:padding="0in" fo:border="none"/>
    </style:style>
    <style:style style:name="Table107" style:family="table">
      <style:table-properties style:width="0.6556in" table:align="left"/>
    </style:style>
    <style:style style:name="Table107.A" style:family="table-column">
      <style:table-column-properties style:column-width="0.3354in"/>
    </style:style>
    <style:style style:name="Table107.B" style:family="table-column">
      <style:table-column-properties style:column-width="0.3201in"/>
    </style:style>
    <style:style style:name="Table107.A1" style:family="table-cell">
      <style:table-cell-properties style:vertical-align="middle" fo:padding="0in" fo:border="none"/>
    </style:style>
    <style:style style:name="Table108" style:family="table">
      <style:table-properties style:width="7.0604in" table:align="left"/>
    </style:style>
    <style:style style:name="Table108.A" style:family="table-column">
      <style:table-column-properties style:column-width="6.8826in"/>
    </style:style>
    <style:style style:name="Table108.B" style:family="table-column">
      <style:table-column-properties style:column-width="0.1771in"/>
    </style:style>
    <style:style style:name="Table108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08.A2" style:family="table-cell">
      <style:table-cell-properties style:vertical-align="middle" fo:padding="0in" fo:border="none"/>
    </style:style>
    <style:style style:name="Table109" style:family="table">
      <style:table-properties style:width="0.6201in" table:align="left"/>
    </style:style>
    <style:style style:name="Table109.A" style:family="table-column">
      <style:table-column-properties style:column-width="0.6201in"/>
    </style:style>
    <style:style style:name="Table109.A1" style:family="table-cell">
      <style:table-cell-properties fo:padding="0in" fo:border="none"/>
    </style:style>
    <style:style style:name="Table110" style:family="table">
      <style:table-properties style:width="7.5021in" style:rel-width="100%" table:align="left"/>
    </style:style>
    <style:style style:name="Table110.A" style:family="table-column">
      <style:table-column-properties style:column-width="7.2917in" style:rel-column-width="63694*"/>
    </style:style>
    <style:style style:name="Table110.B" style:family="table-column">
      <style:table-column-properties style:column-width="0.2104in" style:rel-column-width="1840*"/>
    </style:style>
    <style:style style:name="Table110.A1" style:family="table-cell">
      <style:table-cell-properties style:vertical-align="middle" fo:padding="0in" fo:border="none"/>
    </style:style>
    <style:style style:name="Table111" style:family="table">
      <style:table-properties style:width="0.5528in" table:align="left"/>
    </style:style>
    <style:style style:name="Table111.A" style:family="table-column">
      <style:table-column-properties style:column-width="0.5528in"/>
    </style:style>
    <style:style style:name="Table111.A1" style:family="table-cell">
      <style:table-cell-properties style:vertical-align="middle" fo:padding="0in" fo:border="none"/>
    </style:style>
    <style:style style:name="Table112" style:family="table">
      <style:table-properties style:width="0.016in" table:align="right"/>
    </style:style>
    <style:style style:name="Table112.A" style:family="table-column">
      <style:table-column-properties style:column-width="0.016in"/>
    </style:style>
    <style:style style:name="Table112.A1" style:family="table-cell">
      <style:table-cell-properties style:vertical-align="middle" fo:padding="0in" fo:border="none"/>
    </style:style>
    <style:style style:name="Table113" style:family="table">
      <style:table-properties style:width="7.3424in" table:align="left"/>
    </style:style>
    <style:style style:name="Table113.A" style:family="table-column">
      <style:table-column-properties style:column-width="0.084in"/>
    </style:style>
    <style:style style:name="Table113.B" style:family="table-column">
      <style:table-column-properties style:column-width="0.6653in"/>
    </style:style>
    <style:style style:name="Table113.C" style:family="table-column">
      <style:table-column-properties style:column-width="0.6688in"/>
    </style:style>
    <style:style style:name="Table113.D" style:family="table-column">
      <style:table-column-properties style:column-width="0.7042in"/>
    </style:style>
    <style:style style:name="Table113.E" style:family="table-column">
      <style:table-column-properties style:column-width="0.6771in"/>
    </style:style>
    <style:style style:name="Table113.F" style:family="table-column">
      <style:table-column-properties style:column-width="0.6424in"/>
    </style:style>
    <style:style style:name="Table113.G" style:family="table-column">
      <style:table-column-properties style:column-width="0.6472in"/>
    </style:style>
    <style:style style:name="Table113.H" style:family="table-column">
      <style:table-column-properties style:column-width="0.6354in"/>
    </style:style>
    <style:style style:name="Table113.I" style:family="table-column">
      <style:table-column-properties style:column-width="0.6382in"/>
    </style:style>
    <style:style style:name="Table113.J" style:family="table-column">
      <style:table-column-properties style:column-width="0.6486in"/>
    </style:style>
    <style:style style:name="Table113.K" style:family="table-column">
      <style:table-column-properties style:column-width="0.6674in"/>
    </style:style>
    <style:style style:name="Table113.L" style:family="table-column">
      <style:table-column-properties style:column-width="0.6639in"/>
    </style:style>
    <style:style style:name="Table113.A1" style:family="table-cell">
      <style:table-cell-properties style:vertical-align="middle" fo:padding="0in" fo:border="none"/>
    </style:style>
    <style:style style:name="Table113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3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13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14" style:family="table">
      <style:table-properties style:width="7.9667in" table:align="left"/>
    </style:style>
    <style:style style:name="Table114.A" style:family="table-column">
      <style:table-column-properties style:column-width="7.8535in"/>
    </style:style>
    <style:style style:name="Table114.B" style:family="table-column">
      <style:table-column-properties style:column-width="0.1125in"/>
    </style:style>
    <style:style style:name="Table114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14.A2" style:family="table-cell">
      <style:table-cell-properties style:vertical-align="middle" fo:padding="0in" fo:border="none"/>
    </style:style>
    <style:style style:name="Table115" style:family="table">
      <style:table-properties style:width="1.1139in" table:align="left"/>
    </style:style>
    <style:style style:name="Table115.A" style:family="table-column">
      <style:table-column-properties style:column-width="0.016in"/>
    </style:style>
    <style:style style:name="Table115.B" style:family="table-column">
      <style:table-column-properties style:column-width="1.0979in"/>
    </style:style>
    <style:style style:name="Table115.A1" style:family="table-cell">
      <style:table-cell-properties style:vertical-align="middle" fo:padding="0in" fo:border="none"/>
    </style:style>
    <style:style style:name="Table115.B1" style:family="table-cell">
      <style:table-cell-properties fo:padding="0in" fo:border="none"/>
    </style:style>
    <style:style style:name="Table116" style:family="table">
      <style:table-properties style:width="7.5021in" style:rel-width="100%" table:align="left"/>
    </style:style>
    <style:style style:name="Table116.A" style:family="table-column">
      <style:table-column-properties style:column-width="7.3313in" style:rel-column-width="64041*"/>
    </style:style>
    <style:style style:name="Table116.B" style:family="table-column">
      <style:table-column-properties style:column-width="0.1708in" style:rel-column-width="1493*"/>
    </style:style>
    <style:style style:name="Table116.A1" style:family="table-cell">
      <style:table-cell-properties style:vertical-align="middle" fo:padding="0in" fo:border="none"/>
    </style:style>
    <style:style style:name="Table117" style:family="table">
      <style:table-properties style:width="0.6847in" table:align="left"/>
    </style:style>
    <style:style style:name="Table117.A" style:family="table-column">
      <style:table-column-properties style:column-width="0.6847in"/>
    </style:style>
    <style:style style:name="Table117.A1" style:family="table-cell">
      <style:table-cell-properties style:vertical-align="middle" fo:padding="0in" fo:border="none"/>
    </style:style>
    <style:style style:name="Table118" style:family="table">
      <style:table-properties style:width="0.016in" table:align="right"/>
    </style:style>
    <style:style style:name="Table118.A" style:family="table-column">
      <style:table-column-properties style:column-width="0.016in"/>
    </style:style>
    <style:style style:name="Table118.A1" style:family="table-cell">
      <style:table-cell-properties style:vertical-align="middle" fo:padding="0in" fo:border="none"/>
    </style:style>
    <style:style style:name="Table119" style:family="table">
      <style:table-properties style:width="8.2889in" table:align="left"/>
    </style:style>
    <style:style style:name="Table119.A" style:family="table-column">
      <style:table-column-properties style:column-width="0.1208in"/>
    </style:style>
    <style:style style:name="Table119.B" style:family="table-column">
      <style:table-column-properties style:column-width="1.1111in"/>
    </style:style>
    <style:style style:name="Table119.C" style:family="table-column">
      <style:table-column-properties style:column-width="0.8722in"/>
    </style:style>
    <style:style style:name="Table119.H" style:family="table-column">
      <style:table-column-properties style:column-width="0.9403in"/>
    </style:style>
    <style:style style:name="Table119.J" style:family="table-column">
      <style:table-column-properties style:column-width="0.8813in"/>
    </style:style>
    <style:style style:name="Table119.A1" style:family="table-cell">
      <style:table-cell-properties style:vertical-align="middle" fo:padding="0in" fo:border="none"/>
    </style:style>
    <style:style style:name="Table119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19.H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19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19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19.A6" style:family="table-cell">
      <style:table-cell-properties style:vertical-align="middle" fo:background-color="#ffffce" fo:padding="0in" fo:border="none">
        <style:background-image/>
      </style:table-cell-properties>
    </style:style>
    <style:style style:name="Table120" style:family="table">
      <style:table-properties style:width="8.1743in" table:align="left"/>
    </style:style>
    <style:style style:name="Table120.A" style:family="table-column">
      <style:table-column-properties style:column-width="0.7715in"/>
    </style:style>
    <style:style style:name="Table120.B" style:family="table-column">
      <style:table-column-properties style:column-width="1.2799in"/>
    </style:style>
    <style:style style:name="Table120.C" style:family="table-column">
      <style:table-column-properties style:column-width="0.7639in"/>
    </style:style>
    <style:style style:name="Table120.A1" style:family="table-cell">
      <style:table-cell-properties style:vertical-align="middle" fo:background-color="#ffffce" fo:padding="0in" fo:border="none">
        <style:background-image/>
      </style:table-cell-properties>
    </style:style>
    <style:style style:name="Table120.J1" style:family="table-cell">
      <style:table-cell-properties style:vertical-align="middle" fo:padding="0in" fo:border="none"/>
    </style:style>
    <style:style style:name="Table120.A2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20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21" style:family="table">
      <style:table-properties style:width="7.0604in" table:align="left"/>
    </style:style>
    <style:style style:name="Table121.A" style:family="table-column">
      <style:table-column-properties style:column-width="6.9604in"/>
    </style:style>
    <style:style style:name="Table121.B" style:family="table-column">
      <style:table-column-properties style:column-width="0.0993in"/>
    </style:style>
    <style:style style:name="Table121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21.A2" style:family="table-cell">
      <style:table-cell-properties style:vertical-align="middle" fo:padding="0in" fo:border="none"/>
    </style:style>
    <style:style style:name="Table122" style:family="table">
      <style:table-properties style:width="1.1139in" table:align="left"/>
    </style:style>
    <style:style style:name="Table122.A" style:family="table-column">
      <style:table-column-properties style:column-width="0.016in"/>
    </style:style>
    <style:style style:name="Table122.B" style:family="table-column">
      <style:table-column-properties style:column-width="1.0979in"/>
    </style:style>
    <style:style style:name="Table122.A1" style:family="table-cell">
      <style:table-cell-properties style:vertical-align="middle" fo:padding="0in" fo:border="none"/>
    </style:style>
    <style:style style:name="Table122.B1" style:family="table-cell">
      <style:table-cell-properties fo:padding="0in" fo:border="none"/>
    </style:style>
    <style:style style:name="Table123" style:family="table">
      <style:table-properties style:width="7.3424in" table:align="left"/>
    </style:style>
    <style:style style:name="Table123.A" style:family="table-column">
      <style:table-column-properties style:column-width="0.1007in"/>
    </style:style>
    <style:style style:name="Table123.B" style:family="table-column">
      <style:table-column-properties style:column-width="1.3292in"/>
    </style:style>
    <style:style style:name="Table123.C" style:family="table-column">
      <style:table-column-properties style:column-width="0.7306in"/>
    </style:style>
    <style:style style:name="Table123.H" style:family="table-column">
      <style:table-column-properties style:column-width="0.7882in"/>
    </style:style>
    <style:style style:name="Table123.J" style:family="table-column">
      <style:table-column-properties style:column-width="0.7382in"/>
    </style:style>
    <style:style style:name="Table123.A1" style:family="table-cell">
      <style:table-cell-properties style:vertical-align="middle" fo:padding="0in" fo:border="none"/>
    </style:style>
    <style:style style:name="Table123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23.A3" style:family="table-cell">
      <style:table-cell-properties style:vertical-align="middle" fo:background-color="#b8d8e9" fo:padding="0in" fo:border="none">
        <style:background-image/>
      </style:table-cell-properties>
    </style:style>
    <style:style style:name="Table123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23.A5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24" style:family="table">
      <style:table-properties style:width="4.6306in" table:align="left"/>
    </style:style>
    <style:style style:name="Table124.A" style:family="table-column">
      <style:table-column-properties style:column-width="4.5389in"/>
    </style:style>
    <style:style style:name="Table124.B" style:family="table-column">
      <style:table-column-properties style:column-width="0.091in"/>
    </style:style>
    <style:style style:name="Table124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24.A2" style:family="table-cell">
      <style:table-cell-properties style:vertical-align="middle" fo:padding="0in" fo:border="none"/>
    </style:style>
    <style:style style:name="Table125" style:family="table">
      <style:table-properties style:width="0.791in" table:align="left"/>
    </style:style>
    <style:style style:name="Table125.A" style:family="table-column">
      <style:table-column-properties style:column-width="0.791in"/>
    </style:style>
    <style:style style:name="Table125.A1" style:family="table-cell">
      <style:table-cell-properties fo:padding="0in" fo:border="none"/>
    </style:style>
    <style:style style:name="Table126" style:family="table">
      <style:table-properties style:width="7.5021in" style:rel-width="100%" table:align="left"/>
    </style:style>
    <style:style style:name="Table126.A" style:family="table-column">
      <style:table-column-properties style:column-width="7.2285in" style:rel-column-width="63146*"/>
    </style:style>
    <style:style style:name="Table126.B" style:family="table-column">
      <style:table-column-properties style:column-width="0.2736in" style:rel-column-width="2388*"/>
    </style:style>
    <style:style style:name="Table126.A1" style:family="table-cell">
      <style:table-cell-properties style:vertical-align="middle" fo:padding="0in" fo:border="none"/>
    </style:style>
    <style:style style:name="Table127" style:family="table">
      <style:table-properties style:width="0.4222in" table:align="left"/>
    </style:style>
    <style:style style:name="Table127.A" style:family="table-column">
      <style:table-column-properties style:column-width="0.4222in"/>
    </style:style>
    <style:style style:name="Table127.A1" style:family="table-cell">
      <style:table-cell-properties style:vertical-align="middle" fo:padding="0in" fo:border="none"/>
    </style:style>
    <style:style style:name="Table128" style:family="table">
      <style:table-properties style:width="0.016in" table:align="right"/>
    </style:style>
    <style:style style:name="Table128.A" style:family="table-column">
      <style:table-column-properties style:column-width="0.016in"/>
    </style:style>
    <style:style style:name="Table128.A1" style:family="table-cell">
      <style:table-cell-properties style:vertical-align="middle" fo:padding="0in" fo:border="none"/>
    </style:style>
    <style:style style:name="Table129" style:family="table">
      <style:table-properties style:width="4.8118in" table:align="left"/>
    </style:style>
    <style:style style:name="Table129.A" style:family="table-column">
      <style:table-column-properties style:column-width="0.0875in"/>
    </style:style>
    <style:style style:name="Table129.B" style:family="table-column">
      <style:table-column-properties style:column-width="0.6729in"/>
    </style:style>
    <style:style style:name="Table129.C" style:family="table-column">
      <style:table-column-properties style:column-width="0.6792in"/>
    </style:style>
    <style:style style:name="Table129.H" style:family="table-column">
      <style:table-column-properties style:column-width="0.6799in"/>
    </style:style>
    <style:style style:name="Table129.A1" style:family="table-cell">
      <style:table-cell-properties style:vertical-align="middle" fo:padding="0in" fo:border="none"/>
    </style:style>
    <style:style style:name="Table129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29.B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29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30" style:family="table">
      <style:table-properties style:width="0.1368in" table:align="left"/>
    </style:style>
    <style:style style:name="Table130.A" style:family="table-column">
      <style:table-column-properties style:column-width="0.0944in"/>
    </style:style>
    <style:style style:name="Table130.B" style:family="table-column">
      <style:table-column-properties style:column-width="0.0424in"/>
    </style:style>
    <style:style style:name="Table130.A1" style:family="table-cell">
      <style:table-cell-properties style:vertical-align="middle" fo:padding="0in" fo:border="none"/>
    </style:style>
    <style:style style:name="Table130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31" style:family="table">
      <style:table-properties style:width="5.6222in" table:align="left"/>
    </style:style>
    <style:style style:name="Table131.A" style:family="table-column">
      <style:table-column-properties style:column-width="4.0764in"/>
    </style:style>
    <style:style style:name="Table131.B" style:family="table-column">
      <style:table-column-properties style:column-width="1.5458in"/>
    </style:style>
    <style:style style:name="Table131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31.A2" style:family="table-cell">
      <style:table-cell-properties style:vertical-align="middle" fo:padding="0in" fo:border="none"/>
    </style:style>
    <style:style style:name="Table132" style:family="table">
      <style:table-properties style:width="4.0764in" table:align="left"/>
    </style:style>
    <style:style style:name="Table132.A" style:family="table-column">
      <style:table-column-properties style:column-width="0.1667in"/>
    </style:style>
    <style:style style:name="Table132.B" style:family="table-column">
      <style:table-column-properties style:column-width="3.9097in"/>
    </style:style>
    <style:style style:name="Table132.A1" style:family="table-cell">
      <style:table-cell-properties style:vertical-align="middle" fo:padding="0in" fo:border="none"/>
    </style:style>
    <style:style style:name="Table132.B1" style:family="table-cell">
      <style:table-cell-properties fo:padding="0in" fo:border="none"/>
    </style:style>
    <style:style style:name="Table133" style:family="table">
      <style:table-properties style:width="3.1319in" fo:margin-left="-1.5861in" table:align="left"/>
    </style:style>
    <style:style style:name="Table133.A" style:family="table-column">
      <style:table-column-properties style:column-width="3.1319in"/>
    </style:style>
    <style:style style:name="Table133.A1" style:family="table-cell">
      <style:table-cell-properties style:vertical-align="middle" fo:padding="0in" fo:border="none"/>
    </style:style>
    <style:style style:name="Table134" style:family="table">
      <style:table-properties style:width="1.6257in" fo:margin-left="-0.0799in" table:align="left"/>
    </style:style>
    <style:style style:name="Table134.A" style:family="table-column">
      <style:table-column-properties style:column-width="0.5368in"/>
    </style:style>
    <style:style style:name="Table134.B" style:family="table-column">
      <style:table-column-properties style:column-width="1.0889in"/>
    </style:style>
    <style:style style:name="Table134.A1" style:family="table-cell">
      <style:table-cell-properties style:vertical-align="middle" fo:padding="0in" fo:border="none"/>
    </style:style>
    <style:style style:name="Table135" style:family="table">
      <style:table-properties style:width="4.5681in" table:align="left"/>
    </style:style>
    <style:style style:name="Table135.A" style:family="table-column">
      <style:table-column-properties style:column-width="4.0868in"/>
    </style:style>
    <style:style style:name="Table135.B" style:family="table-column">
      <style:table-column-properties style:column-width="0.4813in"/>
    </style:style>
    <style:style style:name="Table135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35.A2" style:family="table-cell">
      <style:table-cell-properties style:vertical-align="middle" fo:padding="0in" fo:border="none"/>
    </style:style>
    <style:style style:name="Table136" style:family="table">
      <style:table-properties style:width="1.1681in" table:align="left"/>
    </style:style>
    <style:style style:name="Table136.A" style:family="table-column">
      <style:table-column-properties style:column-width="0.1667in"/>
    </style:style>
    <style:style style:name="Table136.B" style:family="table-column">
      <style:table-column-properties style:column-width="1.0014in"/>
    </style:style>
    <style:style style:name="Table136.A1" style:family="table-cell">
      <style:table-cell-properties style:vertical-align="middle" fo:padding="0in" fo:border="none"/>
    </style:style>
    <style:style style:name="Table136.B1" style:family="table-cell">
      <style:table-cell-properties fo:padding="0in" fo:border="none"/>
    </style:style>
    <style:style style:name="Table137" style:family="table">
      <style:table-properties style:width="0.4813in" style:rel-width="100%" table:align="left"/>
    </style:style>
    <style:style style:name="Table137.A" style:family="table-column">
      <style:table-column-properties style:column-width="0.4639in" style:rel-column-width="63146*"/>
    </style:style>
    <style:style style:name="Table137.B" style:family="table-column">
      <style:table-column-properties style:column-width="0.0174in" style:rel-column-width="2388*"/>
    </style:style>
    <style:style style:name="Table137.A1" style:family="table-cell">
      <style:table-cell-properties style:vertical-align="middle" fo:padding="0in" fo:border="none"/>
    </style:style>
    <style:style style:name="Table138" style:family="table">
      <style:table-properties style:width="0.4222in" table:align="left"/>
    </style:style>
    <style:style style:name="Table138.A" style:family="table-column">
      <style:table-column-properties style:column-width="0.4222in"/>
    </style:style>
    <style:style style:name="Table138.A1" style:family="table-cell">
      <style:table-cell-properties style:vertical-align="middle" fo:padding="0in" fo:border="none"/>
    </style:style>
    <style:style style:name="Table139" style:family="table">
      <style:table-properties style:width="0.016in" table:align="right"/>
    </style:style>
    <style:style style:name="Table139.A" style:family="table-column">
      <style:table-column-properties style:column-width="0.016in"/>
    </style:style>
    <style:style style:name="Table139.A1" style:family="table-cell">
      <style:table-cell-properties style:vertical-align="middle" fo:padding="0in" fo:border="none"/>
    </style:style>
    <style:style style:name="Table140" style:family="table">
      <style:table-properties style:width="4.5681in" table:align="left" fo:background-color="#e4e4e4">
        <style:background-image/>
      </style:table-properties>
    </style:style>
    <style:style style:name="Table140.A" style:family="table-column">
      <style:table-column-properties style:column-width="0.5007in"/>
    </style:style>
    <style:style style:name="Table140.B" style:family="table-column">
      <style:table-column-properties style:column-width="0.8493in"/>
    </style:style>
    <style:style style:name="Table140.D" style:family="table-column">
      <style:table-column-properties style:column-width="0.9083in"/>
    </style:style>
    <style:style style:name="Table140.E" style:family="table-column">
      <style:table-column-properties style:column-width="0.5139in"/>
    </style:style>
    <style:style style:name="Table140.F" style:family="table-column">
      <style:table-column-properties style:column-width="0.9465in"/>
    </style:style>
    <style:style style:name="Table140.A1" style:family="table-cell">
      <style:table-cell-properties style:vertical-align="middle" fo:padding="0in" fo:border="none"/>
    </style:style>
    <style:style style:name="Table140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40.E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40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40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41" style:family="table">
      <style:table-properties style:width="2.6444in" table:align="left"/>
    </style:style>
    <style:style style:name="Table141.A" style:family="table-column">
      <style:table-column-properties style:column-width="2.6444in"/>
    </style:style>
    <style:style style:name="Table141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141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142" style:family="table">
      <style:table-properties style:width="2.6444in" table:align="left"/>
    </style:style>
    <style:style style:name="Table142.A" style:family="table-column">
      <style:table-column-properties style:column-width="2.6444in"/>
    </style:style>
    <style:style style:name="Table142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142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143" style:family="table">
      <style:table-properties style:width="2.6444in" table:align="left"/>
    </style:style>
    <style:style style:name="Table143.A" style:family="table-column">
      <style:table-column-properties style:column-width="2.6444in"/>
    </style:style>
    <style:style style:name="Table143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143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144" style:family="table">
      <style:table-properties style:width="2.6444in" table:align="left"/>
    </style:style>
    <style:style style:name="Table144.A" style:family="table-column">
      <style:table-column-properties style:column-width="2.6444in"/>
    </style:style>
    <style:style style:name="Table144.A1" style:family="table-cell">
      <style:table-cell-properties style:vertical-align="middle" fo:padding-left="0.0625in" fo:padding-right="0.0194in" fo:padding-top="0.0417in" fo:padding-bottom="0in" fo:border-left="1pt solid #000000" fo:border-right="1pt solid #000000" fo:border-top="1pt solid #000000" fo:border-bottom="none"/>
    </style:style>
    <style:style style:name="Table144.A2" style:family="table-cell">
      <style:table-cell-properties style:vertical-align="middle" fo:background-color="#f0f0f0" fo:padding="0.0194in" fo:border="1pt solid #7c7c7c">
        <style:background-image/>
      </style:table-cell-properties>
    </style:style>
    <style:style style:name="Table145" style:family="table">
      <style:table-properties style:width="3.9583in" table:align="left"/>
    </style:style>
    <style:style style:name="Table145.A" style:family="table-column">
      <style:table-column-properties style:column-width="2.6125in"/>
    </style:style>
    <style:style style:name="Table145.B" style:family="table-column">
      <style:table-column-properties style:column-width="1.3458in"/>
    </style:style>
    <style:style style:name="Table145.A1" style:family="table-cell">
      <style:table-cell-properties fo:padding="0in" fo:border="none"/>
    </style:style>
    <style:style style:name="Table145.B1" style:family="table-cell">
      <style:table-cell-properties style:vertical-align="middle" fo:padding="0in" fo:border="none"/>
    </style:style>
    <style:style style:name="Table146" style:family="table">
      <style:table-properties style:width="7.5021in" style:rel-width="100%" table:align="left"/>
    </style:style>
    <style:style style:name="Table146.A" style:family="table-column">
      <style:table-column-properties style:column-width="7.5021in" style:rel-column-width="65535*"/>
    </style:style>
    <style:style style:name="Table146.A1" style:family="table-cell">
      <style:table-cell-properties fo:padding="0in" fo:border="none"/>
    </style:style>
    <style:style style:name="Table147" style:family="table">
      <style:table-properties style:width="2.25in" style:rel-width="30%" table:align="left"/>
    </style:style>
    <style:style style:name="Table147.A" style:family="table-column">
      <style:table-column-properties style:column-width="1.0326in" style:rel-column-width="9021*"/>
    </style:style>
    <style:style style:name="Table147.B" style:family="table-column">
      <style:table-column-properties style:column-width="0.4042in" style:rel-column-width="3533*"/>
    </style:style>
    <style:style style:name="Table147.C" style:family="table-column">
      <style:table-column-properties style:column-width="0.8125in" style:rel-column-width="7099*"/>
    </style:style>
    <style:style style:name="Table147.A1" style:family="table-cell">
      <style:table-cell-properties style:vertical-align="middle" fo:background-color="#e6e4e7" fo:padding="0in" fo:border="none">
        <style:background-image/>
      </style:table-cell-properties>
    </style:style>
    <style:style style:name="Table147.A2" style:family="table-cell">
      <style:table-cell-properties style:vertical-align="middle" fo:padding="0in" fo:border="none"/>
    </style:style>
    <style:style style:name="Table147.B2" style:family="table-cell">
      <style:table-cell-properties style:vertical-align="middle" fo:padding="0in" fo:border="none"/>
    </style:style>
    <style:style style:name="Table147.C2" style:family="table-cell">
      <style:table-cell-properties style:vertical-align="middle" fo:padding="0in" fo:border="none"/>
    </style:style>
    <style:style style:name="Table147.A3" style:family="table-cell">
      <style:table-cell-properties style:vertical-align="middle" fo:padding="0in" fo:border="none"/>
    </style:style>
    <style:style style:name="Table147.B3" style:family="table-cell">
      <style:table-cell-properties style:vertical-align="middle" fo:padding="0in" fo:border="none"/>
    </style:style>
    <style:style style:name="Table147.C3" style:family="table-cell">
      <style:table-cell-properties style:vertical-align="middle" fo:padding="0in" fo:border="none"/>
    </style:style>
    <style:style style:name="Table147.A4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48" style:family="table">
      <style:table-properties style:width="0.2049in" table:align="left"/>
    </style:style>
    <style:style style:name="Table148.A" style:family="table-column">
      <style:table-column-properties style:column-width="0.016in"/>
    </style:style>
    <style:style style:name="Table148.B" style:family="table-column">
      <style:table-column-properties style:column-width="0.1889in"/>
    </style:style>
    <style:style style:name="Table148.A1" style:family="table-cell">
      <style:table-cell-properties fo:padding="0in" fo:border="none"/>
    </style:style>
    <style:style style:name="Table149" style:family="table">
      <style:table-properties style:width="0.2049in" table:align="left"/>
    </style:style>
    <style:style style:name="Table149.A" style:family="table-column">
      <style:table-column-properties style:column-width="0.016in"/>
    </style:style>
    <style:style style:name="Table149.B" style:family="table-column">
      <style:table-column-properties style:column-width="0.1889in"/>
    </style:style>
    <style:style style:name="Table149.A1" style:family="table-cell">
      <style:table-cell-properties fo:padding="0in" fo:border="none"/>
    </style:style>
    <style:style style:name="Table150" style:family="table">
      <style:table-properties style:width="0.016in" table:align="left"/>
    </style:style>
    <style:style style:name="Table150.A" style:family="table-column">
      <style:table-column-properties style:column-width="0.016in"/>
    </style:style>
    <style:style style:name="Table150.A1" style:family="table-cell">
      <style:table-cell-properties fo:padding="0in" fo:border="none"/>
    </style:style>
    <style:style style:name="Table151" style:family="table">
      <style:table-properties style:width="6.2549in" table:align="left"/>
    </style:style>
    <style:style style:name="Table151.A" style:family="table-column">
      <style:table-column-properties style:column-width="6.1903in"/>
    </style:style>
    <style:style style:name="Table151.B" style:family="table-column">
      <style:table-column-properties style:column-width="0.0639in"/>
    </style:style>
    <style:style style:name="Table151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51.A2" style:family="table-cell">
      <style:table-cell-properties style:vertical-align="middle" fo:padding="0in" fo:border="none"/>
    </style:style>
    <style:style style:name="Table152" style:family="table">
      <style:table-properties style:width="1.5604in" table:align="left"/>
    </style:style>
    <style:style style:name="Table152.A" style:family="table-column">
      <style:table-column-properties style:column-width="1.5604in"/>
    </style:style>
    <style:style style:name="Table152.A1" style:family="table-cell">
      <style:table-cell-properties fo:padding="0in" fo:border="none"/>
    </style:style>
    <style:style style:name="Table153" style:family="table">
      <style:table-properties style:width="6.2549in" style:rel-width="100%" table:align="left"/>
    </style:style>
    <style:style style:name="Table153.A" style:family="table-column">
      <style:table-column-properties style:column-width="6.1125in" style:rel-column-width="64041*"/>
    </style:style>
    <style:style style:name="Table153.B" style:family="table-column">
      <style:table-column-properties style:column-width="0.1424in" style:rel-column-width="1493*"/>
    </style:style>
    <style:style style:name="Table153.A1" style:family="table-cell">
      <style:table-cell-properties style:vertical-align="middle" fo:padding="0in" fo:border="none"/>
    </style:style>
    <style:style style:name="Table154" style:family="table">
      <style:table-properties style:width="0.6847in" table:align="left"/>
    </style:style>
    <style:style style:name="Table154.A" style:family="table-column">
      <style:table-column-properties style:column-width="0.6847in"/>
    </style:style>
    <style:style style:name="Table154.A1" style:family="table-cell">
      <style:table-cell-properties style:vertical-align="middle" fo:padding="0in" fo:border="none"/>
    </style:style>
    <style:style style:name="Table155" style:family="table">
      <style:table-properties style:width="0.016in" table:align="right"/>
    </style:style>
    <style:style style:name="Table155.A" style:family="table-column">
      <style:table-column-properties style:column-width="0.016in"/>
    </style:style>
    <style:style style:name="Table155.A1" style:family="table-cell">
      <style:table-cell-properties style:vertical-align="middle" fo:padding="0in" fo:border="none"/>
    </style:style>
    <style:style style:name="Table156" style:family="table">
      <style:table-properties style:width="6.2417in" table:align="left" fo:background-color="#e4e4e4">
        <style:background-image/>
      </style:table-properties>
    </style:style>
    <style:style style:name="Table156.A" style:family="table-column">
      <style:table-column-properties style:column-width="1.191in"/>
    </style:style>
    <style:style style:name="Table156.B" style:family="table-column">
      <style:table-column-properties style:column-width="1.1785in"/>
    </style:style>
    <style:style style:name="Table156.D" style:family="table-column">
      <style:table-column-properties style:column-width="1.5021in"/>
    </style:style>
    <style:style style:name="Table156.A1" style:family="table-cell">
      <style:table-cell-properties style:vertical-align="middle" fo:padding="0in" fo:border="none"/>
    </style:style>
    <style:style style:name="Table156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56.E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56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56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57" style:family="table">
      <style:table-properties style:width="4.5167in" table:align="left"/>
    </style:style>
    <style:style style:name="Table157.A" style:family="table-column">
      <style:table-column-properties style:column-width="4.4701in"/>
    </style:style>
    <style:style style:name="Table157.B" style:family="table-column">
      <style:table-column-properties style:column-width="0.0458in"/>
    </style:style>
    <style:style style:name="Table157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57.A2" style:family="table-cell">
      <style:table-cell-properties style:vertical-align="middle" fo:padding="0in" fo:border="none"/>
    </style:style>
    <style:style style:name="Table158" style:family="table">
      <style:table-properties style:width="1.5604in" table:align="left"/>
    </style:style>
    <style:style style:name="Table158.A" style:family="table-column">
      <style:table-column-properties style:column-width="1.5604in"/>
    </style:style>
    <style:style style:name="Table158.A1" style:family="table-cell">
      <style:table-cell-properties fo:padding="0in" fo:border="none"/>
    </style:style>
    <style:style style:name="Table159" style:family="table">
      <style:table-properties style:width="4.5167in" style:rel-width="100%" table:align="left"/>
    </style:style>
    <style:style style:name="Table159.A" style:family="table-column">
      <style:table-column-properties style:column-width="4.4139in" style:rel-column-width="64041*"/>
    </style:style>
    <style:style style:name="Table159.B" style:family="table-column">
      <style:table-column-properties style:column-width="0.1028in" style:rel-column-width="1493*"/>
    </style:style>
    <style:style style:name="Table159.A1" style:family="table-cell">
      <style:table-cell-properties style:vertical-align="middle" fo:padding="0in" fo:border="none"/>
    </style:style>
    <style:style style:name="Table160" style:family="table">
      <style:table-properties style:width="0.6847in" table:align="left"/>
    </style:style>
    <style:style style:name="Table160.A" style:family="table-column">
      <style:table-column-properties style:column-width="0.6847in"/>
    </style:style>
    <style:style style:name="Table160.A1" style:family="table-cell">
      <style:table-cell-properties style:vertical-align="middle" fo:padding="0in" fo:border="none"/>
    </style:style>
    <style:style style:name="Table161" style:family="table">
      <style:table-properties style:width="0.016in" table:align="right"/>
    </style:style>
    <style:style style:name="Table161.A" style:family="table-column">
      <style:table-column-properties style:column-width="0.016in"/>
    </style:style>
    <style:style style:name="Table161.A1" style:family="table-cell">
      <style:table-cell-properties style:vertical-align="middle" fo:padding="0in" fo:border="none"/>
    </style:style>
    <style:style style:name="Table162" style:family="table">
      <style:table-properties style:width="4.5035in" table:align="left" fo:background-color="#e4e4e4">
        <style:background-image/>
      </style:table-properties>
    </style:style>
    <style:style style:name="Table162.A" style:family="table-column">
      <style:table-column-properties style:column-width="0.7694in"/>
    </style:style>
    <style:style style:name="Table162.B" style:family="table-column">
      <style:table-column-properties style:column-width="0.7618in"/>
    </style:style>
    <style:style style:name="Table162.D" style:family="table-column">
      <style:table-column-properties style:column-width="1.2757in"/>
    </style:style>
    <style:style style:name="Table162.E" style:family="table-column">
      <style:table-column-properties style:column-width="0.9333in"/>
    </style:style>
    <style:style style:name="Table162.A1" style:family="table-cell">
      <style:table-cell-properties style:vertical-align="middle" fo:padding="0in" fo:border="none"/>
    </style:style>
    <style:style style:name="Table162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62.B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62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62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63" style:family="table">
      <style:table-properties style:width="9.9444in" table:align="left"/>
    </style:style>
    <style:style style:name="Table163.A" style:family="table-column">
      <style:table-column-properties style:column-width="0.9333in"/>
    </style:style>
    <style:style style:name="Table163.B" style:family="table-column">
      <style:table-column-properties style:column-width="9.0111in"/>
    </style:style>
    <style:style style:name="Table163.A1" style:family="table-cell">
      <style:table-cell-properties style:vertical-align="middle" fo:padding-left="0in" fo:padding-right="0in" fo:padding-top="0in" fo:padding-bottom="0.0194in" fo:border-left="none" fo:border-right="none" fo:border-top="none" fo:border-bottom="1pt solid #000000"/>
    </style:style>
    <style:style style:name="Table163.A2" style:family="table-cell">
      <style:table-cell-properties style:vertical-align="middle" fo:padding="0in" fo:border="none"/>
    </style:style>
    <style:style style:name="Table164" style:family="table">
      <style:table-properties style:width="0.9333in" table:align="left"/>
    </style:style>
    <style:style style:name="Table164.A" style:family="table-column">
      <style:table-column-properties style:column-width="0.1667in"/>
    </style:style>
    <style:style style:name="Table164.B" style:family="table-column">
      <style:table-column-properties style:column-width="0.7667in"/>
    </style:style>
    <style:style style:name="Table164.A1" style:family="table-cell">
      <style:table-cell-properties style:vertical-align="middle" fo:padding="0in" fo:border="none"/>
    </style:style>
    <style:style style:name="Table164.B1" style:family="table-cell">
      <style:table-cell-properties fo:padding="0in" fo:border="none"/>
    </style:style>
    <style:style style:name="Table165" style:family="table">
      <style:table-properties style:width="9.0111in" table:align="right"/>
    </style:style>
    <style:style style:name="Table165.A" style:family="table-column">
      <style:table-column-properties style:column-width="0.1667in"/>
    </style:style>
    <style:style style:name="Table165.B" style:family="table-column">
      <style:table-column-properties style:column-width="8.8444in"/>
    </style:style>
    <style:style style:name="Table165.A1" style:family="table-cell">
      <style:table-cell-properties style:vertical-align="middle" fo:padding="0in" fo:border="none"/>
    </style:style>
    <style:style style:name="Table165.B1" style:family="table-cell">
      <style:table-cell-properties fo:padding="0in" fo:border="none"/>
    </style:style>
    <style:style style:name="Table166" style:family="table">
      <style:table-properties style:width="8.8444in" table:align="left" fo:background-color="#e4e4e4">
        <style:background-image/>
      </style:table-properties>
    </style:style>
    <style:style style:name="Table166.A" style:family="table-column">
      <style:table-column-properties style:column-width="0.2847in"/>
    </style:style>
    <style:style style:name="Table166.C" style:family="table-column">
      <style:table-column-properties style:column-width="8.275in"/>
    </style:style>
    <style:style style:name="Table166.A1" style:family="table-cell">
      <style:table-cell-properties style:vertical-align="middle" fo:padding-left="0in" fo:padding-right="0.1875in" fo:padding-top="0.0208in" fo:padding-bottom="0.0208in" fo:border-left="none" fo:border-right="1pt solid #000000" fo:border-top="1pt solid #000000" fo:border-bottom="1pt solid #000000"/>
    </style:style>
    <style:style style:name="Table166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67" style:family="table">
      <style:table-properties style:width="8.2285in" table:align="left" fo:background-color="#e8f4fd">
        <style:background-image/>
      </style:table-properties>
    </style:style>
    <style:style style:name="Table167.A" style:family="table-column">
      <style:table-column-properties style:column-width="0.8715in"/>
    </style:style>
    <style:style style:name="Table167.B" style:family="table-column">
      <style:table-column-properties style:column-width="7.3563in"/>
    </style:style>
    <style:style style:name="Table167.A1" style:family="table-cell">
      <style:table-cell-properties fo:padding="0in" fo:border="none"/>
    </style:style>
    <style:style style:name="Table167.B1" style:family="table-cell">
      <style:table-cell-properties style:vertical-align="middle" fo:padding="0in" fo:border="none"/>
    </style:style>
    <style:style style:name="Table168" style:family="table">
      <style:table-properties style:width="1.1681in" table:align="left"/>
    </style:style>
    <style:style style:name="Table168.A" style:family="table-column">
      <style:table-column-properties style:column-width="0.1667in"/>
    </style:style>
    <style:style style:name="Table168.B" style:family="table-column">
      <style:table-column-properties style:column-width="1.0014in"/>
    </style:style>
    <style:style style:name="Table168.A1" style:family="table-cell">
      <style:table-cell-properties style:vertical-align="middle" fo:padding="0in" fo:border="none"/>
    </style:style>
    <style:style style:name="Table168.B1" style:family="table-cell">
      <style:table-cell-properties fo:padding="0in" fo:border="none"/>
    </style:style>
    <style:style style:name="Table169" style:family="table">
      <style:table-properties style:width="9.0111in" style:rel-width="100%" table:align="left"/>
    </style:style>
    <style:style style:name="Table169.A" style:family="table-column">
      <style:table-column-properties style:column-width="8.6826in" style:rel-column-width="63146*"/>
    </style:style>
    <style:style style:name="Table169.B" style:family="table-column">
      <style:table-column-properties style:column-width="0.3285in" style:rel-column-width="2388*"/>
    </style:style>
    <style:style style:name="Table169.A1" style:family="table-cell">
      <style:table-cell-properties style:vertical-align="middle" fo:padding="0in" fo:border="none"/>
    </style:style>
    <style:style style:name="Table170" style:family="table">
      <style:table-properties style:width="0.4222in" table:align="left"/>
    </style:style>
    <style:style style:name="Table170.A" style:family="table-column">
      <style:table-column-properties style:column-width="0.4222in"/>
    </style:style>
    <style:style style:name="Table170.A1" style:family="table-cell">
      <style:table-cell-properties style:vertical-align="middle" fo:padding="0in" fo:border="none"/>
    </style:style>
    <style:style style:name="Table171" style:family="table">
      <style:table-properties style:width="0.016in" table:align="right"/>
    </style:style>
    <style:style style:name="Table171.A" style:family="table-column">
      <style:table-column-properties style:column-width="0.016in"/>
    </style:style>
    <style:style style:name="Table171.A1" style:family="table-cell">
      <style:table-cell-properties style:vertical-align="middle" fo:padding="0in" fo:border="none"/>
    </style:style>
    <style:style style:name="Table172" style:family="table">
      <style:table-properties style:width="8.4563in" table:align="left" fo:background-color="#e4e4e4">
        <style:background-image/>
      </style:table-properties>
    </style:style>
    <style:style style:name="Table172.A" style:family="table-column">
      <style:table-column-properties style:column-width="1.1688in"/>
    </style:style>
    <style:style style:name="Table172.B" style:family="table-column">
      <style:table-column-properties style:column-width="1.4646in"/>
    </style:style>
    <style:style style:name="Table172.D" style:family="table-column">
      <style:table-column-properties style:column-width="1.5667in"/>
    </style:style>
    <style:style style:name="Table172.E" style:family="table-column">
      <style:table-column-properties style:column-width="1.1569in"/>
    </style:style>
    <style:style style:name="Table172.F" style:family="table-column">
      <style:table-column-properties style:column-width="1.6326in"/>
    </style:style>
    <style:style style:name="Table172.A1" style:family="table-cell">
      <style:table-cell-properties style:vertical-align="middle" fo:padding="0in" fo:border="none"/>
    </style:style>
    <style:style style:name="Table172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72.E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72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72.A4" style:family="table-cell">
      <style:table-cell-properties style:vertical-align="middle" fo:background-color="#f0f5fa" fo:padding="0in" fo:border="none">
        <style:background-image/>
      </style:table-cell-properties>
    </style:style>
    <style:style style:name="Table173" style:family="table">
      <style:table-properties style:width="1.6167in" table:align="left"/>
    </style:style>
    <style:style style:name="Table173.A" style:family="table-column">
      <style:table-column-properties style:column-width="1.6167in"/>
    </style:style>
    <style:style style:name="Table173.A1" style:family="table-cell">
      <style:table-cell-properties fo:padding="0in" fo:border="none"/>
    </style:style>
    <style:style style:name="Table174" style:family="table">
      <style:table-properties style:width="9.8347in" table:align="left"/>
    </style:style>
    <style:style style:name="Table174.A" style:family="table-column">
      <style:table-column-properties style:column-width="0.0618in"/>
    </style:style>
    <style:style style:name="Table174.B" style:family="table-column">
      <style:table-column-properties style:column-width="0.4875in"/>
    </style:style>
    <style:style style:name="Table174.D" style:family="table-column">
      <style:table-column-properties style:column-width="0.416in"/>
    </style:style>
    <style:style style:name="Table174.E" style:family="table-column">
      <style:table-column-properties style:column-width="8.3819in"/>
    </style:style>
    <style:style style:name="Table174.A1" style:family="table-cell">
      <style:table-cell-properties style:vertical-align="middle" fo:padding="0in" fo:border="none"/>
    </style:style>
    <style:style style:name="Table174.A2" style:family="table-cell">
      <style:table-cell-properties style:vertical-align="middle" fo:padding-left="0in" fo:padding-right="0.0208in" fo:padding-top="0.0208in" fo:padding-bottom="0.0208in" fo:border-left="none" fo:border-right="1pt solid #000000" fo:border-top="1pt solid #000000" fo:border-bottom="1pt solid #000000"/>
    </style:style>
    <style:style style:name="Table174.B2" style:family="table-cell">
      <style:table-cell-properties style:vertical-align="middle" fo:background-color="transparent" fo:padding-left="0in" fo:padding-right="0.0208in" fo:padding-top="0.0208in" fo:padding-bottom="0.0208in" fo:border-left="none" fo:border-right="1pt solid #000000" fo:border-top="1pt solid #000000" fo:border-bottom="1pt solid #000000">
        <style:background-image/>
      </style:table-cell-properties>
    </style:style>
    <style:style style:name="Table174.A3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75" style:family="table">
      <style:table-properties style:width="8.3354in" table:align="left" fo:background-color="#e8f4fd">
        <style:background-image/>
      </style:table-properties>
    </style:style>
    <style:style style:name="Table175.A" style:family="table-column">
      <style:table-column-properties style:column-width="1.4042in"/>
    </style:style>
    <style:style style:name="Table175.B" style:family="table-column">
      <style:table-column-properties style:column-width="6.9306in"/>
    </style:style>
    <style:style style:name="Table175.A1" style:family="table-cell">
      <style:table-cell-properties fo:padding="0in" fo:border="none"/>
    </style:style>
    <style:style style:name="Table175.B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top="0in" fo:margin-bottom="0in" loext:contextual-spacing="false"/>
      <style:text-properties fo:font-size="2pt" style:font-size-asian="2pt" style:font-size-complex="2pt"/>
    </style:style>
    <style:style style:name="P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2pt" style:font-size-asian="2pt" style:font-size-complex="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472c4" style:font-name="Calibri" fo:font-size="24pt" fo:letter-spacing="normal" fo:font-style="normal" fo:font-weight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472c4" style:font-name="Calibri" fo:font-size="16pt" fo:letter-spacing="normal" fo:font-style="normal" fo:font-weight="bold" style:font-size-asian="16pt" style:font-size-complex="16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4472c4" style:font-name="Calibri" fo:font-size="14pt" fo:letter-spacing="normal" fo:font-style="normal" fo:font-weight="bold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2e84c0" style:text-line-through-style="none" style:text-line-through-type="none" fo:letter-spacing="normal" style:text-underline-style="none" style:text-blinking="fals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font-variant="normal" fo:text-transform="none" fo:color="#2e84c0" style:text-line-through-style="none" style:text-line-through-type="none" fo:letter-spacing="normal" style:text-underline-style="none" style:text-blinking="false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a6a6a6" style:font-name="Calibri" fo:font-size="24pt" fo:letter-spacing="normal" fo:font-style="normal" fo:font-weight="bold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variant="normal" fo:text-transform="none" fo:color="#ff0000" style:font-name="Calibri" fo:font-size="24pt" fo:letter-spacing="normal" fo:font-style="normal" fo:font-weight="bold"/>
    </style:style>
    <style:style style:name="P12" style:family="paragraph" style:parent-style-name="Text_20_body" style:master-page-name="">
      <loext:graphic-properties draw:fill="none"/>
      <style:paragraph-properties fo:margin-left="0in" fo:margin-right="2.1252in" fo:margin-top="0in" fo:margin-bottom="0in" loext:contextual-spacing="false" fo:line-height="115%" fo:text-indent="0in" style:auto-text-indent="false" style:page-number="auto" fo:background-color="transparent"/>
      <style:text-properties fo:font-variant="normal" fo:text-transform="none" fo:color="#4472c4" style:font-name="Calibri" fo:font-size="14pt" fo:letter-spacing="normal" fo:font-style="normal" fo:font-weight="bold" style:font-size-asian="14pt" style:font-size-complex="14pt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3366" style:font-name="Helvetica" fo:font-size="10.5pt" fo:font-weight="bold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666666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666666" style:font-name="Helvetica" fo:font-size="8.5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color="#666666" style:font-name="Helvetica" fo:font-size="8.5pt" fo:font-weight="bold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font-name="Helvetica" fo:font-size="8.5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0000" style:font-name="Helvetica" fo:font-size="8.5pt" fo:font-weight="bold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fo:color="#000000" style:font-name="Helvetica" fo:font-size="8.5pt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5e88" style:font-name="Helvetica" fo:font-size="7.5pt" fo:font-weight="bold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5e88" style:font-name="Helvetica" fo:font-size="10.5pt" fo:font-weight="bold"/>
    </style:style>
    <style:style style:name="P25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Helvetica" fo:font-size="8.5pt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Helvetica" fo:font-size="8.5pt" fo:font-weight="bold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Helvetica" fo:font-size="8.5pt" fo:font-style="italic"/>
    </style:style>
    <style:style style:name="P28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  <style:text-properties style:font-name="Helvetica" fo:font-size="8.5pt"/>
    </style:style>
    <style:style style:name="P29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336699"/>
    </style:style>
    <style:style style:name="P30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336699" style:font-name="Helvetica" fo:font-size="8.5pt" fo:font-weight="bold"/>
    </style:style>
    <style:style style:name="P31" style:family="paragraph" style:parent-style-name="Table_20_Contents">
      <loext:graphic-properties draw:fill="solid" draw:fill-color="#008000" draw:opacity="100%"/>
      <style:paragraph-properties fo:margin-left="0in" fo:margin-right="0in" fo:margin-top="0in" fo:margin-bottom="0in" loext:contextual-spacing="false" fo:text-indent="0in" style:auto-text-indent="false" fo:background-color="#008000"/>
    </style:style>
    <style:style style:name="P3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name="Calibri" fo:font-size="11pt"/>
    </style:style>
    <style:style style:name="P3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008000" style:font-name="Helvetica" fo:font-size="8.5pt" fo:font-weight="bold"/>
    </style:style>
    <style:style style:name="P3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fo:color="#ff0000" style:font-name="Helvetica" fo:font-size="8.5pt" fo:font-weight="bold"/>
    </style:style>
    <style:style style:name="P35" style:family="paragraph" style:parent-style-name="Table_20_Contents">
      <style:paragraph-properties fo:margin-left="0in" fo:margin-right="0in" fo:margin-top="0in" fo:margin-bottom="0in" loext:contextual-spacing="false" fo:text-align="end" style:justify-single-word="false" fo:text-indent="0in" style:auto-text-indent="false"/>
    </style:style>
    <style:style style:name="P36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Arial1" fo:font-size="8pt" loext:padding-left="0in" loext:padding-right="0in" loext:padding-top="0in" loext:padding-bottom="0.0193in" loext:border-left="none" loext:border-right="none" loext:border-top="none" loext:border-bottom="0.99pt solid #000000"/>
    </style:style>
    <style:style style:name="P37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style:font-name="Arial1" fo:font-size="8pt" loext:padding-left="0in" loext:padding-right="0in" loext:padding-top="0.0193in" loext:padding-bottom="0in" loext:border-left="none" loext:border-right="none" loext:border-top="0.99pt solid #000000" loext:border-bottom="none"/>
    </style:style>
    <style:style style:name="P3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39" style:family="paragraph" style:parent-style-name="Table_20_Contents">
      <style:paragraph-properties fo:margin-left="0in" fo:margin-right="0in" fo:margin-top="0in" fo:margin-bottom="0.1043in" loext:contextual-spacing="false" fo:text-indent="0in" style:auto-text-indent="false"/>
      <style:text-properties fo:color="#000000"/>
    </style:style>
    <style:style style:name="P40" style:family="paragraph" style:parent-style-name="Table_20_Contents">
      <style:paragraph-properties fo:margin-left="0in" fo:margin-right="0in" fo:margin-top="0in" fo:margin-bottom="0.1043in" loext:contextual-spacing="false" fo:text-indent="0in" style:auto-text-indent="false"/>
      <style:text-properties fo:color="#000000" style:font-name="Helvetica" fo:font-size="8.5pt"/>
    </style:style>
    <style:style style:name="P41" style:family="paragraph" style:parent-style-name="Table_20_Contents">
      <style:paragraph-properties fo:margin-left="0in" fo:margin-right="0in" fo:margin-top="0.1043in" fo:margin-bottom="0in" loext:contextual-spacing="false" fo:text-align="center" style:justify-single-word="false" fo:text-indent="0in" style:auto-text-indent="false"/>
      <style:text-properties style:font-name="Helvetica" fo:font-size="8.5pt"/>
    </style:style>
    <style:style style:name="P42" style:family="paragraph" style:parent-style-name="Table_20_Contents">
      <style:paragraph-properties fo:margin-left="0in" fo:margin-right="0in" fo:margin-top="0.052in" fo:margin-bottom="0in" loext:contextual-spacing="false" fo:text-indent="0in" style:auto-text-indent="false"/>
      <style:text-properties fo:color="#000000" style:font-name="Calibri" fo:font-size="8.5pt" fo:font-weight="bold"/>
    </style:style>
    <style:style style:name="P43" style:family="paragraph" style:parent-style-name="Table_20_Contents">
      <style:paragraph-properties fo:margin-left="0.052in" fo:margin-right="0in" fo:margin-top="0in" fo:margin-bottom="0in" loext:contextual-spacing="false" fo:text-indent="0in" style:auto-text-indent="false"/>
      <style:text-properties style:font-name="Helvetica" fo:font-size="9pt" fo:font-weight="bold"/>
    </style:style>
    <style:style style:name="P44" style:family="paragraph" style:parent-style-name="Table_20_Contents">
      <style:paragraph-properties fo:margin-left="0in" fo:margin-right="0in" fo:margin-top="0in" fo:margin-bottom="0.1965in" loext:contextual-spacing="false" fo:text-indent="-0.25in" style:auto-text-indent="false"/>
    </style:style>
    <style:style style:name="P45" style:family="paragraph" style:parent-style-name="Table_20_Contents">
      <style:paragraph-properties fo:margin-left="0in" fo:margin-right="0in" fo:text-indent="-0.25in" style:auto-text-indent="false"/>
    </style:style>
    <style:style style:name="T1" style:family="text">
      <style:text-properties style:font-name="Helvetica" fo:font-size="8.5pt"/>
    </style:style>
    <style:style style:name="T2" style:family="text">
      <style:text-properties style:font-name="Helvetica" fo:font-size="8.5pt" fo:font-weight="bold"/>
    </style:style>
    <style:style style:name="T3" style:family="text">
      <style:text-properties fo:color="#954f72" style:font-name="Helvetica" fo:font-size="8.5pt" style:text-underline-style="solid" style:text-underline-width="auto" style:text-underline-color="font-color"/>
    </style:style>
    <style:style style:name="T4" style:family="text">
      <style:text-properties fo:color="#2e84c0" style:font-name="Helvetica" fo:font-size="8.5pt" style:text-underline-style="solid" style:text-underline-width="auto" style:text-underline-color="font-color"/>
    </style:style>
    <style:style style:name="T5" style:family="text">
      <style:text-properties fo:color="#2e84c0" style:text-line-through-style="none" style:text-line-through-type="none" style:font-name="Helvetica" fo:font-size="8.5pt" style:text-underline-style="none" style:text-blinking="false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font-name="Symbol" fo:font-size="10pt"/>
    </style:style>
    <style:style style:name="T8" style:family="text">
      <style:text-properties fo:font-variant="normal" fo:text-transform="none" fo:color="#005e88" style:text-line-through-style="none" style:text-line-through-type="none" style:font-name="Helvetica" fo:font-size="8.5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font-name="Helvetica" fo:font-size="8.5pt" fo:letter-spacing="normal" fo:font-style="normal" fo:font-weight="normal"/>
    </style:style>
    <style:style style:name="T10" style:family="text">
      <style:text-properties fo:color="#ffffff" style:text-line-through-style="none" style:text-line-through-type="none" style:font-name="Helvetica" fo:font-size="11.5pt" style:text-underline-style="none" fo:font-weight="bold" style:text-blinking="false"/>
    </style:style>
    <style:style style:name="T11" style:family="text">
      <style:text-properties fo:color="#ffffff" style:font-name="Helvetica" fo:font-size="8.5pt" style:text-underline-style="solid" style:text-underline-width="auto" style:text-underline-color="font-color"/>
    </style:style>
    <style:style style:name="T12" style:family="text">
      <style:text-properties fo:color="#ffffff" style:font-name="Helvetica" fo:font-size="10.5pt" style:text-underline-style="solid" style:text-underline-width="auto" style:text-underline-color="font-color" fo:font-weight="bold"/>
    </style:style>
    <style:style style:name="T13" style:family="text">
      <style:text-properties style:font-name="Symbol" fo:font-size="10pt"/>
    </style:style>
    <style:style style:name="T14" style:family="text">
      <style:text-properties fo:color="#666666" style:text-line-through-style="none" style:text-line-through-type="none" style:font-name="Helvetica" fo:font-size="11.5pt" style:text-underline-style="none" fo:font-weight="bold" style:text-blinking="false"/>
    </style:style>
    <style:style style:name="T15" style:family="text">
      <style:text-properties fo:color="#666666" style:font-name="Helvetica" fo:font-size="8.5pt" style:text-underline-style="solid" style:text-underline-width="auto" style:text-underline-color="font-color"/>
    </style:style>
    <style:style style:name="T16" style:family="text">
      <style:text-properties fo:color="#666666" style:font-name="Helvetica" fo:font-size="10.5pt" style:text-underline-style="solid" style:text-underline-width="auto" style:text-underline-color="font-color" fo:font-weight="bold"/>
    </style:style>
    <style:style style:name="T17" style:family="text">
      <style:text-properties fo:background-color="#008000" loext:char-shading-value="0" loext:padding="0.0193in" loext:border="0.99pt solid #000000"/>
    </style:style>
    <style:style style:name="T18" style:family="text">
      <style:text-properties fo:color="#005e88" style:font-name="Helvetica" fo:font-size="8.5pt" style:text-underline-style="solid" style:text-underline-width="auto" style:text-underline-color="font-color"/>
    </style:style>
    <style:style style:name="T19" style:family="text">
      <style:text-properties fo:color="#008000" style:font-name="Helvetica" fo:font-size="8.5pt" fo:font-weight="bold"/>
    </style:style>
    <style:style style:name="T20" style:family="text">
      <style:text-properties fo:color="#ff0000" style:font-name="Helvetica" fo:font-size="8.5pt" fo:font-weight="bold"/>
    </style:style>
    <style:style style:name="T21" style:family="text">
      <style:text-properties fo:font-size="14pt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eneral</text:p>
      <text:p text:style-name="P12">Summary</text:p>
      <text:p text:style-name="P6">Findings</text:p>
      <text:p text:style-name="P6">Control Results</text:p>
      <text:p text:style-name="P6">Responses</text:p>
      <text:p text:style-name="P6">Workflow</text:p>
      <text:p text:style-name="P6">Charts</text:p>
      <text:p text:style-name="P6">Logs</text:p>
      <text:p text:style-name="P6">Archives</text:p>
      <text:p text:style-name="P5"><text:span text:style-name="T21">Gener</text:span>al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5">Key Dates</text:p>
                </table:table-cell>
              </table:table-row>
            </table:table>
            <text:p text:style-name="P13"/>
          </table:table-cell>
          <table:table-cell table:style-name="Table1.A1" office:value-type="string">
            <text:p text:style-name="P1"><text:bookmark text:name="surveymanager_t1"/></text:p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le3.A2" office:value-type="string">
                  <text:p text:style-name="P18">Due Date</text:p>
                </table:table-cell>
                <table:table-cell table:style-name="Table3.B2" office:value-type="string">
                  <text:p text:style-name="P20">2018-04-13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P13"/>
          </table:table-cell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4"><draw:frame draw:style-name="fr1" draw:name="Image1" text:anchor-type="as-char" svg:width="0.1665in" svg:height="0.1665in" draw:z-index="3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"/></text:p>
                </table:table-cell>
                <table:table-cell table:style-name="Table5.B1" office:value-type="string">
                  <text:p text:style-name="P15">Controls</text:p>
                </table:table-cell>
              </table:table-row>
            </table:table>
            <text:p text:style-name="P13"/>
          </table:table-cell>
          <table:table-cell table:style-name="Table4.A1" office:value-type="string">
            <text:p text:style-name="P1"><text:bookmark text:name="vewBtn"/>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4"><draw:frame draw:style-name="fr1" draw:name="Image2" text:anchor-type="as-char" svg:width="0.1665in" svg:height="0.1665in" draw:z-index="4"><draw:image xlink:href="cid:image002.png@01D4DB7C.E6CD2A20" xlink:type="simple" xlink:show="embed" xlink:actuate="onLoad" loext:mime-type=""/><svg:title>https://vaww.grc.va.gov/spc/images/buttons/small/Report.png</svg:title></draw:frame><text:bookmark text:name="&lt;image002.png@01D4DB7C.E6CD2A20&gt;"/></text:p>
                </table:table-cell>
                <table:table-cell table:style-name="Table6.B1" office:value-type="string">
                  <text:p text:style-name="P23">Control Scores Report</text:p>
                </table:table-cell>
              </table:table-row>
            </table:table>
            <text:p text:style-name="P2"><text:bookmark text:name="exportBtn"/></text:p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string">
                  <text:p text:style-name="P14"><draw:frame draw:style-name="fr1" draw:name="Image3" text:anchor-type="as-char" svg:width="0.1665in" svg:height="0.1665in" draw:z-index="2"><draw:image xlink:href="cid:image003.png@01D4DB7C.E6CD2A20" xlink:type="simple" xlink:show="embed" xlink:actuate="onLoad" loext:mime-type=""/><svg:title>https://vaww.grc.va.gov/spc/images/buttons/small/Archive.png</svg:title></draw:frame><text:bookmark text:name="&lt;image003.png@01D4DB7C.E6CD2A20&gt;"/></text:p>
                </table:table-cell>
                <table:table-cell table:style-name="Table7.B1" office:value-type="string">
                  <text:p text:style-name="P23">Export Controls Report</text:p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able:table table:name="Table9" table:style-name="Table9">
                          <table:table-column table:style-name="Table9.A"/>
                          <table:table-column table:style-name="Table9.B"/>
                          <table:table-column table:style-name="Table9.C"/>
                          <table:table-column table:style-name="Table9.D"/>
                          <table:table-row>
                            <table:table-cell table:style-name="Table9.A1" office:value-type="string">
                              <text:p text:style-name="P25">1-21 of 21</text:p>
                            </table:table-cell>
                            <table:table-cell table:style-name="Table9.A1" office:value-type="string">
                              <text:p text:style-name="P14">  <text:span text:style-name="T1">Show</text:span></text:p>
                            </table:table-cell>
                            <table:table-cell table:style-name="Table9.A1" office:value-type="string">
                              <text:p text:style-name="P38"/>
                            </table:table-cell>
                            <table:table-cell table:style-name="Table9.A1" office:value-type="string">
                              <text:p text:style-name="P25">rows</text:p>
                            </table:table-cell>
                          </table:table-row>
                        </table:table>
                        <text:p text:style-name="P13"/>
                      </table:table-cell>
                      <table:table-cell table:style-name="Table8.A1" office:value-type="string">
                        <table:table table:name="Table10" table:style-name="Table10">
                          <table:table-column table:style-name="Table10.A"/>
                          <table:table-row>
                            <table:table-cell table:style-name="Table10.A1" office:value-type="string">
                              <text:p text:style-name="P13"/>
                            </table:table-cell>
                          </table:table-row>
                        </table:table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</table:table-cell>
        </table:table-row>
        <table:table-row>
          <table:table-cell table:style-name="Table4.A2" table:number-columns-spanned="2" office:value-type="string">
            <text:p text:style-name="P19"> </text:p>
            <text:p text:style-name="P1"><text:bookmark text:name="agt_29f7c210-6bac-49e1-9d94-6348310cc354-header"/></text:p>
            <table:table table:name="Table11" table:style-name="Table11">
              <table:table-column table:style-name="Table11.A"/>
              <table:table-column table:style-name="Table11.B" table:number-columns-repeated="2"/>
              <table:table-column table:style-name="Table11.D"/>
              <table:table-column table:style-name="Table11.B" table:number-columns-repeated="3"/>
              <table:table-column table:style-name="Table11.H"/>
              <table:table-header-rows>
                <table:table-row>
                  <table:table-cell table:style-name="Table11.A1" table:number-columns-spanned="8" office:value-type="string">
                    <text:p text:style-name="P13"><text:soft-page-break/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11.A2" office:value-type="string">
                    <text:p text:style-name="P30">Control Test</text:p>
                  </table:table-cell>
                  <table:table-cell table:style-name="Table11.B2" office:value-type="string">
                    <text:p text:style-name="P30">Assigned To</text:p>
                  </table:table-cell>
                  <table:table-cell table:style-name="Table11.C2" office:value-type="string">
                    <text:p text:style-name="P30">Delegated By</text:p>
                  </table:table-cell>
                  <table:table-cell table:style-name="Table11.D2" office:value-type="string">
                    <text:p text:style-name="P30">Status</text:p>
                  </table:table-cell>
                  <table:table-cell table:style-name="Table11.E2" office:value-type="string">
                    <text:p text:style-name="P30">Progress</text:p>
                  </table:table-cell>
                  <table:table-cell table:style-name="Table11.F2" office:value-type="string">
                    <text:p text:style-name="P30">Average Choice Score</text:p>
                  </table:table-cell>
                  <table:table-cell table:style-name="Table11.G2" office:value-type="string">
                    <text:p text:style-name="P30">Resolution</text:p>
                  </table:table-cell>
                  <table:table-cell table:style-name="Table11.H2" office:value-type="string">
                    <text:p text:style-name="P21">Actions</text:p>
                  </table:table-cell>
                </table:table-row>
              </table:table-header-rows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1-1 Confidentiality, Integrity, Availability (CIA) Classification questionnaire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12" table:style-name="Table12">
                    <table:table-column table:style-name="Table12.A"/>
                    <table:table-column table:style-name="Table12.B"/>
                    <table:table-row>
                      <table:table-cell table:style-name="Table12.A1" office:value-type="string">
                        <text:p text:style-name="P31"> </text:p>
                      </table:table-cell>
                      <table:table-cell table:style-name="Table1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1-2 System Information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13" table:style-name="Table13">
                    <table:table-column table:style-name="Table13.A"/>
                    <table:table-column table:style-name="Table13.B"/>
                    <table:table-row>
                      <table:table-cell table:style-name="Table13.A1" office:value-type="string">
                        <text:p text:style-name="P31"> </text:p>
                      </table:table-cell>
                      <table:table-cell table:style-name="Table13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1-3 VA System Documentation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14" table:style-name="Table14">
                    <table:table-column table:style-name="Table14.A"/>
                    <table:table-column table:style-name="Table14.B"/>
                    <table:table-row>
                      <table:table-cell table:style-name="Table14.A1" office:value-type="string">
                        <text:p text:style-name="P31"> </text:p>
                      </table:table-cell>
                      <table:table-cell table:style-name="Table1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Access Control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15" table:style-name="Table15">
                    <table:table-column table:style-name="Table15.A"/>
                    <table:table-column table:style-name="Table15.B"/>
                    <table:table-row>
                      <table:table-cell table:style-name="Table15.A1" office:value-type="string">
                        <text:p text:style-name="P31"> </text:p>
                      </table:table-cell>
                      <table:table-cell table:style-name="Table15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16" table:style-name="Table16">
                    <table:table-column table:style-name="Table16.A"/>
                    <table:table-column table:style-name="Table16.B"/>
                    <table:table-row>
                      <table:table-cell table:style-name="Table16.A1" office:value-type="string">
                        <text:p text:style-name="P31"> </text:p>
                      </table:table-cell>
                      <table:table-cell table:style-name="Table16.A1" office:value-type="string">
                        <text:p text:style-name="P25">95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Audit and Accountability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17" table:style-name="Table17">
                    <table:table-column table:style-name="Table17.A"/>
                    <table:table-column table:style-name="Table17.B"/>
                    <table:table-row>
                      <table:table-cell table:style-name="Table17.A1" office:value-type="string">
                        <text:p text:style-name="P31"> </text:p>
                      </table:table-cell>
                      <table:table-cell table:style-name="Table1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18" table:style-name="Table18">
                    <table:table-column table:style-name="Table18.A"/>
                    <table:table-column table:style-name="Table18.B"/>
                    <table:table-row>
                      <table:table-cell table:style-name="Table18.A1" office:value-type="string">
                        <text:p text:style-name="P31"> </text:p>
                      </table:table-cell>
                      <table:table-cell table:style-name="Table18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Awareness and Training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19" table:style-name="Table19">
                    <table:table-column table:style-name="Table19.A"/>
                    <table:table-column table:style-name="Table19.B"/>
                    <table:table-row>
                      <table:table-cell table:style-name="Table19.A1" office:value-type="string">
                        <text:p text:style-name="P31"> </text:p>
                      </table:table-cell>
                      <table:table-cell table:style-name="Table1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20" table:style-name="Table20">
                    <table:table-column table:style-name="Table20.A"/>
                    <table:table-column table:style-name="Table20.B"/>
                    <table:table-row>
                      <table:table-cell table:style-name="Table20.A1" office:value-type="string">
                        <text:p text:style-name="P31"> </text:p>
                      </table:table-cell>
                      <table:table-cell table:style-name="Table2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Certification, Accreditation, and Security Assessments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21" table:style-name="Table21">
                    <table:table-column table:style-name="Table21.A"/>
                    <table:table-column table:style-name="Table21.B"/>
                    <table:table-row>
                      <table:table-cell table:style-name="Table21.A1" office:value-type="string">
                        <text:p text:style-name="P31"> </text:p>
                      </table:table-cell>
                      <table:table-cell table:style-name="Table21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22" table:style-name="Table22">
                    <table:table-column table:style-name="Table22.A"/>
                    <table:table-column table:style-name="Table22.B"/>
                    <table:table-row>
                      <table:table-cell table:style-name="Table22.A1" office:value-type="string">
                        <text:p text:style-name="P31"> </text:p>
                      </table:table-cell>
                      <table:table-cell table:style-name="Table22.A1" office:value-type="string">
                        <text:p text:style-name="P25">96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Configuration Management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23" table:style-name="Table23">
                    <table:table-column table:style-name="Table23.A"/>
                    <table:table-column table:style-name="Table23.B"/>
                    <table:table-row>
                      <table:table-cell table:style-name="Table23.A1" office:value-type="string">
                        <text:p text:style-name="P31"> </text:p>
                      </table:table-cell>
                      <table:table-cell table:style-name="Table23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24" table:style-name="Table24">
                    <table:table-column table:style-name="Table24.A"/>
                    <table:table-column table:style-name="Table24.B"/>
                    <table:table-row>
                      <table:table-cell table:style-name="Table24.A1" office:value-type="string">
                        <text:p text:style-name="P31"> </text:p>
                      </table:table-cell>
                      <table:table-cell table:style-name="Table2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Contingency Planning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25" table:style-name="Table25">
                    <table:table-column table:style-name="Table25.A"/>
                    <table:table-column table:style-name="Table25.B"/>
                    <table:table-row>
                      <table:table-cell table:style-name="Table25.A1" office:value-type="string">
                        <text:p text:style-name="P31"> </text:p>
                      </table:table-cell>
                      <table:table-cell table:style-name="Table25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26" table:style-name="Table26">
                    <table:table-column table:style-name="Table26.A"/>
                    <table:table-column table:style-name="Table26.B"/>
                    <table:table-row>
                      <table:table-cell table:style-name="Table26.A1" office:value-type="string">
                        <text:p text:style-name="P31"> </text:p>
                      </table:table-cell>
                      <table:table-cell table:style-name="Table26.A1" office:value-type="string">
                        <text:p text:style-name="P25">94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Identification and Authentication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27" table:style-name="Table27">
                    <table:table-column table:style-name="Table27.A"/>
                    <table:table-column table:style-name="Table27.B"/>
                    <table:table-row>
                      <table:table-cell table:style-name="Table27.A1" office:value-type="string">
                        <text:p text:style-name="P31"> </text:p>
                      </table:table-cell>
                      <table:table-cell table:style-name="Table2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28" table:style-name="Table28">
                    <table:table-column table:style-name="Table28.A"/>
                    <table:table-column table:style-name="Table28.B"/>
                    <table:table-row>
                      <table:table-cell table:style-name="Table28.A1" office:value-type="string">
                        <text:p text:style-name="P31"> </text:p>
                      </table:table-cell>
                      <table:table-cell table:style-name="Table28.A1" office:value-type="string">
                        <text:p text:style-name="P25">98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Incident Response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29" table:style-name="Table29">
                    <table:table-column table:style-name="Table29.A"/>
                    <table:table-column table:style-name="Table29.B"/>
                    <table:table-row>
                      <table:table-cell table:style-name="Table29.A1" office:value-type="string">
                        <text:p text:style-name="P31"> </text:p>
                      </table:table-cell>
                      <table:table-cell table:style-name="Table2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30" table:style-name="Table30">
                    <table:table-column table:style-name="Table30.A"/>
                    <table:table-column table:style-name="Table30.B"/>
                    <table:table-row>
                      <table:table-cell table:style-name="Table30.A1" office:value-type="string">
                        <text:p text:style-name="P31"> </text:p>
                      </table:table-cell>
                      <table:table-cell table:style-name="Table3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Information Security Programs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31" table:style-name="Table31">
                    <table:table-column table:style-name="Table31.A"/>
                    <table:table-column table:style-name="Table31.B"/>
                    <table:table-row>
                      <table:table-cell table:style-name="Table31.A1" office:value-type="string">
                        <text:p text:style-name="P31"> </text:p>
                      </table:table-cell>
                      <table:table-cell table:style-name="Table31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32" table:style-name="Table32">
                    <table:table-column table:style-name="Table32.A"/>
                    <table:table-column table:style-name="Table32.B"/>
                    <table:table-row>
                      <table:table-cell table:style-name="Table32.A1" office:value-type="string">
                        <text:p text:style-name="P31"> </text:p>
                      </table:table-cell>
                      <table:table-cell table:style-name="Table3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Maintenance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33" table:style-name="Table33">
                    <table:table-column table:style-name="Table33.A"/>
                    <table:table-column table:style-name="Table33.B"/>
                    <table:table-row>
                      <table:table-cell table:style-name="Table33.A1" office:value-type="string">
                        <text:p text:style-name="P31"> </text:p>
                      </table:table-cell>
                      <table:table-cell table:style-name="Table33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34" table:style-name="Table34">
                    <table:table-column table:style-name="Table34.A"/>
                    <table:table-column table:style-name="Table34.B"/>
                    <table:table-row>
                      <table:table-cell table:style-name="Table34.A1" office:value-type="string">
                        <text:p text:style-name="P31"> </text:p>
                      </table:table-cell>
                      <table:table-cell table:style-name="Table3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Media Protection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35" table:style-name="Table35">
                    <table:table-column table:style-name="Table35.A"/>
                    <table:table-column table:style-name="Table35.B"/>
                    <table:table-row>
                      <table:table-cell table:style-name="Table35.A1" office:value-type="string">
                        <text:p text:style-name="P31"> </text:p>
                      </table:table-cell>
                      <table:table-cell table:style-name="Table35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36" table:style-name="Table36">
                    <table:table-column table:style-name="Table36.A"/>
                    <table:table-column table:style-name="Table36.B"/>
                    <table:table-row>
                      <table:table-cell table:style-name="Table36.A1" office:value-type="string">
                        <text:p text:style-name="P31"> </text:p>
                      </table:table-cell>
                      <table:table-cell table:style-name="Table36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Personnel Security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37" table:style-name="Table37">
                    <table:table-column table:style-name="Table37.A"/>
                    <table:table-column table:style-name="Table37.B"/>
                    <table:table-row>
                      <table:table-cell table:style-name="Table37.A1" office:value-type="string">
                        <text:p text:style-name="P31"> </text:p>
                      </table:table-cell>
                      <table:table-cell table:style-name="Table3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38" table:style-name="Table38">
                    <table:table-column table:style-name="Table38.A"/>
                    <table:table-column table:style-name="Table38.B"/>
                    <table:table-row>
                      <table:table-cell table:style-name="Table38.A1" office:value-type="string">
                        <text:p text:style-name="P31"> </text:p>
                      </table:table-cell>
                      <table:table-cell table:style-name="Table38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Physical and Environmental Protection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39" table:style-name="Table39">
                    <table:table-column table:style-name="Table39.A"/>
                    <table:table-column table:style-name="Table39.B"/>
                    <table:table-row>
                      <table:table-cell table:style-name="Table39.A1" office:value-type="string">
                        <text:p text:style-name="P31"> </text:p>
                      </table:table-cell>
                      <table:table-cell table:style-name="Table3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40" table:style-name="Table40">
                    <table:table-column table:style-name="Table40.A"/>
                    <table:table-column table:style-name="Table40.B"/>
                    <table:table-row>
                      <table:table-cell table:style-name="Table40.A1" office:value-type="string">
                        <text:p text:style-name="P31"> </text:p>
                      </table:table-cell>
                      <table:table-cell table:style-name="Table4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Planning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41" table:style-name="Table41">
                    <table:table-column table:style-name="Table41.A"/>
                    <table:table-column table:style-name="Table41.B"/>
                    <table:table-row>
                      <table:table-cell table:style-name="Table41.A1" office:value-type="string">
                        <text:p text:style-name="P31"> </text:p>
                      </table:table-cell>
                      <table:table-cell table:style-name="Table41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42" table:style-name="Table42">
                    <table:table-column table:style-name="Table42.A"/>
                    <table:table-column table:style-name="Table42.B"/>
                    <table:table-row>
                      <table:table-cell table:style-name="Table42.A1" office:value-type="string">
                        <text:p text:style-name="P31"> </text:p>
                      </table:table-cell>
                      <table:table-cell table:style-name="Table4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Risk Assessment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43" table:style-name="Table43">
                    <table:table-column table:style-name="Table43.A"/>
                    <table:table-column table:style-name="Table43.B"/>
                    <table:table-row>
                      <table:table-cell table:style-name="Table43.A1" office:value-type="string">
                        <text:p text:style-name="P31"> </text:p>
                      </table:table-cell>
                      <table:table-cell table:style-name="Table43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44" table:style-name="Table44">
                    <table:table-column table:style-name="Table44.A"/>
                    <table:table-column table:style-name="Table44.B"/>
                    <table:table-row>
                      <table:table-cell table:style-name="Table44.A1" office:value-type="string">
                        <text:p text:style-name="P31"> </text:p>
                      </table:table-cell>
                      <table:table-cell table:style-name="Table44.A1" office:value-type="string">
                        <text:p text:style-name="P25">94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System and Communications Protection</text:span></text:a></text:p>
                </table:table-cell>
                <table:table-cell table:style-name="Table11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25">Task 1-1, 1-2, 3-2: System Categorization, Description, Control Impl. Details</text:p>
                  <table:table table:name="Table45" table:style-name="Table45">
                    <table:table-column table:style-name="Table45.A"/>
                    <table:table-column table:style-name="Table45.B"/>
                    <table:table-row>
                      <table:table-cell table:style-name="Table45.A1" office:value-type="string">
                        <text:p text:style-name="P31"> </text:p>
                      </table:table-cell>
                      <table:table-cell table:style-name="Table45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able:table table:name="Table46" table:style-name="Table46">
                    <table:table-column table:style-name="Table46.A"/>
                    <table:table-column table:style-name="Table46.B"/>
                    <table:table-row>
                      <table:table-cell table:style-name="Table46.A1" office:value-type="string">
                        <text:p text:style-name="P31"> </text:p>
                      </table:table-cell>
                      <table:table-cell table:style-name="Table46.A1" office:value-type="string">
                        <text:p text:style-name="P25">92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3" office:value-type="string">
                  <text:p text:style-name="P13"/>
                </table:table-cell>
                <table:table-cell table:style-name="Table11.A3" office:value-type="string">
                  <text:p text:style-name="P25">N/A</text:p>
                </table:table-cell>
                <table:table-cell table:style-name="Table11.A3" office:value-type="string">
                  <text:p text:style-name="P38"/>
                </table:table-cell>
              </table:table-row>
              <table:table-row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System and Information Integrity</text:span></text:a></text:p>
                </table:table-cell>
                <table:table-cell table:style-name="Table11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25">Task 1-1, 1-2, 3-2: System Categorization, Description, Control Impl. Details</text:p>
                  <table:table table:name="Table47" table:style-name="Table47">
                    <table:table-column table:style-name="Table47.A"/>
                    <table:table-column table:style-name="Table47.B"/>
                    <table:table-row>
                      <table:table-cell table:style-name="Table47.A1" office:value-type="string">
                        <text:p text:style-name="P31"> </text:p>
                      </table:table-cell>
                      <table:table-cell table:style-name="Table4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able:table table:name="Table48" table:style-name="Table48">
                    <table:table-column table:style-name="Table48.A"/>
                    <table:table-column table:style-name="Table48.B"/>
                    <table:table-row>
                      <table:table-cell table:style-name="Table48.A1" office:value-type="string">
                        <text:p text:style-name="P31"> </text:p>
                      </table:table-cell>
                      <table:table-cell table:style-name="Table48.A1" office:value-type="string">
                        <text:p text:style-name="P25">96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4" office:value-type="string">
                  <text:p text:style-name="P13"/>
                </table:table-cell>
                <table:table-cell table:style-name="Table11.A4" office:value-type="string">
                  <text:p text:style-name="P25">N/A</text:p>
                </table:table-cell>
                <table:table-cell table:style-name="Table11.A4" office:value-type="string">
                  <text:p text:style-name="P38"/>
                </table:table-cell>
              </table:table-row>
              <table:table-row>
                <table:table-cell table:style-name="Table11.A2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4">3-2 System and Services Acquisition</text:span></text:a></text:p>
                </table:table-cell>
                <table:table-cell table:style-name="Table11.A2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11.A23" office:value-type="string">
                  <text:p text:style-name="P25">N/A</text:p>
                </table:table-cell>
                <table:table-cell table:style-name="Table11.A23" office:value-type="string">
                  <text:p text:style-name="P25">Task 1-1, 1-2, 3-2: System Categorization, Description, Control Impl. Details</text:p>
                  <table:table table:name="Table49" table:style-name="Table49">
                    <table:table-column table:style-name="Table49.A"/>
                    <table:table-column table:style-name="Table49.B"/>
                    <table:table-row>
                      <table:table-cell table:style-name="Table49.A1" office:value-type="string">
                        <text:p text:style-name="P31"> </text:p>
                      </table:table-cell>
                      <table:table-cell table:style-name="Table4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23" office:value-type="string">
                  <table:table table:name="Table50" table:style-name="Table50">
                    <table:table-column table:style-name="Table50.A"/>
                    <table:table-column table:style-name="Table50.B"/>
                    <table:table-row>
                      <table:table-cell table:style-name="Table50.A1" office:value-type="string">
                        <text:p text:style-name="P31"> </text:p>
                      </table:table-cell>
                      <table:table-cell table:style-name="Table5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1.A23" office:value-type="string">
                  <text:p text:style-name="P13"/>
                </table:table-cell>
                <table:table-cell table:style-name="Table11.A23" office:value-type="string">
                  <text:p text:style-name="P25">N/A</text:p>
                </table:table-cell>
                <table:table-cell table:style-name="Table11.A23" office:value-type="string">
                  <text:p text:style-name="P38"/>
                </table:table-cell>
              </table:table-row>
            </table:table>
          </table:table-cell>
          <table:covered-table-cell/>
        </table:table-row>
      </table:table>
      <text:p text:style-name="P4">Summary</text:p>
      <text:p text:style-name="P4">IMAGE:</text:p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column table:style-name="Table51.E"/>
        <table:table-row>
          <table:table-cell table:style-name="Table51.A1" table:number-columns-spanned="2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43">Overall Compliance</text:p>
                </table:table-cell>
              </table:table-row>
              <table:table-row>
                <table:table-cell table:style-name="Table52.A2" office:value-type="string">
                  <text:p text:style-name="P36">Top of Form</text:p>
                  <text:p text:style-name="P37">Bottom of Form</text:p>
                </table:table-cell>
              </table:table-row>
            </table:table>
          </table:table-cell>
          <table:covered-table-cell/>
          <table:table-cell table:style-name="Table51.A1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43">Risk Score</text:p>
                </table:table-cell>
              </table:table-row>
              <table:table-row>
                <table:table-cell table:style-name="Table53.A2" office:value-type="string">
                  <text:p text:style-name="P36">Top of Form</text:p>
                  <text:p text:style-name="P37">Bottom of Form</text:p>
                </table:table-cell>
              </table:table-row>
            </table:table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table:style-name="Table51.A1" table:number-columns-spanned="2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43">Compliance for Controls in an Assessment</text:p>
                </table:table-cell>
              </table:table-row>
              <table:table-row>
                <table:table-cell table:style-name="Table54.A2" office:value-type="string">
                  <text:p text:style-name="P36">Top of Form</text:p>
                  <text:p text:style-name="P37">Bottom of Form</text:p>
                </table:table-cell>
              </table:table-row>
            </table:table>
          </table:table-cell>
          <table:covered-table-cell/>
          <table:table-cell table:style-name="Table51.A1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43">Compliance Levels</text:p>
                </table:table-cell>
              </table:table-row>
              <table:table-row>
                <table:table-cell table:style-name="Table55.A2" office:value-type="string">
                  <text:p text:style-name="P36">Top of Form</text:p>
                  <text:p text:style-name="P37">Bottom of Form</text:p>
                </table:table-cell>
              </table:table-row>
            </table:table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table:style-name="Table51.A1" table:number-columns-spanned="2" office:value-type="string">
            <table:table table:name="Table56" table:style-name="Table56">
              <table:table-column table:style-name="Table56.A"/>
              <table:table-row>
                <table:table-cell table:style-name="Table56.A1" office:value-type="string">
                  <text:p text:style-name="P43">Responses in Assessment by Start Date</text:p>
                </table:table-cell>
              </table:table-row>
              <table:table-row>
                <table:table-cell table:style-name="Table56.A2" office:value-type="string">
                  <text:p text:style-name="P36">Top of Form</text:p>
                  <text:p text:style-name="P37">Bottom of Form</text:p>
                </table:table-cell>
              </table:table-row>
            </table:table>
          </table:table-cell>
          <table:covered-table-cell/>
          <table:table-cell table:style-name="Table51.A1" office:value-type="string">
            <table:table table:name="Table57" table:style-name="Table57">
              <table:table-column table:style-name="Table57.A"/>
              <table:table-row>
                <table:table-cell table:style-name="Table57.A1" office:value-type="string">
                  <text:p text:style-name="P43">Status of Responses in Assessment by End Date</text:p>
                </table:table-cell>
              </table:table-row>
              <table:table-row>
                <table:table-cell table:style-name="Table57.A2" office:value-type="string">
                  <text:p text:style-name="P36">Top of Form</text:p>
                  <text:p text:style-name="P37">Bottom of Form</text:p>
                  <table:table table:name="Table58" table:style-name="Table58">
                    <table:table-column table:style-name="Table58.A"/>
                    <table:table-column table:style-name="Table58.B"/>
                    <table:table-row>
                      <table:table-cell table:style-name="Table58.A1" office:value-type="string">
                        <text:p text:style-name="P14"><draw:frame draw:style-name="fr1" draw:name="Image4" text:anchor-type="as-char" svg:width="0.1665in" svg:height="0.1665in" draw:z-index="6"><draw:image xlink:href="cid:image004.gif@01D4DB7D.A59C35E0" xlink:type="simple" xlink:show="embed" xlink:actuate="onLoad" loext:mime-type=""/><svg:title>https://vaww.grc.va.gov/spc/images/common/sectionClosed.gif</svg:title></draw:frame><text:bookmark text:name="&lt;image004.gif@01D4DB7D.A59C35E0&gt;"/></text:p>
                      </table:table-cell>
                      <table:table-cell table:style-name="Table58.B1" office:value-type="string">
                        <text:p text:style-name="P24">Workflow</text:p>
                      </table:table-cell>
                    </table:table-row>
                  </table:table>
                  <text:p text:style-name="Table_20_Contents"/>
                </table:table-cell>
              </table:table-row>
            </table:table>
          </table:table-cell>
          <table:table-cell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table:style-name="Table51.A4" table:number-columns-spanned="3" office:value-type="string">
            <text:p text:style-name="P13"/>
          </table:table-cell>
          <table:covered-table-cell/>
          <table:covered-table-cell/>
          <table:table-cell table:style-name="Table51.A4" office:value-type="string">
            <text:p text:style-name="P13"/>
          </table:table-cell>
          <table:table-cell office:value-type="string">
            <text:p text:style-name="P13"/>
          </table:table-cell>
        </table:table-row>
        <table:table-row>
          <table:table-cell table:style-name="Table51.A1" office:value-type="string">
            <text:p text:style-name="P13"/>
          </table:table-cell>
          <table:table-cell table:style-name="Table51.A1" office:value-type="string">
            <text:p text:style-name="P13"/>
          </table:table-cell>
          <table:table-cell table:style-name="Table51.A1" office:value-type="string">
            <text:p text:style-name="P13"/>
          </table:table-cell>
          <table:table-cell table:style-name="Table51.A1" office:value-type="string">
            <text:p text:style-name="P13"/>
          </table:table-cell>
          <table:table-cell table:style-name="Table51.A1" office:value-type="string">
            <text:p text:style-name="P13"/>
          </table:table-cell>
        </table:table-row>
      </table:table>
      <table:table table:name="Table59" table:style-name="Table59">
        <table:table-column table:style-name="Table59.A"/>
        <table:table-column table:style-name="Table59.B"/>
        <table:table-row>
          <table:table-cell table:style-name="Table59.A1" office:value-type="string">
            <table:table table:name="Table60" table:style-name="Table60">
              <table:table-column table:style-name="Table60.A"/>
              <table:table-column table:style-name="Table60.B"/>
              <table:table-row>
                <table:table-cell table:style-name="Table60.A1" office:value-type="string">
                  <text:p text:style-name="P14"><draw:frame draw:style-name="fr1" draw:name="Image5" text:anchor-type="as-char" svg:width="0.1665in" svg:height="0.1665in" draw:z-index="5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1"/></text:p>
                </table:table-cell>
                <table:table-cell table:style-name="Table60.B1" office:value-type="string">
                  <text:p text:style-name="P15">Workflow</text:p>
                </table:table-cell>
              </table:table-row>
            </table:table>
            <text:p text:style-name="P13"/>
          </table:table-cell>
          <table:table-cell table:style-name="Table59.A1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0">1</text:span></text:a><text:a xlink:type="simple" xlink:href="https://vaww.grc.va.gov/spc/detail.jsp?id=405323966463528648&amp;headerId=10" text:style-name="Internet_20_link" text:visited-style-name="Visited_20_Internet_20_Link"><text:span text:style-name="T11"> </text:span></text:a><text:a xlink:type="simple" xlink:href="https://vaww.grc.va.gov/spc/detail.jsp?id=405323966463528648&amp;headerId=10" text:style-name="Internet_20_link" text:visited-style-name="Visited_20_Internet_20_Link"><text:span text:style-name="T12">Task 1-1, 1-2, 3-2: System Categorization, Description, Control Impl. Detail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2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Perform Risk Identification and Analysi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3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1-3, 4-2: Review and Approve, Assess Security Control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4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1-3: OCS Review and Approve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5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Locked - transitioned to eMAS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6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Confirm Completion of Risk Identification and Analysi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7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4-4: Remediation Action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8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5-3: CA Provide Certification Recommendation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9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5-3: OIS DAS Provide Certification Recommendation</text:span></text:a></text:p>
                  <text:p text:style-name="P44"><text:soft-page-break/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0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5-3: DAA Provide Approval Decision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1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Correct AO Concern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2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Closed - ATO Granted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3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(FRW TATO)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4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(FRW ATO)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5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(Terminal TATO)</text:span></text:a></text:p>
                  <text:p text:style-name="P45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6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- (Former 5-3 ADAS)</text:span></text:a></text:p>
                  <table:table table:name="Table62" table:style-name="Table62">
                    <table:table-column table:style-name="Table62.A"/>
                    <table:table-column table:style-name="Table62.B"/>
                    <table:table-row>
                      <table:table-cell table:style-name="Table62.A1" office:value-type="string">
                        <text:p text:style-name="P26">Current Stage:</text:p>
                      </table:table-cell>
                      <table:table-cell table:style-name="Table62.A1" office:value-type="string">
                        <text:p text:style-name="P25">Task 1-1, 1-2, 3-2: System Categorization, Description, Control Impl. Details</text:p>
                      </table:table-cell>
                    </table:table-row>
                    <table:table-row>
                      <table:table-cell table:style-name="Table62.A1" office:value-type="string">
                        <text:p text:style-name="P26">Since:</text:p>
                      </table:table-cell>
                      <table:table-cell table:style-name="Table62.A1" office:value-type="string">
                        <text:p text:style-name="P27">2018-07-18 10:26:57</text:p>
                      </table:table-cell>
                    </table:table-row>
                    <table:table-row>
                      <table:table-cell table:style-name="Table62.A1" office:value-type="string">
                        <text:p text:style-name="P26">Current Owner(s):</text:p>
                      </table:table-cell>
                      <table:table-cell table:style-name="Table62.A1" office:value-type="string">
                        <text:p text:style-name="P27">William P. McDonough,Toribio Aguilar,Vanessa Thompson,Joseph A Fourcade,Michael H Peprah,Alexandra Jones,Abbas Ali,Hugh Watts,Rebecca S Steingruber,Jeffrey Lodge,Uchenna Ndolo,Kufre Akpaidem,Ayuk N Oben,Leman Canturk,David Faulkner,Sherri Cannady,Danielle Burks,Patricia Aniniba-Adigwe,Robert Ballon,John Allen,Rafael Richards,Jonathan I. Onuegbu,Kenneth Taah,Mark A. Cohen,Travis Grandison,Michael Gibson,Craig Mueller,Clinton Yarbrough,Sabrina Nur Nahar,Kevin A Donkor,Christopher Brown,Claudia Graham,Brian Farneth,Badhan S. Mandal,Fernando Bedoya,Godfred Addai,Patrick Ferguson,Andrew Nulll,Jeffrey Lodge,Kabeya Bubakar,Kevin Frimpong,Annie Omotosho,Ermonela Virrill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61.A1" office:value-type="string">
                  <text:p text:style-name="P1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59.A2" table:number-columns-spanned="2" office:value-type="string">
            <text:p text:style-name="P13"/>
          </table:table-cell>
          <table:covered-table-cell/>
        </table:table-row>
      </table:table>
      <table:table table:name="Table63" table:style-name="Table63">
        <table:table-column table:style-name="Table63.A"/>
        <table:table-column table:style-name="Table63.B"/>
        <table:table-row>
          <table:table-cell table:style-name="Table63.A1" office:value-type="string">
            <table:table table:name="Table64" table:style-name="Table64">
              <table:table-column table:style-name="Table64.A"/>
              <table:table-column table:style-name="Table64.B"/>
              <table:table-row>
                <table:table-cell table:style-name="Table64.A1" office:value-type="string">
                  <text:p text:style-name="P14"><draw:frame draw:style-name="fr1" draw:name="Image6" text:anchor-type="as-char" svg:width="0.1665in" svg:height="0.1665in" draw:z-index="7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2"/></text:p>
                </table:table-cell>
                <table:table-cell table:style-name="Table64.B1" office:value-type="string">
                  <text:p text:style-name="P15">Controls</text:p>
                </table:table-cell>
              </table:table-row>
            </table:table>
            <text:p text:style-name="P13"/>
          </table:table-cell>
          <table:table-cell table:style-name="Table63.A1" office:value-type="string">
            <table:table table:name="Table65" table:style-name="Table65">
              <table:table-column table:style-name="Table65.A"/>
              <table:table-column table:style-name="Table65.B"/>
              <table:table-row>
                <table:table-cell table:style-name="Table65.A1" office:value-type="string">
                  <table:table table:name="Table66" table:style-name="Table66">
                    <table:table-column table:style-name="Table66.A"/>
                    <table:table-column table:style-name="Table66.B"/>
                    <table:table-column table:style-name="Table66.C"/>
                    <table:table-column table:style-name="Table66.D"/>
                    <table:table-row>
                      <table:table-cell table:style-name="Table66.A1" office:value-type="string">
                        <text:p text:style-name="P25">1-21 of 21</text:p>
                      </table:table-cell>
                      <table:table-cell table:style-name="Table66.A1" office:value-type="string">
                        <text:p text:style-name="P14">  <text:span text:style-name="T1">Show</text:span></text:p>
                      </table:table-cell>
                      <table:table-cell table:style-name="Table66.A1" office:value-type="string">
                        <text:p text:style-name="P38"/>
                      </table:table-cell>
                      <table:table-cell table:style-name="Table66.A1" office:value-type="string">
                        <text:p text:style-name="P25">rows</text:p>
                      </table:table-cell>
                    </table:table-row>
                  </table:table>
                  <text:p text:style-name="P13"/>
                </table:table-cell>
                <table:table-cell table:style-name="Table65.A1" office:value-type="string">
                  <table:table table:name="Table67" table:style-name="Table67">
                    <table:table-column table:style-name="Table67.A"/>
                    <table:table-row>
                      <table:table-cell table:style-name="Table67.A1" office:value-type="string">
                        <text:p text:style-name="P13"/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63.A2" table:number-columns-spanned="2" office:value-type="string">
            <text:p text:style-name="P39"> </text:p>
            <text:p text:style-name="P1"><text:bookmark text:name="agt_ef567643-47b9-4041-9a64-c3963eeb6cf2-header"/></text:p>
            <table:table table:name="Table68" table:style-name="Table68">
              <table:table-column table:style-name="Table68.A"/>
              <table:table-column table:style-name="Table68.B"/>
              <table:table-column table:style-name="Table68.C"/>
              <table:table-column table:style-name="Table68.B"/>
              <table:table-column table:style-name="Table68.E"/>
              <table:table-header-rows>
                <table:table-row>
                  <table:table-cell table:style-name="Table68.A1" table:number-columns-spanned="5" office:value-type="string">
                    <text:p text:style-name="P13"><text:soft-page-break/>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68.A2" office:value-type="string">
                    <text:p text:style-name="P30">Control</text:p>
                  </table:table-cell>
                  <table:table-cell table:style-name="Table68.B2" office:value-type="string">
                    <text:p text:style-name="P30">Assigned To</text:p>
                  </table:table-cell>
                  <table:table-cell table:style-name="Table68.C2" office:value-type="string">
                    <text:p text:style-name="P30">Status</text:p>
                  </table:table-cell>
                  <table:table-cell table:style-name="Table68.D2" office:value-type="string">
                    <text:p text:style-name="P30">Progress</text:p>
                  </table:table-cell>
                  <table:table-cell table:style-name="Table68.E2" office:value-type="string">
                    <text:p text:style-name="P30">Average Choice Score</text:p>
                  </table:table-cell>
                </table:table-row>
              </table:table-header-rows>
              <table:table-row>
                <table:table-cell table:style-name="Table68.A3" office:value-type="string">
                  <text:p text:style-name="P25">1-1 Confidentiality, Integrity, Availability (CIA) Classification questionnaire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69" table:style-name="Table69">
                    <table:table-column table:style-name="Table69.A"/>
                    <table:table-column table:style-name="Table69.B"/>
                    <table:table-row>
                      <table:table-cell table:style-name="Table69.A1" office:value-type="string">
                        <text:p text:style-name="P31"> </text:p>
                      </table:table-cell>
                      <table:table-cell table:style-name="Table6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  <table:table-cell table:style-name="Table68.A3" office:value-type="string">
                  <text:p text:style-name="P25">N/A</text:p>
                </table:table-cell>
              </table:table-row>
              <table:table-row>
                <table:table-cell table:style-name="Table68.A4" office:value-type="string">
                  <text:p text:style-name="P25">1-2 System Information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70" table:style-name="Table70">
                    <table:table-column table:style-name="Table70.A"/>
                    <table:table-column table:style-name="Table70.B"/>
                    <table:table-row>
                      <table:table-cell table:style-name="Table70.A1" office:value-type="string">
                        <text:p text:style-name="P31"> </text:p>
                      </table:table-cell>
                      <table:table-cell table:style-name="Table7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  <table:table-cell table:style-name="Table68.A4" office:value-type="string">
                  <text:p text:style-name="P25">N/A</text:p>
                </table:table-cell>
              </table:table-row>
              <table:table-row>
                <table:table-cell table:style-name="Table68.A3" office:value-type="string">
                  <text:p text:style-name="P25">1-3 VA System Documentation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71" table:style-name="Table71">
                    <table:table-column table:style-name="Table71.A"/>
                    <table:table-column table:style-name="Table71.B"/>
                    <table:table-row>
                      <table:table-cell table:style-name="Table71.A1" office:value-type="string">
                        <text:p text:style-name="P31"> </text:p>
                      </table:table-cell>
                      <table:table-cell table:style-name="Table71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  <table:table-cell table:style-name="Table68.A3" office:value-type="string">
                  <text:p text:style-name="P25">N/A</text:p>
                </table:table-cell>
              </table:table-row>
              <table:table-row>
                <table:table-cell table:style-name="Table68.A4" office:value-type="string">
                  <text:p text:style-name="P25">3-2 Access Control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72" table:style-name="Table72">
                    <table:table-column table:style-name="Table72.A"/>
                    <table:table-column table:style-name="Table72.B"/>
                    <table:table-row>
                      <table:table-cell table:style-name="Table72.A1" office:value-type="string">
                        <text:p text:style-name="P31"> </text:p>
                      </table:table-cell>
                      <table:table-cell table:style-name="Table7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73" table:style-name="Table73">
                    <table:table-column table:style-name="Table73.A"/>
                    <table:table-column table:style-name="Table73.B"/>
                    <table:table-row>
                      <table:table-cell table:style-name="Table73.A1" office:value-type="string">
                        <text:p text:style-name="P31"> </text:p>
                      </table:table-cell>
                      <table:table-cell table:style-name="Table73.A1" office:value-type="string">
                        <text:p text:style-name="P25">95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Audit and Accountability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74" table:style-name="Table74">
                    <table:table-column table:style-name="Table74.A"/>
                    <table:table-column table:style-name="Table74.B"/>
                    <table:table-row>
                      <table:table-cell table:style-name="Table74.A1" office:value-type="string">
                        <text:p text:style-name="P31"> </text:p>
                      </table:table-cell>
                      <table:table-cell table:style-name="Table7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75" table:style-name="Table75">
                    <table:table-column table:style-name="Table75.A"/>
                    <table:table-column table:style-name="Table75.B"/>
                    <table:table-row>
                      <table:table-cell table:style-name="Table75.A1" office:value-type="string">
                        <text:p text:style-name="P31"> </text:p>
                      </table:table-cell>
                      <table:table-cell table:style-name="Table75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Awareness and Training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76" table:style-name="Table76">
                    <table:table-column table:style-name="Table76.A"/>
                    <table:table-column table:style-name="Table76.B"/>
                    <table:table-row>
                      <table:table-cell table:style-name="Table76.A1" office:value-type="string">
                        <text:p text:style-name="P31"> </text:p>
                      </table:table-cell>
                      <table:table-cell table:style-name="Table76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77" table:style-name="Table77">
                    <table:table-column table:style-name="Table77.A"/>
                    <table:table-column table:style-name="Table77.B"/>
                    <table:table-row>
                      <table:table-cell table:style-name="Table77.A1" office:value-type="string">
                        <text:p text:style-name="P31"> </text:p>
                      </table:table-cell>
                      <table:table-cell table:style-name="Table7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Certification, Accreditation, and Security Assessments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78" table:style-name="Table78">
                    <table:table-column table:style-name="Table78.A"/>
                    <table:table-column table:style-name="Table78.B"/>
                    <table:table-row>
                      <table:table-cell table:style-name="Table78.A1" office:value-type="string">
                        <text:p text:style-name="P31"> </text:p>
                      </table:table-cell>
                      <table:table-cell table:style-name="Table78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79" table:style-name="Table79">
                    <table:table-column table:style-name="Table79.A"/>
                    <table:table-column table:style-name="Table79.B"/>
                    <table:table-row>
                      <table:table-cell table:style-name="Table79.A1" office:value-type="string">
                        <text:p text:style-name="P31"> </text:p>
                      </table:table-cell>
                      <table:table-cell table:style-name="Table79.A1" office:value-type="string">
                        <text:p text:style-name="P25">96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Configuration Management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80" table:style-name="Table80">
                    <table:table-column table:style-name="Table80.A"/>
                    <table:table-column table:style-name="Table80.B"/>
                    <table:table-row>
                      <table:table-cell table:style-name="Table80.A1" office:value-type="string">
                        <text:p text:style-name="P31"> </text:p>
                      </table:table-cell>
                      <table:table-cell table:style-name="Table8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81" table:style-name="Table81">
                    <table:table-column table:style-name="Table81.A"/>
                    <table:table-column table:style-name="Table81.B"/>
                    <table:table-row>
                      <table:table-cell table:style-name="Table81.A1" office:value-type="string">
                        <text:p text:style-name="P31"> </text:p>
                      </table:table-cell>
                      <table:table-cell table:style-name="Table81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Contingency Planning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82" table:style-name="Table82">
                    <table:table-column table:style-name="Table82.A"/>
                    <table:table-column table:style-name="Table82.B"/>
                    <table:table-row>
                      <table:table-cell table:style-name="Table82.A1" office:value-type="string">
                        <text:p text:style-name="P31"> </text:p>
                      </table:table-cell>
                      <table:table-cell table:style-name="Table8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83" table:style-name="Table83">
                    <table:table-column table:style-name="Table83.A"/>
                    <table:table-column table:style-name="Table83.B"/>
                    <table:table-row>
                      <table:table-cell table:style-name="Table83.A1" office:value-type="string">
                        <text:p text:style-name="P31"> </text:p>
                      </table:table-cell>
                      <table:table-cell table:style-name="Table83.A1" office:value-type="string">
                        <text:p text:style-name="P25">94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Identification and Authentication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84" table:style-name="Table84">
                    <table:table-column table:style-name="Table84.A"/>
                    <table:table-column table:style-name="Table84.B"/>
                    <table:table-row>
                      <table:table-cell table:style-name="Table84.A1" office:value-type="string">
                        <text:p text:style-name="P31"> </text:p>
                      </table:table-cell>
                      <table:table-cell table:style-name="Table8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85" table:style-name="Table85">
                    <table:table-column table:style-name="Table85.A"/>
                    <table:table-column table:style-name="Table85.B"/>
                    <table:table-row>
                      <table:table-cell table:style-name="Table85.A1" office:value-type="string">
                        <text:p text:style-name="P31"> </text:p>
                      </table:table-cell>
                      <table:table-cell table:style-name="Table85.A1" office:value-type="string">
                        <text:p text:style-name="P25">98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Incident Response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86" table:style-name="Table86">
                    <table:table-column table:style-name="Table86.A"/>
                    <table:table-column table:style-name="Table86.B"/>
                    <table:table-row>
                      <table:table-cell table:style-name="Table86.A1" office:value-type="string">
                        <text:p text:style-name="P31"> </text:p>
                      </table:table-cell>
                      <table:table-cell table:style-name="Table86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87" table:style-name="Table87">
                    <table:table-column table:style-name="Table87.A"/>
                    <table:table-column table:style-name="Table87.B"/>
                    <table:table-row>
                      <table:table-cell table:style-name="Table87.A1" office:value-type="string">
                        <text:p text:style-name="P31"> </text:p>
                      </table:table-cell>
                      <table:table-cell table:style-name="Table8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Information Security Programs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88" table:style-name="Table88">
                    <table:table-column table:style-name="Table88.A"/>
                    <table:table-column table:style-name="Table88.B"/>
                    <table:table-row>
                      <table:table-cell table:style-name="Table88.A1" office:value-type="string">
                        <text:p text:style-name="P31"> </text:p>
                      </table:table-cell>
                      <table:table-cell table:style-name="Table88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89" table:style-name="Table89">
                    <table:table-column table:style-name="Table89.A"/>
                    <table:table-column table:style-name="Table89.B"/>
                    <table:table-row>
                      <table:table-cell table:style-name="Table89.A1" office:value-type="string">
                        <text:p text:style-name="P31"> </text:p>
                      </table:table-cell>
                      <table:table-cell table:style-name="Table8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Maintenance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90" table:style-name="Table90">
                    <table:table-column table:style-name="Table90.A"/>
                    <table:table-column table:style-name="Table90.B"/>
                    <table:table-row>
                      <table:table-cell table:style-name="Table90.A1" office:value-type="string">
                        <text:p text:style-name="P31"> </text:p>
                      </table:table-cell>
                      <table:table-cell table:style-name="Table9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91" table:style-name="Table91">
                    <table:table-column table:style-name="Table91.A"/>
                    <table:table-column table:style-name="Table91.B"/>
                    <table:table-row>
                      <table:table-cell table:style-name="Table91.A1" office:value-type="string">
                        <text:p text:style-name="P31"> </text:p>
                      </table:table-cell>
                      <table:table-cell table:style-name="Table91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Media Protection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92" table:style-name="Table92">
                    <table:table-column table:style-name="Table92.A"/>
                    <table:table-column table:style-name="Table92.B"/>
                    <table:table-row>
                      <table:table-cell table:style-name="Table92.A1" office:value-type="string">
                        <text:p text:style-name="P31"> </text:p>
                      </table:table-cell>
                      <table:table-cell table:style-name="Table9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93" table:style-name="Table93">
                    <table:table-column table:style-name="Table93.A"/>
                    <table:table-column table:style-name="Table93.B"/>
                    <table:table-row>
                      <table:table-cell table:style-name="Table93.A1" office:value-type="string">
                        <text:p text:style-name="P31"> </text:p>
                      </table:table-cell>
                      <table:table-cell table:style-name="Table93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Personnel Security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94" table:style-name="Table94">
                    <table:table-column table:style-name="Table94.A"/>
                    <table:table-column table:style-name="Table94.B"/>
                    <table:table-row>
                      <table:table-cell table:style-name="Table94.A1" office:value-type="string">
                        <text:p text:style-name="P31"> </text:p>
                      </table:table-cell>
                      <table:table-cell table:style-name="Table9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95" table:style-name="Table95">
                    <table:table-column table:style-name="Table95.A"/>
                    <table:table-column table:style-name="Table95.B"/>
                    <table:table-row>
                      <table:table-cell table:style-name="Table95.A1" office:value-type="string">
                        <text:p text:style-name="P31"> </text:p>
                      </table:table-cell>
                      <table:table-cell table:style-name="Table95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Physical and Environmental Protection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96" table:style-name="Table96">
                    <table:table-column table:style-name="Table96.A"/>
                    <table:table-column table:style-name="Table96.B"/>
                    <table:table-row>
                      <table:table-cell table:style-name="Table96.A1" office:value-type="string">
                        <text:p text:style-name="P31"> </text:p>
                      </table:table-cell>
                      <table:table-cell table:style-name="Table96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97" table:style-name="Table97">
                    <table:table-column table:style-name="Table97.A"/>
                    <table:table-column table:style-name="Table97.B"/>
                    <table:table-row>
                      <table:table-cell table:style-name="Table97.A1" office:value-type="string">
                        <text:p text:style-name="P31"> </text:p>
                      </table:table-cell>
                      <table:table-cell table:style-name="Table9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Planning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98" table:style-name="Table98">
                    <table:table-column table:style-name="Table98.A"/>
                    <table:table-column table:style-name="Table98.B"/>
                    <table:table-row>
                      <table:table-cell table:style-name="Table98.A1" office:value-type="string">
                        <text:p text:style-name="P31"> </text:p>
                      </table:table-cell>
                      <table:table-cell table:style-name="Table98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99" table:style-name="Table99">
                    <table:table-column table:style-name="Table99.A"/>
                    <table:table-column table:style-name="Table99.B"/>
                    <table:table-row>
                      <table:table-cell table:style-name="Table99.A1" office:value-type="string">
                        <text:p text:style-name="P31"> </text:p>
                      </table:table-cell>
                      <table:table-cell table:style-name="Table99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Risk Assessment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100" table:style-name="Table100">
                    <table:table-column table:style-name="Table100.A"/>
                    <table:table-column table:style-name="Table100.B"/>
                    <table:table-row>
                      <table:table-cell table:style-name="Table100.A1" office:value-type="string">
                        <text:p text:style-name="P31"> </text:p>
                      </table:table-cell>
                      <table:table-cell table:style-name="Table100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101" table:style-name="Table101">
                    <table:table-column table:style-name="Table101.A"/>
                    <table:table-column table:style-name="Table101.B"/>
                    <table:table-row>
                      <table:table-cell table:style-name="Table101.A1" office:value-type="string">
                        <text:p text:style-name="P31"> </text:p>
                      </table:table-cell>
                      <table:table-cell table:style-name="Table101.A1" office:value-type="string">
                        <text:p text:style-name="P25">94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System and Communications Protection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102" table:style-name="Table102">
                    <table:table-column table:style-name="Table102.A"/>
                    <table:table-column table:style-name="Table102.B"/>
                    <table:table-row>
                      <table:table-cell table:style-name="Table102.A1" office:value-type="string">
                        <text:p text:style-name="P31"> </text:p>
                      </table:table-cell>
                      <table:table-cell table:style-name="Table102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103" table:style-name="Table103">
                    <table:table-column table:style-name="Table103.A"/>
                    <table:table-column table:style-name="Table103.B"/>
                    <table:table-row>
                      <table:table-cell table:style-name="Table103.A1" office:value-type="string">
                        <text:p text:style-name="P31"> </text:p>
                      </table:table-cell>
                      <table:table-cell table:style-name="Table103.A1" office:value-type="string">
                        <text:p text:style-name="P25">92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  <table:table-row>
                <table:table-cell table:style-name="Table68.A4" office:value-type="string">
                  <text:p text:style-name="P25">3-2 System and Information Integrity</text:p>
                </table:table-cell>
                <table:table-cell table:style-name="Table68.A4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4" office:value-type="string">
                  <text:p text:style-name="P25">Task 1-1, 1-2, 3-2: System Categorization, Description, Control Impl. Details</text:p>
                  <table:table table:name="Table104" table:style-name="Table104">
                    <table:table-column table:style-name="Table104.A"/>
                    <table:table-column table:style-name="Table104.B"/>
                    <table:table-row>
                      <table:table-cell table:style-name="Table104.A1" office:value-type="string">
                        <text:p text:style-name="P31"> </text:p>
                      </table:table-cell>
                      <table:table-cell table:style-name="Table104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able:table table:name="Table105" table:style-name="Table105">
                    <table:table-column table:style-name="Table105.A"/>
                    <table:table-column table:style-name="Table105.B"/>
                    <table:table-row>
                      <table:table-cell table:style-name="Table105.A1" office:value-type="string">
                        <text:p text:style-name="P31"> </text:p>
                      </table:table-cell>
                      <table:table-cell table:style-name="Table105.A1" office:value-type="string">
                        <text:p text:style-name="P25">96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4" office:value-type="string">
                  <text:p text:style-name="P13"/>
                </table:table-cell>
              </table:table-row>
              <table:table-row>
                <table:table-cell table:style-name="Table68.A3" office:value-type="string">
                  <text:p text:style-name="P25">3-2 System and Services Acquisition</text:p>
                </table:table-cell>
                <table:table-cell table:style-name="Table68.A3" office:value-type="string">
                  <text:p text:style-name="P14"><text:a xlink:type="simple" xlink:href="https://vaww.grc.va.gov/spc/detail.jsp?id=405323966463528648&amp;headerId=10" text:style-name="Internet_20_link" text:visited-style-name="Visited_20_Internet_20_Link"><text:span text:style-name="T3">43 Users</text:span></text:a></text:p>
                </table:table-cell>
                <table:table-cell table:style-name="Table68.A3" office:value-type="string">
                  <text:p text:style-name="P25">Task 1-1, 1-2, 3-2: System Categorization, Description, Control Impl. Details</text:p>
                  <table:table table:name="Table106" table:style-name="Table106">
                    <table:table-column table:style-name="Table106.A"/>
                    <table:table-column table:style-name="Table106.B"/>
                    <table:table-row>
                      <table:table-cell table:style-name="Table106.A1" office:value-type="string">
                        <text:p text:style-name="P31"> </text:p>
                      </table:table-cell>
                      <table:table-cell table:style-name="Table106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able:table table:name="Table107" table:style-name="Table107">
                    <table:table-column table:style-name="Table107.A"/>
                    <table:table-column table:style-name="Table107.B"/>
                    <table:table-row>
                      <table:table-cell table:style-name="Table107.A1" office:value-type="string">
                        <text:p text:style-name="P31"> </text:p>
                      </table:table-cell>
                      <table:table-cell table:style-name="Table107.A1" office:value-type="string">
                        <text:p text:style-name="P25">10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68.A3" office:value-type="string">
                  <text:p text:style-name="P13"/>
                </table:table-cell>
              </table:table-row>
            </table:table>
          </table:table-cell>
          <table:covered-table-cell/>
        </table:table-row>
      </table:table>
      <text:p text:style-name="P4">Findings</text:p>
      <table:table table:name="Table108" table:style-name="Table108">
        <table:table-column table:style-name="Table108.A"/>
        <table:table-column table:style-name="Table108.B"/>
        <table:table-row>
          <table:table-cell table:style-name="Table108.A1" office:value-type="string">
            <table:table table:name="Table109" table:style-name="Table109">
              <table:table-column table:style-name="Table109.A"/>
              <table:table-row>
                <table:table-cell table:style-name="Table109.A1" office:value-type="string">
                  <text:p text:style-name="P15">Findings</text:p>
                </table:table-cell>
              </table:table-row>
            </table:table>
            <text:p text:style-name="P13"/>
          </table:table-cell>
          <table:table-cell table:style-name="Table108.A1" office:value-type="string">
            <text:p text:style-name="P13"/>
          </table:table-cell>
        </table:table-row>
        <table:table-row>
          <table:table-cell table:style-name="Table108.A2" table:number-columns-spanned="2" office:value-type="string">
            <text:p text:style-name="P13"/>
          </table:table-cell>
          <table:covered-table-cell/>
        </table:table-row>
      </table:table>
      <table:table table:name="Table110" table:style-name="Table110">
        <table:table-column table:style-name="Table110.A"/>
        <table:table-column table:style-name="Table110.B"/>
        <table:table-row>
          <table:table-cell table:style-name="Table110.A1" office:value-type="string">
            <table:table table:name="Table111" table:style-name="Table111">
              <table:table-column table:style-name="Table111.A"/>
              <table:table-row>
                <table:table-cell table:style-name="Table111.A1" office:value-type="string">
                  <text:p text:style-name="P25">1-12 of 12</text:p>
                </table:table-cell>
              </table:table-row>
            </table:table>
            <text:p text:style-name="P13"/>
          </table:table-cell>
          <table:table-cell table:style-name="Table110.A1" office:value-type="string">
            <table:table table:name="Table112" table:style-name="Table112">
              <table:table-column table:style-name="Table112.A"/>
              <table:table-row>
                <table:table-cell table:style-name="Table112.A1" office:value-type="string">
                  <text:p text:style-name="P13"/>
                </table:table-cell>
              </table:table-row>
            </table:table>
          </table:table-cell>
        </table:table-row>
      </table:table>
      <text:p text:style-name="P7"> </text:p>
      <text:p text:style-name="P1"><text:bookmark text:name="agt_febe68ae-1d4f-4cac-a2b7-77ccd08efe9a-header"/></text:p>
      <table:table table:name="Table113" table:style-name="Table113">
        <table:table-column table:style-name="Table113.A"/>
        <table:table-column table:style-name="Table113.B"/>
        <table:table-column table:style-name="Table113.C"/>
        <table:table-column table:style-name="Table113.D"/>
        <table:table-column table:style-name="Table113.E"/>
        <table:table-column table:style-name="Table113.F"/>
        <table:table-column table:style-name="Table113.G"/>
        <table:table-column table:style-name="Table113.H"/>
        <table:table-column table:style-name="Table113.I"/>
        <table:table-column table:style-name="Table113.J"/>
        <table:table-column table:style-name="Table113.K"/>
        <table:table-column table:style-name="Table113.L"/>
        <table:table-header-rows>
          <table:table-row>
            <table:table-cell table:style-name="Table113.A1" table:number-columns-spanned="12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3.A2" office:value-type="string">
              <text:p text:style-name="P38"/>
            </table:table-cell>
            <table:table-cell table:style-name="Table113.A2" office:value-type="string">
              <text:p text:style-name="P30">Finding Id</text:p>
            </table:table-cell>
            <table:table-cell table:style-name="Table113.A2" office:value-type="string">
              <text:p text:style-name="P30">Title</text:p>
            </table:table-cell>
            <table:table-cell table:style-name="Table113.A2" office:value-type="string">
              <text:p text:style-name="P30">Description</text:p>
            </table:table-cell>
            <table:table-cell table:style-name="Table113.A2" office:value-type="string">
              <text:p text:style-name="P30">Subcontrol</text:p>
            </table:table-cell>
            <table:table-cell table:style-name="Table113.A2" office:value-type="string">
              <text:p text:style-name="P30">Status</text:p>
            </table:table-cell>
            <table:table-cell table:style-name="Table113.A2" office:value-type="string">
              <text:p text:style-name="P30">Owner</text:p>
            </table:table-cell>
            <table:table-cell table:style-name="Table113.A2" office:value-type="string">
              <text:p text:style-name="P30">Team</text:p>
            </table:table-cell>
            <table:table-cell table:style-name="Table113.A2" office:value-type="string">
              <text:p text:style-name="P30">Risk Score</text:p>
            </table:table-cell>
            <table:table-cell table:style-name="Table113.A2" office:value-type="string">
              <text:p text:style-name="P30">Impact</text:p>
            </table:table-cell>
            <table:table-cell table:style-name="Table113.A2" office:value-type="string">
              <text:p text:style-name="P30">Likelihood</text:p>
            </table:table-cell>
            <table:table-cell table:style-name="Table113.A2" office:value-type="string">
              <text:p text:style-name="P30">Created<text:bookmark text:name="1891511843495929325"/></text:p>
            </table:table-cell>
          </table:table-row>
        </table:table-header-rows>
        <table:table-row>
          <table:table-cell table:style-name="Table113.A3" office:value-type="string">
            <text:p text:style-name="P38"/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57</text:span></text:a></text:p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VAM ISCP - Pending signature from ISO</text:span></text:a></text:p>
          </table:table-cell>
          <table:table-cell table:style-name="Table113.A3" office:value-type="string">
            <text:p text:style-name="P25">The ISCP is pending signature from the ISO. Scheduled Completion Date is expected to be 10/26.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Closed</text:p>
          </table:table-cell>
          <table:table-cell table:style-name="Table113.A3" office:value-type="string">
            <text:p text:style-name="P25">Badhan Mandal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14"><text:span text:style-name="T17"> </text:span><text:span text:style-name="T1">Low</text:span></text:p>
          </table:table-cell>
          <table:table-cell table:style-name="Table113.A3" office:value-type="string">
            <text:p text:style-name="P25">Medium</text:p>
          </table:table-cell>
          <table:table-cell table:style-name="Table113.A3" office:value-type="string">
            <text:p text:style-name="P25">Possible</text:p>
          </table:table-cell>
          <table:table-cell table:style-name="Table113.A3" office:value-type="string">
            <text:p text:style-name="P25">2018-09-10 16:59:09<text:bookmark text:name="1891511843495929326"/></text:p>
          </table:table-cell>
        </table:table-row>
        <text:soft-page-break/>
        <table:table-row>
          <table:table-cell table:style-name="Table113.A4" office:value-type="string">
            <text:p text:style-name="P38"/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58</text:span></text:a></text:p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ISCP Tabletop/Exercise</text:span></text:a></text:p>
          </table:table-cell>
          <table:table-cell table:style-name="Table113.A4" office:value-type="string">
            <text:p text:style-name="P25">ISCP Tabletop/Exercise will need to be coordinated by the ISO with the AWS team.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25">Closed</text:p>
          </table:table-cell>
          <table:table-cell table:style-name="Table113.A4" office:value-type="string">
            <text:p text:style-name="P25">Badhan Mandal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14"><text:span text:style-name="T17"> </text:span><text:span text:style-name="T1">Low</text:span></text:p>
          </table:table-cell>
          <table:table-cell table:style-name="Table113.A4" office:value-type="string">
            <text:p text:style-name="P25">Medium</text:p>
          </table:table-cell>
          <table:table-cell table:style-name="Table113.A4" office:value-type="string">
            <text:p text:style-name="P25">Possible</text:p>
          </table:table-cell>
          <table:table-cell table:style-name="Table113.A4" office:value-type="string">
            <text:p text:style-name="P25">2018-09-10 17:01:24<text:bookmark text:name="1891511843495929327"/></text:p>
          </table:table-cell>
        </table:table-row>
        <table:table-row>
          <table:table-cell table:style-name="Table113.A3" office:value-type="string">
            <text:p text:style-name="P38"/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59</text:span></text:a></text:p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VAM IRP - Pending signature from ISO</text:span></text:a></text:p>
          </table:table-cell>
          <table:table-cell table:style-name="Table113.A3" office:value-type="string">
            <text:p text:style-name="P25">Pending signature from ISO. Scheduled completion date is 10/26/18.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Closed</text:p>
          </table:table-cell>
          <table:table-cell table:style-name="Table113.A3" office:value-type="string">
            <text:p text:style-name="P25">Badhan Mandal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14"><text:span text:style-name="T17"> </text:span><text:span text:style-name="T1">Low</text:span></text:p>
          </table:table-cell>
          <table:table-cell table:style-name="Table113.A3" office:value-type="string">
            <text:p text:style-name="P25">Medium</text:p>
          </table:table-cell>
          <table:table-cell table:style-name="Table113.A3" office:value-type="string">
            <text:p text:style-name="P25">Possible</text:p>
          </table:table-cell>
          <table:table-cell table:style-name="Table113.A3" office:value-type="string">
            <text:p text:style-name="P25">2018-09-10 17:06:01<text:bookmark text:name="1891511843495929328"/></text:p>
          </table:table-cell>
        </table:table-row>
        <table:table-row>
          <table:table-cell table:style-name="Table113.A4" office:value-type="string">
            <text:p text:style-name="P38"/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0</text:span></text:a></text:p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VAM DRP- Pending Signature from ISO/PO</text:span></text:a></text:p>
          </table:table-cell>
          <table:table-cell table:style-name="Table113.A4" office:value-type="string">
            <text:p text:style-name="P25">VAM DRP- Pending Signature from ISO/PO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25">Closed</text:p>
          </table:table-cell>
          <table:table-cell table:style-name="Table113.A4" office:value-type="string">
            <text:p text:style-name="P25">Badhan Mandal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14"><text:span text:style-name="T17"> </text:span><text:span text:style-name="T1">Low</text:span></text:p>
          </table:table-cell>
          <table:table-cell table:style-name="Table113.A4" office:value-type="string">
            <text:p text:style-name="P25">Medium</text:p>
          </table:table-cell>
          <table:table-cell table:style-name="Table113.A4" office:value-type="string">
            <text:p text:style-name="P25">Possible</text:p>
          </table:table-cell>
          <table:table-cell table:style-name="Table113.A4" office:value-type="string">
            <text:p text:style-name="P25">2018-09-10 17:12:01<text:bookmark text:name="1891511843495929329"/></text:p>
          </table:table-cell>
        </table:table-row>
        <table:table-row>
          <table:table-cell table:style-name="Table113.A3" office:value-type="string">
            <text:p text:style-name="P38"/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1</text:span></text:a></text:p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VAM DRP - TEST</text:span></text:a></text:p>
          </table:table-cell>
          <table:table-cell table:style-name="Table113.A3" office:value-type="string">
            <text:p text:style-name="P25">VAM DRP - TEST needs to be scheduled by ISO.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Closed</text:p>
          </table:table-cell>
          <table:table-cell table:style-name="Table113.A3" office:value-type="string">
            <text:p text:style-name="P25">Badhan Mandal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14"><text:span text:style-name="T17"> </text:span><text:span text:style-name="T1">Low</text:span></text:p>
          </table:table-cell>
          <table:table-cell table:style-name="Table113.A3" office:value-type="string">
            <text:p text:style-name="P25">Medium</text:p>
          </table:table-cell>
          <table:table-cell table:style-name="Table113.A3" office:value-type="string">
            <text:p text:style-name="P25">Possible</text:p>
          </table:table-cell>
          <table:table-cell table:style-name="Table113.A3" office:value-type="string">
            <text:p text:style-name="P25">2018-09-10 17:13:33<text:bookmark text:name="1891511843495929330"/></text:p>
          </table:table-cell>
        </table:table-row>
        <table:table-row>
          <table:table-cell table:style-name="Table113.A4" office:value-type="string">
            <text:p text:style-name="P38"/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2</text:span></text:a></text:p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PIA- Pending signature from PO</text:span></text:a></text:p>
          </table:table-cell>
          <table:table-cell table:style-name="Table113.A4" office:value-type="string">
            <text:p text:style-name="P25">PIA is in pending signature from PO.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25">Closed</text:p>
          </table:table-cell>
          <table:table-cell table:style-name="Table113.A4" office:value-type="string">
            <text:p text:style-name="P25">Badhan Mandal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14"><text:span text:style-name="T17"> </text:span><text:span text:style-name="T1">Low</text:span></text:p>
          </table:table-cell>
          <table:table-cell table:style-name="Table113.A4" office:value-type="string">
            <text:p text:style-name="P25">Medium</text:p>
          </table:table-cell>
          <table:table-cell table:style-name="Table113.A4" office:value-type="string">
            <text:p text:style-name="P25">Likely</text:p>
          </table:table-cell>
          <table:table-cell table:style-name="Table113.A4" office:value-type="string">
            <text:p text:style-name="P25">2018-09-10 17:23:56<text:bookmark text:name="1891511843495929331"/></text:p>
          </table:table-cell>
        </table:table-row>
        <table:table-row>
          <table:table-cell table:style-name="Table113.A3" office:value-type="string">
            <text:p text:style-name="P38"/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3</text:span></text:a></text:p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Secure Code Review (HP Fortify Scan)</text:span></text:a></text:p>
          </table:table-cell>
          <table:table-cell table:style-name="Table113.A3" office:value-type="string">
            <text:p text:style-name="P25">Obtain the VAM - Secure Code Review (HP Fortify Scan)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Closed</text:p>
          </table:table-cell>
          <table:table-cell table:style-name="Table113.A3" office:value-type="string">
            <text:p text:style-name="P25">Badhan Mandal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14"><text:span text:style-name="T17"> </text:span><text:span text:style-name="T1">Low</text:span></text:p>
          </table:table-cell>
          <table:table-cell table:style-name="Table113.A3" office:value-type="string">
            <text:p text:style-name="P25">Medium</text:p>
          </table:table-cell>
          <table:table-cell table:style-name="Table113.A3" office:value-type="string">
            <text:p text:style-name="P25">Likely</text:p>
          </table:table-cell>
          <table:table-cell table:style-name="Table113.A3" office:value-type="string">
            <text:p text:style-name="P25">2018-09-10 17:26:28<text:bookmark text:name="1891511843495929332"/></text:p>
          </table:table-cell>
        </table:table-row>
        <table:table-row>
          <table:table-cell table:style-name="Table113.A4" office:value-type="string">
            <text:p text:style-name="P38"/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4</text:span></text:a></text:p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Secure Design Review (Microsoft Threat Modeling Tool)</text:span></text:a></text:p>
          </table:table-cell>
          <table:table-cell table:style-name="Table113.A4" office:value-type="string">
            <text:p text:style-name="P25">Need to obtain VAM Secure Design Review (Microsoft Threat Modeling Tool)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25">Closed</text:p>
          </table:table-cell>
          <table:table-cell table:style-name="Table113.A4" office:value-type="string">
            <text:p text:style-name="P25">Badhan Mandal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14"><text:span text:style-name="T17"> </text:span><text:span text:style-name="T1">Low</text:span></text:p>
          </table:table-cell>
          <table:table-cell table:style-name="Table113.A4" office:value-type="string">
            <text:p text:style-name="P25">Medium</text:p>
          </table:table-cell>
          <table:table-cell table:style-name="Table113.A4" office:value-type="string">
            <text:p text:style-name="P25">Possible</text:p>
          </table:table-cell>
          <table:table-cell table:style-name="Table113.A4" office:value-type="string">
            <text:p text:style-name="P25">2018-09-10 17:28:26<text:bookmark text:name="1891511843495929333"/></text:p>
          </table:table-cell>
        </table:table-row>
        <table:table-row>
          <table:table-cell table:style-name="Table113.A3" office:value-type="string">
            <text:p text:style-name="P38"/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5</text:span></text:a></text:p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Nessus Scan - Pre-Prod (Beta) Environment</text:span></text:a>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Closed</text:p>
          </table:table-cell>
          <table:table-cell table:style-name="Table113.A3" office:value-type="string">
            <text:p text:style-name="P25">Badhan Mandal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14"><text:span text:style-name="T17"> </text:span><text:span text:style-name="T1">Low</text:span></text:p>
          </table:table-cell>
          <table:table-cell table:style-name="Table113.A3" office:value-type="string">
            <text:p text:style-name="P25">Medium</text:p>
          </table:table-cell>
          <table:table-cell table:style-name="Table113.A3" office:value-type="string">
            <text:p text:style-name="P25">Possible</text:p>
          </table:table-cell>
          <table:table-cell table:style-name="Table113.A3" office:value-type="string">
            <text:p text:style-name="P25">2018-09-10 17:29:40<text:bookmark text:name="1891511843495929334"/></text:p>
          </table:table-cell>
        </table:table-row>
        <table:table-row>
          <table:table-cell table:style-name="Table113.A4" office:value-type="string">
            <text:p text:style-name="P38"/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6</text:span></text:a></text:p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WASA Testing - Pre-Prod (Beta) Environment</text:span></text:a></text:p>
          </table:table-cell>
          <table:table-cell table:style-name="Table113.A4" office:value-type="string">
            <text:p text:style-name="P25">PENDING to receive WASA Testing - Pre-Prod (Beta) Environment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25">Closed</text:p>
          </table:table-cell>
          <table:table-cell table:style-name="Table113.A4" office:value-type="string">
            <text:p text:style-name="P25">Badhan Mandal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14"><text:span text:style-name="T17"> </text:span><text:span text:style-name="T1">Low</text:span></text:p>
          </table:table-cell>
          <table:table-cell table:style-name="Table113.A4" office:value-type="string">
            <text:p text:style-name="P25">Medium</text:p>
          </table:table-cell>
          <table:table-cell table:style-name="Table113.A4" office:value-type="string">
            <text:p text:style-name="P25">Likely</text:p>
          </table:table-cell>
          <table:table-cell table:style-name="Table113.A4" office:value-type="string">
            <text:p text:style-name="P25">2018-09-10 17:31:31<text:bookmark text:name="1891511843495929336"/></text:p>
          </table:table-cell>
        </table:table-row>
        <table:table-row>
          <table:table-cell table:style-name="Table113.A3" office:value-type="string">
            <text:p text:style-name="P38"/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68</text:span></text:a></text:p>
          </table:table-cell>
          <table:table-cell table:style-name="Table113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Database Scan Pre-Prod (Beta)</text:span></text:a></text:p>
          </table:table-cell>
          <table:table-cell table:style-name="Table113.A3" office:value-type="string">
            <text:p text:style-name="P25">PENDING- Database Scan Pre-Prod (Beta)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25">Closed</text:p>
          </table:table-cell>
          <table:table-cell table:style-name="Table113.A3" office:value-type="string">
            <text:p text:style-name="P25">Badhan Mandal</text:p>
          </table:table-cell>
          <table:table-cell table:style-name="Table113.A3" office:value-type="string">
            <text:p text:style-name="P25">N/A</text:p>
          </table:table-cell>
          <table:table-cell table:style-name="Table113.A3" office:value-type="string">
            <text:p text:style-name="P14"><text:span text:style-name="T17"> </text:span><text:span text:style-name="T1">Low</text:span></text:p>
          </table:table-cell>
          <table:table-cell table:style-name="Table113.A3" office:value-type="string">
            <text:p text:style-name="P25">Medium</text:p>
          </table:table-cell>
          <table:table-cell table:style-name="Table113.A3" office:value-type="string">
            <text:p text:style-name="P25">Possible</text:p>
          </table:table-cell>
          <table:table-cell table:style-name="Table113.A3" office:value-type="string">
            <text:p text:style-name="P25">2018-09-10 17:34:16<text:bookmark text:name="1891511843495929338"/></text:p>
          </table:table-cell>
        </table:table-row>
        <table:table-row>
          <table:table-cell table:style-name="Table113.A4" office:value-type="string">
            <text:p text:style-name="P38"/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FND53770</text:span></text:a></text:p>
          </table:table-cell>
          <table:table-cell table:style-name="Table113.A4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VAM Penetration Testing</text:span></text:a></text:p>
          </table:table-cell>
          <table:table-cell table:style-name="Table113.A4" office:value-type="string">
            <text:p text:style-name="P25">Obtain VAM Pen Test</text:p>
          </table:table-cell>
          <table:table-cell table:style-name="Table113.A4" office:value-type="string">
            <text:p text:style-name="P25">CA-08.1 Penetration Testing</text:p>
          </table:table-cell>
          <table:table-cell table:style-name="Table113.A4" office:value-type="string">
            <text:p text:style-name="P25">Closed</text:p>
          </table:table-cell>
          <table:table-cell table:style-name="Table113.A4" office:value-type="string">
            <text:p text:style-name="P25">Badhan Mandal</text:p>
          </table:table-cell>
          <table:table-cell table:style-name="Table113.A4" office:value-type="string">
            <text:p text:style-name="P25">N/A</text:p>
          </table:table-cell>
          <table:table-cell table:style-name="Table113.A4" office:value-type="string">
            <text:p text:style-name="P14"><text:span text:style-name="T17"> </text:span><text:span text:style-name="T1">Low</text:span></text:p>
          </table:table-cell>
          <table:table-cell table:style-name="Table113.A4" office:value-type="string">
            <text:p text:style-name="P25">Medium</text:p>
          </table:table-cell>
          <table:table-cell table:style-name="Table113.A4" office:value-type="string">
            <text:p text:style-name="P25">Possible</text:p>
          </table:table-cell>
          <table:table-cell table:style-name="Table113.A4" office:value-type="string">
            <text:p text:style-name="P25">2018-09-11 08:45:24</text:p>
          </table:table-cell>
        </table:table-row>
      </table:table>
      <text:p text:style-name="P4">Control Results:  &lt;100% Compliance</text:p>
      <table:table table:name="Table114" table:style-name="Table114">
        <table:table-column table:style-name="Table114.A"/>
        <table:table-column table:style-name="Table114.B"/>
        <table:table-row>
          <table:table-cell table:style-name="Table114.A1" office:value-type="string">
            <table:table table:name="Table115" table:style-name="Table115">
              <table:table-column table:style-name="Table115.A"/>
              <table:table-column table:style-name="Table115.B"/>
              <table:table-row>
                <table:table-cell table:style-name="Table115.A1" office:value-type="string">
                  <text:p text:style-name="P13"/>
                </table:table-cell>
                <table:table-cell table:style-name="Table115.B1" office:value-type="string">
                  <text:p text:style-name="P15">Control Results</text:p>
                </table:table-cell>
              </table:table-row>
            </table:table>
            <text:p text:style-name="P13"/>
          </table:table-cell>
          <table:table-cell table:style-name="Table114.A1" office:value-type="string">
            <text:p text:style-name="P13"/>
          </table:table-cell>
        </table:table-row>
        <table:table-row>
          <table:table-cell table:style-name="Table114.A2" table:number-columns-spanned="2" office:value-type="string">
            <text:p text:style-name="P13"/>
          </table:table-cell>
          <table:covered-table-cell/>
        </table:table-row>
      </table:table>
      <table:table table:name="Table116" table:style-name="Table116">
        <table:table-column table:style-name="Table116.A"/>
        <table:table-column table:style-name="Table116.B"/>
        <table:table-row>
          <table:table-cell table:style-name="Table116.A1" office:value-type="string">
            <table:table table:name="Table117" table:style-name="Table117">
              <table:table-column table:style-name="Table117.A"/>
              <table:table-row>
                <table:table-cell table:style-name="Table117.A1" office:value-type="string">
                  <text:p text:style-name="P25">1-359 of 359</text:p>
                </table:table-cell>
              </table:table-row>
            </table:table>
            <text:p text:style-name="P13"/>
          </table:table-cell>
          <table:table-cell table:style-name="Table116.A1" office:value-type="string">
            <table:table table:name="Table118" table:style-name="Table118">
              <table:table-column table:style-name="Table118.A"/>
              <table:table-row>
                <table:table-cell table:style-name="Table118.A1" office:value-type="string">
                  <text:p text:style-name="P13"/>
                </table:table-cell>
              </table:table-row>
            </table:table>
          </table:table-cell>
        </table:table-row>
      </table:table>
      <text:p text:style-name="P8"><draw:a xlink:type="simple" xlink:href="https://vaww.grc.va.gov/spc/detail.jsp?id=405323966463528648&amp;headerId=10"><draw:frame draw:style-name="fr1" draw:name="Image7" text:anchor-type="as-char" svg:width="0.1665in" svg:height="0.1665in" draw:z-index="0"><draw:image xlink:href="cid:image005.png@01D4DB82.DD802020" xlink:type="simple" xlink:show="embed" xlink:actuate="onLoad" loext:mime-type=""/><svg:title>Fixed Headers</svg:title></draw:frame></draw:a><text:bookmark text:name="&lt;image005.png@01D4DB82.DD802020&gt;"/></text:p>
      <text:p text:style-name="P7"> </text:p>
      <text:p text:style-name="P1"><text:bookmark text:name="agt_53f54a8e-2844-4f16-b1e4-1e8f936e71d8-header"/></text:p>
      <table:table table:name="Table119" table:style-name="Table119">
        <table:table-column table:style-name="Table119.A"/>
        <table:table-column table:style-name="Table119.B"/>
        <table:table-column table:style-name="Table119.C" table:number-columns-repeated="5"/>
        <table:table-column table:style-name="Table119.H"/>
        <table:table-column table:style-name="Table119.C"/>
        <table:table-column table:style-name="Table119.J"/>
        <table:table-header-rows>
          <table:table-row>
            <table:table-cell table:style-name="Table119.A1" table:number-columns-spanned="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19.A2" office:value-type="string">
              <text:p text:style-name="P19"> </text:p>
            </table:table-cell>
            <table:table-cell table:style-name="Table119.A2" office:value-type="string">
              <text:p text:style-name="P30">Control/Subcontrol</text:p>
            </table:table-cell>
            <table:table-cell table:style-name="Table119.A2" office:value-type="string">
              <text:p text:style-name="P19"> </text:p>
            </table:table-cell>
            <table:table-cell table:style-name="Table119.A2" office:value-type="string">
              <text:p text:style-name="P29"> </text:p>
            </table:table-cell>
            <table:table-cell table:style-name="Table119.A2" office:value-type="string">
              <text:p text:style-name="P30">Results</text:p>
            </table:table-cell>
            <table:table-cell table:style-name="Table119.A2" office:value-type="string">
              <text:p text:style-name="P30">Source</text:p>
            </table:table-cell>
            <table:table-cell table:style-name="Table119.A2" office:value-type="string">
              <text:p text:style-name="P30">Time</text:p>
            </table:table-cell>
            <table:table-cell table:style-name="Table119.H2" office:value-type="string">
              <text:p text:style-name="P30">Compliance</text:p>
            </table:table-cell>
            <table:table-cell table:style-name="Table119.A2" office:value-type="string">
              <text:p text:style-name="P30">Risk Score</text:p>
            </table:table-cell>
            <table:table-cell table:style-name="Table119.A2" office:value-type="string">
              <text:p text:style-name="P30">Related Objects<text:bookmark text:name="900719925474142382"/></text:p>
            </table:table-cell>
          </table:table-row>
        </table:table-header-rows>
        <table:table-row>
          <table:table-cell table:style-name="Table119.A3" office:value-type="string">
            <text:p text:style-name="P38"/>
          </table:table-cell>
          <table:table-cell table:style-name="Table119.A3" office:value-type="string">
            <text:p text:style-name="P25">CP-03.1 Contingency Training</text:p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4">  <text:span text:style-name="T1">In Place and Planned</text:span></text:p>
          </table:table-cell>
          <table:table-cell table:style-name="Table119.A3" office:value-type="string">
            <text:p text:style-name="P25">Badhan S. Mandal</text:p>
          </table:table-cell>
          <table:table-cell table:style-name="Table119.A3" office:value-type="string">
            <text:p text:style-name="P25">2018-09-05 11:45:55</text:p>
          </table:table-cell>
          <table:table-cell table:style-name="Table119.A3" office:value-type="string">
            <text:p text:style-name="P25">50</text:p>
          </table:table-cell>
          <table:table-cell table:style-name="Table119.A3" office:value-type="string">
            <text:p text:style-name="P25">N/A</text:p>
          </table:table-cell>
          <table:table-cell table:style-name="Table119.A3" office:value-type="string">
            <text:p text:style-name="P25">N/A<text:bookmark text:name="900719925474142383"/></text:p>
          </table:table-cell>
        </table:table-row>
        <table:table-row>
          <table:table-cell table:style-name="Table119.A4" office:value-type="string">
            <text:p text:style-name="P38"/>
          </table:table-cell>
          <table:table-cell table:style-name="Table119.A4" office:value-type="string">
            <text:p text:style-name="P25">CP-03.E01 Contingency Training <text:soft-page-break/>| Simulated Events</text:p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4">  <text:span text:style-name="T1">In Place and </text:span><text:soft-page-break/><text:span text:style-name="T1">Planned</text:span></text:p>
          </table:table-cell>
          <table:table-cell table:style-name="Table119.A4" office:value-type="string">
            <text:p text:style-name="P25">Badhan S. Mandal</text:p>
          </table:table-cell>
          <table:table-cell table:style-name="Table119.A4" office:value-type="string">
            <text:p text:style-name="P25">2018-09-05 11:58:16</text:p>
          </table:table-cell>
          <table:table-cell table:style-name="Table119.A4" office:value-type="string">
            <text:p text:style-name="P25">50</text:p>
          </table:table-cell>
          <table:table-cell table:style-name="Table119.A4" office:value-type="string">
            <text:p text:style-name="P25">N/A</text:p>
          </table:table-cell>
          <table:table-cell table:style-name="Table119.A4" office:value-type="string">
            <text:p text:style-name="P25">N/A<text:bookmark text:name="900719925474142399"/></text:p>
          </table:table-cell>
        </table:table-row>
        <table:table-row>
          <table:table-cell table:style-name="Table119.A3" office:value-type="string">
            <text:p text:style-name="P38"/>
          </table:table-cell>
          <table:table-cell table:style-name="Table119.A3" office:value-type="string">
            <text:p text:style-name="P25">CP-04.1 Contingency Plan Testing</text:p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4">  <text:span text:style-name="T1">In Place and Planned</text:span></text:p>
          </table:table-cell>
          <table:table-cell table:style-name="Table119.A3" office:value-type="string">
            <text:p text:style-name="P25">Badhan S. Mandal</text:p>
          </table:table-cell>
          <table:table-cell table:style-name="Table119.A3" office:value-type="string">
            <text:p text:style-name="P25">2018-09-05 12:00:06</text:p>
          </table:table-cell>
          <table:table-cell table:style-name="Table119.A3" office:value-type="string">
            <text:p text:style-name="P25">50</text:p>
          </table:table-cell>
          <table:table-cell table:style-name="Table119.A3" office:value-type="string">
            <text:p text:style-name="P25">N/A</text:p>
          </table:table-cell>
          <table:table-cell table:style-name="Table119.A3" office:value-type="string">
            <text:p text:style-name="P25">N/A<text:bookmark text:name="900719925474142397"/></text:p>
          </table:table-cell>
        </table:table-row>
        <table:table-row>
          <table:table-cell table:style-name="Table119.A6" office:value-type="string">
            <text:p text:style-name="P38"/>
          </table:table-cell>
          <table:table-cell table:style-name="Table119.A6" office:value-type="string">
            <text:p text:style-name="P25">CP-04.E01 Contingency Plan Testing | Coordinate With Related Plans</text:p>
          </table:table-cell>
          <table:table-cell table:style-name="Table119.A6" office:value-type="string">
            <text:p text:style-name="P13"/>
          </table:table-cell>
          <table:table-cell table:style-name="Table119.A6" office:value-type="string">
            <text:p text:style-name="P13"/>
          </table:table-cell>
          <table:table-cell table:style-name="Table119.A6" office:value-type="string">
            <text:p text:style-name="P14">  <text:span text:style-name="T1">In Place and Planned</text:span></text:p>
          </table:table-cell>
          <table:table-cell table:style-name="Table119.A6" office:value-type="string">
            <text:p text:style-name="P25">Badhan S. Mandal</text:p>
          </table:table-cell>
          <table:table-cell table:style-name="Table119.A6" office:value-type="string">
            <text:p text:style-name="P25">2018-09-05 12:01:53</text:p>
          </table:table-cell>
          <table:table-cell table:style-name="Table119.A6" office:value-type="string">
            <text:p text:style-name="P25">50</text:p>
          </table:table-cell>
          <table:table-cell table:style-name="Table119.A6" office:value-type="string">
            <text:p text:style-name="P25">N/A</text:p>
          </table:table-cell>
          <table:table-cell table:style-name="Table119.A6" office:value-type="string">
            <text:p text:style-name="P25">N/A<text:bookmark text:name="900719925474142540"/></text:p>
          </table:table-cell>
        </table:table-row>
        <table:table-row>
          <table:table-cell table:style-name="Table119.A3" office:value-type="string">
            <text:p text:style-name="P38"/>
          </table:table-cell>
          <table:table-cell table:style-name="Table119.A3" office:value-type="string">
            <text:p text:style-name="P25">SI-04.E02 Information System Monitoring | Automated Tools For Real-Time Analysis</text:p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4">  <text:span text:style-name="T1">In Place and Planned</text:span></text:p>
          </table:table-cell>
          <table:table-cell table:style-name="Table119.A3" office:value-type="string">
            <text:p text:style-name="P25">Badhan S. Mandal</text:p>
          </table:table-cell>
          <table:table-cell table:style-name="Table119.A3" office:value-type="string">
            <text:p text:style-name="P25">2018-09-06 10:38:06</text:p>
          </table:table-cell>
          <table:table-cell table:style-name="Table119.A3" office:value-type="string">
            <text:p text:style-name="P25">50</text:p>
          </table:table-cell>
          <table:table-cell table:style-name="Table119.A3" office:value-type="string">
            <text:p text:style-name="P25">N/A</text:p>
          </table:table-cell>
          <table:table-cell table:style-name="Table119.A3" office:value-type="string">
            <text:p text:style-name="P25">N/A<text:bookmark text:name="900719925474142569"/></text:p>
          </table:table-cell>
        </table:table-row>
        <table:table-row>
          <table:table-cell table:style-name="Table119.A4" office:value-type="string">
            <text:p text:style-name="P38"/>
          </table:table-cell>
          <table:table-cell table:style-name="Table119.A4" office:value-type="string">
            <text:p text:style-name="P25">SI-02.1 Flaw Remediation</text:p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4">  <text:span text:style-name="T1">In Place and Planned</text:span></text:p>
          </table:table-cell>
          <table:table-cell table:style-name="Table119.A4" office:value-type="string">
            <text:p text:style-name="P25">Badhan S. Mandal</text:p>
          </table:table-cell>
          <table:table-cell table:style-name="Table119.A4" office:value-type="string">
            <text:p text:style-name="P25">2018-09-11 10:23:41</text:p>
          </table:table-cell>
          <table:table-cell table:style-name="Table119.A4" office:value-type="string">
            <text:p text:style-name="P25">50</text:p>
          </table:table-cell>
          <table:table-cell table:style-name="Table119.A4" office:value-type="string">
            <text:p text:style-name="P25">N/A</text:p>
          </table:table-cell>
          <table:table-cell table:style-name="Table119.A4" office:value-type="string">
            <text:p text:style-name="P25">N/A<text:bookmark text:name="900719925474142639"/></text:p>
          </table:table-cell>
        </table:table-row>
        <table:table-row>
          <table:table-cell table:style-name="Table119.A3" office:value-type="string">
            <text:p text:style-name="P38"/>
          </table:table-cell>
          <table:table-cell table:style-name="Table119.A3" office:value-type="string">
            <text:p text:style-name="P25">IA-02.E12 Identification And Authentication (Organizational Users) | Acceptance Of Piv Credentials</text:p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4">  <text:span text:style-name="T1">In Place and Planned</text:span></text:p>
          </table:table-cell>
          <table:table-cell table:style-name="Table119.A3" office:value-type="string">
            <text:p text:style-name="P25">Badhan S. Mandal</text:p>
          </table:table-cell>
          <table:table-cell table:style-name="Table119.A3" office:value-type="string">
            <text:p text:style-name="P25">2018-08-28 12:02:54</text:p>
          </table:table-cell>
          <table:table-cell table:style-name="Table119.A3" office:value-type="string">
            <text:p text:style-name="P25">50</text:p>
          </table:table-cell>
          <table:table-cell table:style-name="Table119.A3" office:value-type="string">
            <text:p text:style-name="P25">N/A</text:p>
          </table:table-cell>
          <table:table-cell table:style-name="Table119.A3" office:value-type="string">
            <text:p text:style-name="P25">N/A<text:bookmark text:name="900719925474142748"/></text:p>
          </table:table-cell>
        </table:table-row>
        <table:table-row>
          <table:table-cell table:style-name="Table119.A4" office:value-type="string">
            <text:p text:style-name="P38"/>
          </table:table-cell>
          <table:table-cell table:style-name="Table119.A4" office:value-type="string">
            <text:p text:style-name="P25">SC-02.1 Application Partitioning</text:p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4">  <text:span text:style-name="T1">In Place and Planned</text:span></text:p>
          </table:table-cell>
          <table:table-cell table:style-name="Table119.A4" office:value-type="string">
            <text:p text:style-name="P25">Badhan S. Mandal</text:p>
          </table:table-cell>
          <table:table-cell table:style-name="Table119.A4" office:value-type="string">
            <text:p text:style-name="P25">2018-09-07 10:27:08</text:p>
          </table:table-cell>
          <table:table-cell table:style-name="Table119.A4" office:value-type="string">
            <text:p text:style-name="P25">50</text:p>
          </table:table-cell>
          <table:table-cell table:style-name="Table119.A4" office:value-type="string">
            <text:p text:style-name="P25">N/A</text:p>
          </table:table-cell>
          <table:table-cell table:style-name="Table119.A4" office:value-type="string">
            <text:p text:style-name="P25">N/A<text:bookmark text:name="900719925474142780"/></text:p>
          </table:table-cell>
        </table:table-row>
        <table:table-row>
          <table:table-cell table:style-name="Table119.A3" office:value-type="string">
            <text:p text:style-name="P38"/>
          </table:table-cell>
          <table:table-cell table:style-name="Table119.A3" office:value-type="string">
            <text:p text:style-name="P25">SC-12.1 Cryptographic Key Establishment And Management</text:p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4">  <text:span text:style-name="T1">In Place and Planned</text:span></text:p>
          </table:table-cell>
          <table:table-cell table:style-name="Table119.A3" office:value-type="string">
            <text:p text:style-name="P25">Badhan S. Mandal</text:p>
          </table:table-cell>
          <table:table-cell table:style-name="Table119.A3" office:value-type="string">
            <text:p text:style-name="P25">2018-09-07 14:55:35</text:p>
          </table:table-cell>
          <table:table-cell table:style-name="Table119.A3" office:value-type="string">
            <text:p text:style-name="P25">50</text:p>
          </table:table-cell>
          <table:table-cell table:style-name="Table119.A3" office:value-type="string">
            <text:p text:style-name="P25">N/A</text:p>
          </table:table-cell>
          <table:table-cell table:style-name="Table119.A3" office:value-type="string">
            <text:p text:style-name="P25">N/A<text:bookmark text:name="900719925474142777"/></text:p>
          </table:table-cell>
        </table:table-row>
        <table:table-row>
          <table:table-cell table:style-name="Table119.A4" office:value-type="string">
            <text:p text:style-name="P38"/>
          </table:table-cell>
          <table:table-cell table:style-name="Table119.A4" office:value-type="string">
            <text:p text:style-name="P25">SC-12.E01 Cryptographic Key Establishment And Management | Availability</text:p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4">  <text:span text:style-name="T1">In Place and Planned</text:span></text:p>
          </table:table-cell>
          <table:table-cell table:style-name="Table119.A4" office:value-type="string">
            <text:p text:style-name="P25">Badhan S. Mandal</text:p>
          </table:table-cell>
          <table:table-cell table:style-name="Table119.A4" office:value-type="string">
            <text:p text:style-name="P25">2018-09-07 15:02:22</text:p>
          </table:table-cell>
          <table:table-cell table:style-name="Table119.A4" office:value-type="string">
            <text:p text:style-name="P25">50</text:p>
          </table:table-cell>
          <table:table-cell table:style-name="Table119.A4" office:value-type="string">
            <text:p text:style-name="P25">N/A</text:p>
          </table:table-cell>
          <table:table-cell table:style-name="Table119.A4" office:value-type="string">
            <text:p text:style-name="P25">N/A<text:bookmark text:name="900719925474142306"/></text:p>
          </table:table-cell>
        </table:table-row>
        <table:table-row>
          <table:table-cell table:style-name="Table119.A3" office:value-type="string">
            <text:p text:style-name="P38"/>
          </table:table-cell>
          <table:table-cell table:style-name="Table119.A3" office:value-type="string">
            <text:p text:style-name="P25">RA-05.E04 Vulnerability Scanning</text:p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3"/>
          </table:table-cell>
          <table:table-cell table:style-name="Table119.A3" office:value-type="string">
            <text:p text:style-name="P14">  <text:span text:style-name="T1">In Place and Planned</text:span></text:p>
          </table:table-cell>
          <table:table-cell table:style-name="Table119.A3" office:value-type="string">
            <text:p text:style-name="P25">Badhan S. Mandal</text:p>
          </table:table-cell>
          <table:table-cell table:style-name="Table119.A3" office:value-type="string">
            <text:p text:style-name="P25">2018-08-30 14:17:47</text:p>
          </table:table-cell>
          <table:table-cell table:style-name="Table119.A3" office:value-type="string">
            <text:p text:style-name="P25">50</text:p>
          </table:table-cell>
          <table:table-cell table:style-name="Table119.A3" office:value-type="string">
            <text:p text:style-name="P25">N/A</text:p>
          </table:table-cell>
          <table:table-cell table:style-name="Table119.A3" office:value-type="string">
            <text:p text:style-name="P25">N/A<text:bookmark text:name="900719925474142308"/></text:p>
          </table:table-cell>
        </table:table-row>
        <table:table-row>
          <table:table-cell table:style-name="Table119.A4" office:value-type="string">
            <text:p text:style-name="P38"/>
          </table:table-cell>
          <table:table-cell table:style-name="Table119.A4" office:value-type="string">
            <text:p text:style-name="P25">CA-08.1 Penetration Testing</text:p>
          </table:table-cell>
          <table:table-cell table:style-name="Table119.A4" office:value-type="string">
            <text:p text:style-name="P14"> </text:p>
          </table:table-cell>
          <table:table-cell table:style-name="Table119.A4" office:value-type="string">
            <text:p text:style-name="P13"/>
          </table:table-cell>
          <table:table-cell table:style-name="Table119.A4" office:value-type="string">
            <text:p text:style-name="P14">  <text:span text:style-name="T1">In Place and Planned</text:span></text:p>
          </table:table-cell>
          <table:table-cell table:style-name="Table119.A4" office:value-type="string">
            <text:p text:style-name="P25">Badhan S. Mandal</text:p>
          </table:table-cell>
          <table:table-cell table:style-name="Table119.A4" office:value-type="string">
            <text:p text:style-name="P25">2018-09-11 08:44:36</text:p>
          </table:table-cell>
          <table:table-cell table:style-name="Table119.A4" office:value-type="string">
            <text:p text:style-name="P25">50</text:p>
          </table:table-cell>
          <table:table-cell table:style-name="Table119.A4" office:value-type="string">
            <text:p text:style-name="P25">N/A</text:p>
          </table:table-cell>
          <table:table-cell table:style-name="Table119.A4" office:value-type="string">
            <text:p text:style-name="P25">N/A</text:p>
          </table:table-cell>
        </table:table-row>
      </table:table>
      <text:p text:style-name="P4">Control Results:  100% Compliance</text:p>
      <table:table table:name="Table120" table:style-name="Table120">
        <table:table-column table:style-name="Table120.A"/>
        <table:table-column table:style-name="Table120.B"/>
        <table:table-column table:style-name="Table120.C" table:number-columns-repeated="7"/>
        <table:table-column table:style-name="Table120.A"/>
        <table:table-row>
          <table:table-cell table:style-name="Table120.A1" office:value-type="string">
            <text:p text:style-name="P20"><text:line-break/>PM-11.1 Mission/Business Process Definition</text:p>
          </table:table-cell>
          <table:table-cell table:style-name="Table120.A1" office:value-type="string">
            <text:p text:style-name="P13"/>
          </table:table-cell>
          <table:table-cell table:style-name="Table120.A1" office:value-type="string">
            <text:p text:style-name="P13"/>
          </table:table-cell>
          <table:table-cell table:style-name="Table120.A1" office:value-type="string">
            <text:p text:style-name="P19">  <text:span text:style-name="T1">In Place</text:span></text:p>
          </table:table-cell>
          <table:table-cell table:style-name="Table120.A1" office:value-type="string">
            <text:p text:style-name="P20">Badhan S. Mandal</text:p>
          </table:table-cell>
          <table:table-cell table:style-name="Table120.A1" office:value-type="string">
            <text:p text:style-name="P20">2018-09-12 12:16:06</text:p>
          </table:table-cell>
          <table:table-cell table:style-name="Table120.A1" office:value-type="string">
            <text:p text:style-name="P20">100</text:p>
          </table:table-cell>
          <table:table-cell table:style-name="Table120.A1" office:value-type="string">
            <text:p text:style-name="P20">N/A</text:p>
          </table:table-cell>
          <table:table-cell table:style-name="Table120.A1" office:value-type="string">
            <text:p text:style-name="P20">N/A</text:p>
          </table:table-cell>
          <table:table-cell table:style-name="Table120.J1" office:value-type="string">
            <text:p text:style-name="P14"> 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1.1 System Maintenance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1:35:0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A-03.1 Maintenance Tool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3:52:0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3.E01 Maintenance Tools | Inspect Tool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3:54:2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A-03.E02 Maintenance Tools | Inspect Media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4:16:3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3.E03 Maintenance Tools | Prevent Unauthorized Removal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4:18:0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A-06.1 Timely Maintenanc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4:33:3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5.1 Maintenance Personnel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4:31:0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A-05.E01 Maintenance Personnel | Individuals Without Appropriate Acces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4:32:0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2.1 Controlled Maintenan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1:39:0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A-02.E02 Controlled Maintenance | Automated Maintenance Activiti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3:50:1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ext:soft-page-break/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4.1 Nonlocal Maintenan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4:24:2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A-04.E02 Nonlocal Maintenance | Document Nonlocal Maintenanc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4:27:2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A-04.E03 Nonlocal Maintenance | Comparable Security / Sanitiz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4:29:1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T-01.1 Security Awareness And Training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4:47:2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T-03.1 Role-Based Security Train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4:48:1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T-04.1 Security Training Record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4:49:1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T-02.1 Security Awareness Train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4:47:5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T-02.E02 Practical Exercises | Insider Threa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4:27:1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04.1 Plan Of Action And Milestones Proces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06:1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02.1 Senior Information Security Officer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00:5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03.1 Information Security Resour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03:4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16.1 Threat Awareness Program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23:1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01.1 Information Security Program Pla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1:54:1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05.1 Information System Inventor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09:0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06.1 Information Security Measures Of Performan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10:0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08.1 Critical Infrastructure Pla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12:0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14.1 Test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18:5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07.1 Enterprise Architectur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11:0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15.1 Contacts With Security Groups And Associa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21:4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12.1 Insider Threat Program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17:0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10.1 Security Authorization Proces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14:5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M-13.1 Information Security Workforc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2 12:18:0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M-09.1 Risk Management Strateg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2 12:13:1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4.1 Incident Handl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22:3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4.E01 Incident Handling | Automated Incident Handling Process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4:23:5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4.E04 Incident Handling | Information Correl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25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5.1 Incident Monitor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4:26:5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5.E01 Incident Monitoring | Automated Tracking / Data Collection / Analysi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29:1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1.1 Incident Response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2:21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P-05.1 Media Transpor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23:3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P-05.E04 Media Transport | Cryptographic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25:1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ext:soft-page-break/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P-04.1 Media Storag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21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P-01.1 Media Protection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12:3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P-06.1 Media Sanitiz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27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P-06.E01 Media Sanitization | Review / Approve / Track / Document / Verif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31:2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P-06.E02 Media Sanitization | Equipment Test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34:3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P-06.E03 Media Sanitization | Nondestructive Techniqu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36:0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P-03.1 Media Mark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19:4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P-07.1 Media Us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37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MP-07.E01 Media Use | Prohibit Use Without Owner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38:4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MP-02.1 Media Acces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16:4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2.1 Emergency Light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20:3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3.1 Fire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21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3.E01 Fire Protection | Detection Devices / System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22:4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3.E02 Fire Protection | Suppression Devices / System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23:3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3.E03 Fire Protection | Automatic Fire Suppress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26:2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0.1 Emergency Shutoff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15:5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1.1 Emergency Power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18:2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1.E01 Emergency Power | Long-Term Alternate Power Supply - Minimal Operational Capabilit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19:2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2.1 Contingency Pla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3:59:2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2.E01 Contingency Plan | Coordinate With Related Pla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43:1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2.E02 Contingency Plan | Capacity Plann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1:44:3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2.E03 Contingency Plan | Resume Essential Missions / Business Fun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54:1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2.E04 Contingency Plan | Resume All Missions / Business Func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1:55:3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2.E05 Contingency Plan | Continue Essential Missions / Business Fun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57:2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2.E08 Contingency Plan | Identify Critical Asse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1:58:5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6.1 Alternate Storage Sit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2:09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6.E01 Alternate Storage Site | Separation From Primary Sit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2:11:2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ext:soft-page-break/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6.E02 Alternate Storage Site | Recovery Time / Point Objectiv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2:12:3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6.E03 Alternate Storage Site | Accessibilit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2:13:3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1.1 Contingency Planning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38:1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4.E02 Contingency Plan Testing | Alternate Processing Sit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2:07:3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7.1 Alternate Processing Sit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2:20:0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7.E01 Alternate Processing Site | Separation From Primary Sit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2:21:2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7.E02 Alternate Processing Site | Accessibilit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2:22:2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7.E03 Alternate Processing Site | Priority Of Servic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2:23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7.E04 Alternate Processing Site | Preparation For Us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2:24:2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10.1 Information System Recovery And Reconstitu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4:30:2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10.E02 Information System Recovery And Reconstitution | Transaction Recover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2:10:0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10.E04 Information System Recovery And Reconstitution | Restore Within Time Period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2:10:5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9.1 Information System Backup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3:24:1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9.E01 Information System Backup | Testing For Reliability / Integrit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3:27:3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9.E02 Information System Backup | Test Restoration Using Sampl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4:26:0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9.E03 Information System Backup | Separate Storage For Critical Inform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4:27:1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9.E05 Information System Backup | Transfer To Alternate Storage Sit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4:28:2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8.1 Telecommunications Servic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3:14:4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8.E01 Telecommunications Services | Priority Of Service Provis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3:14:0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8.E02 Telecommunications Services | Single Points Of Failur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3:17:0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P-08.E03 Telecommunications Services | Separation Of Primary / Alternate Provider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3:19:5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P-08.E04 Telecommunications Services | Provider Contingency Pla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3:22:1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7.1 Incident Response Assistan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4:34:4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7.E01 Incident <text:soft-page-break/>Response Assistance | Automation Support For Availability Of Information / Suppor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<text:soft-page-break/>Mandal</text:p>
          </table:table-cell>
          <table:table-cell table:style-name="Table120.A3" office:value-type="string">
            <text:p text:style-name="P20">2018-08-29 <text:soft-page-break/>14:35:3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8.1 Incident Response Pla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2:22:5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6.1 Incident Report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31:1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6.E01 Incident Reporting | Automated Report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4:32:3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2.1 Incident Response Train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2:20:2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2.E01 Incident Response Training | Simulated Ev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4:01:0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2.E02 Incident Response Training | Automated Training Environme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03:0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R-03.1 Incident Response Test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4:17:0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R-03.E02 Incident Response Testing | Coordination With Related Pla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18:1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16.1 Memory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36:1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7.1 Softwar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0:58:1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7.E01 Software | Integrity Check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30:2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7.E02 Software | Automated Notifications Of Integrity Viola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1:31:4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7.E05 Software | Automated Response To Integrity Viola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1:32:4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7.E07 Software | Integration Of Detection And Respons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1:33:2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7.E14 Software | Binary Or Machine Executable Cod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6 11:50:5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10.1 Information Input Valid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6 12:22:4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5.1 Security Aler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6 11:37:0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5.E01 Security Alerts | Automated Alerts And Advisori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6 11:40:3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8.1 Spam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6 11:54:2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8.E01 Spam Protection | Central Managem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6 12:02:2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8.E02 Spam Protection | Automatic Updat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6 12:12:5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3.1 Malicious Code Protec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6 10:26:5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3.E01 Malicious Code Protection | Central Manage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7:43:4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3.E02 Malicious Code Protection | Automatic Updat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7:45:2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6.1 Security Function Verif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0:55:0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4.1 Information System Monitor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6 10:39:0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4.E04 Information System Monitoring | Inbound And Outbound Communications Traffic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6 10:37:4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4.E05 Information System Monitoring | System-Generated Aler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0:24:3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ext:soft-page-break/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12.1 Information Handling And Reten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6 12:33:0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11.1 Error Handl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1:35:1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1.1 System And Information Integrity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7:23:0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I-02.E01 Flaw Remediation | Central Managem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7:34:0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I-02.E02 Flaw Remediation | Automated Flaw Remediation Statu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7:36:3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S-02.1 Position Risk Design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0 14:38:5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08.1 Visitor Access Record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12:3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08.E01 Visitor Access Records | Automated Records Maintenance / Review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13:4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09.1 Power Equipment And Cabl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14:5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06.1 Monitoring Physical Acces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08:5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06.E01 Monitoring Physical Access | Intrusion Alarms / Surveillance Equip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10:0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06.E04 Monitoring Physical Access | Monitoring Physical Access To Information System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11:0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8.1 Location Of Information System Compon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31:2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6.1 Delivery And Removal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29:5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7.1 Alternate Work Sit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30:4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4.1 Temperature And Humidity Control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27:1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15.1 Water Damage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28:1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15.E01 Water Damage Protection | Automation Suppor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28:5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03.1 Physical Access Control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01:5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03.E01 Physical Access Control | Information System Acces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03:1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02.1 Physical Access Authoriza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5:59:4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05.1 Access Control For Output Devic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6:05:3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E-04.1 Access Control For Transmission Medium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7 16:04:2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E-01.1 Physical And Environmental Protection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7 15:57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2.1 Baseline Configur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08:3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2.E01 Baseline Configuration | Reviews And Updat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4:52:4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2.E02 Baseline Configuration | Automation Support For Accuracy / Currenc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8:49:4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2.E03 Baseline Configuration | Retention Of Previous Configura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5:17:2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ext:soft-page-break/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2.E07 Baseline Configuration | Configure System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5:19:3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3.1 Configuration Change Control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8:50:2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3.E01 Configuration Change Control | Automated Document / Notification / Prohibition Of Chang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8:50:5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3.E02 Configuration Change Control | Test / Validate / Document Chang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5:42:3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1.1 Configuration Management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07:5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6.1 Authenticator Feedback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2:47:1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8.1 Identification And Authentication (Non-Organizational Users)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2:55:2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8.E01 Identification And Authentication (Non-Organizational Users) | Acceptance Of Piv Credentials From Other Agenci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2:56:5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8.E02 Identification And Authentication (Non-Organizational Users) | Acceptance Of Third-Party Credential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2:58:5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8.E03 Identification And Authentication (Non-Organizational Users) | Use Of Ficam-Approved Produc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3:00:1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8.E04 Identification And Authentication (Non-Organizational Users) | Use Of Ficam-Issued Profil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3:01:0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7.1 Cryptographic Module Authentic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2:50:4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3.1 Device Identification And Authent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8 12:11:1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2.1 Identification And Authentication (Organizational Users)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6:15:1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2.E01 Identification And Authentication (Organizational Users) | Network Access To Privileged Accou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6:26:5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2.E02 Identification And Authentication (Organizational Users) | Network Access To Non-Privileged Accou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6:30:3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2.E03 Identification And Authentication (Organizational Users) | Local Access To Privileged Accou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6:41:3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2.E04 Identification And Authentication (Organizational Users) | Local Access To Non-Privileged Accou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6:38:2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2.E08 Identification And Authentication (Organizational Users) | Network Access To Privileged Accounts - <text:soft-page-break/>Replay Resista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6:46:1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2.E09 Identification And Authentication (Organizational Users) | Network Access To Non-Privileged Accounts - Replay Resista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7:03:3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2.E11 Identification And Authentication (Organizational Users) | Remote Access - Separate Devi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8 11:46:2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5.1 Authenticator Managem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8 14:47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5.E01 Authenticator Management | Password-Based Authent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8 14:54:0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5.E02 Authenticator Management | Pki-Based Authentic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8 14:56:3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5.E03 Authenticator Management | In-Person Or Trusted Third-Party Registr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8 15:09:3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5.E11 Authenticator Management | Hardware Token-Based Authentic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8 15:27:3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IA-04.1 Identifier Manage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8 12:34:5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IA-01.1 Identification And Authentication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5:33:1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6.1 Audit Review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15:5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6.E01 Audit Review | Process Integr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16:5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6.E03 Audit Review | Correlate Audit Repositori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18:2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6.E05 Audit Review | Integration / Scanning And Monitoring Capabiliti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19:5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6.E06 Audit Review | Correlation With Physical Monitor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20:5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7.1 Audit Reduction And Report Gener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22:1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7.E01 Audit And Accountability | Automatic Process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23:3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S-04.1 Personnel Termin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0 14:48:1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S-04.E02 Personnel Termination | Automated Notif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0 15:00:4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S-03.1 Personnel Screen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0 14:40:5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S-01.1 Personnel Security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0 10:54:0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S-05.1 Personnel Transfer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0 15:09:0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S-07.1 Third-Party Personnel Securit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0 15:25:5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S-06.1 Access Agreeme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0 15:23:4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S-08.1 Personnel San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0 15:27:5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8.1 Information System Component Inventor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9:31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8.E01 Information <text:soft-page-break/>System Component Inventory | Updates During Installations / Removal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<text:soft-page-break/>Mandal</text:p>
          </table:table-cell>
          <table:table-cell table:style-name="Table120.A2" office:value-type="string">
            <text:p text:style-name="P20">2018-09-11 <text:soft-page-break/>09:33:0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8.E02 Information System Component Inventory | Automated Maintenanc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9:34:4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8.E03 Information System Component Inventory | Automated Unauthorized Component De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47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8.E04 Information System Component Inventory | Accountability Inform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6:49:3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8.E05 Information System Component Inventory | No Duplicate Accounting Of Compon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50:5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7.1 Least Functionalit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9:15:1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7.E01 Least Functionality | Periodic Review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9:23:0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7.E02 Least Functionality | Prevent Program Execu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9:25:2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7.E05 Least Functionality | Authorized Software / Whitelist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9:27:5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6.1 Configuration Setting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9:11:1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6.E01 Configuration Settings | Automated Central Management / Application / Verif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9:11:4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6.E02 Configuration Settings | Respond To Unauthorized Chang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9:19:1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5.1 Access Restrictions For Chang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8:51:4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5.E01 Access Restrictions For Change | Automated Access Enforcement / Audit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8:54:1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5.E02 Access Restrictions For Change | Review System Chang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8:55:1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5.E03 Access Restrictions For Change | Signed Compone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6:06:3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11.1 User-Installed Softwar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56:1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9.1 Configuration Management Pla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6:52:2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04.1 Security Impact Analysi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10:0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M-04.E01 Security Impact Analysis | Separate Test Environme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5 15:53:5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M-10.1 Software Usage Restri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5 16:54:4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8.1 Transmission Confidentiality And Integrit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4:45:3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08.E01 Transmission Confidentiality And Integrity | Cryptographic Or Alternate Physical <text:soft-page-break/>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4:47:1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3.1 Security Function Isol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0:38:3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05.1 Denial Of Service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1:13:4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4.1 Information In Shared Resourc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0:37:4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15.1 Collaborative Computing Devi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6:05:4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17.1 Public Key Infrastructure Certificat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5:59:2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10.1 Network Disconnec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0:00:5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13.1 Cryptographic Protec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5:21:0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22.1 Architecture And Provisioning For Name / Address Resolution Servi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9 18:50:0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23.1 Session Authenticity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9 18:56:0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4.1 Audit Storage Capacit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07:4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5.1 Response To Audit Processing Fail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13:1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5.E01 Response To Audit Processing Failures | Audit Storage Capacity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12:0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5.E02 Response To Audit Processing Failures | Real-Time Aler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14:3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2.1 Audit Ev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5:33:3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2.E03 Audit Events | Reviews And Updat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5:40:4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3.1 Content Of Audit Record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5:53:4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3.E01 Content Of Audit Records | Additional Audit Inform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5:56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3.E02 Content Of Audit Records | Centralized Management Of Planned Audit Record Cont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04:5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1.1 Audit And Accountability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5:48:3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12.1 Audit Gener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36:0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12.E01 Audit Generation | System-Wide / Time-Correlated Audit Trail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37:0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12.E03 Audit Generation | Changes By Authorized Individual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38:1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10.1 Non-Repudi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8:40:4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11.1 Audit Record Reten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34:2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8.1 Time Stamp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08:31:5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8.E01 Time Stamps | Synchronization With Authoritative Time Sourc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8:34:4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9.1 Protection Of Audit Inform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26:2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9.E02 Protection Of Audit Information | <text:soft-page-break/>Audit Backup On Separate Physical Systems / Compon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27:3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U-09.E03 Protection Of Audit Information | Cryptographic Protec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16 16:29:5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U-09.E04 Protection Of Audit Information | Access By Subset Of Privileged User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6 16:33:1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1.1 System And Communications Protection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6 15:08:5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07.1 Boundary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9:59:1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7.E03 Boundary Protection | Access Poi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4:09:1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07.E04 Boundary Protection | External Telecommunications Servi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4:08:5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7.E05 Boundary Protection | Deny By Default / Allow By Excep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4:12:2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07.E07 Boundary Protection | Prevent Split Tunneling For Remote Devi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4:28:0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7.E08 Boundary Protection | Route Traffic To Authenticated Proxy Server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4:30:4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07.E18 Boundary Protection | Fail Secur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4:37:1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07.E21 Boundary Protection | Isolation Of Information System Compone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4:43:1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2.1 Session Termin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9 21:43:3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0.1 Concurrent Session Control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9 21:25:0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8.1 System Use Notif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9 21:22:5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1.1 Session Lock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9 21:31:0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1.E01 Session Lock | Pattern-Hiding Display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9 21:33:3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6.1 Least Privileg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4 14:50:0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6.E02 Least Privilege | Non-Privileged Access For Nonsecurity Fun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4 15:05:1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6.E05 Least Privilege | Privileged Accou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4 15:19:3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6.E09 Least Privilege | Auditing Use Of Privileged Fun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4 15:30:5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6.E10 Least Privilege | Prohibit Non-Privileged Users From Executing Privileged Func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4 15:37:4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20.1 Use Of External Information System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38:2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20.E01 Use Of External Information Systems | Limits On Authorized Us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39:5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20.E02 Use Of External Information <text:soft-page-break/>Systems | Portable Storage Devi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41:1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7.1 Unsuccessful Logon Attemp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03:2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21.1 Information Shar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42:4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4.1 Information Flow Enforcem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4 14:20:0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8.1 Wireless Acces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31:4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8.E01 Wireless Access | Authentication And Encryp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33:0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8.E04 Wireless Access | Restrict Configurations By User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33:4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8.E05 Wireless Access | Antennas / Transmission Power Level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34:2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5.1 Separation Of Duti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4 14:33:2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9.1 Access Control For Mobile Devic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35:5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9.E05 Access Control For Mobile Devices | Full Device / Container-Based Encryp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45:4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2.1 Account Managem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2 14:29:5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2.E01 Account Management | Automated System Account Manage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2 13:35:0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2.E02 Account Management | Removal Of Temporary / Emergency Accoun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2 13:38:5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2.E03 Account Management | Disable Inactive Accou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2 14:57:5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2.E04 Account Management | Automated Audit Ac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2 14:55:4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2.E05 Account Management | Inactivity Logou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2 15:03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2.E11 Account Management | Usage Condi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2 15:19:1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2.E12 Account Management | Account Monitoring / Atypical Usag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2 15:22:4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2.E13 Account Management | Disable Accounts For High-Risk Individual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3 14:07:4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24.1 Fail In Known Stat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0:11:5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18.1 Mobile Cod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5:58:5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19.1 Voice Over Internet Protocol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7 16:02:3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20.1 Secure Name / Address Resolution Service (Authoritative Source)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07 16:04:1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C-21.1 Secure Name / Address Resolution Service (Recursive Or Caching Resolver)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09 18:51:2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C-39.1 Process Isol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0:19:1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10.1 Developer Configuration Manage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7:03:3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11.1 Developer <text:soft-page-break/>Security Testing And Evalua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<text:soft-page-break/>Mandal</text:p>
          </table:table-cell>
          <table:table-cell table:style-name="Table120.A3" office:value-type="string">
            <text:p text:style-name="P20">2018-09-11 <text:soft-page-break/>12:17:4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08.1 Security Engineering Principl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6:46:5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09.1 External Information System Servic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30 16:53:3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09.E02 External Information System Services | Identification Of Functions / Ports / Protocols / Servi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6:59:3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01.1 System And Services Acquisition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30 15:43:5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12.1 Supply Chain Protec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7:09:3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03.1 System Development Life Cycle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30 16:03:2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02.1 Allocation Of Resourc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5:49:4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03.1 Access Enforcem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3 11:34:5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01.1 Access Control Policy And Procedure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13 15:10:4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7.1 Remote Acces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2:15:2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7.E01 Remote Access | Automated Monitoring / Control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2:20:45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7.E02 Remote Access | Protection Of Confidentiality / Integrity Using Encryptio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25:4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7.E03 Remote Access | Managed Access Control Poi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9:27:31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17.E04 Remote Access | Privileged Commands / Acces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31:1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AC-14.1 Permitted Actions Without Identification Or Authentic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0 11:58:3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AC-22.1 Publicly Accessible Content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0 19:44:3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RA-02.1 Security Categoriz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3:58:3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RA-01.1 Risk Assessment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4:07:1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RA-03.1 Risk Assess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4:06:2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RA-05.1 Vulnerability Scann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30 14:02:5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RA-05.E01 Vulnerability Scann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4:06:2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RA-05.E02 Vulnerability Scann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30 14:07:0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RA-05.E05 Vulnerability Scann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4:20:54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A-01.1 Security Assessment And Authorization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0:49:2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A-02.1 Security Assessm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0:57:07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A-02.E01 Security Assessments | Independent Assessor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1:06:09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A-02.E02 Security Assessments | Specialized Assessment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1:04:4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A-03.1 System Interconnec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1:13:0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A-03.E05 System Interconnections | Restrictions On External <text:soft-page-break/>System Conne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1:45:5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A-05.1 Plan Of Action And Mileston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3:45:03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A-06.1 Security Authoriz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3:39:2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A-07.1 Continuous Monitoring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3:46:0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CA-07.E01 Continuous Monitoring | Independent Assessment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7 13:48:46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CA-09.1 Internal System Connection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7 14:14:01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05.1 Information System Documentatio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6:38:1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04.1 Acquisition Proces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4:08:16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04.E01 Acquisition Process | Functional Properties Of Security Control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6:13:2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04.E02 Acquisition Process | Design / Implementation Information For Security Control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4:09:37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04.E09 Acquisition Process | Functions / Ports / Protocols / Services In Us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09:48:03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04.E10 Acquisition Process | Use Of Approved Piv Product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30 16:33:32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15.1 Development Proces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7:15:0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SA-17.1 Developer Security Architecture And Design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9-11 14:10:34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SA-16.1 Developer-Provided Training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30 17:19:52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L-04.1 Rules Of Behavior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5:09:28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L-04.E01 Rules Of Behavior | Social Media And Networking Restrictions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8-29 15:18:30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L-01.1 Security Planning Policy And Procedur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4:50:55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L-02.1 System Security Plan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4:01:39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  <table:table-row>
          <table:table-cell table:style-name="Table120.A3" office:value-type="string">
            <text:p text:style-name="P38"/>
          </table:table-cell>
          <table:table-cell table:style-name="Table120.A3" office:value-type="string">
            <text:p text:style-name="P20">PL-02.E03 System Security Plan | Plan / Coordinate With Other Organizational Entities</text:p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3"/>
          </table:table-cell>
          <table:table-cell table:style-name="Table120.A3" office:value-type="string">
            <text:p text:style-name="P19">  <text:span text:style-name="T1">In Place</text:span></text:p>
          </table:table-cell>
          <table:table-cell table:style-name="Table120.A3" office:value-type="string">
            <text:p text:style-name="P20">Badhan S. Mandal</text:p>
          </table:table-cell>
          <table:table-cell table:style-name="Table120.A3" office:value-type="string">
            <text:p text:style-name="P20">2018-08-29 15:04:50</text:p>
          </table:table-cell>
          <table:table-cell table:style-name="Table120.A3" office:value-type="string">
            <text:p text:style-name="P20">100</text:p>
          </table:table-cell>
          <table:table-cell table:style-name="Table120.A3" office:value-type="string">
            <text:p text:style-name="P20">N/A</text:p>
          </table:table-cell>
          <table:table-cell table:style-name="Table120.A3" office:value-type="string">
            <text:p text:style-name="P20">N/A</text:p>
          </table:table-cell>
        </table:table-row>
        <table:table-row>
          <table:table-cell table:style-name="Table120.A2" office:value-type="string">
            <text:p text:style-name="P38"/>
          </table:table-cell>
          <table:table-cell table:style-name="Table120.A2" office:value-type="string">
            <text:p text:style-name="P20">PL-08.1 Information Security Architecture</text:p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3"/>
          </table:table-cell>
          <table:table-cell table:style-name="Table120.A2" office:value-type="string">
            <text:p text:style-name="P19">  <text:span text:style-name="T1">In Place</text:span></text:p>
          </table:table-cell>
          <table:table-cell table:style-name="Table120.A2" office:value-type="string">
            <text:p text:style-name="P20">Badhan S. Mandal</text:p>
          </table:table-cell>
          <table:table-cell table:style-name="Table120.A2" office:value-type="string">
            <text:p text:style-name="P20">2018-09-11 14:02:38</text:p>
          </table:table-cell>
          <table:table-cell table:style-name="Table120.A2" office:value-type="string">
            <text:p text:style-name="P20">100</text:p>
          </table:table-cell>
          <table:table-cell table:style-name="Table120.A2" office:value-type="string">
            <text:p text:style-name="P20">N/A</text:p>
          </table:table-cell>
          <table:table-cell table:style-name="Table120.A2" office:value-type="string">
            <text:p text:style-name="P20">N/A</text:p>
          </table:table-cell>
        </table:table-row>
      </table:table>
      <text:p text:style-name="P4">Control Results:  ALL</text:p>
      <table:table table:name="Table121" table:style-name="Table121">
        <table:table-column table:style-name="Table121.A"/>
        <table:table-column table:style-name="Table121.B"/>
        <table:table-row>
          <table:table-cell table:style-name="Table121.A1" office:value-type="string">
            <table:table table:name="Table122" table:style-name="Table122">
              <table:table-column table:style-name="Table122.A"/>
              <table:table-column table:style-name="Table122.B"/>
              <table:table-row>
                <table:table-cell table:style-name="Table122.A1" office:value-type="string">
                  <text:p text:style-name="P13"/>
                </table:table-cell>
                <table:table-cell table:style-name="Table122.B1" office:value-type="string">
                  <text:p text:style-name="P15">Control Results</text:p>
                </table:table-cell>
              </table:table-row>
            </table:table>
            <text:p text:style-name="P13"/>
          </table:table-cell>
          <table:table-cell table:style-name="Table121.A1" office:value-type="string">
            <text:p text:style-name="P13"/>
          </table:table-cell>
        </table:table-row>
        <table:table-row>
          <table:table-cell table:style-name="Table121.A2" table:number-columns-spanned="2" office:value-type="string">
            <text:p text:style-name="P13"/>
          </table:table-cell>
          <table:covered-table-cell/>
        </table:table-row>
      </table:table>
      <text:p text:style-name="P3"><text:a xlink:type="simple" xlink:href="https://vaww.grc.va.gov/spc/detail.jsp?id=405323966463528648&amp;headerId=10" text:style-name="Internet_20_link" text:visited-style-name="Visited_20_Internet_20_Link"><text:span text:style-name="T8">New Finding</text:span></text:a></text:p>
      <text:p text:style-name="P9"><draw:a xlink:type="simple" xlink:href="https://vaww.grc.va.gov/spc/detail.jsp?id=405323966463528648&amp;headerId=10"><draw:frame draw:style-name="fr1" draw:name="Image8" text:anchor-type="as-char" svg:width="0.1665in" svg:height="0.1665in" draw:z-index="1"><draw:image xlink:href="cid:image005.png@01D4DB82.DD802020" xlink:type="simple" xlink:show="embed" xlink:actuate="onLoad" loext:mime-type=""/><svg:title>Fixed Headers</svg:title></draw:frame></draw:a><text:bookmark text:name="&lt;image005.png@01D4DB82.DD802020&gt;1"/></text:p>
      <text:p text:style-name="P7"> </text:p>
      <text:p text:style-name="P1"><text:bookmark text:name="agt_bfa9c782-a609-4d21-8d9a-67e2f55e202b-header"/></text:p>
      <table:table table:name="Table123" table:style-name="Table123">
        <table:table-column table:style-name="Table123.A"/>
        <table:table-column table:style-name="Table123.B"/>
        <table:table-column table:style-name="Table123.C" table:number-columns-repeated="5"/>
        <table:table-column table:style-name="Table123.H"/>
        <table:table-column table:style-name="Table123.C"/>
        <table:table-column table:style-name="Table123.J"/>
        <table:table-header-rows>
          <table:table-row>
            <table:table-cell table:style-name="Table123.A1" table:number-columns-spanned="10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3.A2" office:value-type="string">
              <text:p text:style-name="P19"> </text:p>
            </table:table-cell>
            <table:table-cell table:style-name="Table123.A2" office:value-type="string">
              <text:p text:style-name="P30">Control/Subcontrol</text:p>
            </table:table-cell>
            <table:table-cell table:style-name="Table123.A2" office:value-type="string">
              <text:p text:style-name="P19"> </text:p>
            </table:table-cell>
            <table:table-cell table:style-name="Table123.A2" office:value-type="string">
              <text:p text:style-name="P29"> </text:p>
            </table:table-cell>
            <table:table-cell table:style-name="Table123.A2" office:value-type="string">
              <text:p text:style-name="P30">Results</text:p>
            </table:table-cell>
            <table:table-cell table:style-name="Table123.A2" office:value-type="string">
              <text:p text:style-name="P30">Source</text:p>
            </table:table-cell>
            <table:table-cell table:style-name="Table123.A2" office:value-type="string">
              <text:p text:style-name="P30">Time</text:p>
            </table:table-cell>
            <table:table-cell table:style-name="Table123.A2" office:value-type="string">
              <text:p text:style-name="P30">Compliance</text:p>
            </table:table-cell>
            <table:table-cell table:style-name="Table123.A2" office:value-type="string">
              <text:p text:style-name="P30">Risk Score</text:p>
            </table:table-cell>
            <table:table-cell table:style-name="Table123.A2" office:value-type="string">
              <text:p text:style-name="P30">Related Objects<text:bookmark text:name="905223525101563765"/></text:p>
            </table:table-cell>
          </table:table-row>
        </table:table-header-rows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Certification, Accreditation, and Security Assessments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11 Compliant</text:span><text:span text:style-name="T2"><text:line-break/></text:span><text:span text:style-name="T20">1 Non 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4</text:p>
          </table:table-cell>
          <table:table-cell table:style-name="Table123.A3" office:value-type="string">
            <text:p text:style-name="P25">4.5</text:p>
          </table:table-cell>
          <table:table-cell table:style-name="Table123.A3" office:value-type="string">
            <text:p text:style-name="P25">N/A<text:bookmark text:name="90522352510156376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A-01 Security Assessment and Authorization Policies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09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1.1 Security Assessment And Authorization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0:49:2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69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A-02 Security Assessm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3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1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2.1 Security Assessm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0:57:0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1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A-02.E01 Security Assessments | Independent Assessor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1:06:0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1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2.E02 Security Assessments | Specialized Assessm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1:04:4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6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A-03 System Interconne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1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3.1 System Interconne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1:13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1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A-03.E05 System Interconnections | Restrictions On External System Conne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1:45:5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7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A-05 Plan of Action and Mileston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1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A-05.1 Plan Of Action And Mileston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3:45:0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7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A-06 Security Authoriz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A-06.1 Security Authoriz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3:39:2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7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A-07 Continuous Monitor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A-07.1 Continuous Monitor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3:46:0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2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7.E01 Continuous Monitoring | Independent Assess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3:48:4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6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A-08 Penetration Tes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4">1 Non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4.5</text:p>
          </table:table-cell>
          <table:table-cell table:style-name="Table123.A4" office:value-type="string">
            <text:p text:style-name="P25">N/A<text:bookmark text:name="900719925474142308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8.1 Penetration Testing</text:p>
          </table:table-cell>
          <table:table-cell table:style-name="Table123.A5" office:value-type="string">
            <text:p text:style-name="P14"> 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 and 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8:44:36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74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A-09 Internal System Conne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2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A-09.1 Internal System Conne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4:14:0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76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Information Security Programs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16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78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1 Information Security Program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1.1 Information Security Program Pla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1:54:1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7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2 Senior Information Security Officer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2.1 Senior Information Security Officer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00:5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7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3 Information Security Resour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3.1 Information Security Resour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03:4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77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4 Plan of Action and Milestones Pro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4.1 Plan Of Action And Milestones Pro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06:1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5 Information System Inventor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5.1 Information System Inventor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09:0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6 Information Security Measures of Perform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6.1 Information Security Measures Of <text:soft-page-break/>Performan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0:0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7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7 Enterprise Architectur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7.1 Enterprise Architectur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1:0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8 Critical Infrastructure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8.1 Critical Infrastructure Pla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2:0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9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09 Risk Management Strateg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09.1 Risk Management Strateg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3:1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0 Security Authorization Pro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0.1 Security Authorization Pro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4:5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9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1 Mission/business Process Defini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4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1.1 Mission/Business Process Defini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6:0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2 Insider Threat Program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2.1 Insider Threat Program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7:0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9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3 Information Security Workfor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3.1 Information Security Workfor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8:0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4 Testing, Training, and Monitor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4.1 Tes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18:5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6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5 Contacts with Security Groups and Associa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3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5.1 Contacts With Security Groups And Associa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21:4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8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M-16 Threat Awareness Program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2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M-16.1 Threat Awareness Program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2 12:23:1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01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Awareness and Training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5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80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T-01 Security Awareness and Training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6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T-01.1 Security Awareness And Training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4:47:2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0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T-02 Security Awareness Trai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7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T-02.1 Security Awareness Trai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4:47:5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7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T-02.E02 Practical Exercises | Insider Threa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4:27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0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T-03 Role-Based Security Trai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6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T-03.1 Role-Based Security Trai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4:48:1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0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T-04 Security Training Record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6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T-04.1 Security Training Record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4:49:1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52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Access Control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41 Compliant</text:span><text:span text:style-name="T2"><text:line-break/></text:span><text:span text:style-name="T20">2 Non 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8</text:p>
          </table:table-cell>
          <table:table-cell table:style-name="Table123.A3" office:value-type="string">
            <text:p text:style-name="P25">2.6</text:p>
          </table:table-cell>
          <table:table-cell table:style-name="Table123.A3" office:value-type="string">
            <text:p text:style-name="P25">N/A<text:bookmark text:name="90522352510156397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1 Access Control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907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1.1 Access Control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3 15:10:4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6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2 Account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9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7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2.1 Account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2 14:29:5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6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2.E01 Account Management | Automated System Account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2 13:35:0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7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2.E02 Account Management | Removal Of Temporary / Emergency Accou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2 13:38:5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7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2.E03 Account Management | Disable Inactive Accou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2 14:57:5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7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2.E04 Account Management | Automated Audit A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2 14:55:4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7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2.E05 Account Management | Inactivity Logou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2 15:03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7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2.E11 Account Management | Usage Condi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2 15:19:1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7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2.E12 Account Management | Account Monitoring / Atypical Usag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2 15:22:4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6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2.E13 Account Management | Disable Accounts For High-Risk Individua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3 14:07:4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6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3 Access Enforc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8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3.1 Access Enforc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3 11:34:5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6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4 Information Flow Enforc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5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4.1 Information Flow Enforc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4 14:20:0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64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5 Separation of Duti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6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5.1 Separation Of Duti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4 14:33:2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59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6 Least Privileg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2"><text:span text:style-name="T19">5 Compliant</text:span><text:span text:style-name="T2"><text:line-break/></text:span><text:span text:style-name="T20">2 Non Compliant</text:span>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71</text:p>
          </table:table-cell>
          <table:table-cell table:style-name="Table123.A4" office:value-type="string">
            <text:p text:style-name="P25">2.6</text:p>
          </table:table-cell>
          <table:table-cell table:style-name="Table123.A4" office:value-type="string">
            <text:p text:style-name="P25">N/A<text:bookmark text:name="90071992547414283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6.1 Least Privileg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4 14:50:0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3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6.E01 Least Privilege | Authorize Access To Security Fun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4 15:00:28</text:p>
          </table:table-cell>
          <table:table-cell table:style-name="Table123.A4" office:value-type="string">
            <text:p text:style-name="P25">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3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6.E02 Least Privilege | Non-Privileged Access For Nonsecurity Fun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4 15:05:1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3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6.E03 Least Privilege | Network Access To Privileged Command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4 15:26:07</text:p>
          </table:table-cell>
          <table:table-cell table:style-name="Table123.A4" office:value-type="string">
            <text:p text:style-name="P25">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2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6.E05 Least Privilege | Privileged Accou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4 15:19:3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3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06.E09 Least Privilege | Auditing Use Of Privileged Fun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4 15:30:5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2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6.E10 Least Privilege | Prohibit Non-Privileged Users From Executing Privileged Fun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4 15:37:4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6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7 Unsuccessful Login Attemp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36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7.1 Unsuccessful Logon Attemp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9:03:2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5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08 System Use Notif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2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08.1 System Use Notif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9 21:22:5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55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10 Concurrent Session Contro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1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0.1 Concurrent Session Contro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9 21:25:0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5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11 Session Lock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2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1.1 Session Lock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9 21:31:0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1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1.E01 Session Lock | Pattern-Hiding Display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9 21:33:3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5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12 Session Termin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81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2.1 Session Termin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9 21:43:3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7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14 Permitted Actions Without Identification Or Authent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90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4.1 Permitted Actions Without Identification Or Authent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1:58:3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7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17 Remote Ac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5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90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7.1 Remote Ac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2:15:2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90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7.E01 Remote Access | Automated Monitoring / Contro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2:20:4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9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7.E02 Remote Access | Protection Of Confidentiality / Integrity Using Encryp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25:4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90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7.E03 Remote Access | Managed Access Control Poi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9:27:3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9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7.E04 Remote Access | Privileged Commands / Ac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31:1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6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18 Wireless Ac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4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86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8.1 Wireless Ac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31:4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6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8.E01 Wireless Access | Authentication And Encryp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9:33:0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6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8.E04 Wireless Access | Restrict Configurations By User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33:4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6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8.E05 Wireless Access | Antennas / Transmission Power Leve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9:34:2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6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C-19 Access Control for Mobile De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8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19.1 Access Control For Mobile Devi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9:35:5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7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19.E05 Access Control For Mobile Devices | Full Device / Container-Based Encryp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45:4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6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20 Use of External Information System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84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20.1 Use Of External Information System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38:2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83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C-20.E01 Use Of External Information Systems | Limits On Authorized Us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0 19:39:5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83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20.E02 Use Of External Information Systems | Portable Storage De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41:1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63"/></text:p>
          </table:table-cell>
        </table:table-row>
        <text:soft-page-break/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21 User-based Collaboration and Information Shar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86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21.1 Information Shar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42:4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7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C-22 Publicly Accessible Cont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91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C-22.1 Publicly Accessible Cont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0 19:44:3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51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Planning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6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75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L-01 Security Planning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9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L-01.1 Security Planning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50:5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5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L-02 System Security Pla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8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L-02.1 System Security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4:01:3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29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L-02.E03 System Security Plan | Plan / Coordinate With Other Organizational Entiti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5:04:5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5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L-04 Rules of Behavior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8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L-04.1 Rules Of Behavior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5:09:2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28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L-04.E01 Rules Of Behavior | Social Media And Networking Restri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5:18:3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5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L-08 Information Security Architectur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9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L-08.1 Information Security Architectur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4:02:3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79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Configuration Management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31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89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1 Configuration Management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3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1.1 Configuration Management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07:5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2 Baseline Configur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5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2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2.1 Baseline Configur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08:3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2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2.E01 Baseline Configuration | Reviews And Updat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4:52:4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2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2.E02 Baseline Configuration | Automation Support For Accuracy / Currenc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8:49:4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2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2.E03 Baseline Configuration | Retention Of Previous Configura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5:17:2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2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2.E07 Baseline Configuration | Configure System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5:19:3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3 Configuration Change Contro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1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3.1 Configuration Change Contro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8:50:2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2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3.E01 Configuration Change Control | Automated Document / Notification / Prohibition Of Chang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8:50:5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1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3.E02 Configuration Change Control | Test / Validate / Document Chang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5:42:3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7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4 Security Impact Analysi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15"/></text:p>
          </table:table-cell>
        </table:table-row>
        <text:soft-page-break/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4.1 Security Impact Analysi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10:0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1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4.E01 Security Impact Analysis | Separate Test Environm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5:53:5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8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M-05 Access Restrictions for Chang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4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60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5.1 Access Restrictions For Chang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8:51:4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9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5.E01 Access Restrictions For Change | Automated Access Enforcement / Audi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8:54:1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0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5.E02 Access Restrictions For Change | Review System Chang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8:55:1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0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5.E03 Access Restrictions For Change | Signed Compon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06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6 Configuration Setting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0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6.1 Configuration Setting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11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0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6.E01 Configuration Settings | Automated Central Management / Application / Verif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9:11:4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0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6.E02 Configuration Settings | Respond To Unauthorized Chang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19:1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7 Least Functional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4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8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7.1 Least Functionalit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15:1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8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7.E01 Least Functionality | Periodic Review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9:23:0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8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7.E02 Least Functionality | Prevent Program Execu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25:2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8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7.E05 Least Functionality | Authorized Software / Whitelis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9:27:5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8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M-08 Information System Component Inventor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6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9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8.1 Information System Component Inventor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9:31:2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9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8.E01 Information System Component Inventory | Updates During Installations / Remova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33:0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9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8.E02 Information System Component Inventory | Automated Mainten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9:34:4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9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8.E03 Information System Component Inventory | Automated Unauthorized Component De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47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9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M-08.E04 Information System Component Inventory | Accountability Inform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6:49:3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9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8.E05 Information System Component Inventory | No Duplicate Accounting Of Compon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50:5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4"/></text:p>
          </table:table-cell>
        </table:table-row>
        <text:soft-page-break/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09 Configuration Management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1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09.1 Configuration Management Pla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52:2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6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10 Software Usage Restri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1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10.1 Software Usage Restri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54:4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8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M-11 User-Installed Softwar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1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M-11.1 User-Installed Softwar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6:56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01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Audit and Accountability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28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90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U-01 Audit and Accountability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69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1.1 Audit And Accountability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5:48:3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0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U-02 Audit Ev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69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2.1 Audit Ev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5:33:3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9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2.E03 Audit Events | Reviews And Updat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5:40:4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06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U-03 Content of Audit Record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8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3.1 Content Of Audit Record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5:53:4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9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3.E01 Content Of Audit Records | Additional Audit Inform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5:56:2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9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3.E02 Content Of Audit Records | Centralized Management Of Planned Audit Record Cont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04:5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0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U-04 Audit Storage Capac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8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4.1 Audit Storage Capacit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07:4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0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U-05 Response To Audit Processing Fail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8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5.1 Response To Audit Processing Fail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13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8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5.E01 Response To Audit Processing Failures | Audit Storage Capac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12:0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8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5.E02 Response To Audit Processing Failures | Real-Time Aler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14:3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0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U-06 Audit Review, Analysis, and Repor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5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7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6.1 Audit Review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15:5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7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6.E01 Audit Review | Process Integr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16:5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8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6.E03 Audit Review | Correlate Audit Repositori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18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7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6.E05 Audit Review | Integration / Scanning And Monitoring Capabiliti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19:5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7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6.E06 Audit Review | Correlation With Physical Monitor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20:5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0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U-07 Audit Reduction and Report Gener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7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7.1 Audit Reduction And Report Gener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22:1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71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7.E01 Audit And Accountability | Automatic Process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23:3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15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U-08 Time Stamp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1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8.1 Time Stamp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8:31:5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1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8.E01 Time Stamps | Synchronization With Authoritative Time Sour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8:34:4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1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AU-09 Protection of Audit Inform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4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1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9.1 Protection Of Audit Inform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26:2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1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9.E02 Protection Of Audit Information | Audit Backup On Separate Physical Systems / Compon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27:3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1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09.E03 Protection Of Audit Information | Cryptographic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29:5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1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09.E04 Protection Of Audit Information | Access By Subset Of Privileged User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33:1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13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U-10 Non-repudi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1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10.1 Non-Repudi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08:40:4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1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U-11 Audit Record Reten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0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11.1 Audit Record Reten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34:2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1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AU-12 Audit Gener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3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0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12.1 Audit Gener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36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0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AU-12.E01 Audit Generation | System-Wide / Time-Correlated Audit Trai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6 16:37:0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0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AU-12.E03 Audit Generation | Changes By Authorized Individua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6 16:38:1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59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Risk Assessment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7 Compliant</text:span><text:span text:style-name="T2"><text:line-break/></text:span><text:span text:style-name="T20">1 Non 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8</text:p>
          </table:table-cell>
          <table:table-cell table:style-name="Table123.A3" office:value-type="string">
            <text:p text:style-name="P25">0.9</text:p>
          </table:table-cell>
          <table:table-cell table:style-name="Table123.A3" office:value-type="string">
            <text:p text:style-name="P25">N/A<text:bookmark text:name="90522352510156376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RA-01 Risk Assessment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9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RA-01.1 Risk Assessment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4:07:1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6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RA-02 Security Categoriz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9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RA-02.1 Security Categoriz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3:58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6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RA-03 Risk Assess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9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RA-03.1 Risk Assess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4:06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6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RA-05 Vulnerability Scan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2"><text:span text:style-name="T19">4 Compliant</text:span><text:span text:style-name="T2"><text:line-break/></text:span><text:span text:style-name="T20">1 Non Compliant</text:span>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90</text:p>
          </table:table-cell>
          <table:table-cell table:style-name="Table123.A5" office:value-type="string">
            <text:p text:style-name="P25">0.9</text:p>
          </table:table-cell>
          <table:table-cell table:style-name="Table123.A5" office:value-type="string">
            <text:p text:style-name="P25">N/A<text:bookmark text:name="90071992547414229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RA-05.1 Vulnerability Scan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4:02:5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0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RA-05.E01 Vulnerability Scan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4:06:2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0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RA-05.E02 Vulnerability Scan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4:07:0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06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RA-05.E04 Vulnerability Scan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 and 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4:17:47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0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RA-05.E05 Vulnerability Scan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4:20:5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07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Contingency Planning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31 Compliant</text:span><text:span text:style-name="T2"><text:line-break/></text:span><text:span text:style-name="T20">4 Non </text:span><text:soft-page-break/><text:span text:style-name="T20">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1</text:p>
          </table:table-cell>
          <table:table-cell table:style-name="Table123.A3" office:value-type="string">
            <text:p text:style-name="P25">7.5</text:p>
          </table:table-cell>
          <table:table-cell table:style-name="Table123.A3" office:value-type="string">
            <text:p text:style-name="P25">N/A<text:bookmark text:name="90522352510156381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01 Contingency Planning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8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1.1 Contingency Planning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38:1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0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02 Contingency Pla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7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7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2.1 Contingency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3:59:2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7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2.E01 Contingency Plan | Coordinate With Related Pla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1:43:1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8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2.E02 Contingency Plan | Capacity Plan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44:3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7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2.E03 Contingency Plan | Resume Essential Missions / Business Fun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1:54:1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7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2.E04 Contingency Plan | Resume All Missions / Business Fun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55:3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7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2.E05 Contingency Plan | Continue Essential Missions / Business Fun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1:57:2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7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2.E08 Contingency Plan | Identify Critical Asse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58:5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09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03 Contingency Trai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4">2 Non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4.5</text:p>
          </table:table-cell>
          <table:table-cell table:style-name="Table123.A4" office:value-type="string">
            <text:p text:style-name="P25">N/A<text:bookmark text:name="900719925474142382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3.1 Contingency Trai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 and 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1:45:55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83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3.E01 Contingency Training | Simulated Ev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 and 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1:58:16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1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P-04 Contingency Plan Tes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2"><text:span text:style-name="T19">1 Compliant</text:span><text:span text:style-name="T2"><text:line-break/></text:span><text:span text:style-name="T20">2 Non Compliant</text:span>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67</text:p>
          </table:table-cell>
          <table:table-cell table:style-name="Table123.A5" office:value-type="string">
            <text:p text:style-name="P25">3.0</text:p>
          </table:table-cell>
          <table:table-cell table:style-name="Table123.A5" office:value-type="string">
            <text:p text:style-name="P25">N/A<text:bookmark text:name="900719925474142399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4.1 Contingency Plan Tes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 and 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2:00:06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97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4.E01 Contingency Plan Testing | Coordinate With Related Pla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 and 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2:01:53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9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4.E02 Contingency Plan Testing | Alternate Processing Sit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2:07:3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1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CP-06 Alternate Storage Sit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4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8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6.1 Alternate Storage Sit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2:09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8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6.E01 Alternate Storage Site | Separation From Primary Sit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2:11:2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8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6.E02 Alternate Storage Site | Recovery Time / Point Objectiv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2:12:3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8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6.E03 Alternate Storage Site | Accessibil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2:13:3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1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07 Alternate Processing Sit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5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9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7.1 Alternate Processing Sit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2:20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9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7.E01 Alternate Processing Site | Separation From Primary Sit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2:21:2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8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7.E02 Alternate Processing Site | Accessibil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2:22:2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9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7.E03 Alternate Processing Site | Priority <text:soft-page-break/>Of Servi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2:23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9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7.E04 Alternate Processing Site | Preparation For Us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2:24:2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1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08 Telecommunications Ser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5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0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8.1 Telecommunications Servi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3:14:4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1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8.E01 Telecommunications Services | Priority Of Service Provis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3:14:0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1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8.E02 Telecommunications Services | Single Points Of Failur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3:17:0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0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8.E03 Telecommunications Services | Separation Of Primary / Alternate Provider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3:19:5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1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8.E04 Telecommunications Services | Provider Contingency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3:22:1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1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09 Information System Backup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5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1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9.1 Information System Backup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3:24:1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1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9.E01 Information System Backup | Testing For Reliability / Integrit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3:27:3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1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9.E02 Information System Backup | Test Restoration Using Sampl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4:26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1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09.E03 Information System Backup | Separate Storage For Critical Inform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4:27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1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09.E05 Information System Backup | Transfer To Alternate Storage Sit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4:28:2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15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CP-10 Information System Recovery and Reconstitu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3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0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10.1 Information System Recovery And Reconstitu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4:30:2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0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CP-10.E02 Information System Recovery And Reconstitution | Transaction Recover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2:10:0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0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CP-10.E04 Information System Recovery And Reconstitution | Restore Within Time Period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2:10:5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92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Identification and Authentication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23 Compliant</text:span><text:span text:style-name="T2"><text:line-break/></text:span><text:span text:style-name="T20">1 Non 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9</text:p>
          </table:table-cell>
          <table:table-cell table:style-name="Table123.A3" office:value-type="string">
            <text:p text:style-name="P25">0.5</text:p>
          </table:table-cell>
          <table:table-cell table:style-name="Table123.A3" office:value-type="string">
            <text:p text:style-name="P25">N/A<text:bookmark text:name="90522352510156390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1 Identification and Authentication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7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1.1 Identification And Authentication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5:33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6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2 Identification and Authentication (Organizational Users)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2"><text:span text:style-name="T19">8 Compliant</text:span><text:span text:style-name="T2"><text:line-break/></text:span><text:span text:style-name="T20">1 Non Compliant</text:span>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94</text:p>
          </table:table-cell>
          <table:table-cell table:style-name="Table123.A5" office:value-type="string">
            <text:p text:style-name="P25">0.5</text:p>
          </table:table-cell>
          <table:table-cell table:style-name="Table123.A5" office:value-type="string">
            <text:p text:style-name="P25">N/A<text:bookmark text:name="90071992547414264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2.1 Identification And Authentication (Organizational Users)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6:15:1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42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2.E01 Identification And Authentication (Organizational Users) | Network Access To Privileged Accou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6:26:5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4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2.E02 Identification And Authentication (Organizational Users) | Network Access To Non-Privileged Accou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6:30:3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3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2.E03 Identification And Authentication (Organizational Users) | Local Access To Privileged Accou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6:41:3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4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2.E04 Identification And Authentication (Organizational Users) | Local Access To Non-Privileged Accou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6:38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4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2.E08 Identification And Authentication (Organizational Users) | Network Access To Privileged Accounts - Replay Resista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7 16:46:1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4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2.E09 Identification And Authentication (Organizational Users) | Network Access To Non-Privileged Accounts - Replay Resista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7 17:03:3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4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2.E11 Identification And Authentication (Organizational Users) | Remote Access - Separate Devi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8 11:46:2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39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2.E12 Identification And Authentication (Organizational Users) | Acceptance Of Piv Credentia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 and 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8 12:02:54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7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3 Device Identification and Authent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5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3.1 Device Identification And Authent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8 12:11:1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4 Identifier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5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4.1 Identifier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8 12:34:5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5 Authenticator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5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6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5.1 Authenticator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8 14:47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6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5.E01 Authenticator Management | Password-Based Authent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8 14:54:0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6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5.E02 Authenticator Management | Pki-Based Authent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8 14:56:3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6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5.E03 Authenticator Management | In-Person Or Trusted Third-Party Registr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8 15:09:3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6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5.E11 Authenticator Management | Hardware Token-Based Authent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8 15:27:3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6 Authenticator Feedback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3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6.1 Authenticator Feedback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2:47:1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7 Cryptographic Module Authent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32"/></text:p>
          </table:table-cell>
        </table:table-row>
        <text:soft-page-break/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7.1 Cryptographic Module Authent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2:50:4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9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A-08 Identification and Authentication (Non-organizational Users)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5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63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8.1 Identification And Authentication (Non-Organizational Users)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2:55:2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3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8.E01 Identification And Authentication (Non-Organizational Users) | Acceptance Of Piv Credentials From Other Agenci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2:56:5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3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8.E02 Identification And Authentication (Non-Organizational Users) | Acceptance Of Third-Party Credentia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2:58:5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63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A-08.E03 Identification And Authentication (Non-Organizational Users) | Use Of Ficam-Approved Produc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3:00:1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63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A-08.E04 Identification And Authentication (Non-Organizational Users) | Use Of Ficam-Issued Profil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3:01:0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33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System and Services Acquisition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18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74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1 System and Services Acquisition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5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1.1 System And Services Acquisition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5:43:5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4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2 Allocation of Resour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5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2.1 Allocation Of Resour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5:49:4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43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3 System Development Life Cycl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6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3.1 System Development Life Cycl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6:03:2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44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4 Acquisition Pro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5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6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4.1 Acquisition Pro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4:08:1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26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04.E01 Acquisition Process | Functional Properties Of Security Contro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6:13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27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4.E02 Acquisition Process | Design / Implementation Information For Security Contro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4:09:3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26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04.E09 Acquisition Process | Functions / Ports / Protocols / Services In Us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48:0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26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4.E10 Acquisition Process | Use Of Approved Piv Produc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6:33:3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45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5 Information System Document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7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5.1 Information System Document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6:38:1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3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8 Security Engineering Principl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4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8.1 Security Engineering Principl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6:46:5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3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A-09 External Information System Ser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243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A-09.1 External Information System Servi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30 16:53:3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24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09.E02 External Information System Services | Identification Of Functions / Ports / Protocols / Ser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6:59:3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3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A-10 Developer Configuration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4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10.1 Developer Configuration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7:03:3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3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A-11 Developer Security Testing and Evalu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3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11.1 Developer Security Testing And Evalu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2:17:4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4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A-12 Supply Chain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5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12.1 Supply Chain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7:09:3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4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A-15 Development Process, Standards, and Too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8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15.1 Development Pro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7:15:0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5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A-16 Developer-Provided Trai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8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16.1 Developer-Provided Trai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30 17:19:5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4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A-17 Developer Security Architecture and Desig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28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A-17.1 Developer Security Architecture And Desig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4:10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18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Incident Response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16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82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IR-01 Incident Response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4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1.1 Incident Response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2:21:3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23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IR-02 Incident Response Trai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3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3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2.1 Incident Response Trai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2:20:2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3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2.E01 Incident Response Training | Simulated Ev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01:0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3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2.E02 Incident Response Training | Automated Training Environm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03:0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2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IR-03 Incident Response Tes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2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3.1 Incident Response Tes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17:0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2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3.E02 Incident Response Testing | Coordination With Related Pla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18:1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2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R-04 Incident Handl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4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4.1 Incident Handl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22:3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3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4.E01 Incident Handling | Automated Incident Handling Process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23:5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3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4.E04 Incident Handling | Information Correl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25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2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R-05 Incident <text:soft-page-break/>Monitor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3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5.1 Incident Monitor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26:5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3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5.E01 Incident Monitoring | Automated Tracking / Data Collection / Analysi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29:1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2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IR-06 Incident Repor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2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6.1 Incident Repor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31:1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2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6.E01 Incident Reporting | Automated Repor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32:3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1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IR-07 Incident Response Assist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2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IR-07.1 Incident Response Assistan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9 14:34:4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2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7.E01 Incident Response Assistance | Automation Support For Availability Of Information / Suppor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9 14:35:3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2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IR-08 Incident Response Pla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2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IR-08.1 Incident Response Pla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2:22:5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16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System and Communications Protection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26 Compliant</text:span><text:span text:style-name="T2"><text:line-break/></text:span><text:span text:style-name="T20">4 Non 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0</text:p>
          </table:table-cell>
          <table:table-cell table:style-name="Table123.A3" office:value-type="string">
            <text:p text:style-name="P25">18.0</text:p>
          </table:table-cell>
          <table:table-cell table:style-name="Table123.A3" office:value-type="string">
            <text:p text:style-name="P25">N/A<text:bookmark text:name="905223525101563917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01 System and Communications Protection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1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1.1 System And Communications Protection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6 15:08:5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2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02 Application Partitio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4">1 Non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4.5</text:p>
          </table:table-cell>
          <table:table-cell table:style-name="Table123.A5" office:value-type="string">
            <text:p text:style-name="P25">N/A<text:bookmark text:name="900719925474142748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2.1 Application Partitio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 and 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0:27:08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2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03 Security Function Isol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5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3.1 Security Function Isol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0:38:3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2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04 Information In Shared Resour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5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4.1 Information In Shared Resour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0:37:4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2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05 Denial of Service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5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5.1 Denial Of Service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1:13:4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1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07 Boundary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8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3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7.1 Boundary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09:59:1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2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07.E03 Boundary Protection | Access Poi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4:09:1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2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7.E04 Boundary Protection | External Telecommunications Ser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4:08:5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3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07.E05 Boundary Protection | Deny By Default / Allow By Excep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4:12:25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3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7.E07 Boundary Protection | Prevent Split Tunneling For Remote De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4:28:0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3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07.E08 Boundary Protection | Route Traffic <text:soft-page-break/>To Authenticated Proxy Server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4:30:4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3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7.E18 Boundary Protection | Fail Secur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4:37:1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2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07.E21 Boundary Protection | Isolation Of Information System Compon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4:43:1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2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08 Transmission Confidentiality and Integrit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4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08.1 Transmission Confidentiality And Integr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4:45:3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74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08.E01 Transmission Confidentiality And Integrity | Cryptographic Or Alternate Physical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4:47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3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10 Network Disconnec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76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10.1 Network Disconnec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0:00:5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93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C-12 Cryptographic Key Establishment and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4">2 Non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4.5</text:p>
          </table:table-cell>
          <table:table-cell table:style-name="Table123.A5" office:value-type="string">
            <text:p text:style-name="P25">N/A<text:bookmark text:name="900719925474142780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C-12.1 Cryptographic Key Establishment And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 and 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7 14:55:35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777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12.E01 Cryptographic Key Establishment And Management | Availabil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 and 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5:02:22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3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13 Cryptographic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7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13.1 Cryptographic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5:21:0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2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15 Collaborative Computing De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6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15.1 Collaborative Computing Devi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6:05:4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2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17 Public Key Infrastructure Certificat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6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17.1 Public Key Infrastructure Certificat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5:59:2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39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18 Mobile Cod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9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18.1 Mobile Cod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5:58:5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3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19 Voice Over Internet Protoco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8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19.1 Voice Over Internet Protoco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6:02:3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4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20 Secure Name / Address Resolution Service (Authoritative Source)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9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20.1 Secure Name / Address Resolution Service (Authoritative Source)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7 16:04:1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4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21 Secure Name / Address Resolution Service (Recursive Or Caching Resolver)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9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21.1 Secure Name / Address Resolution Service (Recursive Or Caching Resolver)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9 18:51:2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35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22 Architecture and Provisioning for Name / Address Resolution Servi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8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22.1 Architecture And Provisioning For Name / Address Resolution <text:soft-page-break/>Servi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9 18:50:0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34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23 Session Authenticit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8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23.1 Session Authentic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9 18:56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3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24 Fail In Known Stat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78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24.1 Fail In Known Stat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0:11:5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4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28 Protection of Information At Res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4">1 Non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0</text:p>
          </table:table-cell>
          <table:table-cell table:style-name="Table123.A4" office:value-type="string">
            <text:p text:style-name="P25">9.0</text:p>
          </table:table-cell>
          <table:table-cell table:style-name="Table123.A4" office:value-type="string">
            <text:p text:style-name="P25">N/A<text:bookmark text:name="90071992547414280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28.1 Protection Of Information At Res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0:14:53</text:p>
          </table:table-cell>
          <table:table-cell table:style-name="Table123.A5" office:value-type="string">
            <text:p text:style-name="P25">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95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C-39 Process Isol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81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C-39.1 Process Isol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0:19:1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94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Maintenance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13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79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A-01 System Maintenance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4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1.1 System Maintenance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1:35:0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9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A-02 Controlled Mainten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5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2.1 Controlled Maintenan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1:39:0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4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A-02.E02 Controlled Maintenance | Automated Maintenance Activiti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3:50:1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9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MA-03 Maintenance Too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4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4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A-03.1 Maintenance Too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3:52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4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3.E01 Maintenance Tools | Inspect Too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3:54:2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4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A-03.E02 Maintenance Tools | Inspect Media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4:16:3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4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3.E03 Maintenance Tools | Prevent Unauthorized Remova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4:18:0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0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A-04 Non-local Mainten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6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4.1 Nonlocal Maintenan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4:24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6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A-04.E02 Nonlocal Maintenance | Document Nonlocal Mainten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4:27:2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36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4.E03 Nonlocal Maintenance | Comparable Security / Sanitiz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4:29:1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79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A-05 Maintenance Personne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35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A-05.1 Maintenance Personne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4:31:0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35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A-05.E01 Maintenance Personnel | Individuals Without Appropriate Ac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4:32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79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MA-06 Timely Maintenanc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34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A-06.1 Timely Maintenanc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4:33:3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27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Media Protection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12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83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P-01 Media Protection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5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1.1 Media Protection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12:3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3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P-02 Media Ac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61"/></text:p>
          </table:table-cell>
        </table:table-row>
        <text:soft-page-break/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2.1 Media Ac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16:4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3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P-03 Media Mark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5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3.1 Media Mark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19:4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2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P-04 Media Storag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4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4.1 Media Storag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21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2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P-05 Media Transpor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4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5.1 Media Transpor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23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4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P-05.E04 Media Transport | Cryptographic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5:25:1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3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MP-06 Media Sanitiz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4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4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P-06.1 Media Sanitiz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5:27:2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5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6.E01 Media Sanitization | Review / Approve / Track / Document / Verif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31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5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P-06.E02 Media Sanitization | Equipment Tes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5:34:3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5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6.E03 Media Sanitization | Nondestructive Techniqu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36:0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3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MP-07 Media Us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5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MP-07.1 Media Us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37:3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5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MP-07.E01 Media Use | Prohibit Use Without Owner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5:38:4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70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Personnel Security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9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875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S-01 Personnel Security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7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S-01.1 Personnel Security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0 10:54:0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7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S-02 Position Categoriz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7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S-02.1 Position Risk Design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0 14:38:5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7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S-03 Personnel Screen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7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S-03.1 Personnel Screen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0 14:40:5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7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S-04 Personnel Termin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7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S-04.1 Personnel Termin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20 14:48:11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7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S-04.E02 Personnel Termination | Automated Notif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0 15:00:4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74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S-05 Personnel Transfer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7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S-05.1 Personnel Transfer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0 15:09:0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7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S-06 Access Agreem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7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S-06.1 Access Agreem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0 15:23:4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7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S-07 Third-party Personnel Security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8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S-07.1 Third-Party Personnel Secur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0 15:25:5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7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S-08 Personnel Sanc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8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S-08.1 Personnel Sanc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20 15:27:5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35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Physical and Environmental Protection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3">26 Compliant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100</text:p>
          </table:table-cell>
          <table:table-cell table:style-name="Table123.A3" office:value-type="string">
            <text:p text:style-name="P25">0.0</text:p>
          </table:table-cell>
          <table:table-cell table:style-name="Table123.A3" office:value-type="string">
            <text:p text:style-name="P25">N/A<text:bookmark text:name="90522352510156385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01 Physical and <text:soft-page-break/>Environmental Protection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1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01.1 Physical And Environmental Protection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57:22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5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02 Physical Access Authoriza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9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02.1 Physical Access Authoriza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5:59:4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51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03 Physical Access Contro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0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03.1 Physical Access Contro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01:5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0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03.E01 Physical Access Control | Information System Ac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03:1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52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04 Access Control for Transmission Medium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1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04.1 Access Control For Transmission Medium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04:2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53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05 Access Control for Output Devic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1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05.1 Access Control For Output Devic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05:3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43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06 Monitoring Physical Acces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3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8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06.1 Monitoring Physical Acces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08:5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8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06.E01 Monitoring Physical Access | Intrusion Alarms / Surveillance Equip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10:0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8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06.E04 Monitoring Physical Access | Monitoring Physical Access To Information System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11:0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4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08 Access Record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7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08.1 Visitor Access Record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12:3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79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08.E01 Visitor Access Records | Automated Records Maintenance / Review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13:47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40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09 Power Equipment and Power Cabl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7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09.1 Power Equipment And Cabl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14:5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3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10 Emergency Shutoff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7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10.1 Emergency Shutoff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15:5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3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11 Emergency Power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7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11.1 Emergency Power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18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7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1.E01 Emergency Power | Long-Term Alternate Power Supply - Minimal Operational Capabil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19:2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3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12 Emergency Light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6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2.1 Emergency Light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20:3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3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13 Fire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4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6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3.1 Fire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21:3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6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13.E01 Fire Protection | Detection Devices / System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22:4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63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3.E02 Fire Protection | Suppression Devices / System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23:32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46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13.E03 Fire Protection | Automatic Fire Suppress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26:2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4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14 Temperature and Humidity Control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9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14.1 Temperature And Humidity Control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27:1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4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PE-15 Water Damage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2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495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PE-15.1 Water Damage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8-17 16:28:1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49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5.E01 Water Damage Protection | Automation Suppor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28:5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4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16 Delivery and Removal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9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6.1 Delivery And Removal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29:5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4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17 Alternate Work Sit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92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7.1 Alternate Work Sit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30:4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45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PE-18 Location of Information System Component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49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PE-18.1 Location Of Information System Componen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8-17 16:31:2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55"/></text:p>
          </table:table-cell>
        </table:table-row>
        <table:table-row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26">3-2 System and Information Integrity</text:p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13"/>
          </table:table-cell>
          <table:table-cell table:style-name="Table123.A3" office:value-type="string">
            <text:p text:style-name="P32"><text:span text:style-name="T19">25 Compliant</text:span><text:span text:style-name="T2"><text:line-break/></text:span><text:span text:style-name="T20">2 Non Compliant</text:span>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N/A</text:p>
          </table:table-cell>
          <table:table-cell table:style-name="Table123.A3" office:value-type="string">
            <text:p text:style-name="P25">98</text:p>
          </table:table-cell>
          <table:table-cell table:style-name="Table123.A3" office:value-type="string">
            <text:p text:style-name="P25">2.6</text:p>
          </table:table-cell>
          <table:table-cell table:style-name="Table123.A3" office:value-type="string">
            <text:p text:style-name="P25">N/A<text:bookmark text:name="90522352510156386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I-01 System and Information Integrity Policy and Procedur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70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1.1 System And Information Integrity Policy And Procedur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7:23:0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68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I-02 Flaw Remedi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2"><text:span text:style-name="T19">2 Compliant</text:span><text:span text:style-name="T2"><text:line-break/></text:span><text:span text:style-name="T20">1 Non Compliant</text:span>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83</text:p>
          </table:table-cell>
          <table:table-cell table:style-name="Table123.A5" office:value-type="string">
            <text:p text:style-name="P25">1.5</text:p>
          </table:table-cell>
          <table:table-cell table:style-name="Table123.A5" office:value-type="string">
            <text:p text:style-name="P25">N/A<text:bookmark text:name="900719925474142569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2.1 Flaw Remedi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 and Planned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0:23:41</text:p>
          </table:table-cell>
          <table:table-cell table:style-name="Table123.A4" office:value-type="string">
            <text:p text:style-name="P25">5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67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2.E01 Flaw Remediation | Central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7:34:0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68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2.E02 Flaw Remediation | Automated Flaw Remediation Statu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7:36:3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63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I-03 Malicious Code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3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3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3.1 Malicious Code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6 10:26:5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3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3.E01 Malicious Code Protection | Central Management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5 17:43:46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3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3.E02 Malicious Code Protection | Automatic Updat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5 17:45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64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I-04 Information System Monitor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2"><text:span text:style-name="T19">3 Compliant</text:span><text:span text:style-name="T2"><text:line-break/></text:span><text:span text:style-name="T20">1 Non Compliant</text:span>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88</text:p>
          </table:table-cell>
          <table:table-cell table:style-name="Table123.A5" office:value-type="string">
            <text:p text:style-name="P25">1.1</text:p>
          </table:table-cell>
          <table:table-cell table:style-name="Table123.A5" office:value-type="string">
            <text:p text:style-name="P25">N/A<text:bookmark text:name="90071992547414254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4.1 Information System Monitor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6 10:39:06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401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4.E02 Information System Monitoring | Automated Tools For Real-Time Analysi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 and Planned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0:38:06</text:p>
          </table:table-cell>
          <table:table-cell table:style-name="Table123.A5" office:value-type="string">
            <text:p text:style-name="P25">5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44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4.E04 Information System Monitoring | Inbound And Outbound Communications Traffic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6 10:37:44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49"/></text:p>
          </table:table-cell>
        </table:table-row>
        <text:soft-page-break/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4.E05 Information System Monitoring | System-Generated Aler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0:24:39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61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I-05 Security Alerts, Advisories, and Directiv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2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28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5.1 Security Alert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1:37:04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2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5.E01 Security Alerts | Automated Alerts And Advisorie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6 11:40:33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62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I-06 Security Function Verific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1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31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6.1 Security Function Verific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0:55:08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5223525101563859"/></text:p>
          </table:table-cell>
        </table:table-row>
        <table:table-row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26">SI-07 Software and Information Integrity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33">6 Compliant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0.0</text:p>
          </table:table-cell>
          <table:table-cell table:style-name="Table123.A5" office:value-type="string">
            <text:p text:style-name="P25">N/A<text:bookmark text:name="900719925474142522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7.1 Softwar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0:58:1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20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7.E01 Software | Integrity Check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30:27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23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7.E02 Software | Automated Notifications Of Integrity Violations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1:31:49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19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7.E05 Software | Automated Response To Integrity Violation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32:4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17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7.E07 Software | Integration Of Detection And Response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11 11:33:20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16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7.E14 Software | Binary Or Machine Executable Code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1:50:5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60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I-08 Spam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3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2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8.1 Spam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1:54:2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0719925474142526"/></text:p>
          </table:table-cell>
        </table:table-row>
        <table:table-row>
          <table:table-cell table:style-name="Table123.A4" office:value-type="string">
            <text:p text:style-name="P38"/>
          </table:table-cell>
          <table:table-cell table:style-name="Table123.A4" office:value-type="string">
            <text:p text:style-name="P25">SI-08.E01 Spam Protection | Central Management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4">  <text:span text:style-name="T1">In Place</text:span></text:p>
          </table:table-cell>
          <table:table-cell table:style-name="Table123.A4" office:value-type="string">
            <text:p text:style-name="P25">Badhan S. Mandal</text:p>
          </table:table-cell>
          <table:table-cell table:style-name="Table123.A4" office:value-type="string">
            <text:p text:style-name="P25">2018-09-06 12:02:25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text:bookmark text:name="90071992547414252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08.E02 Spam Protection | Automatic Updates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2:12:50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58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I-10 Information Input Valida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15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10.1 Information Input Valida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2:22:4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66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I-11 Error Handling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63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11.1 Error Handling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35:18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6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I-12 Information Output Handling and Reten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6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12.1 Information Handling And Reten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06 12:33:01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text:bookmark text:name="905223525101563857"/></text:p>
          </table:table-cell>
        </table:table-row>
        <table:table-row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26">SI-16 Memory Protection</text:p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13"/>
          </table:table-cell>
          <table:table-cell table:style-name="Table123.A4" office:value-type="string">
            <text:p text:style-name="P33">1 Compliant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N/A</text:p>
          </table:table-cell>
          <table:table-cell table:style-name="Table123.A4" office:value-type="string">
            <text:p text:style-name="P25">100</text:p>
          </table:table-cell>
          <table:table-cell table:style-name="Table123.A4" office:value-type="string">
            <text:p text:style-name="P25">0.0</text:p>
          </table:table-cell>
          <table:table-cell table:style-name="Table123.A4" office:value-type="string">
            <text:p text:style-name="P25">N/A<text:bookmark text:name="900719925474142514"/></text:p>
          </table:table-cell>
        </table:table-row>
        <table:table-row>
          <table:table-cell table:style-name="Table123.A5" office:value-type="string">
            <text:p text:style-name="P38"/>
          </table:table-cell>
          <table:table-cell table:style-name="Table123.A5" office:value-type="string">
            <text:p text:style-name="P25">SI-16.1 Memory Protection</text:p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3"/>
          </table:table-cell>
          <table:table-cell table:style-name="Table123.A5" office:value-type="string">
            <text:p text:style-name="P14">  <text:span text:style-name="T1">In Place</text:span></text:p>
          </table:table-cell>
          <table:table-cell table:style-name="Table123.A5" office:value-type="string">
            <text:p text:style-name="P25">Badhan S. Mandal</text:p>
          </table:table-cell>
          <table:table-cell table:style-name="Table123.A5" office:value-type="string">
            <text:p text:style-name="P25">2018-09-11 11:36:13</text:p>
          </table:table-cell>
          <table:table-cell table:style-name="Table123.A5" office:value-type="string">
            <text:p text:style-name="P25">100</text:p>
          </table:table-cell>
          <table:table-cell table:style-name="Table123.A5" office:value-type="string">
            <text:p text:style-name="P25">N/A</text:p>
          </table:table-cell>
          <table:table-cell table:style-name="Table123.A5" office:value-type="string">
            <text:p text:style-name="P25">N/A</text:p>
          </table:table-cell>
        </table:table-row>
      </table:table>
      <text:p text:style-name="P4">Responses</text:p>
      <table:table table:name="Table124" table:style-name="Table124">
        <table:table-column table:style-name="Table124.A"/>
        <table:table-column table:style-name="Table124.B"/>
        <table:table-row>
          <table:table-cell table:style-name="Table124.A1" office:value-type="string">
            <table:table table:name="Table125" table:style-name="Table125">
              <table:table-column table:style-name="Table125.A"/>
              <table:table-row>
                <table:table-cell table:style-name="Table125.A1" office:value-type="string">
                  <text:p text:style-name="P15">Responses</text:p>
                </table:table-cell>
              </table:table-row>
            </table:table>
            <text:p text:style-name="P13"/>
          </table:table-cell>
          <table:table-cell table:style-name="Table124.A1" office:value-type="string">
            <text:p text:style-name="P13"/>
          </table:table-cell>
        </table:table-row>
        <table:table-row>
          <table:table-cell table:style-name="Table124.A2" table:number-columns-spanned="2" office:value-type="string">
            <text:p text:style-name="P13"/>
          </table:table-cell>
          <table:covered-table-cell/>
        </table:table-row>
      </table:table>
      <table:table table:name="Table126" table:style-name="Table126">
        <table:table-column table:style-name="Table126.A"/>
        <table:table-column table:style-name="Table126.B"/>
        <table:table-row>
          <table:table-cell table:style-name="Table126.A1" office:value-type="string">
            <table:table table:name="Table127" table:style-name="Table127">
              <table:table-column table:style-name="Table127.A"/>
              <table:table-row>
                <table:table-cell table:style-name="Table127.A1" office:value-type="string">
                  <text:p text:style-name="P25">1-1 of 1</text:p>
                </table:table-cell>
              </table:table-row>
            </table:table>
            <text:p text:style-name="P13"/>
          </table:table-cell>
          <table:table-cell table:style-name="Table126.A1" office:value-type="string">
            <table:table table:name="Table128" table:style-name="Table128">
              <table:table-column table:style-name="Table128.A"/>
              <table:table-row>
                <table:table-cell table:style-name="Table128.A1" office:value-type="string">
                  <text:p text:style-name="P13"/>
                </table:table-cell>
              </table:table-row>
            </table:table>
          </table:table-cell>
        </table:table-row>
      </table:table>
      <text:p text:style-name="P3"><text:a xlink:type="simple" xlink:href="https://vaww.grc.va.gov/spc/detail.jsp?id=405323966463528648&amp;headerId=10" text:style-name="Internet_20_link" text:visited-style-name="Visited_20_Internet_20_Link">Details</text:a><text:a xlink:type="simple" xlink:href="https://vaww.grc.va.gov/spc/detail.jsp?id=405323966463528648&amp;headerId=10" text:style-name="Internet_20_link" text:visited-style-name="Visited_20_Internet_20_Link">Delete</text:a></text:p>
      <text:p text:style-name="P3"><text:span text:style-name="T9">Filter by</text:span><text:a xlink:type="simple" xlink:href="https://vaww.grc.va.gov/spc/detail.jsp?id=405323966463528648&amp;headerId=10" text:style-name="Internet_20_link" text:visited-style-name="Visited_20_Internet_20_Link"><text:span text:style-name="T8">Refresh</text:span></text:a></text:p>
      <text:p text:style-name="P7"> </text:p>
      <text:p text:style-name="P1"><text:bookmark text:name="agt_1025798e-090b-4ee7-a446-38fa1e104917-header"/></text:p>
      <table:table table:name="Table129" table:style-name="Table129">
        <table:table-column table:style-name="Table129.A"/>
        <table:table-column table:style-name="Table129.B"/>
        <table:table-column table:style-name="Table129.C"/>
        <table:table-column table:style-name="Table129.B" table:number-columns-repeated="4"/>
        <table:table-column table:style-name="Table129.H"/>
        <table:table-header-rows>
          <table:table-row>
            <table:table-cell table:style-name="Table129.A1" table:number-columns-spanned="8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29.A2" office:value-type="string">
              <text:p text:style-name="P38"/>
            </table:table-cell>
            <table:table-cell table:style-name="Table129.B2" office:value-type="string">
              <text:p text:style-name="P30">Title</text:p>
            </table:table-cell>
            <table:table-cell table:style-name="Table129.A2" office:value-type="string">
              <text:p text:style-name="P30">Subcontrol</text:p>
            </table:table-cell>
            <table:table-cell table:style-name="Table129.A2" office:value-type="string">
              <text:p text:style-name="P30">Action</text:p>
            </table:table-cell>
            <table:table-cell table:style-name="Table129.A2" office:value-type="string">
              <text:p text:style-name="P30">Comment</text:p>
            </table:table-cell>
            <table:table-cell table:style-name="Table129.A2" office:value-type="string">
              <text:p text:style-name="P30">Owner</text:p>
            </table:table-cell>
            <table:table-cell table:style-name="Table129.A2" office:value-type="string">
              <text:p text:style-name="P30">Status</text:p>
            </table:table-cell>
            <table:table-cell table:style-name="Table129.A2" office:value-type="string">
              <text:p text:style-name="P30">Tickets<text:bookmark text:name="409827566091196479"/></text:p>
            </table:table-cell>
          </table:table-row>
        </table:table-header-rows>
        <table:table-row>
          <table:table-cell table:style-name="Table129.A3" office:value-type="string">
            <text:p text:style-name="P38"/>
          </table:table-cell>
          <table:table-cell table:style-name="Table129.A3" office:value-type="string">
            <text:p text:style-name="P14"><text:a xlink:type="simple" xlink:href="https://vaww.grc.va.gov/spc/detail.jsp?id=405323966463528648&amp;headerId=10" text:style-name="Internet_20_link" text:visited-style-name="Visited_20_Internet_20_Link"><text:span text:style-name="T5">AR-2 - Initial Response</text:span></text:a></text:p>
          </table:table-cell>
          <table:table-cell table:style-name="Table129.A3" office:value-type="string">
            <text:p text:style-name="P14">   <text:a xlink:type="simple" xlink:href="https://vaww.grc.va.gov/spc/detail.jsp?id=405323966463528648&amp;headerId=10" text:style-name="Internet_20_link" text:visited-style-name="Visited_20_Internet_20_Link"><text:span text:style-name="T5">PIA- Pending signature from PO</text:span></text:a></text:p>
          </table:table-cell>
          <table:table-cell table:style-name="Table129.A3" office:value-type="string">
            <text:p text:style-name="P25">Accepted</text:p>
          </table:table-cell>
          <table:table-cell table:style-name="Table129.A3" office:value-type="string">
            <text:p text:style-name="P25">Initial Response</text:p>
          </table:table-cell>
          <table:table-cell table:style-name="Table129.A3" office:value-type="string">
            <text:p text:style-name="P25">Kathryn A. Kane</text:p>
          </table:table-cell>
          <table:table-cell table:style-name="Table129.A3" office:value-type="string">
            <text:p text:style-name="P25">Suggested</text:p>
            <table:table table:name="Table130" table:style-name="Table130">
              <table:table-column table:style-name="Table130.A"/>
              <table:table-column table:style-name="Table130.B"/>
              <table:table-row>
                <table:table-cell table:style-name="Table130.A1" office:value-type="string">
                  <text:p text:style-name="P25">0</text:p>
                </table:table-cell>
                <table:table-cell table:style-name="Table130.A1" office:value-type="string">
                  <text:p text:style-name="P13"/>
                </table:table-cell>
              </table:table-row>
              <table:table-row>
                <table:table-cell table:style-name="Table130.A2" office:value-type="string">
                  <text:p text:style-name="P13"/>
                </table:table-cell>
                <table:table-cell table:style-name="Table130.A1" office:value-type="string">
                  <text:p text:style-name="P13"/>
                </table:table-cell>
              </table:table-row>
            </table:table>
            <text:p text:style-name="Table_20_Contents"/>
          </table:table-cell>
          <table:table-cell table:style-name="Table129.A3" office:value-type="string">
            <text:p text:style-name="P13"/>
          </table:table-cell>
        </table:table-row>
      </table:table>
      <text:p text:style-name="P4"><text:soft-page-break/>Workflow</text:p>
      <table:table table:name="Table131" table:style-name="Table131">
        <table:table-column table:style-name="Table131.A"/>
        <table:table-column table:style-name="Table131.B"/>
        <table:table-row>
          <table:table-cell table:style-name="Table131.A1" office:value-type="string">
            <table:table table:name="Table132" table:style-name="Table132">
              <table:table-column table:style-name="Table132.A"/>
              <table:table-column table:style-name="Table132.B"/>
              <table:table-row>
                <table:table-cell table:style-name="Table132.A1" office:value-type="string">
                  <text:p text:style-name="P14"><draw:frame draw:style-name="fr1" draw:name="Image9" text:anchor-type="as-char" svg:width="0.1665in" svg:height="0.1665in" draw:z-index="8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3"/></text:p>
                </table:table-cell>
                <table:table-cell table:style-name="Table132.B1" office:value-type="string">
                  <text:p text:style-name="P15">Workflow: VA RMF Implementation - Information System</text:p>
                </table:table-cell>
              </table:table-row>
            </table:table>
            <text:p text:style-name="P13"/>
          </table:table-cell>
          <table:table-cell table:style-name="Table131.A1" office:value-type="string">
            <table:table table:name="Table133" table:style-name="Table133">
              <table:table-column table:style-name="Table133.A"/>
              <table:table-row>
                <table:table-cell table:style-name="Table133.A1" office:value-type="string"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0">1</text:span></text:a><text:a xlink:type="simple" xlink:href="https://vaww.grc.va.gov/spc/detail.jsp?id=405323966463528648&amp;headerId=10" text:style-name="Internet_20_link" text:visited-style-name="Visited_20_Internet_20_Link"><text:span text:style-name="T11"> </text:span></text:a><text:a xlink:type="simple" xlink:href="https://vaww.grc.va.gov/spc/detail.jsp?id=405323966463528648&amp;headerId=10" text:style-name="Internet_20_link" text:visited-style-name="Visited_20_Internet_20_Link"><text:span text:style-name="T12">Task 1-1, 1-2, 3-2: System Categorization, Description, Control Impl. Detail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2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Perform Risk Identification and Analysi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3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1-3, 4-2: Review and Approve, Assess Security Control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4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1-3: OCS Review and Approve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5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Locked - transitioned to eMAS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6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Confirm Completion of Risk Identification and Analysi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7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4-4: Remediation Action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8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5-3: CA Provide Certification Recommendation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9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5-3: OIS DAS Provide Certification Recommendation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0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Task 5-3: DAA Provide Approval Decision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1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Correct AO Concerns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2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Closed - ATO Granted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3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(FRW TATO)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4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(FRW ATO)</text:span></text:a></text:p>
                  <text:p text:style-name="P44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5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(Terminal TATO)</text:span></text:a></text:p>
                  <text:p text:style-name="P45"><text:span text:style-name="T13">·</text:span><text:span text:style-name="T7">         </text:span><text:a xlink:type="simple" xlink:href="https://vaww.grc.va.gov/spc/detail.jsp?id=405323966463528648&amp;headerId=10" text:style-name="Internet_20_link" text:visited-style-name="Visited_20_Internet_20_Link"><text:span text:style-name="T14">16</text:span></text:a><text:a xlink:type="simple" xlink:href="https://vaww.grc.va.gov/spc/detail.jsp?id=405323966463528648&amp;headerId=10" text:style-name="Internet_20_link" text:visited-style-name="Visited_20_Internet_20_Link"><text:span text:style-name="T15"> </text:span></text:a><text:a xlink:type="simple" xlink:href="https://vaww.grc.va.gov/spc/detail.jsp?id=405323966463528648&amp;headerId=10" text:style-name="Internet_20_link" text:visited-style-name="Visited_20_Internet_20_Link"><text:span text:style-name="T16">DO NOT USE - (Former 5-3 ADAS)</text:span></text:a></text:p>
                  <table:table table:name="Table134" table:style-name="Table134">
                    <table:table-column table:style-name="Table134.A"/>
                    <table:table-column table:style-name="Table134.B"/>
                    <table:table-row>
                      <table:table-cell table:style-name="Table134.A1" office:value-type="string">
                        <text:p text:style-name="P26">Current Stage:</text:p>
                      </table:table-cell>
                      <table:table-cell table:style-name="Table134.A1" office:value-type="string">
                        <text:p text:style-name="P25">Task 1-1, 1-2, 3-2: System Categorization, Description, Control Impl. Details</text:p>
                      </table:table-cell>
                    </table:table-row>
                    <table:table-row>
                      <table:table-cell table:style-name="Table134.A1" office:value-type="string">
                        <text:p text:style-name="P26">Since:</text:p>
                      </table:table-cell>
                      <table:table-cell table:style-name="Table134.A1" office:value-type="string">
                        <text:p text:style-name="P27">2018-07-18 10:26:57</text:p>
                      </table:table-cell>
                    </table:table-row>
                    <table:table-row>
                      <table:table-cell table:style-name="Table134.A1" office:value-type="string">
                        <text:p text:style-name="P26">Current Owner(s):</text:p>
                      </table:table-cell>
                      <table:table-cell table:style-name="Table134.A1" office:value-type="string">
                        <text:p text:style-name="P27">William P. McDonough,Joseph A Fourcade,Vanessa Thompson,Toribio Aguilar,Michael H Peprah,Abbas Ali,Alexandra Jones,Hugh Watts,Rebecca S Steingruber,Jeffrey Lodge,Uchenna Ndolo,Kufre <text:soft-page-break/>Akpaidem,Ayuk N Oben,Leman Canturk,David Faulkner,Sherri Cannady,Patricia Aniniba-Adigwe,Danielle Burks,Robert Ballon,John Allen,Rafael Richards,Jonathan I. Onuegbu,Kenneth Taah,Mark A. Cohen,Travis Grandison,Michael Gibson,Craig Mueller,Clinton Yarbrough,Sabrina Nur Nahar,Kevin A Donkor,Christopher Brown,Claudia Graham,Brian Farneth,Fernando Bedoya,Badhan S. Mandal,Godfred Addai,Patrick Ferguson,Jeffrey Lodge,Andrew Nulll,Annie Omotosho,Kabeya Bubakar,Kevin Frimpong,Ermonela Virrill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133.A1" office:value-type="string">
                  <text:p text:style-name="P13"/>
                </table:table-cell>
              </table:table-row>
              <table:table-row>
                <table:table-cell table:style-name="Table133.A1" office:value-type="string">
                  <text:p text:style-name="P13"/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31.A2" table:number-columns-spanned="2" office:value-type="string">
            <text:p text:style-name="P13"/>
          </table:table-cell>
          <table:covered-table-cell/>
        </table:table-row>
      </table:table>
      <table:table table:name="Table135" table:style-name="Table135">
        <table:table-column table:style-name="Table135.A"/>
        <table:table-column table:style-name="Table135.B"/>
        <table:table-row>
          <table:table-cell table:style-name="Table135.A1" office:value-type="string">
            <table:table table:name="Table136" table:style-name="Table136">
              <table:table-column table:style-name="Table136.A"/>
              <table:table-column table:style-name="Table136.B"/>
              <table:table-row>
                <table:table-cell table:style-name="Table136.A1" office:value-type="string">
                  <text:p text:style-name="P14"><draw:frame draw:style-name="fr1" draw:name="Image10" text:anchor-type="as-char" svg:width="0.1665in" svg:height="0.1665in" draw:z-index="9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4"/></text:p>
                </table:table-cell>
                <table:table-cell table:style-name="Table136.B1" office:value-type="string">
                  <text:p text:style-name="P15">Status History</text:p>
                </table:table-cell>
              </table:table-row>
            </table:table>
            <text:p text:style-name="P13"/>
          </table:table-cell>
          <table:table-cell table:style-name="Table135.A1" office:value-type="string">
            <table:table table:name="Table137" table:style-name="Table137">
              <table:table-column table:style-name="Table137.A"/>
              <table:table-column table:style-name="Table137.B"/>
              <table:table-row>
                <table:table-cell table:style-name="Table137.A1" office:value-type="string">
                  <table:table table:name="Table138" table:style-name="Table138">
                    <table:table-column table:style-name="Table138.A"/>
                    <table:table-row>
                      <table:table-cell table:style-name="Table138.A1" office:value-type="string">
                        <text:p text:style-name="P25">1-5 of 5</text:p>
                      </table:table-cell>
                    </table:table-row>
                  </table:table>
                  <text:p text:style-name="P13"/>
                </table:table-cell>
                <table:table-cell table:style-name="Table137.A1" office:value-type="string">
                  <table:table table:name="Table139" table:style-name="Table139">
                    <table:table-column table:style-name="Table139.A"/>
                    <table:table-row>
                      <table:table-cell table:style-name="Table139.A1" office:value-type="string">
                        <text:p text:style-name="P13"/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35.A2" table:number-columns-spanned="2" office:value-type="string">
            <text:p text:style-name="P14"><text:span text:style-name="T1">Filter by</text:span><text:a xlink:type="simple" xlink:href="https://vaww.grc.va.gov/spc/detail.jsp?id=405323966463528648&amp;headerId=10" text:style-name="Internet_20_link" text:visited-style-name="Visited_20_Internet_20_Link"><text:span text:style-name="T18">Refresh</text:span></text:a></text:p>
            <text:p text:style-name="P14"> </text:p>
            <text:p text:style-name="P1"><text:bookmark text:name="agt_16ab6ba0-b126-4cdf-9281-00af5e8e3f09-header"/></text:p>
            <table:table table:name="Table140" table:style-name="Table140">
              <table:table-column table:style-name="Table140.A"/>
              <table:table-column table:style-name="Table140.B" table:number-columns-repeated="2"/>
              <table:table-column table:style-name="Table140.D"/>
              <table:table-column table:style-name="Table140.E"/>
              <table:table-column table:style-name="Table140.F"/>
              <table:table-header-rows>
                <table:table-row>
                  <table:table-cell table:style-name="Table140.A1" table:number-columns-spanned="6" office:value-type="string">
                    <text:p text:style-name="P13"><text:soft-page-break/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140.A2" office:value-type="string">
                    <text:p text:style-name="P30">User</text:p>
                  </table:table-cell>
                  <table:table-cell table:style-name="Table140.A2" office:value-type="string">
                    <text:p text:style-name="P30">From Status</text:p>
                  </table:table-cell>
                  <table:table-cell table:style-name="Table140.A2" office:value-type="string">
                    <text:p text:style-name="P30">To Status</text:p>
                  </table:table-cell>
                  <table:table-cell table:style-name="Table140.A2" office:value-type="string">
                    <text:p text:style-name="P30">Target</text:p>
                  </table:table-cell>
                  <table:table-cell table:style-name="Table140.E2" office:value-type="string">
                    <text:p text:style-name="P30">Date</text:p>
                  </table:table-cell>
                  <table:table-cell table:style-name="Table140.A2" office:value-type="string">
                    <text:p text:style-name="P30">Comments<text:bookmark text:name="427841964600504187"/></text:p>
                  </table:table-cell>
                </table:table-row>
              </table:table-header-rows>
              <table:table-row>
                <table:table-cell table:style-name="Table140.A3" office:value-type="string">
                  <text:p text:style-name="P25">Stephen Kram</text:p>
                </table:table-cell>
                <table:table-cell table:style-name="Table140.A3" office:value-type="string">
                  <text:p text:style-name="P25">Perform Risk Identification and Analysis</text:p>
                </table:table-cell>
                <table:table-cell table:style-name="Table140.A3" office:value-type="string">
                  <text:p text:style-name="P25">Task 1-1, 1-2, 3-2: System Categorization, Description, Control Impl. Details</text:p>
                </table:table-cell>
                <table:table-cell table:style-name="Table140.A3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40.A3" office:value-type="string">
                  <text:p text:style-name="P25">2018-07-18 10:26:57</text:p>
                </table:table-cell>
                <table:table-cell table:style-name="Table140.A3" office:value-type="string">
                  <text:p text:style-name="P25">sak - administratively revert workflow to set NIST control visibility<text:bookmark text:name="427841964600504186"/></text:p>
                </table:table-cell>
              </table:table-row>
              <table:table-row>
                <table:table-cell table:style-name="Table140.A4" office:value-type="string">
                  <text:p text:style-name="P25">Stephen Kram</text:p>
                </table:table-cell>
                <table:table-cell table:style-name="Table140.A4" office:value-type="string">
                  <text:p text:style-name="P25">Task 1-1, 1-2, 3-2: System Categorization, Description, Control Impl. Details</text:p>
                </table:table-cell>
                <table:table-cell table:style-name="Table140.A4" office:value-type="string">
                  <text:p text:style-name="P25">Perform Risk Identification and Analysis</text:p>
                </table:table-cell>
                <table:table-cell table:style-name="Table140.A4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40.A4" office:value-type="string">
                  <text:p text:style-name="P25">2018-07-18 10:26:03</text:p>
                </table:table-cell>
                <table:table-cell table:style-name="Table140.A4" office:value-type="string">
                  <text:p text:style-name="P25">sak - administratively advance workflow to update NIST control assignments.<text:bookmark text:name="427841964600503131"/></text:p>
                </table:table-cell>
              </table:table-row>
              <table:table-row>
                <table:table-cell table:style-name="Table140.A3" office:value-type="string">
                  <text:p text:style-name="P25">Lizbeth Gray</text:p>
                </table:table-cell>
                <table:table-cell table:style-name="Table140.A3" office:value-type="string">
                  <text:p text:style-name="P25">Perform Risk Identification and Analysis</text:p>
                </table:table-cell>
                <table:table-cell table:style-name="Table140.A3" office:value-type="string">
                  <text:p text:style-name="P25">Task 1-1, 1-2, 3-2: System Categorization, Description, Control Impl. Details</text:p>
                </table:table-cell>
                <table:table-cell table:style-name="Table140.A3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40.A3" office:value-type="string">
                  <text:p text:style-name="P25">2018-07-16 09:41:33</text:p>
                </table:table-cell>
                <table:table-cell table:style-name="Table140.A3" office:value-type="string">
                  <text:p text:style-name="P25">Advance and regress Workflow to process FIPS categorization results.<text:bookmark text:name="427841964600503130"/></text:p>
                </table:table-cell>
              </table:table-row>
              <table:table-row>
                <table:table-cell table:style-name="Table140.A4" office:value-type="string">
                  <text:p text:style-name="P25">Lizbeth Gray</text:p>
                </table:table-cell>
                <table:table-cell table:style-name="Table140.A4" office:value-type="string">
                  <text:p text:style-name="P25">Task 1-1, 1-2, 3-2: System Categorization, Description, Control Impl. Details</text:p>
                </table:table-cell>
                <table:table-cell table:style-name="Table140.A4" office:value-type="string">
                  <text:p text:style-name="P25">Perform Risk Identification and Analysis</text:p>
                </table:table-cell>
                <table:table-cell table:style-name="Table140.A4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40.A4" office:value-type="string">
                  <text:p text:style-name="P25">2018-07-16 09:41:05</text:p>
                </table:table-cell>
                <table:table-cell table:style-name="Table140.A4" office:value-type="string">
                  <text:p text:style-name="P25">Advance and regress Workflow to process FIPS categorization results.<text:bookmark text:name="427841964600476134"/></text:p>
                </table:table-cell>
              </table:table-row>
              <table:table-row>
                <table:table-cell table:style-name="Table140.A3" office:value-type="string">
                  <text:p text:style-name="P25">Ron Start</text:p>
                </table:table-cell>
                <table:table-cell table:style-name="Table140.A3" office:value-type="string">
                  <text:p text:style-name="P25">N/A</text:p>
                </table:table-cell>
                <table:table-cell table:style-name="Table140.A3" office:value-type="string">
                  <text:p text:style-name="P25">Task 1-1, 1-2, 3-2: System Categorization, Description, Control Impl. Details</text:p>
                </table:table-cell>
                <table:table-cell table:style-name="Table140.A3" office:value-type="string">
                  <text:p text:style-name="P25">Abeku Bhavnani, Alexandra Jones, Annie Omotosho, Anthony M Arrington, Ayoade Adejumo, Ayuk N Oben, Barbara Peters, Brian Farneth, Bright Boateng, Charles R Guitard, Christina Starnes, Christopher Brown, Christopher Hullaby, Christopher McCollum, Claudia Graham, Clinton Yarbrough, Craig Mueller, Darleen M. Veter, David Flanery, David G Bickerstaff, Denise Dillon, Diona M Bidwell, Fernando Bedoya, Frances Isgett, Fred Cosse, Godfred Addai, Gregory E. Phillips, Hindel Pean, Hugh Watts, James Belinfontie, James Willis, Jeffrey Atkinson, Jeffrey Lodge, Joan Phalen, Kabeya Bubakar, Kenneth Taah, Kevin A Donkor, Kevin Garrison, Kevin Hugh-Kong, Kimberly A. Frederick-Black, Kimberly Mesaris, Kufre Akpaidem, Larry Wright, LaWanda Wells, Lisa Nice, Maria L. Smith, Marilyn Hodge, Mark A O'Brien, Mark A. Cohen, Mark Vater, Michael Fraley, Michael Gibson, Michael H Peprah, Patricia Aniniba-Adigwe, Patrick Ferguson, Peyton Buchanan, Radhika Narayanan, Rashed Mohamed, Roderick J Lutz, Ronald Harvey, Ryan Jordan, Sabrina Nur Nahar, Sandy McCutcheon, Scott Minutolo, Sean M McFeron, Sherri Cannady, Steven Messersmith, Terry Bond, Tiffany Brenneman, Toribio Aguilar, Travis Grandison, Uchenna Ndolo, Vanessa Thompson</text:p>
                </table:table-cell>
                <table:table-cell table:style-name="Table140.A3" office:value-type="string">
                  <text:p text:style-name="P25">2018-03-14 06:55:06</text:p>
                </table:table-cell>
                <table:table-cell table:style-name="Table140.A3" office:value-type="string">
                  <text:p text:style-name="P25">N/A</text:p>
                </table:table-cell>
              </table:table-row>
            </table:table>
          </table:table-cell>
          <table:covered-table-cell/>
        </table:table-row>
      </table:table>
      <text:p text:style-name="P4">Charts</text:p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P43">Vulnerabilities in Assessment by Type</text:p>
          </table:table-cell>
        </table:table-row>
        <table:table-row>
          <table:table-cell table:style-name="Table141.A2" office:value-type="string">
            <text:p text:style-name="P41">No data to display</text:p>
            <text:p text:style-name="P36">Top of Form</text:p>
            <text:p text:style-name="P37">Bottom of Form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P43">Categorized Risks Mapped to Controls in Assessment</text:p>
          </table:table-cell>
        </table:table-row>
        <table:table-row>
          <table:table-cell table:style-name="Table142.A2" office:value-type="string">
            <text:p text:style-name="P36">Top of Form</text:p>
            <text:p text:style-name="P37">Bottom of Form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P43">Controls in Assessment by Tag Name</text:p>
          </table:table-cell>
        </table:table-row>
        <table:table-row>
          <table:table-cell table:style-name="Table143.A2" office:value-type="string">
            <text:p text:style-name="P36">Top of Form</text:p>
            <text:p text:style-name="P37">Bottom of Form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P43">Questionnaires in Assessment by Status</text:p>
          </table:table-cell>
        </table:table-row>
        <table:table-row>
          <table:table-cell table:style-name="Table144.A2" office:value-type="string">
            <text:p text:style-name="P36">Top of Form</text:p>
            <text:p text:style-name="P37">Bottom of Form</text:p>
          </table:table-cell>
        </table:table-row>
      </table:table>
      <text:p text:style-name="P4">Charts – Security Risk</text:p>
      <table:table table:name="Table145" table:style-name="Table145">
        <table:table-column table:style-name="Table145.A"/>
        <table:table-column table:style-name="Table145.B"/>
        <table:table-row>
          <table:table-cell table:style-name="Table145.A1" office:value-type="string">
            <text:p text:style-name="P26">Risk scores</text:p>
          </table:table-cell>
          <table:table-cell table:style-name="Table145.B1" office:value-type="string">
            <text:p text:style-name="P35">       </text:p>
          </table:table-cell>
        </table:table-row>
        <table:table-row>
          <table:table-cell table:style-name="Table145.B1" table:number-columns-spanned="2" office:value-type="string">
            <text:p text:style-name="P25">Scoring Strategy: Sum of all scores above the threshold (currently set to 1)</text:p>
          </table:table-cell>
          <table:covered-table-cell/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able:table table:name="Table147" table:style-name="Table147">
              <table:table-column table:style-name="Table147.A"/>
              <table:table-column table:style-name="Table147.B"/>
              <table:table-column table:style-name="Table147.C"/>
              <table:table-row>
                <table:table-cell table:style-name="Table147.A1" office:value-type="string">
                  <text:p text:style-name="P14"> </text:p>
                </table:table-cell>
                <table:table-cell table:style-name="Table147.A1" office:value-type="string">
                  <text:p text:style-name="P26">Total</text:p>
                </table:table-cell>
                <table:table-cell table:style-name="Table147.A1" office:value-type="string">
                  <text:p text:style-name="P26">Percentile</text:p>
                </table:table-cell>
              </table:table-row>
              <table:table-row>
                <table:table-cell table:style-name="Table147.A2" office:value-type="string">
                  <text:p text:style-name="P28">Confidentiality</text:p>
                </table:table-cell>
                <table:table-cell table:style-name="Table147.B2" office:value-type="string">
                  <text:p text:style-name="P26">0</text:p>
                  <table:table table:name="Table148" table:style-name="Table148">
                    <table:table-column table:style-name="Table148.A"/>
                    <table:table-column table:style-name="Table148.B"/>
                    <table:table-row>
                      <table:table-cell table:style-name="Table148.A1" office:value-type="string">
                        <text:p text:style-name="P13"/>
                      </table:table-cell>
                      <table:table-cell table:style-name="Table148.A1" office:value-type="string">
                        <text:p text:style-name="P21">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47.C2" office:value-type="string">
                  <text:p text:style-name="P13"/>
                </table:table-cell>
              </table:table-row>
              <table:table-row>
                <table:table-cell table:style-name="Table147.A3" office:value-type="string">
                  <text:p text:style-name="P28">Integrity</text:p>
                </table:table-cell>
                <table:table-cell table:style-name="Table147.B3" office:value-type="string">
                  <text:p text:style-name="P26">0</text:p>
                  <table:table table:name="Table149" table:style-name="Table149">
                    <table:table-column table:style-name="Table149.A"/>
                    <table:table-column table:style-name="Table149.B"/>
                    <table:table-row>
                      <table:table-cell table:style-name="Table149.A1" office:value-type="string">
                        <text:p text:style-name="P13"/>
                      </table:table-cell>
                      <table:table-cell table:style-name="Table149.A1" office:value-type="string">
                        <text:p text:style-name="P21">0%</text:p>
                      </table:table-cell>
                    </table:table-row>
                  </table:table>
                  <text:p text:style-name="Table_20_Contents"/>
                </table:table-cell>
                <table:table-cell table:style-name="Table147.C3" office:value-type="string">
                  <text:p text:style-name="P13"/>
                </table:table-cell>
              </table:table-row>
              <table:table-row>
                <table:table-cell table:style-name="Table147.A4" office:value-type="string">
                  <text:p text:style-name="P22">Availability</text:p>
                </table:table-cell>
                <table:table-cell table:style-name="Table147.A4" office:value-type="string">
                  <text:p text:style-name="P21">0</text:p>
                  <table:table table:name="Table150" table:style-name="Table150">
                    <table:table-column table:style-name="Table150.A"/>
                    <table:table-row>
                      <table:table-cell table:style-name="Table150.A1" office:value-type="string">
                        <text:p text:style-name="P13"/>
                      </table:table-cell>
                    </table:table-row>
                  </table:table>
                  <text:p text:style-name="Table_20_Contents"/>
                </table:table-cell>
                <table:table-cell table:style-name="Table147.A4" office:value-type="string">
                  <text:p text:style-name="P13"/>
                </table:table-cell>
              </table:table-row>
            </table:table>
            <text:p text:style-name="P13"/>
          </table:table-cell>
        </table:table-row>
      </table:table>
      <text:p text:style-name="P4">Charts – Trend Chart</text:p>
      <text:p text:style-name="P10">No data to display</text:p>
      <text:p text:style-name="P4">Charts – Data Feed</text:p>
      <text:p text:style-name="P10">No data to display</text:p>
      <text:p text:style-name="P4">Logs</text:p>
      <text:p text:style-name="P4">Questionnaire Results – Value <text:span text:style-name="T6">not</text:span> ‘In Place’</text:p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able:table table:name="Table152" table:style-name="Table152">
              <table:table-column table:style-name="Table152.A"/>
              <table:table-row>
                <table:table-cell table:style-name="Table152.A1" office:value-type="string">
                  <text:p text:style-name="P15">Questionnaire Results</text:p>
                </table:table-cell>
              </table:table-row>
            </table:table>
            <text:p text:style-name="P13"/>
          </table:table-cell>
          <table:table-cell table:style-name="Table151.A1" office:value-type="string">
            <text:p text:style-name="P13"/>
          </table:table-cell>
        </table:table-row>
        <text:soft-page-break/>
        <table:table-row>
          <table:table-cell table:style-name="Table151.A2" table:number-columns-spanned="2" office:value-type="string">
            <text:p text:style-name="P40">Results as of 2019-03-15 23:43:14</text:p>
            <table:table table:name="Table153" table:style-name="Table153">
              <table:table-column table:style-name="Table153.A"/>
              <table:table-column table:style-name="Table153.B"/>
              <table:table-row>
                <table:table-cell table:style-name="Table153.A1" office:value-type="string">
                  <table:table table:name="Table154" table:style-name="Table154">
                    <table:table-column table:style-name="Table154.A"/>
                    <table:table-row>
                      <table:table-cell table:style-name="Table154.A1" office:value-type="string">
                        <text:p text:style-name="P25">1-398 of 398</text:p>
                      </table:table-cell>
                    </table:table-row>
                  </table:table>
                  <text:p text:style-name="P13"/>
                </table:table-cell>
                <table:table-cell table:style-name="Table153.A1" office:value-type="string">
                  <table:table table:name="Table155" table:style-name="Table155">
                    <table:table-column table:style-name="Table155.A"/>
                    <table:table-row>
                      <table:table-cell table:style-name="Table155.A1" office:value-type="string">
                        <text:p text:style-name="P13"/>
                      </table:table-cell>
                    </table:table-row>
                  </table:table>
                </table:table-cell>
              </table:table-row>
            </table:table>
            <text:p text:style-name="P19"> </text:p>
            <text:p text:style-name="P1"><text:bookmark text:name="agt_31413119-9976-4fab-a508-200246c9af4b-header"/></text:p>
            <table:table table:name="Table156" table:style-name="Table156">
              <table:table-column table:style-name="Table156.A"/>
              <table:table-column table:style-name="Table156.B" table:number-columns-repeated="2"/>
              <table:table-column table:style-name="Table156.D"/>
              <table:table-column table:style-name="Table156.A"/>
              <table:table-header-rows>
                <table:table-row>
                  <table:table-cell table:style-name="Table156.A1" table:number-columns-spanned="5" office:value-type="string">
                    <text:p text:style-name="P13"/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156.A2" office:value-type="string">
                    <text:p text:style-name="P30">Action</text:p>
                  </table:table-cell>
                  <table:table-cell table:style-name="Table156.A2" office:value-type="string">
                    <text:p text:style-name="P30">Time</text:p>
                  </table:table-cell>
                  <table:table-cell table:style-name="Table156.A2" office:value-type="string">
                    <text:p text:style-name="P30">Who</text:p>
                  </table:table-cell>
                  <table:table-cell table:style-name="Table156.A2" office:value-type="string">
                    <text:p text:style-name="P30">Question</text:p>
                  </table:table-cell>
                  <table:table-cell table:style-name="Table156.E2" office:value-type="string">
                    <text:p text:style-name="P30">Value<text:bookmark text:name="0"/></text:p>
                  </table:table-cell>
                </table:table-row>
              </table:table-header-rows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7:41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2.7 Integrity addressed by law or regulation</text:p>
                </table:table-cell>
                <table:table-cell table:style-name="Table156.A3" office:value-type="string">
                  <text:p text:style-name="P25">Yes - Minimal impact<text:bookmark text:name="1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5:08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1.7 Information for limited distribution</text:p>
                </table:table-cell>
                <table:table-cell table:style-name="Table156.A4" office:value-type="string">
                  <text:p text:style-name="P25">Yes - Minimal impact<text:bookmark text:name="2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4:46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1.6 Confidentiality mandated by law or regulation</text:p>
                </table:table-cell>
                <table:table-cell table:style-name="Table156.A3" office:value-type="string">
                  <text:p text:style-name="P25">Yes - Minimal impact<text:bookmark text:name="3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5 14:19:02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Privacy Documentation - Verification</text:p>
                </table:table-cell>
                <table:table-cell table:style-name="Table156.A4" office:value-type="string">
                  <text:p text:style-name="P25">Yes<text:bookmark text:name="4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51:57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Privacy Documentation</text:p>
                </table:table-cell>
                <table:table-cell table:style-name="Table156.A3" office:value-type="string">
                  <text:p text:style-name="P25">Yes<text:bookmark text:name="5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49:18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New System</text:p>
                </table:table-cell>
                <table:table-cell table:style-name="Table156.A4" office:value-type="string">
                  <text:p text:style-name="P25">Yes<text:bookmark text:name="6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5:56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2.1 Medical records</text:p>
                </table:table-cell>
                <table:table-cell table:style-name="Table156.A3" office:value-type="string">
                  <text:p text:style-name="P25">Yes<text:bookmark text:name="7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1:37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1.1 Personal, Private, or Sensitive Information</text:p>
                </table:table-cell>
                <table:table-cell table:style-name="Table156.A4" office:value-type="string">
                  <text:p text:style-name="P25">Yes<text:bookmark text:name="8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49:33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System Type</text:p>
                </table:table-cell>
                <table:table-cell table:style-name="Table156.A3" office:value-type="string">
                  <text:p text:style-name="P25">VistA<text:bookmark text:name="9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46:03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System Acronym</text:p>
                </table:table-cell>
                <table:table-cell table:style-name="Table156.A4" office:value-type="string">
                  <text:p text:style-name="P25">VAM<text:bookmark text:name="10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49:53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Operated By</text:p>
                </table:table-cell>
                <table:table-cell table:style-name="Table156.A3" office:value-type="string">
                  <text:p text:style-name="P25">VA and Contractor<text:bookmark text:name="11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5 17:17:43</text:p>
                </table:table-cell>
                <table:table-cell table:style-name="Table156.A4" office:value-type="string">
                  <text:p text:style-name="P25">John Allen</text:p>
                </table:table-cell>
                <table:table-cell table:style-name="Table156.A4" office:value-type="string">
                  <text:p text:style-name="P25">Ensure Documentation Attached</text:p>
                </table:table-cell>
                <table:table-cell table:style-name="Table156.A4" office:value-type="string">
                  <text:p text:style-name="P25">System Security Plan<text:bookmark text:name="12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6:18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2.3 Unauthorized modification or destruction impact on health and safety</text:p>
                </table:table-cell>
                <table:table-cell table:style-name="Table156.A3" office:value-type="string">
                  <text:p text:style-name="P25">Severe Impact<text:bookmark text:name="13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9-11 10:13:39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SC-28.1 Protection Of Information At Rest</text:p>
                </table:table-cell>
                <table:table-cell table:style-name="Table156.A4" office:value-type="string">
                  <text:p text:style-name="P25">Planned<text:bookmark text:name="14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8-24 15:17:34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AC-06.E03 Least Privilege | Network Access To Privileged Commands</text:p>
                </table:table-cell>
                <table:table-cell table:style-name="Table156.A3" office:value-type="string">
                  <text:p text:style-name="P25">Planned<text:bookmark text:name="15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8-24 14:59:09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AC-06.E01 Least Privilege | Authorize Access To Security Functions</text:p>
                </table:table-cell>
                <table:table-cell table:style-name="Table156.A4" office:value-type="string">
                  <text:p text:style-name="P25">Planned<text:bookmark text:name="16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9:12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3.4 Availability impact on financial</text:p>
                </table:table-cell>
                <table:table-cell table:style-name="Table156.A3" office:value-type="string">
                  <text:p text:style-name="P25">None<text:bookmark text:name="17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6:28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2.4 Unauthorized modification or destruction impact on financial information</text:p>
                </table:table-cell>
                <table:table-cell table:style-name="Table156.A4" office:value-type="string">
                  <text:p text:style-name="P25">None<text:bookmark text:name="18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49:47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Non-FISMA System</text:p>
                </table:table-cell>
                <table:table-cell table:style-name="Table156.A3" office:value-type="string">
                  <text:p text:style-name="P25">No<text:bookmark text:name="19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8:14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3.1 Information in emergency response or disaster recovery</text:p>
                </table:table-cell>
                <table:table-cell table:style-name="Table156.A4" office:value-type="string">
                  <text:p text:style-name="P25">No<text:bookmark text:name="20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7:54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2.8 Information importance</text:p>
                </table:table-cell>
                <table:table-cell table:style-name="Table156.A3" office:value-type="string">
                  <text:p text:style-name="P25">No<text:bookmark text:name="21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6:07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2.2 Information type</text:p>
                </table:table-cell>
                <table:table-cell table:style-name="Table156.A4" office:value-type="string">
                  <text:p text:style-name="P25">No<text:bookmark text:name="22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5:47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1.8 Public availability of information</text:p>
                </table:table-cell>
                <table:table-cell table:style-name="Table156.A3" office:value-type="string">
                  <text:p text:style-name="P25">No<text:bookmark text:name="23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9:45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3.6 Availability impact on public trust</text:p>
                </table:table-cell>
                <table:table-cell table:style-name="Table156.A4" office:value-type="string">
                  <text:p text:style-name="P25">Minimal impact<text:bookmark text:name="24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7:07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2.6 Unauthorized modification or destruction impact on public trust</text:p>
                </table:table-cell>
                <table:table-cell table:style-name="Table156.A3" office:value-type="string">
                  <text:p text:style-name="P25">Minimal impact<text:bookmark text:name="25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4:28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1.4 Unauthorized access or disclosure impact State Entity (SE) mission</text:p>
                </table:table-cell>
                <table:table-cell table:style-name="Table156.A4" office:value-type="string">
                  <text:p text:style-name="P25">Minimal impact<text:bookmark text:name="26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4:17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1.3 Unauthorized access or disclosure impact on financial information</text:p>
                </table:table-cell>
                <table:table-cell table:style-name="Table156.A3" office:value-type="string">
                  <text:p text:style-name="P25">Minimal impact<text:bookmark text:name="27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47:45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Information System Type</text:p>
                </table:table-cell>
                <table:table-cell table:style-name="Table156.A4" office:value-type="string">
                  <text:p text:style-name="P25">Major Application<text:bookmark text:name="28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9:30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3.5 Availability impact on State Entity (SE) mission</text:p>
                </table:table-cell>
                <table:table-cell table:style-name="Table156.A3" office:value-type="string">
                  <text:p text:style-name="P25">Limited impact<text:bookmark text:name="29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8:39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3.3 Availability impact on health and safety</text:p>
                </table:table-cell>
                <table:table-cell table:style-name="Table156.A4" office:value-type="string">
                  <text:p text:style-name="P25">Limited impact<text:bookmark text:name="30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6:47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2.5 Unauthorized modification or destruction impact State Entity (SE) mission</text:p>
                </table:table-cell>
                <table:table-cell table:style-name="Table156.A3" office:value-type="string">
                  <text:p text:style-name="P25">Limited impact<text:bookmark text:name="31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6-13 12:24:36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1.5 Unauthorized access or disclosure impact on public trust</text:p>
                </table:table-cell>
                <table:table-cell table:style-name="Table156.A4" office:value-type="string">
                  <text:p text:style-name="P25">Limited impact<text:bookmark text:name="32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6-13 12:24:08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1.2 Unauthorized access or disclosure impact on health and safety</text:p>
                </table:table-cell>
                <table:table-cell table:style-name="Table156.A3" office:value-type="string">
                  <text:p text:style-name="P25">Limited impact<text:bookmark text:name="33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9-11 10:23:41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SI-02.1 Flaw Remediation</text:p>
                </table:table-cell>
                <table:table-cell table:style-name="Table156.A4" office:value-type="string">
                  <text:p text:style-name="P25">In Place and Planned<text:bookmark text:name="34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9-11 08:44:36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CA-08.1 Penetration Testing</text:p>
                </table:table-cell>
                <table:table-cell table:style-name="Table156.A3" office:value-type="string">
                  <text:p text:style-name="P25">In Place and Planned<text:bookmark text:name="35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9-07 15:02:09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SC-12.E01 Cryptographic Key Establishment And Management | Availability</text:p>
                </table:table-cell>
                <table:table-cell table:style-name="Table156.A4" office:value-type="string">
                  <text:p text:style-name="P25">In Place and Planned<text:bookmark text:name="36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9-07 14:53:32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SC-12.1 Cryptographic Key Establishment And Management</text:p>
                </table:table-cell>
                <table:table-cell table:style-name="Table156.A3" office:value-type="string">
                  <text:p text:style-name="P25">In Place and Planned<text:bookmark text:name="37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9-07 10:26:51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SC-02.1 Application Partitioning</text:p>
                </table:table-cell>
                <table:table-cell table:style-name="Table156.A4" office:value-type="string">
                  <text:p text:style-name="P25">In Place and Planned<text:bookmark text:name="38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9-06 10:32:02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SI-04.E02 Information System Monitoring | Automated Tools For Real-Time Analysis</text:p>
                </table:table-cell>
                <table:table-cell table:style-name="Table156.A3" office:value-type="string">
                  <text:p text:style-name="P25">In Place and Planned<text:bookmark text:name="39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9-05 12:01:53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CP-04.E01 Contingency Plan Testing | Coordinate With Related Plans</text:p>
                </table:table-cell>
                <table:table-cell table:style-name="Table156.A4" office:value-type="string">
                  <text:p text:style-name="P25">In Place and Planned<text:bookmark text:name="40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9-05 12:00:06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CP-04.1 Contingency Plan Testing</text:p>
                </table:table-cell>
                <table:table-cell table:style-name="Table156.A3" office:value-type="string">
                  <text:p text:style-name="P25">In Place and Planned<text:bookmark text:name="41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9-05 11:58:16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CP-03.E01 Contingency Training | Simulated Events</text:p>
                </table:table-cell>
                <table:table-cell table:style-name="Table156.A4" office:value-type="string">
                  <text:p text:style-name="P25">In Place and Planned<text:bookmark text:name="42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9-05 11:45:55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CP-03.1 Contingency Training</text:p>
                </table:table-cell>
                <table:table-cell table:style-name="Table156.A3" office:value-type="string">
                  <text:p text:style-name="P25">In Place and Planned<text:bookmark text:name="43"/></text:p>
                </table:table-cell>
              </table:table-row>
              <table:table-row>
                <table:table-cell table:style-name="Table156.A4" office:value-type="string">
                  <text:p text:style-name="P25">Insert</text:p>
                </table:table-cell>
                <table:table-cell table:style-name="Table156.A4" office:value-type="string">
                  <text:p text:style-name="P25">2018-08-30 14:17:47</text:p>
                </table:table-cell>
                <table:table-cell table:style-name="Table156.A4" office:value-type="string">
                  <text:p text:style-name="P25">Badhan S. Mandal</text:p>
                </table:table-cell>
                <table:table-cell table:style-name="Table156.A4" office:value-type="string">
                  <text:p text:style-name="P25">RA-05.E04 Vulnerability Scanning</text:p>
                </table:table-cell>
                <table:table-cell table:style-name="Table156.A4" office:value-type="string">
                  <text:p text:style-name="P25">In Place and Planned<text:bookmark text:name="44"/></text:p>
                </table:table-cell>
              </table:table-row>
              <table:table-row>
                <table:table-cell table:style-name="Table156.A3" office:value-type="string">
                  <text:p text:style-name="P25">Insert</text:p>
                </table:table-cell>
                <table:table-cell table:style-name="Table156.A3" office:value-type="string">
                  <text:p text:style-name="P25">2018-08-28 12:02:54</text:p>
                </table:table-cell>
                <table:table-cell table:style-name="Table156.A3" office:value-type="string">
                  <text:p text:style-name="P25">Badhan S. Mandal</text:p>
                </table:table-cell>
                <table:table-cell table:style-name="Table156.A3" office:value-type="string">
                  <text:p text:style-name="P25">IA-02.E12 Identification And Authentication (Organizational Users) | Acceptance Of Piv Credentials</text:p>
                </table:table-cell>
                <table:table-cell table:style-name="Table156.A3" office:value-type="string">
                  <text:p text:style-name="P25">In Place and Planned</text:p>
                </table:table-cell>
              </table:table-row>
            </table:table>
          </table:table-cell>
          <table:covered-table-cell/>
        </table:table-row>
      </table:table>
      <text:p text:style-name="P4"><text:soft-page-break/>Questionnaire Results – Value ‘In Place’</text:p>
      <table:table table:name="Table157" table:style-name="Table157">
        <table:table-column table:style-name="Table157.A"/>
        <table:table-column table:style-name="Table157.B"/>
        <table:table-row>
          <table:table-cell table:style-name="Table157.A1" office:value-type="string">
            <table:table table:name="Table158" table:style-name="Table158">
              <table:table-column table:style-name="Table158.A"/>
              <table:table-row>
                <table:table-cell table:style-name="Table158.A1" office:value-type="string">
                  <text:p text:style-name="P15">Questionnaire Results</text:p>
                </table:table-cell>
              </table:table-row>
            </table:table>
            <text:p text:style-name="P13"/>
          </table:table-cell>
          <table:table-cell table:style-name="Table157.A1" office:value-type="string">
            <text:p text:style-name="P13"/>
          </table:table-cell>
        </table:table-row>
        <table:table-row>
          <table:table-cell table:style-name="Table157.A2" table:number-columns-spanned="2" office:value-type="string">
            <text:p text:style-name="P40">Results as of 2019-03-15 23:43:14</text:p>
            <table:table table:name="Table159" table:style-name="Table159">
              <table:table-column table:style-name="Table159.A"/>
              <table:table-column table:style-name="Table159.B"/>
              <table:table-row>
                <table:table-cell table:style-name="Table159.A1" office:value-type="string">
                  <table:table table:name="Table160" table:style-name="Table160">
                    <table:table-column table:style-name="Table160.A"/>
                    <table:table-row>
                      <table:table-cell table:style-name="Table160.A1" office:value-type="string">
                        <text:p text:style-name="P25">1-398 of 398</text:p>
                      </table:table-cell>
                    </table:table-row>
                  </table:table>
                  <text:p text:style-name="P13"/>
                </table:table-cell>
                <table:table-cell table:style-name="Table159.A1" office:value-type="string">
                  <table:table table:name="Table161" table:style-name="Table161">
                    <table:table-column table:style-name="Table161.A"/>
                    <table:table-row>
                      <table:table-cell table:style-name="Table161.A1" office:value-type="string">
                        <text:p text:style-name="P13"/>
                      </table:table-cell>
                    </table:table-row>
                  </table:table>
                </table:table-cell>
              </table:table-row>
            </table:table>
            <text:p text:style-name="P19"> </text:p>
            <text:p text:style-name="P1"><text:bookmark text:name="agt_31413119-9976-4fab-a508-200246c9af4b-header1"/></text:p>
            <table:table table:name="Table162" table:style-name="Table162">
              <table:table-column table:style-name="Table162.A"/>
              <table:table-column table:style-name="Table162.B" table:number-columns-repeated="2"/>
              <table:table-column table:style-name="Table162.D"/>
              <table:table-column table:style-name="Table162.E"/>
              <table:table-header-rows>
                <table:table-row>
                  <table:table-cell table:style-name="Table162.A1" table:number-columns-spanned="5" office:value-type="string">
                    <text:p text:style-name="P13"><text:soft-page-break/></text:p>
                  </table:table-cell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162.A2" office:value-type="string">
                    <text:p text:style-name="P30">Action</text:p>
                  </table:table-cell>
                  <table:table-cell table:style-name="Table162.B2" office:value-type="string">
                    <text:p text:style-name="P30">Time</text:p>
                  </table:table-cell>
                  <table:table-cell table:style-name="Table162.A2" office:value-type="string">
                    <text:p text:style-name="P30">Who</text:p>
                  </table:table-cell>
                  <table:table-cell table:style-name="Table162.A2" office:value-type="string">
                    <text:p text:style-name="P30">Question</text:p>
                  </table:table-cell>
                  <table:table-cell table:style-name="Table162.A2" office:value-type="string">
                    <text:p text:style-name="P30">Value<text:bookmark text:name="01"/></text:p>
                  </table:table-cell>
                </table:table-row>
              </table:table-header-rows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23:1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16.1 Threat Awareness Program</text:p>
                </table:table-cell>
                <table:table-cell table:style-name="Table162.A3" office:value-type="string">
                  <text:p text:style-name="P25">In Place<text:bookmark text:name="110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21:4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15.1 Contacts With Security Groups And Associations</text:p>
                </table:table-cell>
                <table:table-cell table:style-name="Table162.A4" office:value-type="string">
                  <text:p text:style-name="P25">In Place<text:bookmark text:name="21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18:5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14.1 Testing</text:p>
                </table:table-cell>
                <table:table-cell table:style-name="Table162.A3" office:value-type="string">
                  <text:p text:style-name="P25">In Place<text:bookmark text:name="310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18:0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13.1 Information Security Workforce</text:p>
                </table:table-cell>
                <table:table-cell table:style-name="Table162.A4" office:value-type="string">
                  <text:p text:style-name="P25">In Place<text:bookmark text:name="45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17:0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12.1 Insider Threat Program</text:p>
                </table:table-cell>
                <table:table-cell table:style-name="Table162.A3" office:value-type="string">
                  <text:p text:style-name="P25">In Place<text:bookmark text:name="5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16:0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11.1 Mission/Business Process Definition</text:p>
                </table:table-cell>
                <table:table-cell table:style-name="Table162.A4" office:value-type="string">
                  <text:p text:style-name="P25">In Place<text:bookmark text:name="6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14:2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10.1 Security Authorization Process</text:p>
                </table:table-cell>
                <table:table-cell table:style-name="Table162.A3" office:value-type="string">
                  <text:p text:style-name="P25">In Place<text:bookmark text:name="7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13:1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09.1 Risk Management Strategy</text:p>
                </table:table-cell>
                <table:table-cell table:style-name="Table162.A4" office:value-type="string">
                  <text:p text:style-name="P25">In Place<text:bookmark text:name="8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12:0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08.1 Critical Infrastructure Plan</text:p>
                </table:table-cell>
                <table:table-cell table:style-name="Table162.A3" office:value-type="string">
                  <text:p text:style-name="P25">In Place<text:bookmark text:name="9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11:0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07.1 Enterprise Architecture</text:p>
                </table:table-cell>
                <table:table-cell table:style-name="Table162.A4" office:value-type="string">
                  <text:p text:style-name="P25">In Place<text:bookmark text:name="1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10:0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06.1 Information Security Measures Of Performance</text:p>
                </table:table-cell>
                <table:table-cell table:style-name="Table162.A3" office:value-type="string">
                  <text:p text:style-name="P25">In Place<text:bookmark text:name="1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09:0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05.1 Information System Inventory</text:p>
                </table:table-cell>
                <table:table-cell table:style-name="Table162.A4" office:value-type="string">
                  <text:p text:style-name="P25">In Place<text:bookmark text:name="12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05:2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04.1 Plan Of Action And Milestones Process</text:p>
                </table:table-cell>
                <table:table-cell table:style-name="Table162.A3" office:value-type="string">
                  <text:p text:style-name="P25">In Place<text:bookmark text:name="13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2:03:4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03.1 Information Security Resources</text:p>
                </table:table-cell>
                <table:table-cell table:style-name="Table162.A4" office:value-type="string">
                  <text:p text:style-name="P25">In Place<text:bookmark text:name="14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2 12:00:5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M-02.1 Senior Information Security Officer</text:p>
                </table:table-cell>
                <table:table-cell table:style-name="Table162.A3" office:value-type="string">
                  <text:p text:style-name="P25">In Place<text:bookmark text:name="15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2 11:53:2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M-01.1 Information Security Program Plan</text:p>
                </table:table-cell>
                <table:table-cell table:style-name="Table162.A4" office:value-type="string">
                  <text:p text:style-name="P25">In Place<text:bookmark text:name="16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12:10:5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10.E04 Information System Recovery And Reconstitution | Restore Within Time Period</text:p>
                </table:table-cell>
                <table:table-cell table:style-name="Table162.A3" office:value-type="string">
                  <text:p text:style-name="P25">In Place<text:bookmark text:name="17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12:10:0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10.E02 Information System Recovery And Reconstitution | Transaction Recovery</text:p>
                </table:table-cell>
                <table:table-cell table:style-name="Table162.A4" office:value-type="string">
                  <text:p text:style-name="P25">In Place<text:bookmark text:name="18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11:36:1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16.1 Memory Protection</text:p>
                </table:table-cell>
                <table:table-cell table:style-name="Table162.A3" office:value-type="string">
                  <text:p text:style-name="P25">In Place<text:bookmark text:name="19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11:35:1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11.1 Error Handling</text:p>
                </table:table-cell>
                <table:table-cell table:style-name="Table162.A4" office:value-type="string">
                  <text:p text:style-name="P25">In Place<text:bookmark text:name="2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11:33:2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7.E07 Software | Integration Of Detection And Response</text:p>
                </table:table-cell>
                <table:table-cell table:style-name="Table162.A3" office:value-type="string">
                  <text:p text:style-name="P25">In Place<text:bookmark text:name="2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11:32:4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7.E05 Software | Automated Response To Integrity Violations</text:p>
                </table:table-cell>
                <table:table-cell table:style-name="Table162.A4" office:value-type="string">
                  <text:p text:style-name="P25">In Place<text:bookmark text:name="22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11:31:2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7.E02 Software | Automated Notifications Of Integrity Violations</text:p>
                </table:table-cell>
                <table:table-cell table:style-name="Table162.A3" office:value-type="string">
                  <text:p text:style-name="P25">In Place<text:bookmark text:name="23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10:59:4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7.E01 Software | Integrity Checks</text:p>
                </table:table-cell>
                <table:table-cell table:style-name="Table162.A4" office:value-type="string">
                  <text:p text:style-name="P25">In Place<text:bookmark text:name="24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10:58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7.1 Software</text:p>
                </table:table-cell>
                <table:table-cell table:style-name="Table162.A3" office:value-type="string">
                  <text:p text:style-name="P25">In Place<text:bookmark text:name="25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10:23:4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2.1 Flaw Remediation</text:p>
                </table:table-cell>
                <table:table-cell table:style-name="Table162.A4" office:value-type="string">
                  <text:p text:style-name="P25">In Place and Planned<text:bookmark text:name="261"/></text:p>
                </table:table-cell>
              </table:table-row>
              <table:table-row>
                <table:table-cell table:style-name="Table162.A3" office:value-type="string">
                  <text:p text:style-name="P25">Delete</text:p>
                </table:table-cell>
                <table:table-cell table:style-name="Table162.A3" office:value-type="string">
                  <text:p text:style-name="P25">2018-09-11 10:13:3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28.1 Protection Of Information At Rest</text:p>
                </table:table-cell>
                <table:table-cell table:style-name="Table162.A3" office:value-type="string">
                  <text:p text:style-name="P25">In Place<text:bookmark text:name="27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10:13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28.1 Protection Of Information At Rest</text:p>
                </table:table-cell>
                <table:table-cell table:style-name="Table162.A4" office:value-type="string">
                  <text:p text:style-name="P25">Planned<text:bookmark text:name="28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10:00:5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10.1 Network Disconnect</text:p>
                </table:table-cell>
                <table:table-cell table:style-name="Table162.A3" office:value-type="string">
                  <text:p text:style-name="P25">In Place<text:bookmark text:name="29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09:27:1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7.E05 Least Functionality | Authorized Software / Whitelisting</text:p>
                </table:table-cell>
                <table:table-cell table:style-name="Table162.A4" office:value-type="string">
                  <text:p text:style-name="P25">In Place<text:bookmark text:name="3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09:24:1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7.E02 Least Functionality | Prevent Program Execution</text:p>
                </table:table-cell>
                <table:table-cell table:style-name="Table162.A3" office:value-type="string">
                  <text:p text:style-name="P25">In Place<text:bookmark text:name="3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09:22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7.E01 Least Functionality | Periodic Review</text:p>
                </table:table-cell>
                <table:table-cell table:style-name="Table162.A4" office:value-type="string">
                  <text:p text:style-name="P25">In Place<text:bookmark text:name="32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09:16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6.E02 Configuration Settings | Respond To Unauthorized Changes</text:p>
                </table:table-cell>
                <table:table-cell table:style-name="Table162.A3" office:value-type="string">
                  <text:p text:style-name="P25">In Place<text:bookmark text:name="33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09:13:4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7.1 Least Functionality</text:p>
                </table:table-cell>
                <table:table-cell table:style-name="Table162.A4" office:value-type="string">
                  <text:p text:style-name="P25">In Place<text:bookmark text:name="34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09:11:1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6.1 Configuration Settings</text:p>
                </table:table-cell>
                <table:table-cell table:style-name="Table162.A3" office:value-type="string">
                  <text:p text:style-name="P25">In Place<text:bookmark text:name="35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08:53:2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5.E01 Access Restrictions For Change | Automated Access Enforcement / Auditing</text:p>
                </table:table-cell>
                <table:table-cell table:style-name="Table162.A4" office:value-type="string">
                  <text:p text:style-name="P25">In Place<text:bookmark text:name="36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08:44:3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8.1 Penetration Testing</text:p>
                </table:table-cell>
                <table:table-cell table:style-name="Table162.A3" office:value-type="string">
                  <text:p text:style-name="P25">In Place and Planned<text:bookmark text:name="37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08:37:1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10.1 Non-Repudiation</text:p>
                </table:table-cell>
                <table:table-cell table:style-name="Table162.A4" office:value-type="string">
                  <text:p text:style-name="P25">In Place<text:bookmark text:name="38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1 08:34:1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8.E01 Time Stamps | Synchronization With Authoritative Time Source</text:p>
                </table:table-cell>
                <table:table-cell table:style-name="Table162.A3" office:value-type="string">
                  <text:p text:style-name="P25">In Place<text:bookmark text:name="39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1 08:27:0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8.1 Time Stamps</text:p>
                </table:table-cell>
                <table:table-cell table:style-name="Table162.A4" office:value-type="string">
                  <text:p text:style-name="P25">In Place<text:bookmark text:name="4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45:4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9.E05 Access Control For Mobile Devices | Full Device / Container-Based Encryption</text:p>
                </table:table-cell>
                <table:table-cell table:style-name="Table162.A3" office:value-type="string">
                  <text:p text:style-name="P25">In Place<text:bookmark text:name="4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44:3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22.1 Publicly Accessible Content</text:p>
                </table:table-cell>
                <table:table-cell table:style-name="Table162.A4" office:value-type="string">
                  <text:p text:style-name="P25">In Place<text:bookmark text:name="42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42:4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21.1 Information Sharing</text:p>
                </table:table-cell>
                <table:table-cell table:style-name="Table162.A3" office:value-type="string">
                  <text:p text:style-name="P25">In Place<text:bookmark text:name="43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41:1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20.E02 Use Of External Information Systems | Portable Storage Devices</text:p>
                </table:table-cell>
                <table:table-cell table:style-name="Table162.A4" office:value-type="string">
                  <text:p text:style-name="P25">In Place<text:bookmark text:name="44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39:5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20.E01 Use Of External Information Systems | Limits On Authorized Use</text:p>
                </table:table-cell>
                <table:table-cell table:style-name="Table162.A3" office:value-type="string">
                  <text:p text:style-name="P25">In Place<text:bookmark text:name="45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38:2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20.1 Use Of External Information Systems</text:p>
                </table:table-cell>
                <table:table-cell table:style-name="Table162.A4" office:value-type="string">
                  <text:p text:style-name="P25">In Place<text:bookmark text:name="4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35:5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9.1 Access Control For Mobile Devices</text:p>
                </table:table-cell>
                <table:table-cell table:style-name="Table162.A3" office:value-type="string">
                  <text:p text:style-name="P25">In Place<text:bookmark text:name="4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34:2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8.E05 Wireless Access | Antennas / Transmission Power Levels</text:p>
                </table:table-cell>
                <table:table-cell table:style-name="Table162.A4" office:value-type="string">
                  <text:p text:style-name="P25">In Place<text:bookmark text:name="4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33:4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8.E04 Wireless Access | Restrict Configurations By Users</text:p>
                </table:table-cell>
                <table:table-cell table:style-name="Table162.A3" office:value-type="string">
                  <text:p text:style-name="P25">In Place<text:bookmark text:name="4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33:0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8.E01 Wireless Access | Authentication And Encryption</text:p>
                </table:table-cell>
                <table:table-cell table:style-name="Table162.A4" office:value-type="string">
                  <text:p text:style-name="P25">In Place<text:bookmark text:name="5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31:4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8.1 Wireless Access</text:p>
                </table:table-cell>
                <table:table-cell table:style-name="Table162.A3" office:value-type="string">
                  <text:p text:style-name="P25">In Place<text:bookmark text:name="5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30:4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7.E04 Remote Access | Privileged Commands / Access</text:p>
                </table:table-cell>
                <table:table-cell table:style-name="Table162.A4" office:value-type="string">
                  <text:p text:style-name="P25">In Place<text:bookmark text:name="5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26:5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7.E03 Remote Access | Managed Access Control Points</text:p>
                </table:table-cell>
                <table:table-cell table:style-name="Table162.A3" office:value-type="string">
                  <text:p text:style-name="P25">In Place<text:bookmark text:name="5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9:25:4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7.E02 Remote Access | Protection Of Confidentiality / Integrity Using Encryption</text:p>
                </table:table-cell>
                <table:table-cell table:style-name="Table162.A4" office:value-type="string">
                  <text:p text:style-name="P25">In Place<text:bookmark text:name="5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9:03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7.1 Unsuccessful Logon Attempts</text:p>
                </table:table-cell>
                <table:table-cell table:style-name="Table162.A3" office:value-type="string">
                  <text:p text:style-name="P25">In Place<text:bookmark text:name="5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2:18:4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7.E01 Remote Access | Automated Monitoring / Control</text:p>
                </table:table-cell>
                <table:table-cell table:style-name="Table162.A4" office:value-type="string">
                  <text:p text:style-name="P25">In Place<text:bookmark text:name="5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10 12:10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7.1 Remote Access</text:p>
                </table:table-cell>
                <table:table-cell table:style-name="Table162.A3" office:value-type="string">
                  <text:p text:style-name="P25">In Place<text:bookmark text:name="5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10 11:58:3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4.1 Permitted Actions Without Identification Or Authentication</text:p>
                </table:table-cell>
                <table:table-cell table:style-name="Table162.A4" office:value-type="string">
                  <text:p text:style-name="P25">In Place<text:bookmark text:name="5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9 21:43:1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2.1 Session Termination</text:p>
                </table:table-cell>
                <table:table-cell table:style-name="Table162.A3" office:value-type="string">
                  <text:p text:style-name="P25">In Place<text:bookmark text:name="5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9 21:33:3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1.E01 Session Lock | Pattern-Hiding Displays</text:p>
                </table:table-cell>
                <table:table-cell table:style-name="Table162.A4" office:value-type="string">
                  <text:p text:style-name="P25">In Place<text:bookmark text:name="6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9 21:31:0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11.1 Session Lock</text:p>
                </table:table-cell>
                <table:table-cell table:style-name="Table162.A3" office:value-type="string">
                  <text:p text:style-name="P25">In Place<text:bookmark text:name="6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9 21:25:0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10.1 Concurrent Session Control</text:p>
                </table:table-cell>
                <table:table-cell table:style-name="Table162.A4" office:value-type="string">
                  <text:p text:style-name="P25">In Place<text:bookmark text:name="6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9 21:22:5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8.1 System Use Notification</text:p>
                </table:table-cell>
                <table:table-cell table:style-name="Table162.A3" office:value-type="string">
                  <text:p text:style-name="P25">In Place<text:bookmark text:name="6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9 19:53:4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39.1 Process Isolation</text:p>
                </table:table-cell>
                <table:table-cell table:style-name="Table162.A4" office:value-type="string">
                  <text:p text:style-name="P25">In Place<text:bookmark text:name="6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9 19:52:3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28.1 Protection Of Information At Rest</text:p>
                </table:table-cell>
                <table:table-cell table:style-name="Table162.A3" office:value-type="string">
                  <text:p text:style-name="P25">In Place<text:bookmark text:name="6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9 19:50:0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24.1 Fail In Known State</text:p>
                </table:table-cell>
                <table:table-cell table:style-name="Table162.A4" office:value-type="string">
                  <text:p text:style-name="P25">In Place<text:bookmark text:name="6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9 18:53:5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23.1 Session Authenticity</text:p>
                </table:table-cell>
                <table:table-cell table:style-name="Table162.A3" office:value-type="string">
                  <text:p text:style-name="P25">In Place<text:bookmark text:name="6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9 18:47:2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22.1 Architecture And Provisioning For Name / Address Resolution Service</text:p>
                </table:table-cell>
                <table:table-cell table:style-name="Table162.A4" office:value-type="string">
                  <text:p text:style-name="P25">In Place<text:bookmark text:name="6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9 18:46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21.1 Secure Name / Address Resolution Service (Recursive Or Caching Resolver)</text:p>
                </table:table-cell>
                <table:table-cell table:style-name="Table162.A3" office:value-type="string">
                  <text:p text:style-name="P25">In Place<text:bookmark text:name="6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6:04:1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20.1 Secure Name / Address Resolution Service (Authoritative Source)</text:p>
                </table:table-cell>
                <table:table-cell table:style-name="Table162.A4" office:value-type="string">
                  <text:p text:style-name="P25">In Place<text:bookmark text:name="7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6:02:3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19.1 Voice Over Internet Protocol</text:p>
                </table:table-cell>
                <table:table-cell table:style-name="Table162.A3" office:value-type="string">
                  <text:p text:style-name="P25">In Place<text:bookmark text:name="7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5:58:5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18.1 Mobile Code</text:p>
                </table:table-cell>
                <table:table-cell table:style-name="Table162.A4" office:value-type="string">
                  <text:p text:style-name="P25">In Place<text:bookmark text:name="7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5:55:0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17.1 Public Key Infrastructure Certificates</text:p>
                </table:table-cell>
                <table:table-cell table:style-name="Table162.A3" office:value-type="string">
                  <text:p text:style-name="P25">In Place<text:bookmark text:name="7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5:25:0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15.1 Collaborative Computing Devices</text:p>
                </table:table-cell>
                <table:table-cell table:style-name="Table162.A4" office:value-type="string">
                  <text:p text:style-name="P25">In Place<text:bookmark text:name="7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5:20:1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13.1 Cryptographic Protection</text:p>
                </table:table-cell>
                <table:table-cell table:style-name="Table162.A3" office:value-type="string">
                  <text:p text:style-name="P25">In Place<text:bookmark text:name="7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5:02:0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12.E01 Cryptographic Key Establishment And Management | Availability</text:p>
                </table:table-cell>
                <table:table-cell table:style-name="Table162.A4" office:value-type="string">
                  <text:p text:style-name="P25">In Place and Planned<text:bookmark text:name="7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4:53:3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12.1 Cryptographic Key Establishment And Management</text:p>
                </table:table-cell>
                <table:table-cell table:style-name="Table162.A3" office:value-type="string">
                  <text:p text:style-name="P25">In Place and Planned<text:bookmark text:name="7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4:46:5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8.E01 Transmission Confidentiality And Integrity | Cryptographic Or Alternate Physical Protection</text:p>
                </table:table-cell>
                <table:table-cell table:style-name="Table162.A4" office:value-type="string">
                  <text:p text:style-name="P25">In Place<text:bookmark text:name="7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4:44:3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8.1 Transmission Confidentiality And Integrity</text:p>
                </table:table-cell>
                <table:table-cell table:style-name="Table162.A3" office:value-type="string">
                  <text:p text:style-name="P25">In Place<text:bookmark text:name="7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4:41:5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7.E21 Boundary Protection | Isolation Of Information System Components</text:p>
                </table:table-cell>
                <table:table-cell table:style-name="Table162.A4" office:value-type="string">
                  <text:p text:style-name="P25">In Place<text:bookmark text:name="8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4:32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7.E18 Boundary Protection | Fail Secure</text:p>
                </table:table-cell>
                <table:table-cell table:style-name="Table162.A3" office:value-type="string">
                  <text:p text:style-name="P25">In Place<text:bookmark text:name="8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4:30:4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7.E08 Boundary Protection | Route Traffic To Authenticated Proxy Servers</text:p>
                </table:table-cell>
                <table:table-cell table:style-name="Table162.A4" office:value-type="string">
                  <text:p text:style-name="P25">In Place<text:bookmark text:name="8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4:20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7.E07 Boundary Protection | Prevent Split Tunneling For Remote Devices</text:p>
                </table:table-cell>
                <table:table-cell table:style-name="Table162.A3" office:value-type="string">
                  <text:p text:style-name="P25">In Place<text:bookmark text:name="8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4:12:2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7.E05 Boundary Protection | Deny By Default / Allow By Exception</text:p>
                </table:table-cell>
                <table:table-cell table:style-name="Table162.A4" office:value-type="string">
                  <text:p text:style-name="P25">In Place<text:bookmark text:name="8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4:08:2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7.E04 Boundary Protection | External Telecommunications Services</text:p>
                </table:table-cell>
                <table:table-cell table:style-name="Table162.A3" office:value-type="string">
                  <text:p text:style-name="P25">In Place<text:bookmark text:name="8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3:18:5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7.E03 Boundary Protection | Access Points</text:p>
                </table:table-cell>
                <table:table-cell table:style-name="Table162.A4" office:value-type="string">
                  <text:p text:style-name="P25">In Place<text:bookmark text:name="8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1:19:5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7.1 Boundary Protection</text:p>
                </table:table-cell>
                <table:table-cell table:style-name="Table162.A3" office:value-type="string">
                  <text:p text:style-name="P25">In Place<text:bookmark text:name="8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1:13:0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5.1 Denial Of Service Protection</text:p>
                </table:table-cell>
                <table:table-cell table:style-name="Table162.A4" office:value-type="string">
                  <text:p text:style-name="P25">In Place<text:bookmark text:name="8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0:31:0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4.1 Information In Shared Resources</text:p>
                </table:table-cell>
                <table:table-cell table:style-name="Table162.A3" office:value-type="string">
                  <text:p text:style-name="P25">In Place<text:bookmark text:name="8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0:26:5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2.1 Application Partitioning</text:p>
                </table:table-cell>
                <table:table-cell table:style-name="Table162.A4" office:value-type="string">
                  <text:p text:style-name="P25">In Place and Planned<text:bookmark text:name="90"/></text:p>
                </table:table-cell>
              </table:table-row>
              <table:table-row>
                <table:table-cell table:style-name="Table162.A3" office:value-type="string">
                  <text:p text:style-name="P25">Delete</text:p>
                </table:table-cell>
                <table:table-cell table:style-name="Table162.A3" office:value-type="string">
                  <text:p text:style-name="P25">2018-09-07 10:26:5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2.1 Application Partitioning</text:p>
                </table:table-cell>
                <table:table-cell table:style-name="Table162.A3" office:value-type="string">
                  <text:p text:style-name="P25">In Place<text:bookmark text:name="9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7 10:25:2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3.1 Security Function Isolation</text:p>
                </table:table-cell>
                <table:table-cell table:style-name="Table162.A4" office:value-type="string">
                  <text:p text:style-name="P25">In Place<text:bookmark text:name="9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7 10:19:1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C-02.1 Application Partitioning</text:p>
                </table:table-cell>
                <table:table-cell table:style-name="Table162.A3" office:value-type="string">
                  <text:p text:style-name="P25">In Place<text:bookmark text:name="9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5:07:3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C-01.1 System And Communications Protection Policy And Procedures</text:p>
                </table:table-cell>
                <table:table-cell table:style-name="Table162.A4" office:value-type="string">
                  <text:p text:style-name="P25">In Place<text:bookmark text:name="9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2:33:0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12.1 Information Handling And Retention</text:p>
                </table:table-cell>
                <table:table-cell table:style-name="Table162.A3" office:value-type="string">
                  <text:p text:style-name="P25">In Place<text:bookmark text:name="9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2:22:0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10.1 Information Input Validation</text:p>
                </table:table-cell>
                <table:table-cell table:style-name="Table162.A4" office:value-type="string">
                  <text:p text:style-name="P25">In Place<text:bookmark text:name="9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2:11:3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8.E02 Spam Protection | Automatic Updates</text:p>
                </table:table-cell>
                <table:table-cell table:style-name="Table162.A3" office:value-type="string">
                  <text:p text:style-name="P25">In Place<text:bookmark text:name="9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2:01:0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8.E01 Spam Protection | Central Management</text:p>
                </table:table-cell>
                <table:table-cell table:style-name="Table162.A4" office:value-type="string">
                  <text:p text:style-name="P25">In Place<text:bookmark text:name="9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1:52:5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8.1 Spam Protection</text:p>
                </table:table-cell>
                <table:table-cell table:style-name="Table162.A3" office:value-type="string">
                  <text:p text:style-name="P25">In Place<text:bookmark text:name="9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1:50:5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7.E14 Software | Binary Or Machine Executable Code</text:p>
                </table:table-cell>
                <table:table-cell table:style-name="Table162.A4" office:value-type="string">
                  <text:p text:style-name="P25">In Place<text:bookmark text:name="10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1:43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6.1 Security Function Verification</text:p>
                </table:table-cell>
                <table:table-cell table:style-name="Table162.A3" office:value-type="string">
                  <text:p text:style-name="P25">In Place<text:bookmark text:name="10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1:39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5.E01 Security Alerts | Automated Alerts And Advisories</text:p>
                </table:table-cell>
                <table:table-cell table:style-name="Table162.A4" office:value-type="string">
                  <text:p text:style-name="P25">In Place<text:bookmark text:name="10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0:56:0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5.1 Security Alerts</text:p>
                </table:table-cell>
                <table:table-cell table:style-name="Table162.A3" office:value-type="string">
                  <text:p text:style-name="P25">In Place<text:bookmark text:name="10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0:41:0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4.E05 Information System Monitoring | System-Generated Alerts</text:p>
                </table:table-cell>
                <table:table-cell table:style-name="Table162.A4" office:value-type="string">
                  <text:p text:style-name="P25">In Place<text:bookmark text:name="10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0:37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4.E04 Information System Monitoring | Inbound And Outbound Communications Traffic</text:p>
                </table:table-cell>
                <table:table-cell table:style-name="Table162.A3" office:value-type="string">
                  <text:p text:style-name="P25">In Place<text:bookmark text:name="10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6 10:32:0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4.E02 Information System Monitoring | Automated Tools For Real-Time Analysis</text:p>
                </table:table-cell>
                <table:table-cell table:style-name="Table162.A4" office:value-type="string">
                  <text:p text:style-name="P25">In Place and Planned<text:bookmark text:name="10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6 10:17:3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4.1 Information System Monitoring</text:p>
                </table:table-cell>
                <table:table-cell table:style-name="Table162.A3" office:value-type="string">
                  <text:p text:style-name="P25">In Place<text:bookmark text:name="10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7:45:2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3.E02 Malicious Code Protection | Automatic Updates</text:p>
                </table:table-cell>
                <table:table-cell table:style-name="Table162.A4" office:value-type="string">
                  <text:p text:style-name="P25">In Place<text:bookmark text:name="10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7:43:4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3.E01 Malicious Code Protection | Central Management</text:p>
                </table:table-cell>
                <table:table-cell table:style-name="Table162.A3" office:value-type="string">
                  <text:p text:style-name="P25">In Place<text:bookmark text:name="10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7:42:3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3.1 Malicious Code Protection</text:p>
                </table:table-cell>
                <table:table-cell table:style-name="Table162.A4" office:value-type="string">
                  <text:p text:style-name="P25">In Place<text:bookmark text:name="11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7:36:0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2.E02 Flaw Remediation | Automated Flaw Remediation Status</text:p>
                </table:table-cell>
                <table:table-cell table:style-name="Table162.A3" office:value-type="string">
                  <text:p text:style-name="P25">In Place<text:bookmark text:name="11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7:33:4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I-02.E01 Flaw Remediation | Central Management</text:p>
                </table:table-cell>
                <table:table-cell table:style-name="Table162.A4" office:value-type="string">
                  <text:p text:style-name="P25">In Place<text:bookmark text:name="11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7:17:5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I-01.1 System And Information Integrity Policy And Procedures</text:p>
                </table:table-cell>
                <table:table-cell table:style-name="Table162.A3" office:value-type="string">
                  <text:p text:style-name="P25">In Place<text:bookmark text:name="11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6:56:1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11.1 User-Installed Software</text:p>
                </table:table-cell>
                <table:table-cell table:style-name="Table162.A4" office:value-type="string">
                  <text:p text:style-name="P25">In Place<text:bookmark text:name="11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6:54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10.1 Software Usage Restrictions</text:p>
                </table:table-cell>
                <table:table-cell table:style-name="Table162.A3" office:value-type="string">
                  <text:p text:style-name="P25">In Place<text:bookmark text:name="11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6:52:2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9.1 Configuration Management Plan</text:p>
                </table:table-cell>
                <table:table-cell table:style-name="Table162.A4" office:value-type="string">
                  <text:p text:style-name="P25">In Place<text:bookmark text:name="11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6:50:5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8.E05 Information System Component Inventory | No Duplicate Accounting Of Components</text:p>
                </table:table-cell>
                <table:table-cell table:style-name="Table162.A3" office:value-type="string">
                  <text:p text:style-name="P25">In Place<text:bookmark text:name="11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6:49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8.E04 Information System Component Inventory | Accountability Information</text:p>
                </table:table-cell>
                <table:table-cell table:style-name="Table162.A4" office:value-type="string">
                  <text:p text:style-name="P25">In Place<text:bookmark text:name="11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6:47:3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8.E03 Information System Component Inventory | Automated Unauthorized Component Detection</text:p>
                </table:table-cell>
                <table:table-cell table:style-name="Table162.A3" office:value-type="string">
                  <text:p text:style-name="P25">In Place<text:bookmark text:name="11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6:40:3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8.E02 Information System Component Inventory | Automated Maintenance</text:p>
                </table:table-cell>
                <table:table-cell table:style-name="Table162.A4" office:value-type="string">
                  <text:p text:style-name="P25">In Place<text:bookmark text:name="12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6:39:0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8.E01 Information System Component Inventory | Updates During Installations / Removals</text:p>
                </table:table-cell>
                <table:table-cell table:style-name="Table162.A3" office:value-type="string">
                  <text:p text:style-name="P25">In Place<text:bookmark text:name="12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6:36:5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8.1 Information System Component Inventory</text:p>
                </table:table-cell>
                <table:table-cell table:style-name="Table162.A4" office:value-type="string">
                  <text:p text:style-name="P25">In Place<text:bookmark text:name="12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6:25:4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6.E01 Configuration Settings | Automated Central Management / Application / Verification</text:p>
                </table:table-cell>
                <table:table-cell table:style-name="Table162.A3" office:value-type="string">
                  <text:p text:style-name="P25">In Place<text:bookmark text:name="12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6:05:0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5.E03 Access Restrictions For Change | Signed Components</text:p>
                </table:table-cell>
                <table:table-cell table:style-name="Table162.A4" office:value-type="string">
                  <text:p text:style-name="P25">In Place<text:bookmark text:name="12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6:01:2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5.E02 Access Restrictions For Change | Review System Changes</text:p>
                </table:table-cell>
                <table:table-cell table:style-name="Table162.A3" office:value-type="string">
                  <text:p text:style-name="P25">In Place<text:bookmark text:name="12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5:56:2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5.1 Access Restrictions For Change</text:p>
                </table:table-cell>
                <table:table-cell table:style-name="Table162.A4" office:value-type="string">
                  <text:p text:style-name="P25">In Place<text:bookmark text:name="12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5:53:1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4.E01 Security Impact Analysis | Separate Test Environments</text:p>
                </table:table-cell>
                <table:table-cell table:style-name="Table162.A3" office:value-type="string">
                  <text:p text:style-name="P25">In Place<text:bookmark text:name="12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5:47:0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4.1 Security Impact Analysis</text:p>
                </table:table-cell>
                <table:table-cell table:style-name="Table162.A4" office:value-type="string">
                  <text:p text:style-name="P25">In Place<text:bookmark text:name="12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5:42:1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3.E02 Configuration Change Control | Test / Validate / Document Changes</text:p>
                </table:table-cell>
                <table:table-cell table:style-name="Table162.A3" office:value-type="string">
                  <text:p text:style-name="P25">In Place<text:bookmark text:name="12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5:31:3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3.E01 Configuration Change Control | Automated Document / Notification / Prohibition Of Changes</text:p>
                </table:table-cell>
                <table:table-cell table:style-name="Table162.A4" office:value-type="string">
                  <text:p text:style-name="P25">In Place<text:bookmark text:name="13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5:28:3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3.1 Configuration Change Control</text:p>
                </table:table-cell>
                <table:table-cell table:style-name="Table162.A3" office:value-type="string">
                  <text:p text:style-name="P25">In Place<text:bookmark text:name="13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5:19:3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2.E07 Baseline Configuration | Configure Systems</text:p>
                </table:table-cell>
                <table:table-cell table:style-name="Table162.A4" office:value-type="string">
                  <text:p text:style-name="P25">In Place<text:bookmark text:name="13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5:16:5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2.E03 Baseline Configuration | Retention Of Previous Configurations</text:p>
                </table:table-cell>
                <table:table-cell table:style-name="Table162.A3" office:value-type="string">
                  <text:p text:style-name="P25">In Place<text:bookmark text:name="13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5:11:2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2.E02 Baseline Configuration | Automation Support For Accuracy / Currency</text:p>
                </table:table-cell>
                <table:table-cell table:style-name="Table162.A4" office:value-type="string">
                  <text:p text:style-name="P25">In Place<text:bookmark text:name="13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4:50:0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M-02.E01 Baseline Configuration | Reviews And Updates</text:p>
                </table:table-cell>
                <table:table-cell table:style-name="Table162.A3" office:value-type="string">
                  <text:p text:style-name="P25">In Place<text:bookmark text:name="13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4:47:4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2.1 Baseline Configuration</text:p>
                </table:table-cell>
                <table:table-cell table:style-name="Table162.A4" office:value-type="string">
                  <text:p text:style-name="P25">In Place<text:bookmark text:name="13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4:30:2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10.1 Information System Recovery And Reconstitution</text:p>
                </table:table-cell>
                <table:table-cell table:style-name="Table162.A3" office:value-type="string">
                  <text:p text:style-name="P25">In Place<text:bookmark text:name="13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4:28:2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9.E05 Information System Backup | Transfer To Alternate Storage Site</text:p>
                </table:table-cell>
                <table:table-cell table:style-name="Table162.A4" office:value-type="string">
                  <text:p text:style-name="P25">In Place<text:bookmark text:name="13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4:27:1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9.E03 Information System Backup | Separate Storage For Critical Information</text:p>
                </table:table-cell>
                <table:table-cell table:style-name="Table162.A3" office:value-type="string">
                  <text:p text:style-name="P25">In Place<text:bookmark text:name="13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4:26:0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9.E02 Information System Backup | Test Restoration Using Sampling</text:p>
                </table:table-cell>
                <table:table-cell table:style-name="Table162.A4" office:value-type="string">
                  <text:p text:style-name="P25">In Place<text:bookmark text:name="14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3:27:3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9.E01 Information System Backup | Testing For Reliability / Integrity</text:p>
                </table:table-cell>
                <table:table-cell table:style-name="Table162.A3" office:value-type="string">
                  <text:p text:style-name="P25">In Place<text:bookmark text:name="14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3:24:1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9.1 Information System Backup</text:p>
                </table:table-cell>
                <table:table-cell table:style-name="Table162.A4" office:value-type="string">
                  <text:p text:style-name="P25">In Place<text:bookmark text:name="14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3:21:1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8.E04 Telecommunications Services | Provider Contingency Plan</text:p>
                </table:table-cell>
                <table:table-cell table:style-name="Table162.A3" office:value-type="string">
                  <text:p text:style-name="P25">In Place<text:bookmark text:name="14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3:18:4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8.E03 Telecommunications Services | Separation Of Primary / Alternate Providers</text:p>
                </table:table-cell>
                <table:table-cell table:style-name="Table162.A4" office:value-type="string">
                  <text:p text:style-name="P25">In Place<text:bookmark text:name="14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3:16:0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8.E02 Telecommunications Services | Single Points Of Failure</text:p>
                </table:table-cell>
                <table:table-cell table:style-name="Table162.A3" office:value-type="string">
                  <text:p text:style-name="P25">In Place<text:bookmark text:name="14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3:12:1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8.E01 Telecommunications Services | Priority Of Service Provisions</text:p>
                </table:table-cell>
                <table:table-cell table:style-name="Table162.A4" office:value-type="string">
                  <text:p text:style-name="P25">In Place<text:bookmark text:name="14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26:2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8.1 Telecommunications Services</text:p>
                </table:table-cell>
                <table:table-cell table:style-name="Table162.A3" office:value-type="string">
                  <text:p text:style-name="P25">In Place<text:bookmark text:name="14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2:24:1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7.E04 Alternate Processing Site | Preparation For Use</text:p>
                </table:table-cell>
                <table:table-cell table:style-name="Table162.A4" office:value-type="string">
                  <text:p text:style-name="P25">In Place<text:bookmark text:name="14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23:2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7.E03 Alternate Processing Site | Priority Of Service</text:p>
                </table:table-cell>
                <table:table-cell table:style-name="Table162.A3" office:value-type="string">
                  <text:p text:style-name="P25">In Place<text:bookmark text:name="14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2:22:0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7.E02 Alternate Processing Site | Accessibility</text:p>
                </table:table-cell>
                <table:table-cell table:style-name="Table162.A4" office:value-type="string">
                  <text:p text:style-name="P25">In Place<text:bookmark text:name="15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21:0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7.E01 Alternate Processing Site | Separation From Primary Site</text:p>
                </table:table-cell>
                <table:table-cell table:style-name="Table162.A3" office:value-type="string">
                  <text:p text:style-name="P25">In Place<text:bookmark text:name="15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2:15:0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7.1 Alternate Processing Site</text:p>
                </table:table-cell>
                <table:table-cell table:style-name="Table162.A4" office:value-type="string">
                  <text:p text:style-name="P25">In Place<text:bookmark text:name="15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13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6.E03 Alternate Storage Site | Accessibility</text:p>
                </table:table-cell>
                <table:table-cell table:style-name="Table162.A3" office:value-type="string">
                  <text:p text:style-name="P25">In Place<text:bookmark text:name="15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2:12:1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6.E02 Alternate Storage Site | Recovery Time / Point Objectives</text:p>
                </table:table-cell>
                <table:table-cell table:style-name="Table162.A4" office:value-type="string">
                  <text:p text:style-name="P25">In Place<text:bookmark text:name="15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11:0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6.E01 Alternate Storage Site | Separation From Primary Site</text:p>
                </table:table-cell>
                <table:table-cell table:style-name="Table162.A3" office:value-type="string">
                  <text:p text:style-name="P25">In Place<text:bookmark text:name="15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2:09:1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6.1 Alternate Storage Site</text:p>
                </table:table-cell>
                <table:table-cell table:style-name="Table162.A4" office:value-type="string">
                  <text:p text:style-name="P25">In Place<text:bookmark text:name="15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07:1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4.E02 Contingency Plan Testing | Alternate Processing Site</text:p>
                </table:table-cell>
                <table:table-cell table:style-name="Table162.A3" office:value-type="string">
                  <text:p text:style-name="P25">In Place<text:bookmark text:name="15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2:01:5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4.E01 Contingency Plan Testing | Coordinate With Related Plans</text:p>
                </table:table-cell>
                <table:table-cell table:style-name="Table162.A4" office:value-type="string">
                  <text:p text:style-name="P25">In Place and Planned<text:bookmark text:name="15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2:00:0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4.1 Contingency Plan Testing</text:p>
                </table:table-cell>
                <table:table-cell table:style-name="Table162.A3" office:value-type="string">
                  <text:p text:style-name="P25">In Place and Planned<text:bookmark text:name="15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1:58:1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3.E01 Contingency Training | Simulated Events</text:p>
                </table:table-cell>
                <table:table-cell table:style-name="Table162.A4" office:value-type="string">
                  <text:p text:style-name="P25">In Place and Planned<text:bookmark text:name="16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1:45:5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3.1 Contingency Training</text:p>
                </table:table-cell>
                <table:table-cell table:style-name="Table162.A3" office:value-type="string">
                  <text:p text:style-name="P25">In Place and Planned<text:bookmark text:name="16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1:40:2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2.E08 Contingency Plan | Identify Critical Assets</text:p>
                </table:table-cell>
                <table:table-cell table:style-name="Table162.A4" office:value-type="string">
                  <text:p text:style-name="P25">In Place<text:bookmark text:name="16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1:17:3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2.E05 Contingency Plan | Continue Essential Missions / Business Functions</text:p>
                </table:table-cell>
                <table:table-cell table:style-name="Table162.A3" office:value-type="string">
                  <text:p text:style-name="P25">In Place<text:bookmark text:name="16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1:15:0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2.E04 Contingency Plan | Resume All Missions / Business Functions</text:p>
                </table:table-cell>
                <table:table-cell table:style-name="Table162.A4" office:value-type="string">
                  <text:p text:style-name="P25">In Place<text:bookmark text:name="16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1:07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2.E03 Contingency Plan | Resume Essential Missions / Business Functions</text:p>
                </table:table-cell>
                <table:table-cell table:style-name="Table162.A3" office:value-type="string">
                  <text:p text:style-name="P25">In Place<text:bookmark text:name="16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1:04:1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2.E02 Contingency Plan | Capacity Planning</text:p>
                </table:table-cell>
                <table:table-cell table:style-name="Table162.A4" office:value-type="string">
                  <text:p text:style-name="P25">In Place<text:bookmark text:name="16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1:00:0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2.E01 Contingency Plan | Coordinate With Related Plans</text:p>
                </table:table-cell>
                <table:table-cell table:style-name="Table162.A3" office:value-type="string">
                  <text:p text:style-name="P25">In Place<text:bookmark text:name="16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9-05 10:52:0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P-01.1 Contingency Planning Policy And Procedures</text:p>
                </table:table-cell>
                <table:table-cell table:style-name="Table162.A4" office:value-type="string">
                  <text:p text:style-name="P25">In Place<text:bookmark text:name="16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9-05 10:18:5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P-02.1 Contingency Plan</text:p>
                </table:table-cell>
                <table:table-cell table:style-name="Table162.A3" office:value-type="string">
                  <text:p text:style-name="P25">In Place<text:bookmark text:name="16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7:21:4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17.1 Developer Security Architecture And Design</text:p>
                </table:table-cell>
                <table:table-cell table:style-name="Table162.A4" office:value-type="string">
                  <text:p text:style-name="P25">In Place<text:bookmark text:name="17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7:17:3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16.1 Developer-Provided Training</text:p>
                </table:table-cell>
                <table:table-cell table:style-name="Table162.A3" office:value-type="string">
                  <text:p text:style-name="P25">In Place<text:bookmark text:name="17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7:13:1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15.1 Development Process</text:p>
                </table:table-cell>
                <table:table-cell table:style-name="Table162.A4" office:value-type="string">
                  <text:p text:style-name="P25">In Place<text:bookmark text:name="17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7:09:1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12.1 Supply Chain Protection</text:p>
                </table:table-cell>
                <table:table-cell table:style-name="Table162.A3" office:value-type="string">
                  <text:p text:style-name="P25">In Place<text:bookmark text:name="17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7:07:3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11.1 Developer Security Testing And Evaluation</text:p>
                </table:table-cell>
                <table:table-cell table:style-name="Table162.A4" office:value-type="string">
                  <text:p text:style-name="P25">In Place<text:bookmark text:name="17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6:59:3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09.E02 External Information System Services | Identification Of Functions / Ports / Protocols / Services</text:p>
                </table:table-cell>
                <table:table-cell table:style-name="Table162.A3" office:value-type="string">
                  <text:p text:style-name="P25">In Place<text:bookmark text:name="17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6:53:0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09.1 External Information System Services</text:p>
                </table:table-cell>
                <table:table-cell table:style-name="Table162.A4" office:value-type="string">
                  <text:p text:style-name="P25">In Place<text:bookmark text:name="17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6:48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10.1 Developer Configuration Management</text:p>
                </table:table-cell>
                <table:table-cell table:style-name="Table162.A3" office:value-type="string">
                  <text:p text:style-name="P25">In Place<text:bookmark text:name="17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6:43:0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08.1 Security Engineering Principles</text:p>
                </table:table-cell>
                <table:table-cell table:style-name="Table162.A4" office:value-type="string">
                  <text:p text:style-name="P25">In Place<text:bookmark text:name="17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6:37:4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05.1 Information System Documentation</text:p>
                </table:table-cell>
                <table:table-cell table:style-name="Table162.A3" office:value-type="string">
                  <text:p text:style-name="P25">In Place<text:bookmark text:name="17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6:32:2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04.E10 Acquisition Process | Use Of Approved Piv Products</text:p>
                </table:table-cell>
                <table:table-cell table:style-name="Table162.A4" office:value-type="string">
                  <text:p text:style-name="P25">In Place<text:bookmark text:name="18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6:24:2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04.E09 Acquisition Process | Functions / Ports / Protocols / Services In Use</text:p>
                </table:table-cell>
                <table:table-cell table:style-name="Table162.A3" office:value-type="string">
                  <text:p text:style-name="P25">In Place<text:bookmark text:name="18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6:18:1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04.E02 Acquisition Process | Design / Implementation Information For Security Controls</text:p>
                </table:table-cell>
                <table:table-cell table:style-name="Table162.A4" office:value-type="string">
                  <text:p text:style-name="P25">In Place<text:bookmark text:name="18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6:12:4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04.E01 Acquisition Process | Functional Properties Of Security Controls</text:p>
                </table:table-cell>
                <table:table-cell table:style-name="Table162.A3" office:value-type="string">
                  <text:p text:style-name="P25">In Place<text:bookmark text:name="18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6:08:0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04.1 Acquisition Process</text:p>
                </table:table-cell>
                <table:table-cell table:style-name="Table162.A4" office:value-type="string">
                  <text:p text:style-name="P25">In Place<text:bookmark text:name="18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6:03:2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03.1 System Development Life Cycle</text:p>
                </table:table-cell>
                <table:table-cell table:style-name="Table162.A3" office:value-type="string">
                  <text:p text:style-name="P25">In Place<text:bookmark text:name="18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5:47:2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A-02.1 Allocation Of Resources</text:p>
                </table:table-cell>
                <table:table-cell table:style-name="Table162.A4" office:value-type="string">
                  <text:p text:style-name="P25">In Place<text:bookmark text:name="18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4:31:5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SA-01.1 System And Services Acquisition Policy And Procedures</text:p>
                </table:table-cell>
                <table:table-cell table:style-name="Table162.A3" office:value-type="string">
                  <text:p text:style-name="P25">In Place<text:bookmark text:name="18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4:20:5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RA-05.E05 Vulnerability Scanning</text:p>
                </table:table-cell>
                <table:table-cell table:style-name="Table162.A4" office:value-type="string">
                  <text:p text:style-name="P25">In Place<text:bookmark text:name="18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4:17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RA-05.E04 Vulnerability Scanning</text:p>
                </table:table-cell>
                <table:table-cell table:style-name="Table162.A3" office:value-type="string">
                  <text:p text:style-name="P25">In Place and Planned<text:bookmark text:name="18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4:07:0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RA-05.E02 Vulnerability Scanning</text:p>
                </table:table-cell>
                <table:table-cell table:style-name="Table162.A4" office:value-type="string">
                  <text:p text:style-name="P25">In Place<text:bookmark text:name="19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30 14:06:2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RA-05.E01 Vulnerability Scanning</text:p>
                </table:table-cell>
                <table:table-cell table:style-name="Table162.A3" office:value-type="string">
                  <text:p text:style-name="P25">In Place<text:bookmark text:name="19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30 12:46:0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RA-05.1 Vulnerability Scanning</text:p>
                </table:table-cell>
                <table:table-cell table:style-name="Table162.A4" office:value-type="string">
                  <text:p text:style-name="P25">In Place<text:bookmark text:name="19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6:53:3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RA-03.1 Risk Assessment</text:p>
                </table:table-cell>
                <table:table-cell table:style-name="Table162.A3" office:value-type="string">
                  <text:p text:style-name="P25">In Place<text:bookmark text:name="19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6:46:4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RA-02.1 Security Categorization</text:p>
                </table:table-cell>
                <table:table-cell table:style-name="Table162.A4" office:value-type="string">
                  <text:p text:style-name="P25">In Place<text:bookmark text:name="19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6:38:4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RA-01.1 Risk Assessment Policy and Procedures</text:p>
                </table:table-cell>
                <table:table-cell table:style-name="Table162.A3" office:value-type="string">
                  <text:p text:style-name="P25">In Place<text:bookmark text:name="19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5:23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L-08.1 Information Security Architecture</text:p>
                </table:table-cell>
                <table:table-cell table:style-name="Table162.A4" office:value-type="string">
                  <text:p text:style-name="P25">In Place<text:bookmark text:name="19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5:18:1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L-04.E01 Rules Of Behavior | Social Media And Networking Restrictions</text:p>
                </table:table-cell>
                <table:table-cell table:style-name="Table162.A3" office:value-type="string">
                  <text:p text:style-name="P25">In Place<text:bookmark text:name="19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5:09:1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L-04.1 Rules Of Behavior</text:p>
                </table:table-cell>
                <table:table-cell table:style-name="Table162.A4" office:value-type="string">
                  <text:p text:style-name="P25">In Place<text:bookmark text:name="19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5:04:5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L-02.E03 System Security Plan | Plan / Coordinate With Other Organizational Entities</text:p>
                </table:table-cell>
                <table:table-cell table:style-name="Table162.A3" office:value-type="string">
                  <text:p text:style-name="P25">In Place<text:bookmark text:name="19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56:2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L-02.1 System Security Plan</text:p>
                </table:table-cell>
                <table:table-cell table:style-name="Table162.A4" office:value-type="string">
                  <text:p text:style-name="P25">In Place<text:bookmark text:name="20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47:2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L-01.1 Security Planning Policy And Procedures</text:p>
                </table:table-cell>
                <table:table-cell table:style-name="Table162.A3" office:value-type="string">
                  <text:p text:style-name="P25">In Place<text:bookmark text:name="20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37:0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8.1 Incident Response Plan</text:p>
                </table:table-cell>
                <table:table-cell table:style-name="Table162.A4" office:value-type="string">
                  <text:p text:style-name="P25">In Place<text:bookmark text:name="20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35:3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7.E01 Incident Response Assistance | Automation Support For Availability Of Information / Support</text:p>
                </table:table-cell>
                <table:table-cell table:style-name="Table162.A3" office:value-type="string">
                  <text:p text:style-name="P25">In Place<text:bookmark text:name="20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34:1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7.1 Incident Response Assistance</text:p>
                </table:table-cell>
                <table:table-cell table:style-name="Table162.A4" office:value-type="string">
                  <text:p text:style-name="P25">In Place<text:bookmark text:name="20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32:3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6.E01 Incident Reporting | Automated Reporting</text:p>
                </table:table-cell>
                <table:table-cell table:style-name="Table162.A3" office:value-type="string">
                  <text:p text:style-name="P25">In Place<text:bookmark text:name="20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30:0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6.1 Incident Reporting</text:p>
                </table:table-cell>
                <table:table-cell table:style-name="Table162.A4" office:value-type="string">
                  <text:p text:style-name="P25">In Place<text:bookmark text:name="20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27:5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5.E01 Incident Monitoring | Automated Tracking / Data Collection / Analysis</text:p>
                </table:table-cell>
                <table:table-cell table:style-name="Table162.A3" office:value-type="string">
                  <text:p text:style-name="P25">In Place<text:bookmark text:name="20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26:2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5.1 Incident Monitoring</text:p>
                </table:table-cell>
                <table:table-cell table:style-name="Table162.A4" office:value-type="string">
                  <text:p text:style-name="P25">In Place<text:bookmark text:name="20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25:0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4.E04 Incident Handling | Information Correlation</text:p>
                </table:table-cell>
                <table:table-cell table:style-name="Table162.A3" office:value-type="string">
                  <text:p text:style-name="P25">In Place<text:bookmark text:name="20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23:3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4.E01 Incident Handling | Automated Incident Handling Processes</text:p>
                </table:table-cell>
                <table:table-cell table:style-name="Table162.A4" office:value-type="string">
                  <text:p text:style-name="P25">In Place<text:bookmark text:name="21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21:5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4.1 Incident Handling</text:p>
                </table:table-cell>
                <table:table-cell table:style-name="Table162.A3" office:value-type="string">
                  <text:p text:style-name="P25">In Place<text:bookmark text:name="21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18:1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3.E02 Incident Response Testing | Coordination With Related Plans</text:p>
                </table:table-cell>
                <table:table-cell table:style-name="Table162.A4" office:value-type="string">
                  <text:p text:style-name="P25">In Place<text:bookmark text:name="21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4:15:5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3.1 Incident Response Testing</text:p>
                </table:table-cell>
                <table:table-cell table:style-name="Table162.A3" office:value-type="string">
                  <text:p text:style-name="P25">In Place<text:bookmark text:name="21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4:02:3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2.E02 Incident Response Training | Automated Training Environments</text:p>
                </table:table-cell>
                <table:table-cell table:style-name="Table162.A4" office:value-type="string">
                  <text:p text:style-name="P25">In Place<text:bookmark text:name="21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3:58:0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2.E01 Incident Response Training | Simulated Events</text:p>
                </table:table-cell>
                <table:table-cell table:style-name="Table162.A3" office:value-type="string">
                  <text:p text:style-name="P25">In Place<text:bookmark text:name="21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3:22:1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R-02.1 Incident Response Training</text:p>
                </table:table-cell>
                <table:table-cell table:style-name="Table162.A4" office:value-type="string">
                  <text:p text:style-name="P25">In Place<text:bookmark text:name="21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3:16:4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R-01.1 Incident Response Policy And Procedures</text:p>
                </table:table-cell>
                <table:table-cell table:style-name="Table162.A3" office:value-type="string">
                  <text:p text:style-name="P25">In Place<text:bookmark text:name="21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3:01:0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8.E04 Identification And Authentication (Non-Organizational Users) | Use Of Ficam-Issued Profiles</text:p>
                </table:table-cell>
                <table:table-cell table:style-name="Table162.A4" office:value-type="string">
                  <text:p text:style-name="P25">In Place<text:bookmark text:name="21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3:00:1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8.E03 Identification And Authentication (Non-Organizational Users) | Use Of Ficam-Approved Products</text:p>
                </table:table-cell>
                <table:table-cell table:style-name="Table162.A3" office:value-type="string">
                  <text:p text:style-name="P25">In Place<text:bookmark text:name="21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2:58:5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8.E02 Identification And Authentication (Non-Organizational Users) | Acceptance Of Third-Party Credentials</text:p>
                </table:table-cell>
                <table:table-cell table:style-name="Table162.A4" office:value-type="string">
                  <text:p text:style-name="P25">In Place<text:bookmark text:name="22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2:56:5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8.E01 Identification And Authentication (Non-Organizational Users) | Acceptance Of Piv Credentials From Other Agencies</text:p>
                </table:table-cell>
                <table:table-cell table:style-name="Table162.A3" office:value-type="string">
                  <text:p text:style-name="P25">In Place<text:bookmark text:name="22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2:55:2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8.1 Identification And Authentication (Non-Organizational Users)</text:p>
                </table:table-cell>
                <table:table-cell table:style-name="Table162.A4" office:value-type="string">
                  <text:p text:style-name="P25">In Place<text:bookmark text:name="22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9 12:50:4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7.1 Cryptographic Module Authentication</text:p>
                </table:table-cell>
                <table:table-cell table:style-name="Table162.A3" office:value-type="string">
                  <text:p text:style-name="P25">In Place<text:bookmark text:name="22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9 12:39:2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6.1 Authenticator Feedback</text:p>
                </table:table-cell>
                <table:table-cell table:style-name="Table162.A4" office:value-type="string">
                  <text:p text:style-name="P25">In Place<text:bookmark text:name="22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8 15:17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5.E11 Authenticator Management | Hardware Token-Based Authentication</text:p>
                </table:table-cell>
                <table:table-cell table:style-name="Table162.A3" office:value-type="string">
                  <text:p text:style-name="P25">In Place<text:bookmark text:name="22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8 15:01:0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5.E03 Authenticator Management | In-Person Or Trusted Third-Party Registration</text:p>
                </table:table-cell>
                <table:table-cell table:style-name="Table162.A4" office:value-type="string">
                  <text:p text:style-name="P25">In Place<text:bookmark text:name="22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8 14:56:3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5.E02 Authenticator Management | Pki-Based Authentication</text:p>
                </table:table-cell>
                <table:table-cell table:style-name="Table162.A3" office:value-type="string">
                  <text:p text:style-name="P25">In Place<text:bookmark text:name="22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8 14:52:5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5.E01 Authenticator Management | Password-Based Authentication</text:p>
                </table:table-cell>
                <table:table-cell table:style-name="Table162.A4" office:value-type="string">
                  <text:p text:style-name="P25">In Place<text:bookmark text:name="22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8 14:46:1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5.1 Authenticator Management</text:p>
                </table:table-cell>
                <table:table-cell table:style-name="Table162.A3" office:value-type="string">
                  <text:p text:style-name="P25">In Place<text:bookmark text:name="22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8 12:30:2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4.1 Identifier Management</text:p>
                </table:table-cell>
                <table:table-cell table:style-name="Table162.A4" office:value-type="string">
                  <text:p text:style-name="P25">In Place<text:bookmark text:name="23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8 12:08:3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3.1 Device Identification And Authentication</text:p>
                </table:table-cell>
                <table:table-cell table:style-name="Table162.A3" office:value-type="string">
                  <text:p text:style-name="P25">In Place<text:bookmark text:name="23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8 12:02:5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2.E12 Identification And Authentication (Organizational Users) | Acceptance Of Piv Credentials</text:p>
                </table:table-cell>
                <table:table-cell table:style-name="Table162.A4" office:value-type="string">
                  <text:p text:style-name="P25">In Place and Planned<text:bookmark text:name="23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8 10:28:0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2.E11 Identification And Authentication (Organizational Users) | Remote Access - Separate Device</text:p>
                </table:table-cell>
                <table:table-cell table:style-name="Table162.A3" office:value-type="string">
                  <text:p text:style-name="P25">In Place<text:bookmark text:name="23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7:03:3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2.E09 Identification And Authentication (Organizational Users) | Network Access To Non-Privileged Accounts - Replay Resistant</text:p>
                </table:table-cell>
                <table:table-cell table:style-name="Table162.A4" office:value-type="string">
                  <text:p text:style-name="P25">In Place<text:bookmark text:name="23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6:45:5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2.E08 Identification And Authentication (Organizational Users) | Network Access To Privileged Accounts - Replay Resistant</text:p>
                </table:table-cell>
                <table:table-cell table:style-name="Table162.A3" office:value-type="string">
                  <text:p text:style-name="P25">In Place<text:bookmark text:name="23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6:38:2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2.E04 Identification And Authentication (Organizational Users) | Local Access To Non-Privileged Accounts</text:p>
                </table:table-cell>
                <table:table-cell table:style-name="Table162.A4" office:value-type="string">
                  <text:p text:style-name="P25">In Place<text:bookmark text:name="23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6:37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2.E03 Identification And Authentication (Organizational Users) | Local Access To Privileged Accounts</text:p>
                </table:table-cell>
                <table:table-cell table:style-name="Table162.A3" office:value-type="string">
                  <text:p text:style-name="P25">In Place<text:bookmark text:name="23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6:29:4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2.E02 Identification And Authentication (Organizational Users) | Network Access To Non-Privileged Accounts</text:p>
                </table:table-cell>
                <table:table-cell table:style-name="Table162.A4" office:value-type="string">
                  <text:p text:style-name="P25">In Place<text:bookmark text:name="23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6:18:1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2.E01 Identification And Authentication (Organizational Users) | Network Access To Privileged Accounts</text:p>
                </table:table-cell>
                <table:table-cell table:style-name="Table162.A3" office:value-type="string">
                  <text:p text:style-name="P25">In Place<text:bookmark text:name="23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5:36:0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A-02.1 Identification And Authentication (Organizational Users)</text:p>
                </table:table-cell>
                <table:table-cell table:style-name="Table162.A4" office:value-type="string">
                  <text:p text:style-name="P25">In Place<text:bookmark text:name="24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5:29:2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IA-01.1 Identification And Authentication Policy And Procedures</text:p>
                </table:table-cell>
                <table:table-cell table:style-name="Table162.A3" office:value-type="string">
                  <text:p text:style-name="P25">In Place<text:bookmark text:name="24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4:19:2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M-01.1 Configuration Management Policy And Procedures</text:p>
                </table:table-cell>
                <table:table-cell table:style-name="Table162.A4" office:value-type="string">
                  <text:p text:style-name="P25">In Place<text:bookmark text:name="24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4:08:4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9.1 Internal System Connections</text:p>
                </table:table-cell>
                <table:table-cell table:style-name="Table162.A3" office:value-type="string">
                  <text:p text:style-name="P25">In Place<text:bookmark text:name="24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3:47:4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A-07.E01 Continuous Monitoring | Independent Assessment</text:p>
                </table:table-cell>
                <table:table-cell table:style-name="Table162.A4" office:value-type="string">
                  <text:p text:style-name="P25">In Place<text:bookmark text:name="24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1:55:5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7.1 Continuous Monitoring</text:p>
                </table:table-cell>
                <table:table-cell table:style-name="Table162.A3" office:value-type="string">
                  <text:p text:style-name="P25">In Place<text:bookmark text:name="24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1:51:2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A-06.1 Security Authorization</text:p>
                </table:table-cell>
                <table:table-cell table:style-name="Table162.A4" office:value-type="string">
                  <text:p text:style-name="P25">In Place<text:bookmark text:name="24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1:48:3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5.1 Plan Of Action And Milestones</text:p>
                </table:table-cell>
                <table:table-cell table:style-name="Table162.A3" office:value-type="string">
                  <text:p text:style-name="P25">In Place<text:bookmark text:name="24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1:22:2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A-03.E05 System Interconnections | Restrictions On External System Connections</text:p>
                </table:table-cell>
                <table:table-cell table:style-name="Table162.A4" office:value-type="string">
                  <text:p text:style-name="P25">In Place<text:bookmark text:name="24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1:13:0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3.1 System Interconnections</text:p>
                </table:table-cell>
                <table:table-cell table:style-name="Table162.A3" office:value-type="string">
                  <text:p text:style-name="P25">In Place<text:bookmark text:name="24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1:04:4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A-02.E02 Security Assessments | Specialized Assessments</text:p>
                </table:table-cell>
                <table:table-cell table:style-name="Table162.A4" office:value-type="string">
                  <text:p text:style-name="P25">In Place<text:bookmark text:name="25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0:58:5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2.E01 Security Assessments | Independent Assessors</text:p>
                </table:table-cell>
                <table:table-cell table:style-name="Table162.A3" office:value-type="string">
                  <text:p text:style-name="P25">In Place<text:bookmark text:name="25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7 10:56:4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CA-02.1 Security Assessments</text:p>
                </table:table-cell>
                <table:table-cell table:style-name="Table162.A4" office:value-type="string">
                  <text:p text:style-name="P25">In Place<text:bookmark text:name="25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7 10:44:2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CA-01.1 Security Assessment And Authorization Policy And Procedures</text:p>
                </table:table-cell>
                <table:table-cell table:style-name="Table162.A3" office:value-type="string">
                  <text:p text:style-name="P25">In Place<text:bookmark text:name="25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4 15:32:0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6.E10 Least Privilege | Prohibit Non-Privileged Users From Executing Privileged Functions</text:p>
                </table:table-cell>
                <table:table-cell table:style-name="Table162.A4" office:value-type="string">
                  <text:p text:style-name="P25">In Place<text:bookmark text:name="25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4 15:28:5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6.E09 Least Privilege | Auditing Use Of Privileged Functions</text:p>
                </table:table-cell>
                <table:table-cell table:style-name="Table162.A3" office:value-type="string">
                  <text:p text:style-name="P25">In Place<text:bookmark text:name="25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4 15:19:1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6.E05 Least Privilege | Privileged Accounts</text:p>
                </table:table-cell>
                <table:table-cell table:style-name="Table162.A4" office:value-type="string">
                  <text:p text:style-name="P25">In Place<text:bookmark text:name="25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4 15:17:3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6.E03 Least Privilege | Network Access To Privileged Commands</text:p>
                </table:table-cell>
                <table:table-cell table:style-name="Table162.A3" office:value-type="string">
                  <text:p text:style-name="P25">Planned<text:bookmark text:name="25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4 15:05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6.E02 Least Privilege | Non-Privileged Access For Nonsecurity Functions</text:p>
                </table:table-cell>
                <table:table-cell table:style-name="Table162.A4" office:value-type="string">
                  <text:p text:style-name="P25">In Place<text:bookmark text:name="25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4 14:59:0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6.E01 Least Privilege | Authorize Access To Security Functions</text:p>
                </table:table-cell>
                <table:table-cell table:style-name="Table162.A3" office:value-type="string">
                  <text:p text:style-name="P25">Planned<text:bookmark text:name="25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4 14:41:3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6.1 Least Privilege</text:p>
                </table:table-cell>
                <table:table-cell table:style-name="Table162.A4" office:value-type="string">
                  <text:p text:style-name="P25">In Place<text:bookmark text:name="26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4 14:26:5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5.1 Separation Of Duties</text:p>
                </table:table-cell>
                <table:table-cell table:style-name="Table162.A3" office:value-type="string">
                  <text:p text:style-name="P25">In Place<text:bookmark text:name="26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4 09:57:2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4.1 Information Flow Enforcement</text:p>
                </table:table-cell>
                <table:table-cell table:style-name="Table162.A4" office:value-type="string">
                  <text:p text:style-name="P25">In Place<text:bookmark text:name="26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3 13:54:5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2.E13 Account Management | Disable Accounts For High-Risk Individuals</text:p>
                </table:table-cell>
                <table:table-cell table:style-name="Table162.A3" office:value-type="string">
                  <text:p text:style-name="P25">In Place<text:bookmark text:name="26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3 09:20:2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3.1 Access Enforcement</text:p>
                </table:table-cell>
                <table:table-cell table:style-name="Table162.A4" office:value-type="string">
                  <text:p text:style-name="P25">In Place<text:bookmark text:name="26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2 15:22:1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2.E12 Account Management | Account Monitoring / Atypical Usage</text:p>
                </table:table-cell>
                <table:table-cell table:style-name="Table162.A3" office:value-type="string">
                  <text:p text:style-name="P25">In Place<text:bookmark text:name="26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2 15:18:2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2.E11 Account Management | Usage Conditions</text:p>
                </table:table-cell>
                <table:table-cell table:style-name="Table162.A4" office:value-type="string">
                  <text:p text:style-name="P25">In Place<text:bookmark text:name="26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2 15:02:1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2.E05 Account Management | Inactivity Logout</text:p>
                </table:table-cell>
                <table:table-cell table:style-name="Table162.A3" office:value-type="string">
                  <text:p text:style-name="P25">In Place<text:bookmark text:name="26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2 14:47:5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2.E04 Account Management | Automated Audit Actions</text:p>
                </table:table-cell>
                <table:table-cell table:style-name="Table162.A4" office:value-type="string">
                  <text:p text:style-name="P25">In Place<text:bookmark text:name="26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2 14:43:1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2.E03 Account Management | Disable Inactive Accounts</text:p>
                </table:table-cell>
                <table:table-cell table:style-name="Table162.A3" office:value-type="string">
                  <text:p text:style-name="P25">In Place<text:bookmark text:name="26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2 13:38:1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2.E02 Account Management | Removal Of Temporary / Emergency Accounts</text:p>
                </table:table-cell>
                <table:table-cell table:style-name="Table162.A4" office:value-type="string">
                  <text:p text:style-name="P25">In Place<text:bookmark text:name="27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2 11:44:3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2.E01 Account Management | Automated System Account Management</text:p>
                </table:table-cell>
                <table:table-cell table:style-name="Table162.A3" office:value-type="string">
                  <text:p text:style-name="P25">In Place<text:bookmark text:name="27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0 15:27:3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S-08.1 Personnel Sanctions</text:p>
                </table:table-cell>
                <table:table-cell table:style-name="Table162.A4" office:value-type="string">
                  <text:p text:style-name="P25">In Place<text:bookmark text:name="27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0 15:25:2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S-07.1 Third-Party Personnel Security</text:p>
                </table:table-cell>
                <table:table-cell table:style-name="Table162.A3" office:value-type="string">
                  <text:p text:style-name="P25">In Place<text:bookmark text:name="27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0 15:23:3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S-06.1 Access Agreements</text:p>
                </table:table-cell>
                <table:table-cell table:style-name="Table162.A4" office:value-type="string">
                  <text:p text:style-name="P25">In Place<text:bookmark text:name="27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0 15:07:2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S-05.1 Personnel Transfer</text:p>
                </table:table-cell>
                <table:table-cell table:style-name="Table162.A3" office:value-type="string">
                  <text:p text:style-name="P25">In Place<text:bookmark text:name="27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0 15:00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S-04.E02 Personnel Termination | Automated Notification</text:p>
                </table:table-cell>
                <table:table-cell table:style-name="Table162.A4" office:value-type="string">
                  <text:p text:style-name="P25">In Place<text:bookmark text:name="27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0 14:45:5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S-04.1 Personnel Termination</text:p>
                </table:table-cell>
                <table:table-cell table:style-name="Table162.A3" office:value-type="string">
                  <text:p text:style-name="P25">In Place<text:bookmark text:name="27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0 14:39:4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S-03.1 Personnel Screening</text:p>
                </table:table-cell>
                <table:table-cell table:style-name="Table162.A4" office:value-type="string">
                  <text:p text:style-name="P25">In Place<text:bookmark text:name="27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20 14:37:2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S-02.1 Position Risk Designation</text:p>
                </table:table-cell>
                <table:table-cell table:style-name="Table162.A3" office:value-type="string">
                  <text:p text:style-name="P25">In Place<text:bookmark text:name="27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20 10:40:1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S-01.1 Personnel Security Policy And Procedures</text:p>
                </table:table-cell>
                <table:table-cell table:style-name="Table162.A4" office:value-type="string">
                  <text:p text:style-name="P25">In Place<text:bookmark text:name="28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31:1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8.1 Location Of Information System Components</text:p>
                </table:table-cell>
                <table:table-cell table:style-name="Table162.A3" office:value-type="string">
                  <text:p text:style-name="P25">In Place<text:bookmark text:name="28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30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7.1 Alternate Work Site</text:p>
                </table:table-cell>
                <table:table-cell table:style-name="Table162.A4" office:value-type="string">
                  <text:p text:style-name="P25">In Place<text:bookmark text:name="28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29:4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6.1 Delivery And Removal</text:p>
                </table:table-cell>
                <table:table-cell table:style-name="Table162.A3" office:value-type="string">
                  <text:p text:style-name="P25">In Place<text:bookmark text:name="28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28:4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5.E01 Water Damage Protection | Automation Support</text:p>
                </table:table-cell>
                <table:table-cell table:style-name="Table162.A4" office:value-type="string">
                  <text:p text:style-name="P25">In Place<text:bookmark text:name="28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27:5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5.1 Water Damage Protection</text:p>
                </table:table-cell>
                <table:table-cell table:style-name="Table162.A3" office:value-type="string">
                  <text:p text:style-name="P25">In Place<text:bookmark text:name="28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26:5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4.1 Temperature And Humidity Controls</text:p>
                </table:table-cell>
                <table:table-cell table:style-name="Table162.A4" office:value-type="string">
                  <text:p text:style-name="P25">In Place<text:bookmark text:name="28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26:0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3.E03 Fire Protection | Automatic Fire Suppression</text:p>
                </table:table-cell>
                <table:table-cell table:style-name="Table162.A3" office:value-type="string">
                  <text:p text:style-name="P25">In Place<text:bookmark text:name="28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23:2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3.E02 Fire Protection | Suppression Devices / Systems</text:p>
                </table:table-cell>
                <table:table-cell table:style-name="Table162.A4" office:value-type="string">
                  <text:p text:style-name="P25">In Place<text:bookmark text:name="28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22:2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3.E01 Fire Protection | Detection Devices / Systems</text:p>
                </table:table-cell>
                <table:table-cell table:style-name="Table162.A3" office:value-type="string">
                  <text:p text:style-name="P25">In Place<text:bookmark text:name="28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21:2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3.1 Fire Protection</text:p>
                </table:table-cell>
                <table:table-cell table:style-name="Table162.A4" office:value-type="string">
                  <text:p text:style-name="P25">In Place<text:bookmark text:name="29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20:2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2.1 Emergency Lighting</text:p>
                </table:table-cell>
                <table:table-cell table:style-name="Table162.A3" office:value-type="string">
                  <text:p text:style-name="P25">In Place<text:bookmark text:name="29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19:1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1.E01 Emergency Power | Long-Term Alternate Power Supply - Minimal Operational Capability</text:p>
                </table:table-cell>
                <table:table-cell table:style-name="Table162.A4" office:value-type="string">
                  <text:p text:style-name="P25">In Place<text:bookmark text:name="29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18:0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11.1 Emergency Power</text:p>
                </table:table-cell>
                <table:table-cell table:style-name="Table162.A3" office:value-type="string">
                  <text:p text:style-name="P25">In Place<text:bookmark text:name="29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15:4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10.1 Emergency Shutoff</text:p>
                </table:table-cell>
                <table:table-cell table:style-name="Table162.A4" office:value-type="string">
                  <text:p text:style-name="P25">In Place<text:bookmark text:name="29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14:4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09.1 Power Equipment And Cabling</text:p>
                </table:table-cell>
                <table:table-cell table:style-name="Table162.A3" office:value-type="string">
                  <text:p text:style-name="P25">In Place<text:bookmark text:name="29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13:3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08.E01 Visitor Access Records | Automated Records Maintenance / Review</text:p>
                </table:table-cell>
                <table:table-cell table:style-name="Table162.A4" office:value-type="string">
                  <text:p text:style-name="P25">In Place<text:bookmark text:name="29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12:2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08.1 Visitor Access Records</text:p>
                </table:table-cell>
                <table:table-cell table:style-name="Table162.A3" office:value-type="string">
                  <text:p text:style-name="P25">In Place<text:bookmark text:name="29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10:5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06.E04 Monitoring Physical Access | Monitoring Physical Access To Information Systems</text:p>
                </table:table-cell>
                <table:table-cell table:style-name="Table162.A4" office:value-type="string">
                  <text:p text:style-name="P25">In Place<text:bookmark text:name="29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09:4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06.E01 Monitoring Physical Access | Intrusion Alarms / Surveillance Equipment</text:p>
                </table:table-cell>
                <table:table-cell table:style-name="Table162.A3" office:value-type="string">
                  <text:p text:style-name="P25">In Place<text:bookmark text:name="29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08:0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06.1 Monitoring Physical Access</text:p>
                </table:table-cell>
                <table:table-cell table:style-name="Table162.A4" office:value-type="string">
                  <text:p text:style-name="P25">In Place<text:bookmark text:name="30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05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05.1 Access Control For Output Devices</text:p>
                </table:table-cell>
                <table:table-cell table:style-name="Table162.A3" office:value-type="string">
                  <text:p text:style-name="P25">In Place<text:bookmark text:name="30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04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04.1 Access Control For Transmission Medium</text:p>
                </table:table-cell>
                <table:table-cell table:style-name="Table162.A4" office:value-type="string">
                  <text:p text:style-name="P25">In Place<text:bookmark text:name="30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6:03:0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03.E01 Physical Access Control | Information System Access</text:p>
                </table:table-cell>
                <table:table-cell table:style-name="Table162.A3" office:value-type="string">
                  <text:p text:style-name="P25">In Place<text:bookmark text:name="30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6:01:2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03.1 Physical Access Control</text:p>
                </table:table-cell>
                <table:table-cell table:style-name="Table162.A4" office:value-type="string">
                  <text:p text:style-name="P25">In Place<text:bookmark text:name="30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58:4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E-02.1 Physical Access Authorizations</text:p>
                </table:table-cell>
                <table:table-cell table:style-name="Table162.A3" office:value-type="string">
                  <text:p text:style-name="P25">In Place<text:bookmark text:name="30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47:0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E-01.1 Physical And Environmental Protection Policy And Procedures</text:p>
                </table:table-cell>
                <table:table-cell table:style-name="Table162.A4" office:value-type="string">
                  <text:p text:style-name="P25">In Place<text:bookmark text:name="30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38:2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P-07.E01 Media Use | Prohibit Use Without Owner</text:p>
                </table:table-cell>
                <table:table-cell table:style-name="Table162.A3" office:value-type="string">
                  <text:p text:style-name="P25">In Place<text:bookmark text:name="30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37:2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P-07.1 Media Use</text:p>
                </table:table-cell>
                <table:table-cell table:style-name="Table162.A4" office:value-type="string">
                  <text:p text:style-name="P25">In Place<text:bookmark text:name="30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35:5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P-06.E03 Media Sanitization | Nondestructive Techniques</text:p>
                </table:table-cell>
                <table:table-cell table:style-name="Table162.A3" office:value-type="string">
                  <text:p text:style-name="P25">In Place<text:bookmark text:name="30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34:0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P-06.E02 Media Sanitization | Equipment Testing</text:p>
                </table:table-cell>
                <table:table-cell table:style-name="Table162.A4" office:value-type="string">
                  <text:p text:style-name="P25">In Place<text:bookmark text:name="3101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31:0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P-06.E01 Media Sanitization | Review / Approve / Track / Document / Verify</text:p>
                </table:table-cell>
                <table:table-cell table:style-name="Table162.A3" office:value-type="string">
                  <text:p text:style-name="P25">In Place<text:bookmark text:name="31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27:0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P-06.1 Media Sanitization</text:p>
                </table:table-cell>
                <table:table-cell table:style-name="Table162.A4" office:value-type="string">
                  <text:p text:style-name="P25">In Place<text:bookmark text:name="31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25:0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P-05.E04 Media Transport | Cryptographic Protection</text:p>
                </table:table-cell>
                <table:table-cell table:style-name="Table162.A3" office:value-type="string">
                  <text:p text:style-name="P25">In Place<text:bookmark text:name="31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23:1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P-05.1 Media Transport</text:p>
                </table:table-cell>
                <table:table-cell table:style-name="Table162.A4" office:value-type="string">
                  <text:p text:style-name="P25">In Place<text:bookmark text:name="31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20:5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P-04.1 Media Storage</text:p>
                </table:table-cell>
                <table:table-cell table:style-name="Table162.A3" office:value-type="string">
                  <text:p text:style-name="P25">In Place<text:bookmark text:name="31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19:3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P-03.1 Media Marking</text:p>
                </table:table-cell>
                <table:table-cell table:style-name="Table162.A4" office:value-type="string">
                  <text:p text:style-name="P25">In Place<text:bookmark text:name="31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5:16:2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P-02.1 Media Access</text:p>
                </table:table-cell>
                <table:table-cell table:style-name="Table162.A3" office:value-type="string">
                  <text:p text:style-name="P25">In Place<text:bookmark text:name="31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5:08:1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P-01.1 Media Protection Policy And Procedures</text:p>
                </table:table-cell>
                <table:table-cell table:style-name="Table162.A4" office:value-type="string">
                  <text:p text:style-name="P25">In Place<text:bookmark text:name="31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4:33:2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6.1 Timely Maintenance</text:p>
                </table:table-cell>
                <table:table-cell table:style-name="Table162.A3" office:value-type="string">
                  <text:p text:style-name="P25">In Place<text:bookmark text:name="31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4:31:5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A-05.E01 Maintenance Personnel | Individuals Without Appropriate Access</text:p>
                </table:table-cell>
                <table:table-cell table:style-name="Table162.A4" office:value-type="string">
                  <text:p text:style-name="P25">In Place<text:bookmark text:name="32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4:30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5.1 Maintenance Personnel</text:p>
                </table:table-cell>
                <table:table-cell table:style-name="Table162.A3" office:value-type="string">
                  <text:p text:style-name="P25">In Place<text:bookmark text:name="32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4:29:0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A-04.E03 Nonlocal Maintenance | Comparable Security / Sanitization</text:p>
                </table:table-cell>
                <table:table-cell table:style-name="Table162.A4" office:value-type="string">
                  <text:p text:style-name="P25">In Place<text:bookmark text:name="32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4:27:0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4.E02 Nonlocal Maintenance | Document Nonlocal Maintenance</text:p>
                </table:table-cell>
                <table:table-cell table:style-name="Table162.A3" office:value-type="string">
                  <text:p text:style-name="P25">In Place<text:bookmark text:name="32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4:24:0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A-04.1 Nonlocal Maintenance</text:p>
                </table:table-cell>
                <table:table-cell table:style-name="Table162.A4" office:value-type="string">
                  <text:p text:style-name="P25">In Place<text:bookmark text:name="32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4:17:5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3.E03 Maintenance Tools | Prevent Unauthorized Removal</text:p>
                </table:table-cell>
                <table:table-cell table:style-name="Table162.A3" office:value-type="string">
                  <text:p text:style-name="P25">In Place<text:bookmark text:name="32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4:16:2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A-03.E02 Maintenance Tools | Inspect Media</text:p>
                </table:table-cell>
                <table:table-cell table:style-name="Table162.A4" office:value-type="string">
                  <text:p text:style-name="P25">In Place<text:bookmark text:name="32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3:54:1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3.E01 Maintenance Tools | Inspect Tools</text:p>
                </table:table-cell>
                <table:table-cell table:style-name="Table162.A3" office:value-type="string">
                  <text:p text:style-name="P25">In Place<text:bookmark text:name="32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3:51:5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A-03.1 Maintenance Tools</text:p>
                </table:table-cell>
                <table:table-cell table:style-name="Table162.A4" office:value-type="string">
                  <text:p text:style-name="P25">In Place<text:bookmark text:name="32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3:49:5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2.E02 Controlled Maintenance | Automated Maintenance Activities</text:p>
                </table:table-cell>
                <table:table-cell table:style-name="Table162.A3" office:value-type="string">
                  <text:p text:style-name="P25">In Place<text:bookmark text:name="32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7 11:38:4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MA-02.1 Controlled Maintenance</text:p>
                </table:table-cell>
                <table:table-cell table:style-name="Table162.A4" office:value-type="string">
                  <text:p text:style-name="P25">In Place<text:bookmark text:name="33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7 11:06:5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MA-01.1 System Maintenance Policy And Procedures</text:p>
                </table:table-cell>
                <table:table-cell table:style-name="Table162.A3" office:value-type="string">
                  <text:p text:style-name="P25">In Place<text:bookmark text:name="33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37:5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12.E03 Audit Generation | Changes By Authorized Individuals</text:p>
                </table:table-cell>
                <table:table-cell table:style-name="Table162.A4" office:value-type="string">
                  <text:p text:style-name="P25">In Place<text:bookmark text:name="33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36:4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12.E01 Audit Generation | System-Wide / Time-Correlated Audit Trail</text:p>
                </table:table-cell>
                <table:table-cell table:style-name="Table162.A3" office:value-type="string">
                  <text:p text:style-name="P25">In Place<text:bookmark text:name="33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35:5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12.1 Audit Generation</text:p>
                </table:table-cell>
                <table:table-cell table:style-name="Table162.A4" office:value-type="string">
                  <text:p text:style-name="P25">In Place<text:bookmark text:name="33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33:5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11.1 Audit Record Retention</text:p>
                </table:table-cell>
                <table:table-cell table:style-name="Table162.A3" office:value-type="string">
                  <text:p text:style-name="P25">In Place<text:bookmark text:name="33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33:0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9.E04 Protection Of Audit Information | Access By Subset Of Privileged Users</text:p>
                </table:table-cell>
                <table:table-cell table:style-name="Table162.A4" office:value-type="string">
                  <text:p text:style-name="P25">In Place<text:bookmark text:name="33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28:5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9.E03 Protection Of Audit Information | Cryptographic Protection</text:p>
                </table:table-cell>
                <table:table-cell table:style-name="Table162.A3" office:value-type="string">
                  <text:p text:style-name="P25">In Place<text:bookmark text:name="33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27:2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9.E02 Protection Of Audit Information | Audit Backup On Separate Physical Systems / Components</text:p>
                </table:table-cell>
                <table:table-cell table:style-name="Table162.A4" office:value-type="string">
                  <text:p text:style-name="P25">In Place<text:bookmark text:name="33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26:0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9.1 Protection Of Audit Information</text:p>
                </table:table-cell>
                <table:table-cell table:style-name="Table162.A3" office:value-type="string">
                  <text:p text:style-name="P25">In Place<text:bookmark text:name="33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23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7.E01 Audit And Accountability | Automatic Processing</text:p>
                </table:table-cell>
                <table:table-cell table:style-name="Table162.A4" office:value-type="string">
                  <text:p text:style-name="P25">In Place<text:bookmark text:name="34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21:51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7.1 Audit Reduction And Report Generation</text:p>
                </table:table-cell>
                <table:table-cell table:style-name="Table162.A3" office:value-type="string">
                  <text:p text:style-name="P25">In Place<text:bookmark text:name="34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20:3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6.E06 Audit Review | Correlation With Physical Monitoring</text:p>
                </table:table-cell>
                <table:table-cell table:style-name="Table162.A4" office:value-type="string">
                  <text:p text:style-name="P25">In Place<text:bookmark text:name="34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19:0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6.E05 Audit Review | Integration / Scanning And Monitoring Capabilities</text:p>
                </table:table-cell>
                <table:table-cell table:style-name="Table162.A3" office:value-type="string">
                  <text:p text:style-name="P25">In Place<text:bookmark text:name="34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17:5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6.E03 Audit Review | Correlate Audit Repositories</text:p>
                </table:table-cell>
                <table:table-cell table:style-name="Table162.A4" office:value-type="string">
                  <text:p text:style-name="P25">In Place<text:bookmark text:name="34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16:33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6.E01 Audit Review | Process Integration</text:p>
                </table:table-cell>
                <table:table-cell table:style-name="Table162.A3" office:value-type="string">
                  <text:p text:style-name="P25">In Place<text:bookmark text:name="34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15:2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6.1 Audit Review</text:p>
                </table:table-cell>
                <table:table-cell table:style-name="Table162.A4" office:value-type="string">
                  <text:p text:style-name="P25">In Place<text:bookmark text:name="34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14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5.E02 Response To Audit Processing Failures | Real-Time Alerts</text:p>
                </table:table-cell>
                <table:table-cell table:style-name="Table162.A3" office:value-type="string">
                  <text:p text:style-name="P25">In Place<text:bookmark text:name="34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10:2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5.E01 Response To Audit Processing Failures | Audit Storage Capacity</text:p>
                </table:table-cell>
                <table:table-cell table:style-name="Table162.A4" office:value-type="string">
                  <text:p text:style-name="P25">In Place<text:bookmark text:name="34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6:09:20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5.1 Response To Audit Processing Failures</text:p>
                </table:table-cell>
                <table:table-cell table:style-name="Table162.A3" office:value-type="string">
                  <text:p text:style-name="P25">In Place<text:bookmark text:name="34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6:06:52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4.1 Audit Storage Capacity</text:p>
                </table:table-cell>
                <table:table-cell table:style-name="Table162.A4" office:value-type="string">
                  <text:p text:style-name="P25">In Place<text:bookmark text:name="35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5:58:1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3.E02 Content Of Audit Records | Centralized Management Of Planned Audit Record Content</text:p>
                </table:table-cell>
                <table:table-cell table:style-name="Table162.A3" office:value-type="string">
                  <text:p text:style-name="P25">In Place<text:bookmark text:name="35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5:55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3.E01 Content Of Audit Records | Additional Audit Information</text:p>
                </table:table-cell>
                <table:table-cell table:style-name="Table162.A4" office:value-type="string">
                  <text:p text:style-name="P25">In Place<text:bookmark text:name="35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5:52:4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3.1 Content Of Audit Records</text:p>
                </table:table-cell>
                <table:table-cell table:style-name="Table162.A3" office:value-type="string">
                  <text:p text:style-name="P25">In Place<text:bookmark text:name="35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5:44:0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1.1 Audit And Accountability Policy And Procedures</text:p>
                </table:table-cell>
                <table:table-cell table:style-name="Table162.A4" office:value-type="string">
                  <text:p text:style-name="P25">In Place<text:bookmark text:name="35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5:39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U-02.E03 Audit Events | Reviews And Updates</text:p>
                </table:table-cell>
                <table:table-cell table:style-name="Table162.A3" office:value-type="string">
                  <text:p text:style-name="P25">In Place<text:bookmark text:name="35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5:15:1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U-02.1 Audit Events</text:p>
                </table:table-cell>
                <table:table-cell table:style-name="Table162.A4" office:value-type="string">
                  <text:p text:style-name="P25">In Place<text:bookmark text:name="35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4:49:1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T-04.1 Security Training Records</text:p>
                </table:table-cell>
                <table:table-cell table:style-name="Table162.A3" office:value-type="string">
                  <text:p text:style-name="P25">In Place<text:bookmark text:name="35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4:31:1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T-03.1 Role-Based Security Training</text:p>
                </table:table-cell>
                <table:table-cell table:style-name="Table162.A4" office:value-type="string">
                  <text:p text:style-name="P25">In Place<text:bookmark text:name="35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4:21:1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T-02.E02 Practical Exercises | Insider Threat</text:p>
                </table:table-cell>
                <table:table-cell table:style-name="Table162.A3" office:value-type="string">
                  <text:p text:style-name="P25">In Place<text:bookmark text:name="35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6 11:13:3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T-02.1 Security Awareness Training</text:p>
                </table:table-cell>
                <table:table-cell table:style-name="Table162.A4" office:value-type="string">
                  <text:p text:style-name="P25">In Place<text:bookmark text:name="36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6 10:08:0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T-01.1 Security Awareness And Training Policy And Procedures</text:p>
                </table:table-cell>
                <table:table-cell table:style-name="Table162.A3" office:value-type="string">
                  <text:p text:style-name="P25">In Place<text:bookmark text:name="36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8-13 14:28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AC-01.1 Access Control Policy And Procedures</text:p>
                </table:table-cell>
                <table:table-cell table:style-name="Table162.A4" office:value-type="string">
                  <text:p text:style-name="P25">In Place<text:bookmark text:name="36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8-13 12:05:0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AC-02.1 Account Management</text:p>
                </table:table-cell>
                <table:table-cell table:style-name="Table162.A3" office:value-type="string">
                  <text:p text:style-name="P25">In Place<text:bookmark text:name="36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5 17:17:43</text:p>
                </table:table-cell>
                <table:table-cell table:style-name="Table162.A4" office:value-type="string">
                  <text:p text:style-name="P25">John Allen</text:p>
                </table:table-cell>
                <table:table-cell table:style-name="Table162.A4" office:value-type="string">
                  <text:p text:style-name="P25">Ensure Documentation Attached</text:p>
                </table:table-cell>
                <table:table-cell table:style-name="Table162.A4" office:value-type="string">
                  <text:p text:style-name="P25">System Security Plan<text:bookmark text:name="36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5 16:00:50</text:p>
                </table:table-cell>
                <table:table-cell table:style-name="Table162.A3" office:value-type="string">
                  <text:p text:style-name="P25">John Allen</text:p>
                </table:table-cell>
                <table:table-cell table:style-name="Table162.A3" office:value-type="string">
                  <text:p text:style-name="P25">Unique Identifier</text:p>
                </table:table-cell>
                <table:table-cell table:style-name="Table162.A3" office:value-type="string">
                  <text:p text:style-name="P25">029-555555302<text:bookmark text:name="36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5 16:00:20</text:p>
                </table:table-cell>
                <table:table-cell table:style-name="Table162.A4" office:value-type="string">
                  <text:p text:style-name="P25">John Allen</text:p>
                </table:table-cell>
                <table:table-cell table:style-name="Table162.A4" office:value-type="string">
                  <text:p text:style-name="P25">Exhibit 300 ID</text:p>
                </table:table-cell>
                <table:table-cell table:style-name="Table162.A4" office:value-type="string">
                  <text:p text:style-name="P25">029-555555302<text:bookmark text:name="36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5 14:19:0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rivacy Documentation - Verification</text:p>
                </table:table-cell>
                <table:table-cell table:style-name="Table162.A3" office:value-type="string">
                  <text:p text:style-name="P25">Yes<text:bookmark text:name="36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51:5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Privacy Documentation</text:p>
                </table:table-cell>
                <table:table-cell table:style-name="Table162.A4" office:value-type="string">
                  <text:p text:style-name="P25">Yes<text:bookmark text:name="36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50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PIV Status</text:p>
                </table:table-cell>
                <table:table-cell table:style-name="Table162.A3" office:value-type="string">
                  <text:p text:style-name="P25">Enabled<text:bookmark text:name="36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49:5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Operated By</text:p>
                </table:table-cell>
                <table:table-cell table:style-name="Table162.A4" office:value-type="string">
                  <text:p text:style-name="P25">VA and Contractor<text:bookmark text:name="37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49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Non-FISMA System</text:p>
                </table:table-cell>
                <table:table-cell table:style-name="Table162.A3" office:value-type="string">
                  <text:p text:style-name="P25">No<text:bookmark text:name="37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49:3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ystem Type</text:p>
                </table:table-cell>
                <table:table-cell table:style-name="Table162.A4" office:value-type="string">
                  <text:p text:style-name="P25">VistA<text:bookmark text:name="37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49:1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New System</text:p>
                </table:table-cell>
                <table:table-cell table:style-name="Table162.A3" office:value-type="string">
                  <text:p text:style-name="P25">Yes<text:bookmark text:name="37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47:45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Information System Type</text:p>
                </table:table-cell>
                <table:table-cell table:style-name="Table162.A4" office:value-type="string">
                  <text:p text:style-name="P25">Major Application<text:bookmark text:name="37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46:39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Operational Status</text:p>
                </table:table-cell>
                <table:table-cell table:style-name="Table162.A3" office:value-type="string">
                  <text:p text:style-name="P25">Acquisitions / Development<text:bookmark text:name="37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46:03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System Acronym</text:p>
                </table:table-cell>
                <table:table-cell table:style-name="Table162.A4" office:value-type="string">
                  <text:p text:style-name="P25">VAM<text:bookmark text:name="37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9:4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3.6 Availability impact on public trust</text:p>
                </table:table-cell>
                <table:table-cell table:style-name="Table162.A3" office:value-type="string">
                  <text:p text:style-name="P25">Minimal impact<text:bookmark text:name="37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9:30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3.5 Availability impact on State Entity (SE) mission</text:p>
                </table:table-cell>
                <table:table-cell table:style-name="Table162.A4" office:value-type="string">
                  <text:p text:style-name="P25">Limited impact<text:bookmark text:name="37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9:12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3.4 Availability impact on financial</text:p>
                </table:table-cell>
                <table:table-cell table:style-name="Table162.A3" office:value-type="string">
                  <text:p text:style-name="P25">None<text:bookmark text:name="37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8:39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3.3 Availability impact on health and safety</text:p>
                </table:table-cell>
                <table:table-cell table:style-name="Table162.A4" office:value-type="string">
                  <text:p text:style-name="P25">Limited impact<text:bookmark text:name="38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8:25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3.2 Information availability needs</text:p>
                </table:table-cell>
                <table:table-cell table:style-name="Table162.A3" office:value-type="string">
                  <text:p text:style-name="P25">24 hrs.per day / 7 days a week<text:bookmark text:name="38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8:14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3.1 Information in emergency response or disaster recovery</text:p>
                </table:table-cell>
                <table:table-cell table:style-name="Table162.A4" office:value-type="string">
                  <text:p text:style-name="P25">No<text:bookmark text:name="38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7:54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2.8 Information importance</text:p>
                </table:table-cell>
                <table:table-cell table:style-name="Table162.A3" office:value-type="string">
                  <text:p text:style-name="P25">No<text:bookmark text:name="38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7:41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2.7 Integrity addressed by law or regulation</text:p>
                </table:table-cell>
                <table:table-cell table:style-name="Table162.A4" office:value-type="string">
                  <text:p text:style-name="P25">Yes - Minimal impact<text:bookmark text:name="38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7:0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2.6 Unauthorized modification or destruction impact on public trust</text:p>
                </table:table-cell>
                <table:table-cell table:style-name="Table162.A3" office:value-type="string">
                  <text:p text:style-name="P25">Minimal impact<text:bookmark text:name="38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6:4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2.5 Unauthorized modification or destruction impact State Entity (SE) mission</text:p>
                </table:table-cell>
                <table:table-cell table:style-name="Table162.A4" office:value-type="string">
                  <text:p text:style-name="P25">Limited impact<text:bookmark text:name="38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6:2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2.4 Unauthorized modification or destruction impact on financial information</text:p>
                </table:table-cell>
                <table:table-cell table:style-name="Table162.A3" office:value-type="string">
                  <text:p text:style-name="P25">None<text:bookmark text:name="38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6:1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2.3 Unauthorized modification or destruction impact on health and safety</text:p>
                </table:table-cell>
                <table:table-cell table:style-name="Table162.A4" office:value-type="string">
                  <text:p text:style-name="P25">Severe Impact<text:bookmark text:name="388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6:0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2.2 Information type</text:p>
                </table:table-cell>
                <table:table-cell table:style-name="Table162.A3" office:value-type="string">
                  <text:p text:style-name="P25">No<text:bookmark text:name="389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5:5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2.1 Medical records</text:p>
                </table:table-cell>
                <table:table-cell table:style-name="Table162.A4" office:value-type="string">
                  <text:p text:style-name="P25">Yes<text:bookmark text:name="390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5:47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1.8 Public availability of information</text:p>
                </table:table-cell>
                <table:table-cell table:style-name="Table162.A3" office:value-type="string">
                  <text:p text:style-name="P25">No<text:bookmark text:name="3911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5:08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1.7 Information for limited distribution</text:p>
                </table:table-cell>
                <table:table-cell table:style-name="Table162.A4" office:value-type="string">
                  <text:p text:style-name="P25">Yes - Minimal impact<text:bookmark text:name="392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4:46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1.6 Confidentiality mandated by law or regulation</text:p>
                </table:table-cell>
                <table:table-cell table:style-name="Table162.A3" office:value-type="string">
                  <text:p text:style-name="P25">Yes - Minimal impact<text:bookmark text:name="393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4:36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1.5 Unauthorized access or disclosure impact on public trust</text:p>
                </table:table-cell>
                <table:table-cell table:style-name="Table162.A4" office:value-type="string">
                  <text:p text:style-name="P25">Limited impact<text:bookmark text:name="394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4:2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1.4 Unauthorized access or disclosure impact State Entity (SE) mission</text:p>
                </table:table-cell>
                <table:table-cell table:style-name="Table162.A3" office:value-type="string">
                  <text:p text:style-name="P25">Minimal impact<text:bookmark text:name="395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4:1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1.3 Unauthorized access or disclosure impact on financial information</text:p>
                </table:table-cell>
                <table:table-cell table:style-name="Table162.A4" office:value-type="string">
                  <text:p text:style-name="P25">Minimal impact<text:bookmark text:name="396"/></text:p>
                </table:table-cell>
              </table:table-row>
              <table:table-row>
                <table:table-cell table:style-name="Table162.A3" office:value-type="string">
                  <text:p text:style-name="P25">Insert</text:p>
                </table:table-cell>
                <table:table-cell table:style-name="Table162.A3" office:value-type="string">
                  <text:p text:style-name="P25">2018-06-13 12:24:08</text:p>
                </table:table-cell>
                <table:table-cell table:style-name="Table162.A3" office:value-type="string">
                  <text:p text:style-name="P25">Badhan S. Mandal</text:p>
                </table:table-cell>
                <table:table-cell table:style-name="Table162.A3" office:value-type="string">
                  <text:p text:style-name="P25">1.2 Unauthorized access or disclosure impact on health and safety</text:p>
                </table:table-cell>
                <table:table-cell table:style-name="Table162.A3" office:value-type="string">
                  <text:p text:style-name="P25">Limited impact<text:bookmark text:name="397"/></text:p>
                </table:table-cell>
              </table:table-row>
              <table:table-row>
                <table:table-cell table:style-name="Table162.A4" office:value-type="string">
                  <text:p text:style-name="P25">Insert</text:p>
                </table:table-cell>
                <table:table-cell table:style-name="Table162.A4" office:value-type="string">
                  <text:p text:style-name="P25">2018-06-13 12:21:37</text:p>
                </table:table-cell>
                <table:table-cell table:style-name="Table162.A4" office:value-type="string">
                  <text:p text:style-name="P25">Badhan S. Mandal</text:p>
                </table:table-cell>
                <table:table-cell table:style-name="Table162.A4" office:value-type="string">
                  <text:p text:style-name="P25">1.1 Personal, Private, or Sensitive Information</text:p>
                </table:table-cell>
                <table:table-cell table:style-name="Table162.A4" office:value-type="string">
                  <text:p text:style-name="P25">Yes</text:p>
                </table:table-cell>
              </table:table-row>
            </table:table>
          </table:table-cell>
          <table:covered-table-cell/>
        </table:table-row>
      </table:table>
      <text:p text:style-name="P4">Log – Evidence Log</text:p>
      <text:p text:style-name="P11">See Spreadsheet – 800+ items</text:p>
      <text:p text:style-name="P4">Log – Workflow Log</text:p>
      <table:table table:name="Table163" table:style-name="Table163">
        <table:table-column table:style-name="Table163.A"/>
        <table:table-column table:style-name="Table163.B"/>
        <table:table-row>
          <table:table-cell table:style-name="Table163.A1" office:value-type="string">
            <table:table table:name="Table164" table:style-name="Table164">
              <table:table-column table:style-name="Table164.A"/>
              <table:table-column table:style-name="Table164.B"/>
              <table:table-row>
                <table:table-cell table:style-name="Table164.A1" office:value-type="string">
                  <text:p text:style-name="P14"><draw:frame draw:style-name="fr1" draw:name="Image11" text:anchor-type="as-char" svg:width="0.1665in" svg:height="0.1665in" draw:z-index="12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5"/></text:p>
                </table:table-cell>
                <table:table-cell table:style-name="Table164.B1" office:value-type="string">
                  <text:p text:style-name="P15">Comments</text:p>
                </table:table-cell>
              </table:table-row>
            </table:table>
            <text:p text:style-name="P13"/>
          </table:table-cell>
          <table:table-cell table:style-name="Table163.A1" office:value-type="string">
            <table:table table:name="Table165" table:style-name="Table165">
              <table:table-column table:style-name="Table165.A"/>
              <table:table-column table:style-name="Table165.B"/>
              <table:table-row>
                <table:table-cell table:style-name="Table165.A1" office:value-type="string">
                  <text:p text:style-name="P14"><draw:frame draw:style-name="fr1" draw:name="Image12" text:anchor-type="as-char" svg:width="0.1665in" svg:height="0.1665in" draw:z-index="10"><draw:image xlink:href="cid:image006.png@01D4DB8B.40A1A720" xlink:type="simple" xlink:show="embed" xlink:actuate="onLoad" loext:mime-type=""/><svg:title>https://vaww.grc.va.gov/spc/images/buttons/small/Add.png</svg:title></draw:frame><text:bookmark text:name="&lt;image006.png@01D4DB8B.40A1A720&gt;"/></text:p>
                </table:table-cell>
                <table:table-cell table:style-name="Table165.B1" office:value-type="string">
                  <text:p text:style-name="P23">New Comment<text:bookmark text:name="undefined-headerTableHead"/></text:p>
                  <table:table table:name="Table166" table:style-name="Table166">
                    <table:table-column table:style-name="Table166.A" table:number-columns-repeated="2"/>
                    <table:table-column table:style-name="Table166.C"/>
                    <table:table-header-rows>
                      <table:table-row>
                        <table:table-cell table:style-name="Table166.A1" office:value-type="string">
                          <text:p text:style-name="P42">User</text:p>
                        </table:table-cell>
                        <table:table-cell table:style-name="Table166.A1" office:value-type="string">
                          <text:p text:style-name="P42">Date</text:p>
                        </table:table-cell>
                        <table:table-cell table:style-name="Table166.A1" office:value-type="string">
                          <text:p text:style-name="P42">Comments</text:p>
                          <table:table table:name="Table167" table:style-name="Table167">
                            <table:table-column table:style-name="Table167.A"/>
                            <table:table-column table:style-name="Table167.B"/>
                            <table:table-row>
                              <table:table-cell table:style-name="Table167.A1" office:value-type="string">
                                <text:p text:style-name="P16"><draw:frame draw:style-name="fr1" draw:name="Image13" text:anchor-type="as-char" svg:width="0.1665in" svg:height="0.1665in" draw:z-index="11"><draw:image xlink:href="cid:image007.png@01D4DB8B.40A1A720" xlink:type="simple" xlink:show="embed" xlink:actuate="onLoad" loext:mime-type=""/><svg:title>Information</svg:title></draw:frame><text:bookmark text:name="&lt;image007.png@01D4DB8B.40A1A720&gt;"/></text:p>
                              </table:table-cell>
                              <table:table-cell table:style-name="Table167.B1" office:value-type="string">
                                <text:p text:style-name="P17">No comments available or found.</text:p>
                              </table:table-cell>
                            </table:table-row>
                          </table:table>
                          <text:p text:style-name="Table_20_Contents"/>
                        </table:table-cell>
                      </table:table-row>
                    </table:table-header-rows>
                    <table:table-row>
                      <table:table-cell table:style-name="Table166.A2" table:number-columns-spanned="3" office:value-type="string">
                        <text:p text:style-name="P13"/>
                      </table:table-cell>
                      <table:covered-table-cell/>
                      <table:covered-table-cell/>
                    </table:table-row>
                  </table:table>
                  <text:p text:style-name="Table_20_Contents"/>
                </table:table-cell>
              </table:table-row>
            </table:table>
          </table:table-cell>
        </table:table-row>
        <table:table-row>
          <table:table-cell table:style-name="Table163.A2" table:number-columns-spanned="2" office:value-type="string">
            <table:table table:name="Table168" table:style-name="Table168">
              <table:table-column table:style-name="Table168.A"/>
              <table:table-column table:style-name="Table168.B"/>
              <table:table-row>
                <table:table-cell table:style-name="Table168.A1" office:value-type="string">
                  <text:p text:style-name="P14"><draw:frame draw:style-name="fr1" draw:name="Image14" text:anchor-type="as-char" svg:width="0.1665in" svg:height="0.1665in" draw:z-index="13"><draw:image xlink:href="cid:image001.gif@01D4DB7C.E6CD2A20" xlink:type="simple" xlink:show="embed" xlink:actuate="onLoad" loext:mime-type=""/><svg:title>https://vaww.grc.va.gov/spc/images/common/sectionOpen.gif</svg:title></draw:frame><text:bookmark text:name="&lt;image001.gif@01D4DB7C.E6CD2A20&gt;6"/></text:p>
                </table:table-cell>
                <table:table-cell table:style-name="Table168.B1" office:value-type="string">
                  <text:p text:style-name="P15">Status History</text:p>
                </table:table-cell>
              </table:table-row>
            </table:table>
            <text:p text:style-name="Table_20_Contents"/>
          </table:table-cell>
          <table:covered-table-cell/>
        </table:table-row>
        <table:table-row>
          <table:table-cell table:style-name="Table163.A1" office:value-type="string">
            <text:p text:style-name="P13"/>
          </table:table-cell>
          <table:table-cell table:style-name="Table163.A1" office:value-type="string">
            <table:table table:name="Table169" table:style-name="Table169">
              <table:table-column table:style-name="Table169.A"/>
              <table:table-column table:style-name="Table169.B"/>
              <table:table-row>
                <table:table-cell table:style-name="Table169.A1" office:value-type="string">
                  <table:table table:name="Table170" table:style-name="Table170">
                    <table:table-column table:style-name="Table170.A"/>
                    <table:table-row>
                      <table:table-cell table:style-name="Table170.A1" office:value-type="string">
                        <text:p text:style-name="P25">1-5 of 5</text:p>
                      </table:table-cell>
                    </table:table-row>
                  </table:table>
                  <text:p text:style-name="P13"/>
                </table:table-cell>
                <table:table-cell table:style-name="Table169.A1" office:value-type="string">
                  <table:table table:name="Table171" table:style-name="Table171">
                    <table:table-column table:style-name="Table171.A"/>
                    <table:table-row>
                      <table:table-cell table:style-name="Table171.A1" office:value-type="string">
                        <text:p text:style-name="P13"/>
                      </table:table-cell>
                    </table:table-row>
                  </table:table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63.A2" table:number-columns-spanned="2" office:value-type="string">
            <text:p text:style-name="P14"> </text:p>
            <text:p text:style-name="P1"><text:bookmark text:name="agt_a07b2a96-9004-4d6b-baed-ff8a7db89390-header"/></text:p>
            <table:table table:name="Table172" table:style-name="Table172">
              <table:table-column table:style-name="Table172.A"/>
              <table:table-column table:style-name="Table172.B" table:number-columns-repeated="2"/>
              <table:table-column table:style-name="Table172.D"/>
              <table:table-column table:style-name="Table172.E"/>
              <table:table-column table:style-name="Table172.F"/>
              <table:table-header-rows>
                <table:table-row>
                  <table:table-cell table:style-name="Table172.A1" table:number-columns-spanned="6" office:value-type="string">
                    <text:p text:style-name="P13"><text:soft-page-break/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  <table:table-row>
                  <table:table-cell table:style-name="Table172.A2" office:value-type="string">
                    <text:p text:style-name="P30">User</text:p>
                  </table:table-cell>
                  <table:table-cell table:style-name="Table172.A2" office:value-type="string">
                    <text:p text:style-name="P30">From Status</text:p>
                  </table:table-cell>
                  <table:table-cell table:style-name="Table172.A2" office:value-type="string">
                    <text:p text:style-name="P30">To Status</text:p>
                  </table:table-cell>
                  <table:table-cell table:style-name="Table172.A2" office:value-type="string">
                    <text:p text:style-name="P30">Target</text:p>
                  </table:table-cell>
                  <table:table-cell table:style-name="Table172.E2" office:value-type="string">
                    <text:p text:style-name="P30">Date</text:p>
                  </table:table-cell>
                  <table:table-cell table:style-name="Table172.A2" office:value-type="string">
                    <text:p text:style-name="P30">Comments<text:bookmark text:name="4278419646005041871"/></text:p>
                  </table:table-cell>
                </table:table-row>
              </table:table-header-rows>
              <table:table-row>
                <table:table-cell table:style-name="Table172.A3" office:value-type="string">
                  <text:p text:style-name="P25">Stephen Kram</text:p>
                </table:table-cell>
                <table:table-cell table:style-name="Table172.A3" office:value-type="string">
                  <text:p text:style-name="P25">Perform Risk Identification and Analysis</text:p>
                </table:table-cell>
                <table:table-cell table:style-name="Table172.A3" office:value-type="string">
                  <text:p text:style-name="P25">Task 1-1, 1-2, 3-2: System Categorization, Description, Control Impl. Details</text:p>
                </table:table-cell>
                <table:table-cell table:style-name="Table172.A3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72.A3" office:value-type="string">
                  <text:p text:style-name="P25">2018-07-18 10:26:57</text:p>
                </table:table-cell>
                <table:table-cell table:style-name="Table172.A3" office:value-type="string">
                  <text:p text:style-name="P25">sak - administratively revert workflow to set NIST control visibility<text:bookmark text:name="4278419646005041861"/></text:p>
                </table:table-cell>
              </table:table-row>
              <table:table-row>
                <table:table-cell table:style-name="Table172.A4" office:value-type="string">
                  <text:p text:style-name="P25">Stephen Kram</text:p>
                </table:table-cell>
                <table:table-cell table:style-name="Table172.A4" office:value-type="string">
                  <text:p text:style-name="P25">Task 1-1, 1-2, 3-2: System Categorization, Description, Control Impl. Details</text:p>
                </table:table-cell>
                <table:table-cell table:style-name="Table172.A4" office:value-type="string">
                  <text:p text:style-name="P25">Perform Risk Identification and Analysis</text:p>
                </table:table-cell>
                <table:table-cell table:style-name="Table172.A4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72.A4" office:value-type="string">
                  <text:p text:style-name="P25">2018-07-18 10:26:03</text:p>
                </table:table-cell>
                <table:table-cell table:style-name="Table172.A4" office:value-type="string">
                  <text:p text:style-name="P25">sak - administratively advance workflow to update NIST control assignments.<text:bookmark text:name="4278419646005031311"/></text:p>
                </table:table-cell>
              </table:table-row>
              <table:table-row>
                <table:table-cell table:style-name="Table172.A3" office:value-type="string">
                  <text:p text:style-name="P25">Lizbeth Gray</text:p>
                </table:table-cell>
                <table:table-cell table:style-name="Table172.A3" office:value-type="string">
                  <text:p text:style-name="P25">Perform Risk Identification and Analysis</text:p>
                </table:table-cell>
                <table:table-cell table:style-name="Table172.A3" office:value-type="string">
                  <text:p text:style-name="P25">Task 1-1, 1-2, 3-2: System Categorization, Description, Control Impl. Details</text:p>
                </table:table-cell>
                <table:table-cell table:style-name="Table172.A3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72.A3" office:value-type="string">
                  <text:p text:style-name="P25">2018-07-16 09:41:33</text:p>
                </table:table-cell>
                <table:table-cell table:style-name="Table172.A3" office:value-type="string">
                  <text:p text:style-name="P25">Advance and regress Workflow to process FIPS categorization results.<text:bookmark text:name="4278419646005031301"/></text:p>
                </table:table-cell>
              </table:table-row>
              <table:table-row>
                <table:table-cell table:style-name="Table172.A4" office:value-type="string">
                  <text:p text:style-name="P25">Lizbeth Gray</text:p>
                </table:table-cell>
                <table:table-cell table:style-name="Table172.A4" office:value-type="string">
                  <text:p text:style-name="P25">Task 1-1, 1-2, 3-2: System Categorization, Description, Control Impl. Details</text:p>
                </table:table-cell>
                <table:table-cell table:style-name="Table172.A4" office:value-type="string">
                  <text:p text:style-name="P25">Perform Risk Identification and Analysis</text:p>
                </table:table-cell>
                <table:table-cell table:style-name="Table172.A4" office:value-type="string">
                  <text:p text:style-name="P25">Adeel Rajput, Alberto J Campos, Alexandra Jones, Annie Omotosho, Anthony M Arrington, Ayoade Adejumo, Ayuk N Oben, Badhan S. Mandal, Barbara Peters, Brian Farneth, Bright Boateng, Charles R Guitard, Christina Starnes, Christopher Brown, Christopher Hullaby, Christopher McCollum, Claudia Graham, Clinton Yarbrough, Craig Mueller, Darleen M. Veter, David Flanery, David G Bickerstaff, Denise Dillon, Dick Rickard, Diona M Bidwell, Doreenda Frimpong, Fernando Bedoya, Frances Isgett, Fred Cosse, Godfred Addai, Gregory E. Phillips, Hindel Pean, Hugh Watts, James Belinfontie, James Willis, Jeffrey A Arnold, Jeffrey Atkinson, Jeffrey Lodge, Joan Phalen, John Allen, Kabeya Bubakar, Kenneth Taah, Kevin A Donkor, Kevin Garrison, Kevin Hugh-Kong, Kimberly A. Frederick-Black, Kufre Akpaidem, Larry Wright, LaWanda Wells, Lisa Nice, Maame Kuffour, Maria L. Smith, Mark A. Cohen, Mark Vater, Michael Fraley, Michael Gibson, Michael H Peprah, Nilesh V Lal, Patricia Aniniba-Adigwe, Patrick Ferguson, Peyton Buchanan, Radhika Narayanan, Rashed Mohamed, Roderick J Lutz, Ronald Harvey, Ryan Jordan, Sabrina Nur Nahar, Sandy McCutcheon, Scott Minutolo, Sean M McFeron, Sherri Cannady, Solomon Walker, Susan Kosior, Terry Bond, Tiffany Brenneman, Toribio Aguilar, Travis Grandison, Uchenna Ndolo, Vanessa Thompson</text:p>
                </table:table-cell>
                <table:table-cell table:style-name="Table172.A4" office:value-type="string">
                  <text:p text:style-name="P25">2018-07-16 09:41:05</text:p>
                </table:table-cell>
                <table:table-cell table:style-name="Table172.A4" office:value-type="string">
                  <text:p text:style-name="P25">Advance and regress Workflow to process FIPS categorization results.<text:bookmark text:name="4278419646004761341"/></text:p>
                </table:table-cell>
              </table:table-row>
              <table:table-row>
                <table:table-cell table:style-name="Table172.A3" office:value-type="string">
                  <text:p text:style-name="P25">Ron Start</text:p>
                </table:table-cell>
                <table:table-cell table:style-name="Table172.A3" office:value-type="string">
                  <text:p text:style-name="P25">N/A</text:p>
                </table:table-cell>
                <table:table-cell table:style-name="Table172.A3" office:value-type="string">
                  <text:p text:style-name="P25">Task 1-1, 1-2, 3-2: System Categorization, Description, Control Impl. Details</text:p>
                </table:table-cell>
                <table:table-cell table:style-name="Table172.A3" office:value-type="string">
                  <text:p text:style-name="P25">Abeku Bhavnani, Alexandra Jones, Annie Omotosho, Anthony M Arrington, Ayoade Adejumo, Ayuk N Oben, Barbara Peters, Brian Farneth, Bright Boateng, Charles R Guitard, Christina Starnes, Christopher Brown, Christopher Hullaby, Christopher McCollum, Claudia Graham, Clinton Yarbrough, Craig Mueller, Darleen M. Veter, David Flanery, David G Bickerstaff, Denise Dillon, Diona M Bidwell, Fernando Bedoya, Frances Isgett, Fred Cosse, Godfred Addai, Gregory E. Phillips, Hindel Pean, Hugh Watts, James Belinfontie, James Willis, Jeffrey Atkinson, Jeffrey Lodge, Joan Phalen, Kabeya Bubakar, Kenneth Taah, Kevin A Donkor, Kevin Garrison, Kevin Hugh-Kong, Kimberly A. Frederick-Black, Kimberly Mesaris, Kufre Akpaidem, Larry Wright, LaWanda Wells, Lisa Nice, Maria L. Smith, Marilyn Hodge, Mark A O'Brien, Mark A. Cohen, Mark Vater, Michael Fraley, Michael Gibson, Michael H Peprah, Patricia Aniniba-Adigwe, Patrick Ferguson, Peyton Buchanan, Radhika Narayanan, Rashed Mohamed, Roderick J Lutz, Ronald Harvey, Ryan Jordan, Sabrina Nur Nahar, Sandy McCutcheon, Scott Minutolo, Sean M McFeron, Sherri Cannady, Steven Messersmith, Terry Bond, Tiffany Brenneman, Toribio Aguilar, Travis Grandison, Uchenna Ndolo, Vanessa Thompson</text:p>
                </table:table-cell>
                <table:table-cell table:style-name="Table172.A3" office:value-type="string">
                  <text:p text:style-name="P25">2018-03-14 06:55:06</text:p>
                </table:table-cell>
                <table:table-cell table:style-name="Table172.A3" office:value-type="string">
                  <text:p text:style-name="P25">N/A</text:p>
                </table:table-cell>
              </table:table-row>
            </table:table>
          </table:table-cell>
          <table:covered-table-cell/>
        </table:table-row>
      </table:table>
      <text:p text:style-name="P4">Archives</text:p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P15">Archived Assessments</text:p>
          </table:table-cell>
        </table:table-row>
      </table:table>
      <text:p text:style-name="P7"> </text:p>
      <text:p text:style-name="P1"><text:bookmark text:name="agt_01b7222d-9054-4105-a900-ac3c759291f9-header"/></text:p>
      <table:table table:name="Table174" table:style-name="Table174">
        <table:table-column table:style-name="Table174.A"/>
        <table:table-column table:style-name="Table174.B" table:number-columns-repeated="2"/>
        <table:table-column table:style-name="Table174.D"/>
        <table:table-column table:style-name="Table174.E"/>
        <table:table-header-rows>
          <table:table-row>
            <table:table-cell table:style-name="Table174.A1" table:number-columns-spanned="5" office:value-type="string">
              <text:p text:style-name="P13"/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le174.A2" office:value-type="string">
              <text:p text:style-name="P38"/>
            </table:table-cell>
            <table:table-cell table:style-name="Table174.B2" office:value-type="string">
              <text:p text:style-name="P30">Archive Name</text:p>
            </table:table-cell>
            <table:table-cell table:style-name="Table174.A2" office:value-type="string">
              <text:p text:style-name="P30">Archive Method</text:p>
            </table:table-cell>
            <table:table-cell table:style-name="Table174.A2" office:value-type="string">
              <text:p text:style-name="P30">Status</text:p>
            </table:table-cell>
            <table:table-cell table:style-name="Table174.A2" office:value-type="string">
              <text:p text:style-name="P30">Created on</text:p>
              <table:table table:name="Table175" table:style-name="Table175">
                <table:table-column table:style-name="Table175.A"/>
                <table:table-column table:style-name="Table175.B"/>
                <table:table-row>
                  <table:table-cell table:style-name="Table175.A1" office:value-type="string">
                    <text:p text:style-name="P16"><draw:frame draw:style-name="fr1" draw:name="Image15" text:anchor-type="as-char" svg:width="0.1665in" svg:height="0.1665in" draw:z-index="14"><draw:image xlink:href="cid:image007.png@01D4DB8B.40A1A720" xlink:type="simple" xlink:show="embed" xlink:actuate="onLoad" loext:mime-type=""/><svg:title>Information</svg:title></draw:frame><text:bookmark text:name="&lt;image007.png@01D4DB8B.40A1A720&gt;1"/></text:p>
                  </table:table-cell>
                  <table:table-cell table:style-name="Table175.B1" office:value-type="string">
                    <text:p text:style-name="P17">No archives found.</text:p>
                  </table:table-cell>
                </table:table-row>
              </table:table>
              <text:p text:style-name="Table_20_Contents"/>
            </table:table-cell>
          </table:table-row>
        </table:table-header-rows>
        <table:table-row>
          <table:table-cell table:style-name="Table174.A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1" svg:font-family="Arial, sans-serif"/>
    <style:font-face style:name="Calibri" svg:font-family="Calibri, sans-serif"/>
    <style:font-face style:name="Helvetica" svg:font-family="Helvetica, sans-serif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22in" fo:margin-right="0.475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Richards</meta:initial-creator>
    <meta:creation-date>2019-03-16T01:58:34.791806193</meta:creation-date>
    <dc:date>2019-03-16T02:03:36.246402251</dc:date>
    <dc:creator>Rafael Richards</dc:creator>
    <meta:editing-duration>PT5M4S</meta:editing-duration>
    <meta:editing-cycles>2</meta:editing-cycles>
    <meta:generator>LibreOffice/6.0.4.2$MacOSX_X86_64 LibreOffice_project/9b0d9b32d5dcda91d2f1a96dc04c645c450872bf</meta:generator>
    <meta:document-statistic meta:table-count="175" meta:image-count="15" meta:object-count="0" meta:page-count="70" meta:paragraph-count="9448" meta:word-count="24323" meta:character-count="159844" meta:non-whitespace-character-count="143031"/>
  </office:meta>
</office:document-meta>
</file>